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797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79cm"/>
    </style:style>
    <style:style style:name="co8" style:family="table-column">
      <style:table-column-properties fo:break-before="auto" style:column-width="1.605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3.403cm"/>
    </style:style>
    <style:style style:name="co11" style:family="table-column">
      <style:table-column-properties fo:break-before="auto" style:column-width="0.953cm"/>
    </style:style>
    <style:style style:name="co12" style:family="table-column">
      <style:table-column-properties fo:break-before="auto" style:column-width="2.531cm"/>
    </style:style>
    <style:style style:name="co13" style:family="table-column">
      <style:table-column-properties fo:break-before="auto" style:column-width="1.85cm"/>
    </style:style>
    <style:style style:name="co14" style:family="table-column">
      <style:table-column-properties fo:break-before="auto" style:column-width="3.35cm"/>
    </style:style>
    <style:style style:name="co15" style:family="table-column">
      <style:table-column-properties fo:break-before="auto" style:column-width="2.45cm"/>
    </style:style>
    <style:style style:name="co16" style:family="table-column">
      <style:table-column-properties fo:break-before="auto" style:column-width="2.341cm"/>
    </style:style>
    <style:style style:name="co17" style:family="table-column">
      <style:table-column-properties fo:break-before="auto" style:column-width="2.859cm"/>
    </style:style>
    <style:style style:name="co18" style:family="table-column">
      <style:table-column-properties fo:break-before="auto" style:column-width="1.062cm"/>
    </style:style>
    <style:style style:name="co19" style:family="table-column">
      <style:table-column-properties fo:break-before="auto" style:column-width="0.871cm"/>
    </style:style>
    <style:style style:name="co20" style:family="table-column">
      <style:table-column-properties fo:break-before="auto" style:column-width="1.279cm"/>
    </style:style>
    <style:style style:name="co21" style:family="table-column">
      <style:table-column-properties fo:break-before="auto" style:column-width="3.13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1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2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1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start" fo:margin-left="0cm"/>
    </style:style>
    <style:style style:name="ce22" style:family="table-cell" style:parent-style-name="Default" style:data-style-name="N2">
      <style:table-cell-properties fo:border-bottom="0.06pt solid #000000" fo:background-color="#00ff00" style:text-align-source="fix" style:repeat-content="false" fo:border-left="none" fo:border-right="0.06pt solid #000000" fo:border-top="none"/>
      <style:paragraph-properties fo:text-align="start" fo:margin-left="0cm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4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5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start" fo:margin-left="0c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8" style:family="table-cell" style:parent-style-name="Default">
      <style:text-properties style:font-name="Arial" style:font-name-asian="DejaVu Sans" style:font-name-complex="Lohit Hindi"/>
    </style:style>
    <style:style style:name="ce29" style:family="table-cell" style:parent-style-name="Default" style:data-style-name="N105"/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DejaVu Sans" style:font-name-complex="Lohit Hindi"/>
    </style:style>
    <style:style style:name="ce3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06pt solid #000000" fo:wrap-option="wrap" fo:border-left="none" fo:border-right="none" fo:border-top="none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0.06pt solid #000000" fo:background-color="#00ff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00ff00" fo:wrap-option="wrap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0.06pt solid #000000" fo:background-color="#00ff00" fo:wrap-option="wrap" fo:border-left="none" fo:border-right="none" fo:border-top="none"/>
      <style:text-properties fo:font-size="8pt" style:font-size-asian="8pt" style:font-size-complex="8pt"/>
    </style:style>
    <style:style style:name="ce37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38" style:family="table-cell" style:parent-style-name="Default" style:data-style-name="N2"/>
    <style:style style:name="ce39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40" style:family="table-cell" style:parent-style-name="Default" style:data-style-name="N2">
      <style:table-cell-properties fo:background-color="#00ff00"/>
    </style:style>
    <style:style style:name="ce41" style:family="table-cell" style:parent-style-name="Default" style:data-style-name="N2">
      <style:table-cell-properties fo:border-bottom="0.06pt solid #000000" fo:background-color="#00ff00" fo:border-left="none" fo:border-right="none" fo:border-top="none"/>
    </style:style>
    <style:style style:name="ce42" style:family="table-cell" style:parent-style-name="Default" style:data-style-name="N2">
      <style:text-properties fo:color="#000000" style:text-outline="false" style:text-line-through-styl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ackground-color="#00ff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6pt solid #000000" fo:background-color="#00ff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2">
      <style:table-cell-properties fo:border-bottom="none" fo:background-color="#00ff00" style:text-align-source="fix" style:repeat-content="false" fo:border-left="none" fo:border-right="0.06pt solid #000000" fo:border-top="none"/>
      <style:paragraph-properties fo:text-align="start" fo:margin-left="0cm"/>
    </style:style>
    <style:style style:name="ce47" style:family="table-cell" style:parent-style-name="Default" style:data-style-name="N2">
      <style:table-cell-properties fo:border-bottom="none" fo:background-color="#00ff00" fo:border-left="none" fo:border-right="0.06pt solid #000000" fo:border-top="none"/>
    </style:style>
    <style:style style:name="ce4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5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5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54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55" style:family="table-cell" style:parent-style-name="Default" style:data-style-name="N105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56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 style:data-style-name="N10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8" style:family="table-cell" style:parent-style-name="Default" style:data-style-name="N105">
      <style:table-cell-properties style:text-align-source="fix" style:repeat-content="false" fo:background-color="transparent"/>
      <style:paragraph-properties fo:text-align="center" fo:margin-left="0cm"/>
    </style:style>
    <style:style style:name="ce59" style:family="table-cell" style:parent-style-name="Default" style:data-style-name="N105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6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0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71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72" style:family="table-cell" style:parent-style-name="Default" style:data-style-name="N105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76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9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80" style:family="table-cell" style:parent-style-name="Default">
      <style:table-cell-properties fo:background-color="#c0c0c0"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82" style:family="table-cell" style:parent-style-name="Default" style:data-style-name="N2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cm"/>
    </style:style>
    <style:style style:name="ce83" style:family="table-cell" style:parent-style-name="Default" style:data-style-name="N2">
      <style:table-cell-properties fo:background-color="#c0c0c0" style:text-align-source="fix" style:repeat-content="false"/>
      <style:paragraph-properties fo:text-align="center" fo:margin-left="0cm"/>
    </style:style>
    <style:style style:name="ce84" style:family="table-cell" style:parent-style-name="Default" style:data-style-name="N2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cm"/>
    </style:style>
    <style:style style:name="ce85" style:family="table-cell" style:parent-style-name="Default" style:data-style-name="N105">
      <style:table-cell-properties fo:border-bottom="0.06pt solid #000000" fo:background-color="#c0c0c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86" style:family="table-cell" style:parent-style-name="Default" style:data-style-name="N105">
      <style:table-cell-properties fo:background-color="#c0c0c0" style:text-align-source="fix" style:repeat-content="false"/>
      <style:paragraph-properties fo:text-align="center" fo:margin-left="0cm"/>
    </style:style>
    <style:style style:name="ce87" style:family="table-cell" style:parent-style-name="Default" style:data-style-name="N105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cm"/>
    </style:style>
    <style:style style:name="ce88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89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cm"/>
    </style:style>
    <style:style style:name="ce91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 style:data-style-name="N2">
      <style:table-cell-properties fo:border-bottom="none" fo:background-color="#c0c0c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95" style:family="table-cell" style:parent-style-name="Default" style:data-style-name="N2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cm"/>
    </style:style>
    <style:style style:name="ce96" style:family="table-cell" style:parent-style-name="Default" style:data-style-name="N2">
      <style:table-cell-properties fo:border-bottom="0.06pt solid #000000" fo:background-color="#c0c0c0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number-columns-repeated="7" table:default-cell-style-name="Default"/>
        <table:table-row table:style-name="ro1">
          <table:table-cell table:number-columns-repeated="7"/>
          <table:table-cell table:style-name="ce3" office:value-type="string">
            <text:p>20 RUNS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MeanReward</text:p>
          </table:table-cell>
          <table:table-cell/>
          <table:table-cell table:style-name="ce9"/>
          <table:table-cell table:number-columns-repeated="2"/>
          <table:table-cell table:style-name="ce20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MeanReward</text:p>
          </table:table-cell>
          <table:table-cell table:style-name="ce18"/>
          <table:table-cell table:number-columns-repeated="2"/>
          <table:table-cell table:style-name="ce20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MeanReward</text:p>
          </table:table-cell>
          <table:table-cell table:style-name="ce18"/>
          <table:table-cell/>
        </table:table-row>
        <table:table-row table:style-name="ro1">
          <table:table-cell table:style-name="ce1" office:value-type="string" table:number-columns-spanned="1" table:number-rows-spanned="4">
            <text:p>R0(-1,1,-1)</text:p>
          </table:table-cell>
          <table:table-cell table:style-name="ce4" office:value-type="float" office:value="82.2779072287222">
            <text:p>82,28</text:p>
          </table:table-cell>
          <table:table-cell table:style-name="ce4" office:value-type="float" office:value="1528.68744014622">
            <text:p>1528,69</text:p>
          </table:table-cell>
          <table:table-cell table:style-name="ce4" office:value-type="float" office:value="7.38733580332779">
            <text:p>7,39</text:p>
          </table:table-cell>
          <table:table-cell table:style-name="ce4" office:value-type="float" office:value="0.570411572663873">
            <text:p>0,57</text:p>
          </table:table-cell>
          <table:table-cell table:style-name="ce7" office:value-type="string">
            <text:p>Mean</text:p>
          </table:table-cell>
          <table:table-cell table:style-name="ce10" table:formula="of:=[.B3]/[.D3]" office:value-type="float" office:value="11.1376969206758">
            <text:p>11,14</text:p>
          </table:table-cell>
          <table:table-cell/>
          <table:table-cell table:style-name="ce14" office:value-type="string" table:number-columns-spanned="1" table:number-rows-spanned="4">
            <text:p>R1</text:p>
          </table:table-cell>
          <table:table-cell table:style-name="ce4" office:value-type="float" office:value="59.3867916497616">
            <text:p>59,39</text:p>
          </table:table-cell>
          <table:table-cell table:style-name="ce4" office:value-type="float" office:value="3379.24976736856">
            <text:p>3379,25</text:p>
          </table:table-cell>
          <table:table-cell table:style-name="ce4" office:value-type="float" office:value="5.00031828767249">
            <text:p>5,00</text:p>
          </table:table-cell>
          <table:table-cell table:style-name="ce4" office:value-type="float" office:value="0.466820928366216">
            <text:p>0,47</text:p>
          </table:table-cell>
          <table:table-cell table:style-name="ce7" office:value-type="string">
            <text:p>Mean</text:p>
          </table:table-cell>
          <table:table-cell table:style-name="ce10" table:formula="of:=[.J3]/[.L3]" office:value-type="float" office:value="11.876602294732">
            <text:p>11,88</text:p>
          </table:table-cell>
          <table:table-cell table:style-name="ce14" office:value-type="string" table:number-columns-spanned="1" table:number-rows-spanned="4">
            <text:p>R1,r&gt;</text:p>
          </table:table-cell>
          <table:table-cell table:style-name="ce4" office:value-type="float" office:value="63.6038371425583">
            <text:p>63,60</text:p>
          </table:table-cell>
          <table:table-cell table:style-name="ce4" office:value-type="float" office:value="2966.03399666033">
            <text:p>2966,03</text:p>
          </table:table-cell>
          <table:table-cell table:style-name="ce4" office:value-type="float" office:value="5.5865695704643">
            <text:p>5,59</text:p>
          </table:table-cell>
          <table:table-cell table:style-name="ce4" office:value-type="float" office:value="0.438036223094539">
            <text:p>0,44</text:p>
          </table:table-cell>
          <table:table-cell table:style-name="ce7" office:value-type="string">
            <text:p>Mean</text:p>
          </table:table-cell>
          <table:table-cell table:style-name="ce10" table:formula="of:=[.Q3]/[.S3]" office:value-type="float" office:value="11.3851329228631">
            <text:p>11,39</text:p>
          </table:table-cell>
        </table:table-row>
        <table:table-row table:style-name="ro1">
          <table:covered-table-cell/>
          <table:table-cell table:style-name="ce5" office:value-type="float" office:value="93.3540372670802">
            <text:p>93,35</text:p>
          </table:table-cell>
          <table:table-cell table:style-name="ce5" office:value-type="float" office:value="1114.42707904308">
            <text:p>1114,43</text:p>
          </table:table-cell>
          <table:table-cell table:style-name="ce5" office:value-type="float" office:value="5.91133004926108">
            <text:p>5,91</text:p>
          </table:table-cell>
          <table:table-cell table:style-name="ce5" office:value-type="float" office:value="0.73109243697479">
            <text:p>0,73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5"/>
          <table:table-cell table:style-name="ce5" office:value-type="float" office:value="84.2016806722684">
            <text:p>84,20</text:p>
          </table:table-cell>
          <table:table-cell table:style-name="ce5" office:value-type="float" office:value="1404.38089196021">
            <text:p>1404,38</text:p>
          </table:table-cell>
          <table:table-cell table:style-name="ce5" office:value-type="float" office:value="2.89855072463768">
            <text:p>2,90</text:p>
          </table:table-cell>
          <table:table-cell table:style-name="ce5" office:value-type="float" office:value="0.673949579831932">
            <text:p>0,67</text:p>
          </table:table-cell>
          <table:table-cell table:style-name="ce3" office:value-type="string">
            <text:p>Best</text:p>
          </table:table-cell>
          <table:table-cell table:style-name="ce11"/>
          <table:covered-table-cell table:style-name="ce15"/>
          <table:table-cell table:style-name="ce5" office:value-type="float" office:value="78.3812010443859">
            <text:p>78,38</text:p>
          </table:table-cell>
          <table:table-cell table:style-name="ce5" office:value-type="float" office:value="1643.39563525079">
            <text:p>1643,40</text:p>
          </table:table-cell>
          <table:table-cell table:style-name="ce5" office:value-type="float" office:value="4.4280442804428">
            <text:p>4,43</text:p>
          </table:table-cell>
          <table:table-cell table:style-name="ce5" office:value-type="float" office:value="0.5644908616188">
            <text:p>0,56</text:p>
          </table:table-cell>
          <table:table-cell table:style-name="ce3" office:value-type="string">
            <text:p>Best</text:p>
          </table:table-cell>
          <table:table-cell table:style-name="ce11"/>
        </table:table-row>
        <table:table-row table:style-name="ro1">
          <table:covered-table-cell/>
          <table:table-cell table:style-name="ce5" office:value-type="float" office:value="74.0394088669945">
            <text:p>74,04</text:p>
          </table:table-cell>
          <table:table-cell table:style-name="ce5" office:value-type="float" office:value="1958.61841206816">
            <text:p>1958,62</text:p>
          </table:table-cell>
          <table:table-cell table:style-name="ce5" office:value-type="float" office:value="8.47457627118644">
            <text:p>8,47</text:p>
          </table:table-cell>
          <table:table-cell table:style-name="ce5" office:value-type="float" office:value="0.335106382978723">
            <text:p>0,34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5"/>
          <table:table-cell table:style-name="ce5" office:value-type="float" office:value="36.2801932367152">
            <text:p>36,28</text:p>
          </table:table-cell>
          <table:table-cell table:style-name="ce5" office:value-type="float" office:value="6058.97069215704">
            <text:p>6058,97</text:p>
          </table:table-cell>
          <table:table-cell table:style-name="ce5" office:value-type="float" office:value="6.72268907563025">
            <text:p>6,72</text:p>
          </table:table-cell>
          <table:table-cell table:style-name="ce5" office:value-type="float" office:value="0.290338164251209">
            <text:p>0,29</text:p>
          </table:table-cell>
          <table:table-cell table:style-name="ce3" office:value-type="string">
            <text:p>Worst</text:p>
          </table:table-cell>
          <table:table-cell table:style-name="ce11"/>
          <table:covered-table-cell table:style-name="ce15"/>
          <table:table-cell table:style-name="ce5" office:value-type="float" office:value="52.759226713532">
            <text:p>52,76</text:p>
          </table:table-cell>
          <table:table-cell table:style-name="ce5" office:value-type="float" office:value="5237.07139047789">
            <text:p>5237,07</text:p>
          </table:table-cell>
          <table:table-cell table:style-name="ce5" office:value-type="float" office:value="9.25925925925926">
            <text:p>9,26</text:p>
          </table:table-cell>
          <table:table-cell table:style-name="ce5" office:value-type="float" office:value="0.274945054945055">
            <text:p>0,27</text:p>
          </table:table-cell>
          <table:table-cell table:style-name="ce3" office:value-type="string">
            <text:p>Worst</text:p>
          </table:table-cell>
          <table:table-cell table:style-name="ce11"/>
        </table:table-row>
        <table:table-row table:style-name="ro1">
          <table:covered-table-cell table:style-name="ce2"/>
          <table:table-cell table:style-name="ce6" office:value-type="float" office:value="84.2016806722684">
            <text:p>84,20</text:p>
          </table:table-cell>
          <table:table-cell table:style-name="ce6" office:value-type="float" office:value="1382.39435785249">
            <text:p>1382,39</text:p>
          </table:table-cell>
          <table:table-cell table:style-name="ce6" office:value-type="float" office:value="6.72268907563025">
            <text:p>6,72</text:p>
          </table:table-cell>
          <table:table-cell table:style-name="ce6" office:value-type="float" office:value="0.73109243697479">
            <text:p>0,73</text:p>
          </table:table-cell>
          <table:table-cell table:style-name="ce8" office:value-type="string">
            <text:p>Best(bestR)</text:p>
          </table:table-cell>
          <table:table-cell table:style-name="ce12" table:formula="of:=[.B6]/[.D6]" office:value-type="float" office:value="12.5249999999999">
            <text:p>12,53</text:p>
          </table:table-cell>
          <table:table-cell/>
          <table:covered-table-cell table:style-name="ce16"/>
          <table:table-cell table:style-name="ce6" office:value-type="float" office:value="84.2016806722684">
            <text:p>84,20</text:p>
          </table:table-cell>
          <table:table-cell table:style-name="ce6" office:value-type="float" office:value="1404.38089196021">
            <text:p>1404,38</text:p>
          </table:table-cell>
          <table:table-cell table:style-name="ce6" office:value-type="float" office:value="6.72268907563025">
            <text:p>6,72</text:p>
          </table:table-cell>
          <table:table-cell table:style-name="ce6" office:value-type="float" office:value="0.673949579831932">
            <text:p>0,67</text:p>
          </table:table-cell>
          <table:table-cell table:style-name="ce8" office:value-type="string">
            <text:p>Best(bestR)</text:p>
          </table:table-cell>
          <table:table-cell table:style-name="ce12" table:formula="of:=[.J6]/[.L6]" office:value-type="float" office:value="12.5249999999999">
            <text:p>12,53</text:p>
          </table:table-cell>
          <table:covered-table-cell table:style-name="ce16"/>
          <table:table-cell table:style-name="ce6" office:value-type="float" office:value="78.3812010443859">
            <text:p>78,38</text:p>
          </table:table-cell>
          <table:table-cell table:style-name="ce6" office:value-type="float" office:value="1643.39563525079">
            <text:p>1643,40</text:p>
          </table:table-cell>
          <table:table-cell table:style-name="ce6" office:value-type="float" office:value="6.26631853785901">
            <text:p>6,27</text:p>
          </table:table-cell>
          <table:table-cell table:style-name="ce6" office:value-type="float" office:value="0.5644908616188">
            <text:p>0,56</text:p>
          </table:table-cell>
          <table:table-cell table:style-name="ce8" office:value-type="string">
            <text:p>Best(bestR)</text:p>
          </table:table-cell>
          <table:table-cell table:style-name="ce12" table:formula="of:=[.Q6]/[.S6]" office:value-type="float" office:value="12.5083333333332">
            <text:p>12,51</text:p>
          </table:table-cell>
        </table:table-row>
        <table:table-row table:style-name="ro1">
          <table:table-cell table:style-name="ce1" office:value-type="string" table:number-columns-spanned="1" table:number-rows-spanned="4">
            <text:p>R0(-1,2,-1)</text:p>
          </table:table-cell>
          <table:table-cell table:style-name="ce4" office:value-type="float" office:value="76.1780613160052">
            <text:p>76,18</text:p>
          </table:table-cell>
          <table:table-cell table:style-name="ce4" office:value-type="float" office:value="2000.08353189447">
            <text:p>2000,08</text:p>
          </table:table-cell>
          <table:table-cell table:style-name="ce4" office:value-type="float" office:value="7.95751306134868">
            <text:p>7,96</text:p>
          </table:table-cell>
          <table:table-cell table:style-name="ce4" office:value-type="float" office:value="1.11429013553439">
            <text:p>1,11</text:p>
          </table:table-cell>
          <table:table-cell table:style-name="ce7" office:value-type="string">
            <text:p>Mean</text:p>
          </table:table-cell>
          <table:table-cell table:style-name="ce13" table:formula="of:=[.B7]/[.D7]" office:value-type="float" office:value="9.57309912389816">
            <text:p>9,57</text:p>
          </table:table-cell>
          <table:table-cell/>
          <table:table-cell table:style-name="ce17" office:value-type="string" table:number-columns-spanned="1" table:number-rows-spanned="4">
            <text:p>R1²</text:p>
          </table:table-cell>
          <table:table-cell table:style-name="ce5" office:value-type="float" office:value="65.4595612362338">
            <text:p>65,46</text:p>
          </table:table-cell>
          <table:table-cell table:style-name="ce5" office:value-type="float" office:value="2503.13736231392">
            <text:p>2503,14</text:p>
          </table:table-cell>
          <table:table-cell table:style-name="ce5" office:value-type="float" office:value="5.48233363307223">
            <text:p>5,48</text:p>
          </table:table-cell>
          <table:table-cell table:style-name="ce5" office:value-type="float" office:value="0.326134233581066">
            <text:p>0,33</text:p>
          </table:table-cell>
          <table:table-cell table:style-name="ce3" office:value-type="string">
            <text:p>Mean</text:p>
          </table:table-cell>
          <table:table-cell table:style-name="ce21" table:formula="of:=[.J7]/[.L7]" office:value-type="float" office:value="11.9400907747293">
            <text:p>11,94</text:p>
          </table:table-cell>
          <table:table-cell table:number-columns-repeated="7"/>
        </table:table-row>
        <table:table-row table:style-name="ro1">
          <table:covered-table-cell/>
          <table:table-cell table:style-name="ce5" office:value-type="float" office:value="86.4367816091948">
            <text:p>86,44</text:p>
          </table:table-cell>
          <table:table-cell table:style-name="ce5" office:value-type="float" office:value="1373.830890531">
            <text:p>1373,83</text:p>
          </table:table-cell>
          <table:table-cell table:style-name="ce5" office:value-type="float" office:value="5.72792362768497">
            <text:p>5,73</text:p>
          </table:table-cell>
          <table:table-cell table:style-name="ce5" office:value-type="float" office:value="1.67241379310345">
            <text:p>1,67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5"/>
          <table:table-cell table:style-name="ce5" office:value-type="float" office:value="84.3820224719095">
            <text:p>84,38</text:p>
          </table:table-cell>
          <table:table-cell table:style-name="ce5" office:value-type="float" office:value="1380.49848822341">
            <text:p>1380,50</text:p>
          </table:table-cell>
          <table:table-cell table:style-name="ce5" office:value-type="float" office:value="2.97029702970297">
            <text:p>2,97</text:p>
          </table:table-cell>
          <table:table-cell table:style-name="ce5" office:value-type="float" office:value="0.524044943820224">
            <text:p>0,52</text:p>
          </table:table-cell>
          <table:table-cell table:style-name="ce3" office:value-type="string">
            <text:p>Best</text:p>
          </table:table-cell>
          <table:table-cell table:style-name="ce11"/>
          <table:table-cell table:number-columns-repeated="7"/>
        </table:table-row>
        <table:table-row table:style-name="ro1">
          <table:covered-table-cell/>
          <table:table-cell table:style-name="ce5" office:value-type="float" office:value="60.0399201596801">
            <text:p>60,04</text:p>
          </table:table-cell>
          <table:table-cell table:style-name="ce5" office:value-type="float" office:value="4022.68841120072">
            <text:p>4022,69</text:p>
          </table:table-cell>
          <table:table-cell table:style-name="ce5" office:value-type="float" office:value="13.6674259681093">
            <text:p>13,67</text:p>
          </table:table-cell>
          <table:table-cell table:style-name="ce5" office:value-type="float" office:value="0.356818181818182">
            <text:p>0,36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5"/>
          <table:table-cell table:style-name="ce5" office:value-type="float" office:value="37.1782178217823">
            <text:p>37,18</text:p>
          </table:table-cell>
          <table:table-cell table:style-name="ce5" office:value-type="float" office:value="4827.57683913727">
            <text:p>4827,58</text:p>
          </table:table-cell>
          <table:table-cell table:style-name="ce5" office:value-type="float" office:value="7.95755968169761">
            <text:p>7,96</text:p>
          </table:table-cell>
          <table:table-cell table:style-name="ce5" office:value-type="float" office:value="0.0891089108910887">
            <text:p>0,09</text:p>
          </table:table-cell>
          <table:table-cell table:style-name="ce3" office:value-type="string">
            <text:p>Worst</text:p>
          </table:table-cell>
          <table:table-cell table:style-name="ce11"/>
          <table:table-cell table:number-columns-repeated="7"/>
        </table:table-row>
        <table:table-row table:style-name="ro1">
          <table:covered-table-cell table:style-name="ce2"/>
          <table:table-cell table:style-name="ce6" office:value-type="float" office:value="86.4367816091948">
            <text:p>86,44</text:p>
          </table:table-cell>
          <table:table-cell table:style-name="ce6" office:value-type="float" office:value="1390.79593940789">
            <text:p>1390,80</text:p>
          </table:table-cell>
          <table:table-cell table:style-name="ce6" office:value-type="float" office:value="6.89655172413793">
            <text:p>6,90</text:p>
          </table:table-cell>
          <table:table-cell table:style-name="ce6" office:value-type="float" office:value="1.67241379310345">
            <text:p>1,67</text:p>
          </table:table-cell>
          <table:table-cell table:style-name="ce8" office:value-type="string">
            <text:p>Best(bestR)</text:p>
          </table:table-cell>
          <table:table-cell table:style-name="ce12" table:formula="of:=[.B10]/[.D10]" office:value-type="float" office:value="12.5333333333332">
            <text:p>12,53</text:p>
          </table:table-cell>
          <table:table-cell/>
          <table:covered-table-cell table:style-name="ce15"/>
          <table:table-cell table:style-name="ce5" office:value-type="float" office:value="84.3820224719095">
            <text:p>84,38</text:p>
          </table:table-cell>
          <table:table-cell table:style-name="ce5" office:value-type="float" office:value="1380.49848822341">
            <text:p>1380,50</text:p>
          </table:table-cell>
          <table:table-cell table:style-name="ce5" office:value-type="float" office:value="6.74157303370787">
            <text:p>6,74</text:p>
          </table:table-cell>
          <table:table-cell table:style-name="ce5" office:value-type="float" office:value="0.524044943820224">
            <text:p>0,52</text:p>
          </table:table-cell>
          <table:table-cell table:style-name="ce3" office:value-type="string">
            <text:p>Best(bestR)</text:p>
          </table:table-cell>
          <table:table-cell table:style-name="ce12" table:formula="of:=[.J10]/[.L10]" office:value-type="float" office:value="12.5166666666666">
            <text:p>12,52</text:p>
          </table:table-cell>
          <table:table-cell table:number-columns-repeated="7"/>
        </table:table-row>
        <table:table-row table:style-name="ro1">
          <table:table-cell table:style-name="ce1" office:value-type="string" table:number-columns-spanned="1" table:number-rows-spanned="4">
            <text:p>R0(-2,2,-1)</text:p>
          </table:table-cell>
          <table:table-cell table:style-name="ce4" office:value-type="float" office:value="73.7619595455097">
            <text:p>73,76</text:p>
          </table:table-cell>
          <table:table-cell table:style-name="ce4" office:value-type="float" office:value="1975.39872943297">
            <text:p>1975,40</text:p>
          </table:table-cell>
          <table:table-cell table:style-name="ce4" office:value-type="float" office:value="7.05933018797551">
            <text:p>7,06</text:p>
          </table:table-cell>
          <table:table-cell table:style-name="ce4" office:value-type="float" office:value="0.817962658778289">
            <text:p>0,82</text:p>
          </table:table-cell>
          <table:table-cell table:style-name="ce7" office:value-type="string">
            <text:p>Mean</text:p>
          </table:table-cell>
          <table:table-cell table:style-name="ce13" table:formula="of:=[.B11]/[.D11]" office:value-type="float" office:value="10.4488609515889">
            <text:p>10,45</text:p>
          </table:table-cell>
          <table:table-cell/>
          <table:table-cell table:style-name="ce14" office:value-type="string" table:number-columns-spanned="1" table:number-rows-spanned="4">
            <text:p>R2</text:p>
          </table:table-cell>
          <table:table-cell table:style-name="ce4" office:value-type="float" office:value="63.231449822208">
            <text:p>63,23</text:p>
          </table:table-cell>
          <table:table-cell table:style-name="ce4" office:value-type="float" office:value="2774.14678081417">
            <text:p>2774,15</text:p>
          </table:table-cell>
          <table:table-cell table:style-name="ce4" office:value-type="float" office:value="5.69723063299335">
            <text:p>5,70</text:p>
          </table:table-cell>
          <table:table-cell table:style-name="ce4" office:value-type="float" office:value="48.6995186307713">
            <text:p>48,70</text:p>
          </table:table-cell>
          <table:table-cell table:style-name="ce7" office:value-type="string">
            <text:p>Mean</text:p>
          </table:table-cell>
          <table:table-cell table:style-name="ce13" table:formula="of:=[.J11]/[.L11]" office:value-type="float" office:value="11.0986291227227">
            <text:p>11,10</text:p>
          </table:table-cell>
          <table:table-cell table:style-name="ce14" office:value-type="string" table:number-columns-spanned="1" table:number-rows-spanned="4">
            <text:p>R2*(p/p_max)</text:p>
          </table:table-cell>
          <table:table-cell table:style-name="ce4" office:value-type="float" office:value="68.1446516392961">
            <text:p>68,14</text:p>
          </table:table-cell>
          <table:table-cell table:style-name="ce4" office:value-type="float" office:value="2601.31624183308">
            <text:p>2601,32</text:p>
          </table:table-cell>
          <table:table-cell table:style-name="ce4" office:value-type="float" office:value="6.35818104051849">
            <text:p>6,36</text:p>
          </table:table-cell>
          <table:table-cell table:style-name="ce4" office:value-type="float" office:value="39.2373382460832">
            <text:p>39,24</text:p>
          </table:table-cell>
          <table:table-cell table:style-name="ce7" office:value-type="string">
            <text:p>Mean</text:p>
          </table:table-cell>
          <table:table-cell table:style-name="ce13" table:formula="of:=[.Q11]/[.S11]" office:value-type="float" office:value="10.7176331100096">
            <text:p>10,72</text:p>
          </table:table-cell>
        </table:table-row>
        <table:table-row table:style-name="ro1">
          <table:covered-table-cell/>
          <table:table-cell table:style-name="ce5" office:value-type="float" office:value="86.2643678160914">
            <text:p>86,26</text:p>
          </table:table-cell>
          <table:table-cell table:style-name="ce5" office:value-type="float" office:value="1312.84872066494">
            <text:p>1312,85</text:p>
          </table:table-cell>
          <table:table-cell table:style-name="ce5" office:value-type="float" office:value="4.46927374301676">
            <text:p>4,47</text:p>
          </table:table-cell>
          <table:table-cell table:style-name="ce5" office:value-type="float" office:value="1.50862068965517">
            <text:p>1,51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5"/>
          <table:table-cell table:style-name="ce5" office:value-type="float" office:value="84.0782122905022">
            <text:p>84,08</text:p>
          </table:table-cell>
          <table:table-cell table:style-name="ce5" office:value-type="float" office:value="1412.49178901176">
            <text:p>1412,49</text:p>
          </table:table-cell>
          <table:table-cell table:style-name="ce5" office:value-type="float" office:value="3.39462517680339">
            <text:p>3,39</text:p>
          </table:table-cell>
          <table:table-cell table:style-name="ce5" office:value-type="float" office:value="67.31843575419">
            <text:p>67,32</text:p>
          </table:table-cell>
          <table:table-cell table:style-name="ce3" office:value-type="string">
            <text:p>Best</text:p>
          </table:table-cell>
          <table:table-cell table:style-name="ce11"/>
          <table:covered-table-cell table:style-name="ce15"/>
          <table:table-cell table:style-name="ce5" office:value-type="float" office:value="91.4893617021271">
            <text:p>91,49</text:p>
          </table:table-cell>
          <table:table-cell table:style-name="ce5" office:value-type="float" office:value="1168.90177412592">
            <text:p>1168,90</text:p>
          </table:table-cell>
          <table:table-cell table:style-name="ce5" office:value-type="float" office:value="2.66666666666667">
            <text:p>2,67</text:p>
          </table:table-cell>
          <table:table-cell table:style-name="ce5" office:value-type="float" office:value="67.90273556231">
            <text:p>67,90</text:p>
          </table:table-cell>
          <table:table-cell table:style-name="ce3" office:value-type="string">
            <text:p>Best</text:p>
          </table:table-cell>
          <table:table-cell table:style-name="ce11"/>
        </table:table-row>
        <table:table-row table:style-name="ro1">
          <table:covered-table-cell/>
          <table:table-cell table:style-name="ce5" office:value-type="float" office:value="54.2238267148009">
            <text:p>54,22</text:p>
          </table:table-cell>
          <table:table-cell table:style-name="ce5" office:value-type="float" office:value="3154.41288784604">
            <text:p>3154,41</text:p>
          </table:table-cell>
          <table:table-cell table:style-name="ce5" office:value-type="float" office:value="10.6100795755968">
            <text:p>10,61</text:p>
          </table:table-cell>
          <table:table-cell table:style-name="ce5" office:value-type="float" office:value="0.331707317073171">
            <text:p>0,33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5"/>
          <table:table-cell table:style-name="ce5" office:value-type="float" office:value="42.4893917963223">
            <text:p>42,49</text:p>
          </table:table-cell>
          <table:table-cell table:style-name="ce5" office:value-type="float" office:value="5411.19094449118">
            <text:p>5411,19</text:p>
          </table:table-cell>
          <table:table-cell table:style-name="ce5" office:value-type="float" office:value="9.34579439252337">
            <text:p>9,35</text:p>
          </table:table-cell>
          <table:table-cell table:style-name="ce5" office:value-type="float" office:value="31.5738562091503">
            <text:p>31,57</text:p>
          </table:table-cell>
          <table:table-cell table:style-name="ce3" office:value-type="string">
            <text:p>Worst</text:p>
          </table:table-cell>
          <table:table-cell table:style-name="ce11"/>
          <table:covered-table-cell table:style-name="ce15"/>
          <table:table-cell table:style-name="ce5" office:value-type="float" office:value="33.3555555555559">
            <text:p>33,36</text:p>
          </table:table-cell>
          <table:table-cell table:style-name="ce5" office:value-type="float" office:value="5549.82321872795">
            <text:p>5549,82</text:p>
          </table:table-cell>
          <table:table-cell table:style-name="ce5" office:value-type="float" office:value="8.79120879120879">
            <text:p>8,79</text:p>
          </table:table-cell>
          <table:table-cell table:style-name="ce5" office:value-type="float" office:value="10.9822222222222">
            <text:p>10,98</text:p>
          </table:table-cell>
          <table:table-cell table:style-name="ce3" office:value-type="string">
            <text:p>Worst</text:p>
          </table:table-cell>
          <table:table-cell table:style-name="ce11"/>
        </table:table-row>
        <table:table-row table:style-name="ro1">
          <table:covered-table-cell table:style-name="ce2"/>
          <table:table-cell table:style-name="ce6" office:value-type="float" office:value="86.2643678160914">
            <text:p>86,26</text:p>
          </table:table-cell>
          <table:table-cell table:style-name="ce6" office:value-type="float" office:value="1312.84872066494">
            <text:p>1312,85</text:p>
          </table:table-cell>
          <table:table-cell table:style-name="ce6" office:value-type="float" office:value="6.89655172413793">
            <text:p>6,90</text:p>
          </table:table-cell>
          <table:table-cell table:style-name="ce6" office:value-type="float" office:value="1.50862068965517">
            <text:p>1,51</text:p>
          </table:table-cell>
          <table:table-cell table:style-name="ce8" office:value-type="string">
            <text:p>Best(bestR)</text:p>
          </table:table-cell>
          <table:table-cell table:style-name="ce12" table:formula="of:=[.B14]/[.D14]" office:value-type="float" office:value="12.5083333333333">
            <text:p>12,51</text:p>
          </table:table-cell>
          <table:table-cell/>
          <table:covered-table-cell table:style-name="ce16"/>
          <table:table-cell table:style-name="ce6" office:value-type="float" office:value="84.0782122905022">
            <text:p>84,08</text:p>
          </table:table-cell>
          <table:table-cell table:style-name="ce6" office:value-type="float" office:value="1412.49178901176">
            <text:p>1412,49</text:p>
          </table:table-cell>
          <table:table-cell table:style-name="ce6" office:value-type="float" office:value="6.70391061452514">
            <text:p>6,70</text:p>
          </table:table-cell>
          <table:table-cell table:style-name="ce6" office:value-type="float" office:value="67.31843575419">
            <text:p>67,32</text:p>
          </table:table-cell>
          <table:table-cell table:style-name="ce8" office:value-type="string">
            <text:p>Best(bestR)</text:p>
          </table:table-cell>
          <table:table-cell table:style-name="ce22" table:formula="of:=[.J14]/[.L14]" office:value-type="float" office:value="12.5416666666666">
            <text:p>12,54</text:p>
          </table:table-cell>
          <table:covered-table-cell table:style-name="ce16"/>
          <table:table-cell table:style-name="ce6" office:value-type="float" office:value="91.4893617021271">
            <text:p>91,49</text:p>
          </table:table-cell>
          <table:table-cell table:style-name="ce6" office:value-type="float" office:value="1168.90177412592">
            <text:p>1168,90</text:p>
          </table:table-cell>
          <table:table-cell table:style-name="ce6" office:value-type="float" office:value="7.29483282674772">
            <text:p>7,29</text:p>
          </table:table-cell>
          <table:table-cell table:style-name="ce6" office:value-type="float" office:value="67.90273556231">
            <text:p>67,90</text:p>
          </table:table-cell>
          <table:table-cell table:style-name="ce8" office:value-type="string">
            <text:p>Best(bestR)</text:p>
          </table:table-cell>
          <table:table-cell table:style-name="ce25" table:formula="of:=[.Q14]/[.S14]" office:value-type="float" office:value="12.5416666666666">
            <text:p>12,54</text:p>
          </table:table-cell>
        </table:table-row>
        <table:table-row table:style-name="ro1">
          <table:table-cell table:style-name="ce1" office:value-type="string" table:number-columns-spanned="1" table:number-rows-spanned="4">
            <text:p>R0(-2,1,-1)</text:p>
          </table:table-cell>
          <table:table-cell table:style-name="ce5" office:value-type="float" office:value="77.4531322960082">
            <text:p>77,45</text:p>
          </table:table-cell>
          <table:table-cell table:style-name="ce5" office:value-type="float" office:value="1710.69957284781">
            <text:p>1710,70</text:p>
          </table:table-cell>
          <table:table-cell table:style-name="ce5" office:value-type="float" office:value="7.44817877928222">
            <text:p>7,45</text:p>
          </table:table-cell>
          <table:table-cell table:style-name="ce5" office:value-type="float" office:value="0.300876579359729">
            <text:p>0,30</text:p>
          </table:table-cell>
          <table:table-cell table:style-name="ce7" office:value-type="string">
            <text:p>Mean</text:p>
          </table:table-cell>
          <table:table-cell table:style-name="ce13" table:formula="of:=[.B15]/[.D15]" office:value-type="float" office:value="10.3989357118348">
            <text:p>10,40</text:p>
          </table:table-cell>
          <table:table-cell/>
          <table:table-cell table:style-name="ce14" office:value-type="string" table:number-columns-spanned="1" table:number-rows-spanned="4">
            <text:p>R3</text:p>
          </table:table-cell>
          <table:table-cell table:style-name="ce4" office:value-type="float" office:value="65.9021759843522">
            <text:p>65,90</text:p>
          </table:table-cell>
          <table:table-cell table:style-name="ce4" office:value-type="float" office:value="2880.92823042412">
            <text:p>2880,93</text:p>
          </table:table-cell>
          <table:table-cell table:style-name="ce4" office:value-type="float" office:value="5.86416916829397">
            <text:p>5,86</text:p>
          </table:table-cell>
          <table:table-cell table:style-name="ce4" office:value-type="float" office:value="56.5839535575593">
            <text:p>56,58</text:p>
          </table:table-cell>
          <table:table-cell table:style-name="ce7" office:value-type="string">
            <text:p>Mean</text:p>
          </table:table-cell>
          <table:table-cell table:style-name="ce13" table:formula="of:=[.J15]/[.L15]" office:value-type="float" office:value="11.2381096269644">
            <text:p>11,24</text:p>
          </table:table-cell>
          <table:table-cell table:style-name="ce14" office:value-type="string" table:number-columns-spanned="1" table:number-rows-spanned="4">
            <text:p>R3,6</text:p>
          </table:table-cell>
          <table:table-cell table:style-name="ce4" office:value-type="float" office:value="68.3251780739879">
            <text:p>68,33</text:p>
          </table:table-cell>
          <table:table-cell table:style-name="ce4" office:value-type="float" office:value="2359.14819470299">
            <text:p>2359,15</text:p>
          </table:table-cell>
          <table:table-cell table:style-name="ce4" office:value-type="float" office:value="6.39242935318094">
            <text:p>6,39</text:p>
          </table:table-cell>
          <table:table-cell table:style-name="ce4" office:value-type="float" office:value="247.085692602639">
            <text:p>247,09</text:p>
          </table:table-cell>
          <table:table-cell table:style-name="ce7" office:value-type="string">
            <text:p>Mean</text:p>
          </table:table-cell>
          <table:table-cell table:style-name="ce10" table:formula="of:=[.Q15]/[.S15]" office:value-type="float" office:value="10.6884525896228">
            <text:p>10,69</text:p>
          </table:table-cell>
        </table:table-row>
        <table:table-row table:style-name="ro1">
          <table:covered-table-cell/>
          <table:table-cell table:style-name="ce5" office:value-type="float" office:value="87.1304347826081">
            <text:p>87,13</text:p>
          </table:table-cell>
          <table:table-cell table:style-name="ce5" office:value-type="float" office:value="1317.77702042646">
            <text:p>1317,78</text:p>
          </table:table-cell>
          <table:table-cell table:style-name="ce5" office:value-type="float" office:value="5.63380281690141">
            <text:p>5,63</text:p>
          </table:table-cell>
          <table:table-cell table:style-name="ce5" office:value-type="float" office:value="0.662983425414365">
            <text:p>0,66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5"/>
          <table:table-cell table:style-name="ce5" office:value-type="float" office:value="84.3820224719095">
            <text:p>84,38</text:p>
          </table:table-cell>
          <table:table-cell table:style-name="ce5" office:value-type="float" office:value="1397.48574260036">
            <text:p>1397,49</text:p>
          </table:table-cell>
          <table:table-cell table:style-name="ce5" office:value-type="float" office:value="2.20426157237326">
            <text:p>2,20</text:p>
          </table:table-cell>
          <table:table-cell table:style-name="ce5" office:value-type="float" office:value="77.6404494382023">
            <text:p>77,64</text:p>
          </table:table-cell>
          <table:table-cell table:style-name="ce3" office:value-type="string">
            <text:p>Best</text:p>
          </table:table-cell>
          <table:table-cell table:style-name="ce11"/>
          <table:covered-table-cell table:style-name="ce15"/>
          <table:table-cell table:style-name="ce5" office:value-type="float" office:value="80.6989247311822">
            <text:p>80,70</text:p>
          </table:table-cell>
          <table:table-cell table:style-name="ce5" office:value-type="float" office:value="1508.81362121632">
            <text:p>1508,81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314.818458889237">
            <text:p>314,82</text:p>
          </table:table-cell>
          <table:table-cell table:style-name="ce3" office:value-type="string">
            <text:p>Best</text:p>
          </table:table-cell>
          <table:table-cell table:style-name="ce11"/>
        </table:table-row>
        <table:table-row table:style-name="ro1">
          <table:covered-table-cell/>
          <table:table-cell table:style-name="ce5" office:value-type="float" office:value="54.0821161334644">
            <text:p>54,08</text:p>
          </table:table-cell>
          <table:table-cell table:style-name="ce5" office:value-type="float" office:value="2554.55207437612">
            <text:p>2554,55</text:p>
          </table:table-cell>
          <table:table-cell table:style-name="ce5" office:value-type="float" office:value="12.3314138139731">
            <text:p>12,33</text:p>
          </table:table-cell>
          <table:table-cell table:style-name="ce5" office:value-type="float" office:value="-0.0622380066175909">
            <text:p>-0,06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5"/>
          <table:table-cell table:style-name="ce5" office:value-type="float" office:value="22.0573108008823">
            <text:p>22,06</text:p>
          </table:table-cell>
          <table:table-cell table:style-name="ce5" office:value-type="float" office:value="11027.5050780805">
            <text:p>11027,51</text:p>
          </table:table-cell>
          <table:table-cell table:style-name="ce5" office:value-type="float" office:value="10.4166666666667">
            <text:p>10,42</text:p>
          </table:table-cell>
          <table:table-cell table:style-name="ce5" office:value-type="float" office:value="17.8486200140417">
            <text:p>17,85</text:p>
          </table:table-cell>
          <table:table-cell table:style-name="ce3" office:value-type="string">
            <text:p>Worst</text:p>
          </table:table-cell>
          <table:table-cell table:style-name="ce11"/>
          <table:covered-table-cell table:style-name="ce15"/>
          <table:table-cell table:style-name="ce5" office:value-type="float" office:value="51.9377162629753">
            <text:p>51,94</text:p>
          </table:table-cell>
          <table:table-cell table:style-name="ce5" office:value-type="float" office:value="3751.34250966305">
            <text:p>3751,34</text:p>
          </table:table-cell>
          <table:table-cell table:style-name="ce5" office:value-type="float" office:value="10.3359173126615">
            <text:p>10,34</text:p>
          </table:table-cell>
          <table:table-cell table:style-name="ce5" office:value-type="float" office:value="131.327695057855">
            <text:p>131,33</text:p>
          </table:table-cell>
          <table:table-cell table:style-name="ce3" office:value-type="string">
            <text:p>Worst</text:p>
          </table:table-cell>
          <table:table-cell table:style-name="ce11"/>
        </table:table-row>
        <table:table-row table:style-name="ro1">
          <table:covered-table-cell table:style-name="ce2"/>
          <table:table-cell table:style-name="ce5" office:value-type="float" office:value="82.9834254143641">
            <text:p>82,98</text:p>
          </table:table-cell>
          <table:table-cell table:style-name="ce5" office:value-type="float" office:value="1448.85880445129">
            <text:p>1448,86</text:p>
          </table:table-cell>
          <table:table-cell table:style-name="ce5" office:value-type="float" office:value="6.62983425414365">
            <text:p>6,63</text:p>
          </table:table-cell>
          <table:table-cell table:style-name="ce5" office:value-type="float" office:value="0.662983425414365">
            <text:p>0,66</text:p>
          </table:table-cell>
          <table:table-cell table:style-name="ce8" office:value-type="string">
            <text:p>Best(bestR)</text:p>
          </table:table-cell>
          <table:table-cell table:style-name="ce12" table:formula="of:=[.B18]/[.D18]" office:value-type="float" office:value="12.5166666666666">
            <text:p>12,52</text:p>
          </table:table-cell>
          <table:table-cell/>
          <table:covered-table-cell table:style-name="ce16"/>
          <table:table-cell table:style-name="ce6" office:value-type="float" office:value="84.3820224719095">
            <text:p>84,38</text:p>
          </table:table-cell>
          <table:table-cell table:style-name="ce6" office:value-type="float" office:value="1397.48574260036">
            <text:p>1397,49</text:p>
          </table:table-cell>
          <table:table-cell table:style-name="ce6" office:value-type="float" office:value="6.74157303370787">
            <text:p>6,74</text:p>
          </table:table-cell>
          <table:table-cell table:style-name="ce6" office:value-type="float" office:value="77.6404494382023">
            <text:p>77,64</text:p>
          </table:table-cell>
          <table:table-cell table:style-name="ce8" office:value-type="string">
            <text:p>Best(bestR)</text:p>
          </table:table-cell>
          <table:table-cell table:style-name="ce12" table:formula="of:=[.J18]/[.L18]" office:value-type="float" office:value="12.5166666666666">
            <text:p>12,52</text:p>
          </table:table-cell>
          <table:covered-table-cell table:style-name="ce16"/>
          <table:table-cell table:style-name="ce6" office:value-type="float" office:value="80.6989247311822">
            <text:p>80,70</text:p>
          </table:table-cell>
          <table:table-cell table:style-name="ce6" office:value-type="float" office:value="1508.81362121632">
            <text:p>1508,81</text:p>
          </table:table-cell>
          <table:table-cell table:style-name="ce6" office:value-type="float" office:value="6.45161290322581">
            <text:p>6,45</text:p>
          </table:table-cell>
          <table:table-cell table:style-name="ce6" office:value-type="float" office:value="314.818458889237">
            <text:p>314,82</text:p>
          </table:table-cell>
          <table:table-cell table:style-name="ce8" office:value-type="string">
            <text:p>Best(bestR)</text:p>
          </table:table-cell>
          <table:table-cell table:style-name="ce12" table:formula="of:=[.Q18]/[.S18]" office:value-type="float" office:value="12.5083333333332">
            <text:p>12,51</text:p>
          </table:table-cell>
        </table:table-row>
        <table:table-row table:style-name="ro1">
          <table:table-cell table:style-name="ce1" office:value-type="string" table:number-columns-spanned="1" table:number-rows-spanned="4">
            <text:p>R0(-3,1,-1)</text:p>
          </table:table-cell>
          <table:table-cell table:style-name="ce4" office:value-type="float" office:value="75.3218474183318">
            <text:p>75,32</text:p>
          </table:table-cell>
          <table:table-cell table:style-name="ce4" office:value-type="float" office:value="1823.26051990512">
            <text:p>1823,26</text:p>
          </table:table-cell>
          <table:table-cell table:style-name="ce4" office:value-type="float" office:value="7.38401489722261">
            <text:p>7,38</text:p>
          </table:table-cell>
          <table:table-cell table:style-name="ce4" office:value-type="float" office:value="0.194411606836179">
            <text:p>0,19</text:p>
          </table:table-cell>
          <table:table-cell table:style-name="ce7" office:value-type="string">
            <text:p>Mean</text:p>
          </table:table-cell>
          <table:table-cell table:style-name="ce13" table:formula="of:=[.B19]/[.D19]" office:value-type="float" office:value="10.2006629816881">
            <text:p>10,20</text:p>
          </table:table-cell>
          <table:table-cell/>
          <table:table-cell table:style-name="ce14" office:value-type="string" table:number-columns-spanned="1" table:number-rows-spanned="4">
            <text:p>R4</text:p>
          </table:table-cell>
          <table:table-cell table:style-name="ce4" office:value-type="float" office:value="61.5371886580219">
            <text:p>61,54</text:p>
          </table:table-cell>
          <table:table-cell table:style-name="ce4" office:value-type="float" office:value="3098.4859327902">
            <text:p>3098,49</text:p>
          </table:table-cell>
          <table:table-cell table:style-name="ce4" office:value-type="float" office:value="5.69582738003865">
            <text:p>5,70</text:p>
          </table:table-cell>
          <table:table-cell table:style-name="ce4" office:value-type="float" office:value="35.9839772127387">
            <text:p>35,98</text:p>
          </table:table-cell>
          <table:table-cell table:style-name="ce7" office:value-type="string">
            <text:p>Mean</text:p>
          </table:table-cell>
          <table:table-cell table:style-name="ce13" table:formula="of:=[.J19]/[.L19]" office:value-type="float" office:value="10.8039068869402">
            <text:p>10,80</text:p>
          </table:table-cell>
          <table:table-cell table:style-name="ce14" office:value-type="string" table:number-columns-spanned="1" table:number-rows-spanned="4">
            <text:p>R4,6</text:p>
          </table:table-cell>
          <table:table-cell table:style-name="ce4" office:value-type="float" office:value="68.1859424038478">
            <text:p>68,19</text:p>
          </table:table-cell>
          <table:table-cell table:style-name="ce4" office:value-type="float" office:value="2562.57959583876">
            <text:p>2562,58</text:p>
          </table:table-cell>
          <table:table-cell table:style-name="ce4" office:value-type="float" office:value="6.88605501420434">
            <text:p>6,89</text:p>
          </table:table-cell>
          <table:table-cell table:style-name="ce4" office:value-type="float" office:value="228.880080683363">
            <text:p>228,88</text:p>
          </table:table-cell>
          <table:table-cell table:style-name="ce7" office:value-type="string">
            <text:p>Mean</text:p>
          </table:table-cell>
          <table:table-cell table:style-name="ce10" table:formula="of:=[.Q19]/[.S19]" office:value-type="float" office:value="9.90203276958955">
            <text:p>9,90</text:p>
          </table:table-cell>
        </table:table-row>
        <table:table-row table:style-name="ro1">
          <table:covered-table-cell/>
          <table:table-cell table:style-name="ce5" office:value-type="float" office:value="85.0424929178465">
            <text:p>85,04</text:p>
          </table:table-cell>
          <table:table-cell table:style-name="ce5" office:value-type="float" office:value="1318.05951802711">
            <text:p>1318,06</text:p>
          </table:table-cell>
          <table:table-cell table:style-name="ce5" office:value-type="float" office:value="4.46096654275093">
            <text:p>4,46</text:p>
          </table:table-cell>
          <table:table-cell table:style-name="ce5" office:value-type="float" office:value="0.521978021978022">
            <text:p>0,52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5"/>
          <table:table-cell table:style-name="ce5" office:value-type="float" office:value="86.6282420749274">
            <text:p>86,63</text:p>
          </table:table-cell>
          <table:table-cell table:style-name="ce5" office:value-type="float" office:value="1315.24197331102">
            <text:p>1315,24</text:p>
          </table:table-cell>
          <table:table-cell table:style-name="ce5" office:value-type="float" office:value="2.22222222222222">
            <text:p>2,22</text:p>
          </table:table-cell>
          <table:table-cell table:style-name="ce5" office:value-type="float" office:value="55.5043227665706">
            <text:p>55,50</text:p>
          </table:table-cell>
          <table:table-cell table:style-name="ce3" office:value-type="string">
            <text:p>Best</text:p>
          </table:table-cell>
          <table:table-cell table:style-name="ce11"/>
          <table:covered-table-cell table:style-name="ce15"/>
          <table:table-cell table:style-name="ce5" office:value-type="float" office:value="78.6387434554968">
            <text:p>78,64</text:p>
          </table:table-cell>
          <table:table-cell table:style-name="ce5" office:value-type="float" office:value="1817.55337638362">
            <text:p>1817,55</text:p>
          </table:table-cell>
          <table:table-cell table:style-name="ce5" office:value-type="float" office:value="4.80961923847695">
            <text:p>4,81</text:p>
          </table:table-cell>
          <table:table-cell table:style-name="ce5" office:value-type="float" office:value="301.059968835395">
            <text:p>301,06</text:p>
          </table:table-cell>
          <table:table-cell table:style-name="ce3" office:value-type="string">
            <text:p>Best</text:p>
          </table:table-cell>
          <table:table-cell table:style-name="ce11"/>
        </table:table-row>
        <table:table-row table:style-name="ro1">
          <table:covered-table-cell/>
          <table:table-cell table:style-name="ce5" office:value-type="float" office:value="53.4625740437561">
            <text:p>53,46</text:p>
          </table:table-cell>
          <table:table-cell table:style-name="ce5" office:value-type="float" office:value="3095.59728114328">
            <text:p>3095,60</text:p>
          </table:table-cell>
          <table:table-cell table:style-name="ce5" office:value-type="float" office:value="9.38967136150235">
            <text:p>9,39</text:p>
          </table:table-cell>
          <table:table-cell table:style-name="ce5" office:value-type="float" office:value="-0.16195862512399">
            <text:p>-0,16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5"/>
          <table:table-cell table:style-name="ce5" office:value-type="float" office:value="26.9479353680436">
            <text:p>26,95</text:p>
          </table:table-cell>
          <table:table-cell table:style-name="ce5" office:value-type="float" office:value="7799.18939606831">
            <text:p>7799,19</text:p>
          </table:table-cell>
          <table:table-cell table:style-name="ce5" office:value-type="float" office:value="10.840108401084">
            <text:p>10,84</text:p>
          </table:table-cell>
          <table:table-cell table:style-name="ce5" office:value-type="float" office:value="3.03411131059246">
            <text:p>3,03</text:p>
          </table:table-cell>
          <table:table-cell table:style-name="ce3" office:value-type="string">
            <text:p>Worst</text:p>
          </table:table-cell>
          <table:table-cell table:style-name="ce11"/>
          <table:covered-table-cell table:style-name="ce15"/>
          <table:table-cell table:style-name="ce5" office:value-type="float" office:value="60.2004008016027">
            <text:p>60,20</text:p>
          </table:table-cell>
          <table:table-cell table:style-name="ce5" office:value-type="float" office:value="3877.31199118465">
            <text:p>3877,31</text:p>
          </table:table-cell>
          <table:table-cell table:style-name="ce5" office:value-type="float" office:value="9.50118764845606">
            <text:p>9,50</text:p>
          </table:table-cell>
          <table:table-cell table:style-name="ce5" office:value-type="float" office:value="170.288092349007">
            <text:p>170,29</text:p>
          </table:table-cell>
          <table:table-cell table:style-name="ce3" office:value-type="string">
            <text:p>Worst</text:p>
          </table:table-cell>
          <table:table-cell table:style-name="ce11"/>
        </table:table-row>
        <table:table-row table:style-name="ro1">
          <table:covered-table-cell table:style-name="ce2"/>
          <table:table-cell table:style-name="ce6" office:value-type="float" office:value="82.6373626373621">
            <text:p>82,64</text:p>
          </table:table-cell>
          <table:table-cell table:style-name="ce6" office:value-type="float" office:value="1535.4106195083">
            <text:p>1535,41</text:p>
          </table:table-cell>
          <table:table-cell table:style-name="ce6" office:value-type="float" office:value="8.24175824175824">
            <text:p>8,24</text:p>
          </table:table-cell>
          <table:table-cell table:style-name="ce6" office:value-type="float" office:value="0.521978021978022">
            <text:p>0,52</text:p>
          </table:table-cell>
          <table:table-cell table:style-name="ce8" office:value-type="string">
            <text:p>Best(bestR)</text:p>
          </table:table-cell>
          <table:table-cell table:style-name="ce12" table:formula="of:=[.B22]/[.D22]" office:value-type="float" office:value="10.0266666666666">
            <text:p>10,03</text:p>
          </table:table-cell>
          <table:table-cell/>
          <table:covered-table-cell table:style-name="ce16"/>
          <table:table-cell table:style-name="ce6" office:value-type="float" office:value="86.6282420749274">
            <text:p>86,63</text:p>
          </table:table-cell>
          <table:table-cell table:style-name="ce6" office:value-type="float" office:value="1315.24197331102">
            <text:p>1315,24</text:p>
          </table:table-cell>
          <table:table-cell table:style-name="ce6" office:value-type="float" office:value="6.9164265129683">
            <text:p>6,92</text:p>
          </table:table-cell>
          <table:table-cell table:style-name="ce6" office:value-type="float" office:value="55.5043227665706">
            <text:p>55,50</text:p>
          </table:table-cell>
          <table:table-cell table:style-name="ce8" office:value-type="string">
            <text:p>Best(bestR)</text:p>
          </table:table-cell>
          <table:table-cell table:style-name="ce12" table:formula="of:=[.J22]/[.L22]" office:value-type="float" office:value="12.5249999999999">
            <text:p>12,53</text:p>
          </table:table-cell>
          <table:covered-table-cell table:style-name="ce16"/>
          <table:table-cell table:style-name="ce6" office:value-type="float" office:value="78.6387434554968">
            <text:p>78,64</text:p>
          </table:table-cell>
          <table:table-cell table:style-name="ce6" office:value-type="float" office:value="1817.55337638362">
            <text:p>1817,55</text:p>
          </table:table-cell>
          <table:table-cell table:style-name="ce6" office:value-type="float" office:value="7.85340314136126">
            <text:p>7,85</text:p>
          </table:table-cell>
          <table:table-cell table:style-name="ce6" office:value-type="float" office:value="301.059968835395">
            <text:p>301,06</text:p>
          </table:table-cell>
          <table:table-cell table:style-name="ce8" office:value-type="string">
            <text:p>Best(bestR)</text:p>
          </table:table-cell>
          <table:table-cell table:style-name="ce12" table:formula="of:=[.Q22]/[.S22]" office:value-type="float" office:value="10.0133333333333">
            <text:p>10,01</text:p>
          </table:table-cell>
        </table:table-row>
        <table:table-row table:style-name="ro1">
          <table:table-cell table:style-name="ce1" office:value-type="string" table:number-columns-spanned="1" table:number-rows-spanned="4">
            <text:p>R0(r&gt;,1,-1)</text:p>
          </table:table-cell>
          <table:table-cell table:style-name="ce4" office:value-type="float" office:value="81.3549276573855">
            <text:p>81,35</text:p>
          </table:table-cell>
          <table:table-cell table:style-name="ce4" office:value-type="float" office:value="1514.85774569199">
            <text:p>1514,86</text:p>
          </table:table-cell>
          <table:table-cell table:style-name="ce4" office:value-type="float" office:value="7.31788297075859">
            <text:p>7,32</text:p>
          </table:table-cell>
          <table:table-cell table:style-name="ce4" office:value-type="float" office:value="0.317273988836074">
            <text:p>0,32</text:p>
          </table:table-cell>
          <table:table-cell table:style-name="ce7" office:value-type="string">
            <text:p>Mean</text:p>
          </table:table-cell>
          <table:table-cell table:style-name="ce10" table:formula="of:=[.B23]/[.D23]" office:value-type="float" office:value="11.1172764011765">
            <text:p>11,12</text:p>
          </table:table-cell>
          <table:table-cell/>
          <table:table-cell table:style-name="ce14" office:value-type="string" table:number-columns-spanned="1" table:number-rows-spanned="4">
            <text:p>R5_v²</text:p>
          </table:table-cell>
          <table:table-cell table:style-name="ce5" office:value-type="float" office:value="63.7310489531327">
            <text:p>63,73</text:p>
          </table:table-cell>
          <table:table-cell table:style-name="ce5" office:value-type="float" office:value="2896.91950112454">
            <text:p>2896,92</text:p>
          </table:table-cell>
          <table:table-cell table:style-name="ce5" office:value-type="float" office:value="6.88401486552537">
            <text:p>6,88</text:p>
          </table:table-cell>
          <table:table-cell table:style-name="ce5" office:value-type="float" office:value="0.00950302526473915">
            <text:p>0,01</text:p>
          </table:table-cell>
          <table:table-cell table:style-name="ce7" office:value-type="string">
            <text:p>Mean</text:p>
          </table:table-cell>
          <table:table-cell table:style-name="ce23" table:formula="of:=[.J23]/[.L23]" office:value-type="float" office:value="9.25783139607862">
            <text:p>9,26</text:p>
          </table:table-cell>
          <table:table-cell table:number-columns-repeated="7"/>
        </table:table-row>
        <table:table-row table:style-name="ro1">
          <table:covered-table-cell/>
          <table:table-cell table:style-name="ce5" office:value-type="float" office:value="88.934911242603">
            <text:p>88,93</text:p>
          </table:table-cell>
          <table:table-cell table:style-name="ce5" office:value-type="float" office:value="1205.56405074126">
            <text:p>1205,56</text:p>
          </table:table-cell>
          <table:table-cell table:style-name="ce5" office:value-type="float" office:value="5.8968058968059">
            <text:p>5,90</text:p>
          </table:table-cell>
          <table:table-cell table:style-name="ce5" office:value-type="float" office:value="0.603550295857988">
            <text:p>0,60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8"/>
          <table:table-cell table:style-name="ce5" office:value-type="float" office:value="85.3977272727267">
            <text:p>85,40</text:p>
          </table:table-cell>
          <table:table-cell table:style-name="ce5" office:value-type="float" office:value="1479.16448355694">
            <text:p>1479,16</text:p>
          </table:table-cell>
          <table:table-cell table:style-name="ce5" office:value-type="float" office:value="4.26287744227354">
            <text:p>4,26</text:p>
          </table:table-cell>
          <table:table-cell table:style-name="ce5" office:value-type="float" office:value="0.359751344331064">
            <text:p>0,36</text:p>
          </table:table-cell>
          <table:table-cell table:style-name="ce3" office:value-type="string">
            <text:p>Best</text:p>
          </table:table-cell>
          <table:table-cell table:style-name="ce23"/>
          <table:table-cell table:number-columns-repeated="7"/>
        </table:table-row>
        <table:table-row table:style-name="ro1">
          <table:covered-table-cell/>
          <table:table-cell table:style-name="ce5" office:value-type="float" office:value="71.789976133651">
            <text:p>71,79</text:p>
          </table:table-cell>
          <table:table-cell table:style-name="ce5" office:value-type="float" office:value="2099.99208739486">
            <text:p>2099,99</text:p>
          </table:table-cell>
          <table:table-cell table:style-name="ce5" office:value-type="float" office:value="9.59232613908873">
            <text:p>9,59</text:p>
          </table:table-cell>
          <table:table-cell table:style-name="ce5" office:value-type="float" office:value="-0.0717334579740098">
            <text:p>-0,07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8"/>
          <table:table-cell table:style-name="ce5" office:value-type="float" office:value="44.8358208955221">
            <text:p>44,84</text:p>
          </table:table-cell>
          <table:table-cell table:style-name="ce5" office:value-type="float" office:value="5569.06327759409">
            <text:p>5569,06</text:p>
          </table:table-cell>
          <table:table-cell table:style-name="ce5" office:value-type="float" office:value="12.3203285420945">
            <text:p>12,32</text:p>
          </table:table-cell>
          <table:table-cell table:style-name="ce5" office:value-type="float" office:value="-0.893840323622082">
            <text:p>-0,89</text:p>
          </table:table-cell>
          <table:table-cell table:style-name="ce3" office:value-type="string">
            <text:p>Worst</text:p>
          </table:table-cell>
          <table:table-cell table:style-name="ce23"/>
          <table:table-cell table:number-columns-repeated="7"/>
        </table:table-row>
        <table:table-row table:style-name="ro1">
          <table:covered-table-cell table:style-name="ce2"/>
          <table:table-cell table:style-name="ce6" office:value-type="float" office:value="88.934911242603">
            <text:p>88,93</text:p>
          </table:table-cell>
          <table:table-cell table:style-name="ce6" office:value-type="float" office:value="1211.37702042646">
            <text:p>1211,38</text:p>
          </table:table-cell>
          <table:table-cell table:style-name="ce6" office:value-type="float" office:value="7.10059171597633">
            <text:p>7,10</text:p>
          </table:table-cell>
          <table:table-cell table:style-name="ce6" office:value-type="float" office:value="0.603550295857988">
            <text:p>0,60</text:p>
          </table:table-cell>
          <table:table-cell table:style-name="ce8" office:value-type="string">
            <text:p>Best(bestR)</text:p>
          </table:table-cell>
          <table:table-cell table:style-name="ce12" table:formula="of:=[.B26]/[.D26]" office:value-type="float" office:value="12.5249999999999">
            <text:p>12,53</text:p>
          </table:table-cell>
          <table:table-cell/>
          <table:covered-table-cell table:style-name="ce18"/>
          <table:table-cell table:style-name="ce5" office:value-type="float" office:value="81.9618528610349">
            <text:p>81,96</text:p>
          </table:table-cell>
          <table:table-cell table:style-name="ce5" office:value-type="float" office:value="1486.38225534996">
            <text:p>1486,38</text:p>
          </table:table-cell>
          <table:table-cell table:style-name="ce5" office:value-type="float" office:value="6.53950953678474">
            <text:p>6,54</text:p>
          </table:table-cell>
          <table:table-cell table:style-name="ce5" office:value-type="float" office:value="0.359751344331064">
            <text:p>0,36</text:p>
          </table:table-cell>
          <table:table-cell table:style-name="ce8" office:value-type="string">
            <text:p>Best(bestR)</text:p>
          </table:table-cell>
          <table:table-cell table:style-name="ce24" table:formula="of:=[.J26]/[.L26]" office:value-type="float" office:value="12.5333333333333">
            <text:p>12,53</text:p>
          </table:table-cell>
          <table:table-cell table:number-columns-repeated="7"/>
        </table:table-row>
        <table:table-row table:style-name="ro1">
          <table:table-cell table:style-name="ce1" office:value-type="string" table:number-columns-spanned="1" table:number-rows-spanned="4">
            <text:p>R0(r&gt;,v/vmax,-1)</text:p>
          </table:table-cell>
          <table:table-cell table:style-name="ce4" office:value-type="float" office:value="78.9605930709682">
            <text:p>78,96</text:p>
          </table:table-cell>
          <table:table-cell table:style-name="ce4" office:value-type="float" office:value="1541.00539658432">
            <text:p>1541,01</text:p>
          </table:table-cell>
          <table:table-cell table:style-name="ce4" office:value-type="float" office:value="7.09321024260919">
            <text:p>7,09</text:p>
          </table:table-cell>
          <table:table-cell table:style-name="ce4" office:value-type="float" office:value="0.207332403842487">
            <text:p>0,21</text:p>
          </table:table-cell>
          <table:table-cell table:style-name="ce7" office:value-type="string">
            <text:p>Mean</text:p>
          </table:table-cell>
          <table:table-cell table:style-name="ce10" table:formula="of:=[.B27]/[.D27]" office:value-type="float" office:value="11.1318557282637">
            <text:p>11,13</text:p>
          </table:table-cell>
          <table:table-cell/>
          <table:table-cell table:style-name="ce14" office:value-type="string" table:number-columns-spanned="1" table:number-rows-spanned="4">
            <text:p>R5</text:p>
          </table:table-cell>
          <table:table-cell table:style-name="ce4" office:value-type="float" office:value="68.2308610113933">
            <text:p>68,23</text:p>
          </table:table-cell>
          <table:table-cell table:style-name="ce4" office:value-type="float" office:value="2465.12573260958">
            <text:p>2465,13</text:p>
          </table:table-cell>
          <table:table-cell table:style-name="ce4" office:value-type="float" office:value="6.88234452379512">
            <text:p>6,88</text:p>
          </table:table-cell>
          <table:table-cell table:style-name="ce4" office:value-type="float" office:value="-0.0637005025244464">
            <text:p>-0,06</text:p>
          </table:table-cell>
          <table:table-cell table:style-name="ce7" office:value-type="string">
            <text:p>Mean</text:p>
          </table:table-cell>
          <table:table-cell table:style-name="ce13" table:formula="of:=[.J27]/[.L27]" office:value-type="float" office:value="9.91389791305723">
            <text:p>9,91</text:p>
          </table:table-cell>
          <table:table-cell table:style-name="ce14" office:value-type="string" table:number-columns-spanned="1" table:number-rows-spanned="4">
            <text:p>R5,r&gt;</text:p>
          </table:table-cell>
          <table:table-cell table:style-name="ce4" office:value-type="float" office:value="67.8097080394426">
            <text:p>67,81</text:p>
          </table:table-cell>
          <table:table-cell table:style-name="ce4" office:value-type="float" office:value="2344.30626197366">
            <text:p>2344,31</text:p>
          </table:table-cell>
          <table:table-cell table:style-name="ce4" office:value-type="float" office:value="5.75979062592632">
            <text:p>5,76</text:p>
          </table:table-cell>
          <table:table-cell table:style-name="ce4" office:value-type="float" office:value="0.211350799374034">
            <text:p>0,21</text:p>
          </table:table-cell>
          <table:table-cell table:style-name="ce7" office:value-type="string">
            <text:p>Mean</text:p>
          </table:table-cell>
          <table:table-cell table:style-name="ce13" table:formula="of:=[.Q27]/[.S27]" office:value-type="float" office:value="11.772946699523">
            <text:p>11,77</text:p>
          </table:table-cell>
        </table:table-row>
        <table:table-row table:style-name="ro1">
          <table:covered-table-cell/>
          <table:table-cell table:style-name="ce5" office:value-type="float" office:value="90.2102102102097">
            <text:p>90,21</text:p>
          </table:table-cell>
          <table:table-cell table:style-name="ce5" office:value-type="float" office:value="1292.68414171072">
            <text:p>1292,68</text:p>
          </table:table-cell>
          <table:table-cell table:style-name="ce5" office:value-type="float" office:value="5.66037735849057">
            <text:p>5,66</text:p>
          </table:table-cell>
          <table:table-cell table:style-name="ce5" office:value-type="float" office:value="0.523933933933934">
            <text:p>0,52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/>
          <table:table-cell table:style-name="ce5" office:value-type="float" office:value="82.0163487738414">
            <text:p>82,02</text:p>
          </table:table-cell>
          <table:table-cell table:style-name="ce5" office:value-type="float" office:value="1407.63607315984">
            <text:p>1407,64</text:p>
          </table:table-cell>
          <table:table-cell table:style-name="ce5" office:value-type="float" office:value="4.22535211267606">
            <text:p>4,23</text:p>
          </table:table-cell>
          <table:table-cell table:style-name="ce5" office:value-type="float" office:value="0.211292305899954">
            <text:p>0,21</text:p>
          </table:table-cell>
          <table:table-cell table:style-name="ce3" office:value-type="string">
            <text:p>Best</text:p>
          </table:table-cell>
          <table:table-cell table:style-name="ce11"/>
          <table:covered-table-cell/>
          <table:table-cell table:style-name="ce5" office:value-type="float" office:value="82.0218579234967">
            <text:p>82,02</text:p>
          </table:table-cell>
          <table:table-cell table:style-name="ce5" office:value-type="float" office:value="1427.42829960702">
            <text:p>1427,43</text:p>
          </table:table-cell>
          <table:table-cell table:style-name="ce5" office:value-type="float" office:value="3.57568533969011">
            <text:p>3,58</text:p>
          </table:table-cell>
          <table:table-cell table:style-name="ce5" office:value-type="float" office:value="0.336557343086918">
            <text:p>0,34</text:p>
          </table:table-cell>
          <table:table-cell table:style-name="ce3" office:value-type="string">
            <text:p>Best</text:p>
          </table:table-cell>
          <table:table-cell table:style-name="ce11"/>
        </table:table-row>
        <table:table-row table:style-name="ro1">
          <table:covered-table-cell/>
          <table:table-cell table:style-name="ce5" office:value-type="float" office:value="69.5833333333328">
            <text:p>69,58</text:p>
          </table:table-cell>
          <table:table-cell table:style-name="ce5" office:value-type="float" office:value="2074.15621757967">
            <text:p>2074,16</text:p>
          </table:table-cell>
          <table:table-cell table:style-name="ce5" office:value-type="float" office:value="9.00900900900901">
            <text:p>9,01</text:p>
          </table:table-cell>
          <table:table-cell table:style-name="ce5" office:value-type="float" office:value="-0.00712468193384235">
            <text:p>-0,01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/>
          <table:table-cell table:style-name="ce5" office:value-type="float" office:value="47.7583465818755">
            <text:p>47,76</text:p>
          </table:table-cell>
          <table:table-cell table:style-name="ce5" office:value-type="float" office:value="6825.20860511143">
            <text:p>6825,21</text:p>
          </table:table-cell>
          <table:table-cell table:style-name="ce5" office:value-type="float" office:value="11.1287758346582">
            <text:p>11,13</text:p>
          </table:table-cell>
          <table:table-cell table:style-name="ce5" office:value-type="float" office:value="-0.817015561463444">
            <text:p>-0,82</text:p>
          </table:table-cell>
          <table:table-cell table:style-name="ce3" office:value-type="string">
            <text:p>Worst</text:p>
          </table:table-cell>
          <table:table-cell table:style-name="ce11"/>
          <table:covered-table-cell/>
          <table:table-cell table:style-name="ce5" office:value-type="float" office:value="35.8045292014305">
            <text:p>35,80</text:p>
          </table:table-cell>
          <table:table-cell table:style-name="ce5" office:value-type="float" office:value="4407.59585297706">
            <text:p>4407,60</text:p>
          </table:table-cell>
          <table:table-cell table:style-name="ce5" office:value-type="float" office:value="8.31600831600832">
            <text:p>8,32</text:p>
          </table:table-cell>
          <table:table-cell table:style-name="ce5" office:value-type="float" office:value="0.0475271758882835">
            <text:p>0,05</text:p>
          </table:table-cell>
          <table:table-cell table:style-name="ce3" office:value-type="string">
            <text:p>Worst</text:p>
          </table:table-cell>
          <table:table-cell table:style-name="ce11"/>
        </table:table-row>
        <table:table-row table:style-name="ro1">
          <table:covered-table-cell table:style-name="ce2"/>
          <table:table-cell table:style-name="ce6" office:value-type="float" office:value="90.2102102102097">
            <text:p>90,21</text:p>
          </table:table-cell>
          <table:table-cell table:style-name="ce6" office:value-type="float" office:value="1302.30413326165">
            <text:p>1302,30</text:p>
          </table:table-cell>
          <table:table-cell table:style-name="ce6" office:value-type="float" office:value="9.00900900900901">
            <text:p>9,01</text:p>
          </table:table-cell>
          <table:table-cell table:style-name="ce6" office:value-type="float" office:value="0.523933933933934">
            <text:p>0,52</text:p>
          </table:table-cell>
          <table:table-cell table:style-name="ce8" office:value-type="string">
            <text:p>Best(bestR)</text:p>
          </table:table-cell>
          <table:table-cell table:style-name="ce12" table:formula="of:=[.B30]/[.D30]" office:value-type="float" office:value="10.0133333333333">
            <text:p>10,01</text:p>
          </table:table-cell>
          <table:table-cell/>
          <table:covered-table-cell/>
          <table:table-cell table:style-name="ce6" office:value-type="float" office:value="68.3181818181813">
            <text:p>68,32</text:p>
          </table:table-cell>
          <table:table-cell table:style-name="ce6" office:value-type="float" office:value="1781.55713623375">
            <text:p>1781,56</text:p>
          </table:table-cell>
          <table:table-cell table:style-name="ce6" office:value-type="float" office:value="5.45454545454545">
            <text:p>5,45</text:p>
          </table:table-cell>
          <table:table-cell table:style-name="ce6" office:value-type="float" office:value="0.211292305899954">
            <text:p>0,21</text:p>
          </table:table-cell>
          <table:table-cell table:style-name="ce8" office:value-type="string">
            <text:p>Best(bestR)</text:p>
          </table:table-cell>
          <table:table-cell table:style-name="ce12" table:formula="of:=[.J30]/[.L30]" office:value-type="float" office:value="12.5249999999999">
            <text:p>12,53</text:p>
          </table:table-cell>
          <table:covered-table-cell/>
          <table:table-cell table:style-name="ce6" office:value-type="float" office:value="69.9069767441855">
            <text:p>69,91</text:p>
          </table:table-cell>
          <table:table-cell table:style-name="ce6" office:value-type="float" office:value="1556.89713623375">
            <text:p>1556,90</text:p>
          </table:table-cell>
          <table:table-cell table:style-name="ce6" office:value-type="float" office:value="5.58139534883721">
            <text:p>5,58</text:p>
          </table:table-cell>
          <table:table-cell table:style-name="ce6" office:value-type="float" office:value="0.336557343086918">
            <text:p>0,34</text:p>
          </table:table-cell>
          <table:table-cell table:style-name="ce8" office:value-type="string">
            <text:p>Best(bestR)</text:p>
          </table:table-cell>
          <table:table-cell table:style-name="ce12" table:formula="of:=[.Q30]/[.S30]" office:value-type="float" office:value="12.5249999999999">
            <text:p>12,52</text:p>
          </table:table-cell>
        </table:table-row>
        <table:table-row table:style-name="ro1">
          <table:table-cell table:style-name="ce1" office:value-type="string" table:number-columns-spanned="1" table:number-rows-spanned="4">
            <text:p>R0(r&gt;,1+v/vmax,-1)</text:p>
          </table:table-cell>
          <table:table-cell table:style-name="ce4" office:value-type="float" office:value="77.1643319783071">
            <text:p>77,16</text:p>
          </table:table-cell>
          <table:table-cell table:style-name="ce4" office:value-type="float" office:value="1760.45414045861">
            <text:p>1760,45</text:p>
          </table:table-cell>
          <table:table-cell table:style-name="ce4" office:value-type="float" office:value="7.47036842940082">
            <text:p>7,47</text:p>
          </table:table-cell>
          <table:table-cell table:style-name="ce4" office:value-type="float" office:value="0.835466511799176">
            <text:p>0,84</text:p>
          </table:table-cell>
          <table:table-cell table:style-name="ce7" office:value-type="string">
            <text:p>Mean</text:p>
          </table:table-cell>
          <table:table-cell table:style-name="ce10" table:formula="of:=[.B31]/[.D31]" office:value-type="float" office:value="10.3293877280021">
            <text:p>10,33</text:p>
          </table:table-cell>
          <table:table-cell/>
          <table:table-cell table:style-name="ce14" office:value-type="string" table:number-columns-spanned="1" table:number-rows-spanned="4">
            <text:p>R6</text:p>
          </table:table-cell>
          <table:table-cell table:style-name="ce5" office:value-type="float" office:value="67.0559735118441">
            <text:p>67,06</text:p>
          </table:table-cell>
          <table:table-cell table:style-name="ce5" office:value-type="float" office:value="2604.50215646067">
            <text:p>2604,50</text:p>
          </table:table-cell>
          <table:table-cell table:style-name="ce5" office:value-type="float" office:value="5.66246130728007">
            <text:p>5,66</text:p>
          </table:table-cell>
          <table:table-cell table:style-name="ce5" office:value-type="float" office:value="0.662112828557211">
            <text:p>0,66</text:p>
          </table:table-cell>
          <table:table-cell table:style-name="ce7" office:value-type="string">
            <text:p>Mean</text:p>
          </table:table-cell>
          <table:table-cell table:style-name="ce23" table:formula="of:=[.J31]/[.L31]" office:value-type="float" office:value="11.8421954469927">
            <text:p>11,84</text:p>
          </table:table-cell>
          <table:table-cell table:number-columns-repeated="7"/>
        </table:table-row>
        <table:table-row table:style-name="ro1">
          <table:covered-table-cell/>
          <table:table-cell table:style-name="ce5" office:value-type="float" office:value="92.4307692307687">
            <text:p>92,43</text:p>
          </table:table-cell>
          <table:table-cell table:style-name="ce5" office:value-type="float" office:value="1118.0237401597">
            <text:p>1118,02</text:p>
          </table:table-cell>
          <table:table-cell table:style-name="ce5" office:value-type="float" office:value="5.46448087431694">
            <text:p>5,46</text:p>
          </table:table-cell>
          <table:table-cell table:style-name="ce5" office:value-type="float" office:value="1.4">
            <text:p>1,40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8"/>
          <table:table-cell table:style-name="ce5" office:value-type="float" office:value="85.9428571428566">
            <text:p>85,94</text:p>
          </table:table-cell>
          <table:table-cell table:style-name="ce5" office:value-type="float" office:value="1478.66616642461">
            <text:p>1478,67</text:p>
          </table:table-cell>
          <table:table-cell table:style-name="ce5" office:value-type="float" office:value="3.92798690671031">
            <text:p>3,93</text:p>
          </table:table-cell>
          <table:table-cell table:style-name="ce5" office:value-type="float" office:value="0.993883242057409">
            <text:p>0,99</text:p>
          </table:table-cell>
          <table:table-cell table:style-name="ce3" office:value-type="string">
            <text:p>Best</text:p>
          </table:table-cell>
          <table:table-cell table:style-name="ce23"/>
          <table:table-cell table:number-columns-repeated="7"/>
        </table:table-row>
        <table:table-row table:style-name="ro1">
          <table:covered-table-cell/>
          <table:table-cell table:style-name="ce5" office:value-type="float" office:value="54.7176684881598">
            <text:p>54,72</text:p>
          </table:table-cell>
          <table:table-cell table:style-name="ce5" office:value-type="float" office:value="2784.97279013632">
            <text:p>2784,97</text:p>
          </table:table-cell>
          <table:table-cell table:style-name="ce5" office:value-type="float" office:value="10.2040816326531">
            <text:p>10,20</text:p>
          </table:table-cell>
          <table:table-cell table:style-name="ce5" office:value-type="float" office:value="0.269587378640777">
            <text:p>0,27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8"/>
          <table:table-cell table:style-name="ce5" office:value-type="float" office:value="49.1653027823236">
            <text:p>49,17</text:p>
          </table:table-cell>
          <table:table-cell table:style-name="ce5" office:value-type="float" office:value="4465.4262196908">
            <text:p>4465,43</text:p>
          </table:table-cell>
          <table:table-cell table:style-name="ce5" office:value-type="float" office:value="8.28729281767956">
            <text:p>8,29</text:p>
          </table:table-cell>
          <table:table-cell table:style-name="ce5" office:value-type="float" office:value="0.422606092429714">
            <text:p>0,42</text:p>
          </table:table-cell>
          <table:table-cell table:style-name="ce3" office:value-type="string">
            <text:p>Worst</text:p>
          </table:table-cell>
          <table:table-cell table:style-name="ce23"/>
          <table:table-cell table:number-columns-repeated="7"/>
        </table:table-row>
        <table:table-row table:style-name="ro1">
          <table:covered-table-cell table:style-name="ce2"/>
          <table:table-cell table:style-name="ce6" office:value-type="float" office:value="92.4307692307687">
            <text:p>92,43</text:p>
          </table:table-cell>
          <table:table-cell table:style-name="ce6" office:value-type="float" office:value="1118.0237401597">
            <text:p>1118,02</text:p>
          </table:table-cell>
          <table:table-cell table:style-name="ce6" office:value-type="float" office:value="7.38461538461539">
            <text:p>7,38</text:p>
          </table:table-cell>
          <table:table-cell table:style-name="ce6" office:value-type="float" office:value="1.4">
            <text:p>1,40</text:p>
          </table:table-cell>
          <table:table-cell table:style-name="ce8" office:value-type="string">
            <text:p>Best(bestR)</text:p>
          </table:table-cell>
          <table:table-cell table:style-name="ce12" table:formula="of:=[.B34]/[.D34]" office:value-type="float" office:value="12.5166666666666">
            <text:p>12,52</text:p>
          </table:table-cell>
          <table:table-cell/>
          <table:covered-table-cell table:style-name="ce18"/>
          <table:table-cell table:style-name="ce5" office:value-type="float" office:value="85.9428571428566">
            <text:p>85,94</text:p>
          </table:table-cell>
          <table:table-cell table:style-name="ce5" office:value-type="float" office:value="1478.66616642461">
            <text:p>1478,67</text:p>
          </table:table-cell>
          <table:table-cell table:style-name="ce5" office:value-type="float" office:value="6.85714285714286">
            <text:p>6,86</text:p>
          </table:table-cell>
          <table:table-cell table:style-name="ce5" office:value-type="float" office:value="0.993883242057409">
            <text:p>0,99</text:p>
          </table:table-cell>
          <table:table-cell table:style-name="ce8" office:value-type="string">
            <text:p>Best(bestR)</text:p>
          </table:table-cell>
          <table:table-cell table:style-name="ce24" table:formula="of:=[.J34]/[.L34]" office:value-type="float" office:value="12.5333333333332">
            <text:p>12,53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4" office:value-type="string" table:number-columns-spanned="1" table:number-rows-spanned="4">
            <text:p>R6*2</text:p>
          </table:table-cell>
          <table:table-cell table:style-name="ce4" office:value-type="float" office:value="63.0270242317171">
            <text:p>63,03</text:p>
          </table:table-cell>
          <table:table-cell table:style-name="ce4" office:value-type="float" office:value="3384.07865199647">
            <text:p>3384,08</text:p>
          </table:table-cell>
          <table:table-cell table:style-name="ce4" office:value-type="float" office:value="5.61302166411556">
            <text:p>5,61</text:p>
          </table:table-cell>
          <table:table-cell table:style-name="ce4" office:value-type="float" office:value="2.45129554040176">
            <text:p>2,45</text:p>
          </table:table-cell>
          <table:table-cell table:style-name="ce7" office:value-type="string">
            <text:p>Mean</text:p>
          </table:table-cell>
          <table:table-cell table:style-name="ce23" table:formula="of:=[.J35]/[.L35]" office:value-type="float" office:value="11.2287156550015">
            <text:p>11,23</text:p>
          </table:table-cell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86.5706051873193">
            <text:p>86,57</text:p>
          </table:table-cell>
          <table:table-cell table:style-name="ce5" office:value-type="float" office:value="1327.7297837249">
            <text:p>1327,73</text:p>
          </table:table-cell>
          <table:table-cell table:style-name="ce5" office:value-type="float" office:value="2.45649948822927">
            <text:p>2,46</text:p>
          </table:table-cell>
          <table:table-cell table:style-name="ce5" office:value-type="float" office:value="3.18517834553328">
            <text:p>3,19</text:p>
          </table:table-cell>
          <table:table-cell table:style-name="ce3" office:value-type="string">
            <text:p>Be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30.7267144319349">
            <text:p>30,73</text:p>
          </table:table-cell>
          <table:table-cell table:style-name="ce5" office:value-type="float" office:value="6254.81749939675">
            <text:p>6254,82</text:p>
          </table:table-cell>
          <table:table-cell table:style-name="ce5" office:value-type="float" office:value="8.24742268041237">
            <text:p>8,25</text:p>
          </table:table-cell>
          <table:table-cell table:style-name="ce5" office:value-type="float" office:value="1.55881889587338">
            <text:p>1,56</text:p>
          </table:table-cell>
          <table:table-cell table:style-name="ce3" office:value-type="string">
            <text:p>Wor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6" office:value-type="float" office:value="86.5706051873193">
            <text:p>86,57</text:p>
          </table:table-cell>
          <table:table-cell table:style-name="ce6" office:value-type="float" office:value="1327.7297837249">
            <text:p>1327,73</text:p>
          </table:table-cell>
          <table:table-cell table:style-name="ce6" office:value-type="float" office:value="6.9164265129683">
            <text:p>6,92</text:p>
          </table:table-cell>
          <table:table-cell table:style-name="ce6" office:value-type="float" office:value="3.18517834553328">
            <text:p>3,19</text:p>
          </table:table-cell>
          <table:table-cell table:style-name="ce8" office:value-type="string">
            <text:p>Best(bestR)</text:p>
          </table:table-cell>
          <table:table-cell table:style-name="ce24" table:formula="of:=[.J38]/[.L38]" office:value-type="float" office:value="12.5166666666666">
            <text:p>12,52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4" office:value-type="string" table:number-columns-spanned="1" table:number-rows-spanned="4">
            <text:p>R6*10</text:p>
          </table:table-cell>
          <table:table-cell table:style-name="ce4" office:value-type="float" office:value="60.7002536468174">
            <text:p>60,70</text:p>
          </table:table-cell>
          <table:table-cell table:style-name="ce4" office:value-type="float" office:value="3844.03711656908">
            <text:p>3844,04</text:p>
          </table:table-cell>
          <table:table-cell table:style-name="ce4" office:value-type="float" office:value="7.08508025051582">
            <text:p>7,09</text:p>
          </table:table-cell>
          <table:table-cell table:style-name="ce4" office:value-type="float" office:value="16.2369763216076">
            <text:p>16,24</text:p>
          </table:table-cell>
          <table:table-cell table:style-name="ce7" office:value-type="string">
            <text:p>Mean</text:p>
          </table:table-cell>
          <table:table-cell table:style-name="ce23" table:formula="of:=[.J39]/[.L39]" office:value-type="float" office:value="8.56733466673129">
            <text:p>8,57</text:p>
          </table:table-cell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85.771428571428">
            <text:p>85,77</text:p>
          </table:table-cell>
          <table:table-cell table:style-name="ce5" office:value-type="float" office:value="1529.40337760652">
            <text:p>1529,40</text:p>
          </table:table-cell>
          <table:table-cell table:style-name="ce5" office:value-type="float" office:value="4.32276657060519">
            <text:p>4,32</text:p>
          </table:table-cell>
          <table:table-cell table:style-name="ce5" office:value-type="float" office:value="20.1285199922425">
            <text:p>20,13</text:p>
          </table:table-cell>
          <table:table-cell table:style-name="ce3" office:value-type="string">
            <text:p>Be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35.8661887694148">
            <text:p>35,87</text:p>
          </table:table-cell>
          <table:table-cell table:style-name="ce5" office:value-type="float" office:value="10161.9129103464">
            <text:p>10161,91</text:p>
          </table:table-cell>
          <table:table-cell table:style-name="ce5" office:value-type="float" office:value="11.4285714285714">
            <text:p>11,43</text:p>
          </table:table-cell>
          <table:table-cell table:style-name="ce5" office:value-type="float" office:value="11.6676075260427">
            <text:p>11,67</text:p>
          </table:table-cell>
          <table:table-cell table:style-name="ce3" office:value-type="string">
            <text:p>Wor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6" office:value-type="float" office:value="85.771428571428">
            <text:p>85,77</text:p>
          </table:table-cell>
          <table:table-cell table:style-name="ce6" office:value-type="float" office:value="1529.40337760652">
            <text:p>1529,40</text:p>
          </table:table-cell>
          <table:table-cell table:style-name="ce6" office:value-type="float" office:value="11.4285714285714">
            <text:p>11,43</text:p>
          </table:table-cell>
          <table:table-cell table:style-name="ce6" office:value-type="float" office:value="20.1285199922425">
            <text:p>20,13</text:p>
          </table:table-cell>
          <table:table-cell table:style-name="ce8" office:value-type="string">
            <text:p>Best(bestR)</text:p>
          </table:table-cell>
          <table:table-cell table:style-name="ce24" table:formula="of:=[.J42]/[.L42]" office:value-type="float" office:value="7.50499999999997">
            <text:p>7,50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4" office:value-type="string" table:number-columns-spanned="1" table:number-rows-spanned="4">
            <text:p>R6/0,6</text:p>
          </table:table-cell>
          <table:table-cell table:style-name="ce5" office:value-type="float" office:value="69.1529037307757">
            <text:p>69,15</text:p>
          </table:table-cell>
          <table:table-cell table:style-name="ce5" office:value-type="float" office:value="2093.44900193361">
            <text:p>2093,45</text:p>
          </table:table-cell>
          <table:table-cell table:style-name="ce5" office:value-type="float" office:value="5.79660657285521">
            <text:p>5,80</text:p>
          </table:table-cell>
          <table:table-cell table:style-name="ce5" office:value-type="float" office:value="2.0191107085924">
            <text:p>2,02</text:p>
          </table:table-cell>
          <table:table-cell table:style-name="ce7" office:value-type="string">
            <text:p>Mean</text:p>
          </table:table-cell>
          <table:table-cell table:style-name="ce23" table:formula="of:=[.J43]/[.L43]" office:value-type="float" office:value="11.9298943030928">
            <text:p>11,93</text:p>
          </table:table-cell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81.4092140921404">
            <text:p>81,41</text:p>
          </table:table-cell>
          <table:table-cell table:style-name="ce5" office:value-type="float" office:value="1534.65213466863">
            <text:p>1534,65</text:p>
          </table:table-cell>
          <table:table-cell table:style-name="ce5" office:value-type="float" office:value="4.40366972477064">
            <text:p>4,40</text:p>
          </table:table-cell>
          <table:table-cell table:style-name="ce5" office:value-type="float" office:value="2.48716958491871">
            <text:p>2,49</text:p>
          </table:table-cell>
          <table:table-cell table:style-name="ce3" office:value-type="string">
            <text:p>Be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55.1192660550454">
            <text:p>55,12</text:p>
          </table:table-cell>
          <table:table-cell table:style-name="ce5" office:value-type="float" office:value="2991.92136900408">
            <text:p>2991,92</text:p>
          </table:table-cell>
          <table:table-cell table:style-name="ce5" office:value-type="float" office:value="7.2992700729927">
            <text:p>7,30</text:p>
          </table:table-cell>
          <table:table-cell table:style-name="ce5" office:value-type="float" office:value="1.43535341077854">
            <text:p>1,44</text:p>
          </table:table-cell>
          <table:table-cell table:style-name="ce3" office:value-type="string">
            <text:p>Wor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9"/>
          <table:table-cell table:style-name="ce6" office:value-type="float" office:value="81.4092140921404">
            <text:p>81,41</text:p>
          </table:table-cell>
          <table:table-cell table:style-name="ce6" office:value-type="float" office:value="1534.65213466863">
            <text:p>1534,65</text:p>
          </table:table-cell>
          <table:table-cell table:style-name="ce6" office:value-type="float" office:value="6.50406504065041">
            <text:p>6,50</text:p>
          </table:table-cell>
          <table:table-cell table:style-name="ce6" office:value-type="float" office:value="2.48716958491871">
            <text:p>2,49</text:p>
          </table:table-cell>
          <table:table-cell table:style-name="ce8" office:value-type="string">
            <text:p>Best(bestR)</text:p>
          </table:table-cell>
          <table:table-cell table:style-name="ce24" table:formula="of:=[.J46]/[.L46]" office:value-type="float" office:value="12.5166666666666">
            <text:p>12,52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4" office:value-type="string" table:number-columns-spanned="1" table:number-rows-spanned="4">
            <text:p>R6/0,7</text:p>
          </table:table-cell>
          <table:table-cell table:style-name="ce5" office:value-type="float" office:value="71.1148612445831">
            <text:p>71,11</text:p>
          </table:table-cell>
          <table:table-cell table:style-name="ce5" office:value-type="float" office:value="1994.2590109113">
            <text:p>1994,26</text:p>
          </table:table-cell>
          <table:table-cell table:style-name="ce5" office:value-type="float" office:value="6.04074635182608">
            <text:p>6,04</text:p>
          </table:table-cell>
          <table:table-cell table:style-name="ce5" office:value-type="float" office:value="1.50924222322707">
            <text:p>1,51</text:p>
          </table:table-cell>
          <table:table-cell table:style-name="ce7" office:value-type="string">
            <text:p>Mean</text:p>
          </table:table-cell>
          <table:table-cell table:style-name="ce23" table:formula="of:=[.J47]/[.L47]" office:value-type="float" office:value="11.7725289397535">
            <text:p>11,77</text:p>
          </table:table-cell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83.4444444444439">
            <text:p>83,44</text:p>
          </table:table-cell>
          <table:table-cell table:style-name="ce5" office:value-type="float" office:value="1420.97941995026">
            <text:p>1420,98</text:p>
          </table:table-cell>
          <table:table-cell table:style-name="ce5" office:value-type="float" office:value="4.95867768595041">
            <text:p>4,96</text:p>
          </table:table-cell>
          <table:table-cell table:style-name="ce5" office:value-type="float" office:value="1.86887648511293">
            <text:p>1,87</text:p>
          </table:table-cell>
          <table:table-cell table:style-name="ce3" office:value-type="string">
            <text:p>Be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55.5268022181141">
            <text:p>55,53</text:p>
          </table:table-cell>
          <table:table-cell table:style-name="ce5" office:value-type="float" office:value="3775.58429848907">
            <text:p>3775,58</text:p>
          </table:table-cell>
          <table:table-cell table:style-name="ce5" office:value-type="float" office:value="6.81818181818182">
            <text:p>6,82</text:p>
          </table:table-cell>
          <table:table-cell table:style-name="ce5" office:value-type="float" office:value="0.950165154480366">
            <text:p>0,95</text:p>
          </table:table-cell>
          <table:table-cell table:style-name="ce3" office:value-type="string">
            <text:p>Wor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9"/>
          <table:table-cell table:style-name="ce6" office:value-type="float" office:value="83.4444444444439">
            <text:p>83,44</text:p>
          </table:table-cell>
          <table:table-cell table:style-name="ce6" office:value-type="float" office:value="1420.97941995026">
            <text:p>1420,98</text:p>
          </table:table-cell>
          <table:table-cell table:style-name="ce6" office:value-type="float" office:value="6.66666666666667">
            <text:p>6,67</text:p>
          </table:table-cell>
          <table:table-cell table:style-name="ce6" office:value-type="float" office:value="1.86887648511293">
            <text:p>1,87</text:p>
          </table:table-cell>
          <table:table-cell table:style-name="ce8" office:value-type="string">
            <text:p>Best(bestR)</text:p>
          </table:table-cell>
          <table:table-cell table:style-name="ce24" table:formula="of:=[.J50]/[.L50]" office:value-type="float" office:value="12.5166666666666">
            <text:p>12,52</text:p>
          </table:table-cell>
          <table:table-cell table:number-columns-repeated="7"/>
        </table:table-row>
        <table:table-row table:style-name="ro1" table:number-rows-repeated="104852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6" table:default-cell-style-name="ce18"/>
        <table:table-column table:style-name="co6" table:number-columns-repeated="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6" table:default-cell-style-name="Default"/>
        <table:table-row table:style-name="ro1">
          <table:table-cell table:style-name="Default" office:value-type="string">
            <text:p>pho_max</text:p>
          </table:table-cell>
          <table:table-cell office:value-type="float" office:value="500">
            <text:p>500</text:p>
          </table:table-cell>
          <table:table-cell table:number-columns-repeated="14"/>
        </table:table-row>
        <table:table-row table:style-name="ro3">
          <table:table-cell table:style-name="Default" office:value-type="string">
            <text:p>v_max</text:p>
          </table:table-cell>
          <table:table-cell office:value-type="float" office:value="100">
            <text:p>100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>
            <text:p>v/pho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250">
            <text:p>250</text:p>
          </table:table-cell>
          <table:table-cell table:style-name="ce18" office:value-type="float" office:value="500">
            <text:p>500</text:p>
          </table:table-cell>
          <table:table-cell table:style-name="ce18" office:value-type="float" office:value="750">
            <text:p>750</text:p>
          </table:table-cell>
          <table:table-cell table:style-name="ce18" office:value-type="float" office:value="1000">
            <text:p>1000</text:p>
          </table:table-cell>
          <table:table-cell table:style-name="ce18" office:value-type="float" office:value="1500">
            <text:p>1500</text:p>
          </table:table-cell>
          <table:table-cell table:style-name="ce18" office:value-type="float" office:value="2000">
            <text:p>2000</text:p>
          </table:table-cell>
          <table:table-cell table:style-name="ce18" office:value-type="float" office:value="3000">
            <text:p>30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-1*(2*[.$B$2]-[.$A5])^([.B$4]/[.$B$1])" office:value-type="float" office:value="-1.30299471386157">
            <text:p>-1,30</text:p>
          </table:table-cell>
          <table:table-cell table:style-name="ce5" table:formula="of:=-1*(2*[.$B$2]-[.$A5])^([.C$4]/[.$B$1])" office:value-type="float" office:value="-2.88250862382977">
            <text:p>-2,88</text:p>
          </table:table-cell>
          <table:table-cell table:style-name="ce5" table:formula="of:=-1*(2*[.$B$2]-[.$A5])^([.D$4]/[.$B$1])" office:value-type="float" office:value="-14.1067359796659">
            <text:p>-14,11</text:p>
          </table:table-cell>
          <table:table-cell table:style-name="ce5" table:formula="of:=-1*(2*[.$B$2]-[.$A5])^([.E$4]/[.$B$1])" office:value-type="float" office:value="-199">
            <text:p>-199,00</text:p>
          </table:table-cell>
          <table:table-cell table:style-name="ce5" table:formula="of:=-1*(2*[.$B$2]-[.$A5])^([.F$4]/[.$B$1])" office:value-type="float" office:value="-2807.24045995351">
            <text:p>-2807,24</text:p>
          </table:table-cell>
          <table:table-cell table:style-name="ce5" table:formula="of:=-1*(2*[.$B$2]-[.$A5])^([.G$4]/[.$B$1])" office:value-type="float" office:value="-39601">
            <text:p>-39601,00</text:p>
          </table:table-cell>
          <table:table-cell table:style-name="ce5" table:formula="of:=-1*(2*[.$B$2]-[.$A5])^([.H$4]/[.$B$1])" office:value-type="float" office:value="-7880599">
            <text:p>-7880599,00</text:p>
          </table:table-cell>
          <table:table-cell table:style-name="ce5" table:formula="of:=-1*(2*[.$B$2]-[.$A5])^([.I$4]/[.$B$1])" office:value-type="float" office:value="-1568239201">
            <text:p>-1568239201,00</text:p>
          </table:table-cell>
          <table:table-cell table:style-name="ce5" table:formula="of:=-1*(2*[.$B$2]-[.$A5])^([.J$4]/[.$B$1])" office:value-type="float" office:value="-62103840598801">
            <text:p>-62103840598801,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style-name="ce5" table:formula="of:=-1*(2*[.$B$2]-[.$A6])^([.B$4]/[.$B$1])" office:value-type="float" office:value="-1.29647344347638">
            <text:p>-1,30</text:p>
          </table:table-cell>
          <table:table-cell table:style-name="ce5" table:formula="of:=-1*(2*[.$B$2]-[.$A6])^([.C$4]/[.$B$1])" office:value-type="float" office:value="-2.82523450049477">
            <text:p>-2,83</text:p>
          </table:table-cell>
          <table:table-cell table:style-name="ce5" table:formula="of:=-1*(2*[.$B$2]-[.$A6])^([.D$4]/[.$B$1])" office:value-type="float" office:value="-13.4164078649987">
            <text:p>-13,42</text:p>
          </table:table-cell>
          <table:table-cell table:style-name="ce5" table:formula="of:=-1*(2*[.$B$2]-[.$A6])^([.E$4]/[.$B$1])" office:value-type="float" office:value="-180">
            <text:p>-180,00</text:p>
          </table:table-cell>
          <table:table-cell table:style-name="ce5" table:formula="of:=-1*(2*[.$B$2]-[.$A6])^([.F$4]/[.$B$1])" office:value-type="float" office:value="-2414.95341569977">
            <text:p>-2414,95</text:p>
          </table:table-cell>
          <table:table-cell table:style-name="ce5" table:formula="of:=-1*(2*[.$B$2]-[.$A6])^([.G$4]/[.$B$1])" office:value-type="float" office:value="-32400">
            <text:p>-32400,00</text:p>
          </table:table-cell>
          <table:table-cell table:style-name="ce5" table:formula="of:=-1*(2*[.$B$2]-[.$A6])^([.H$4]/[.$B$1])" office:value-type="float" office:value="-5832000">
            <text:p>-5832000,00</text:p>
          </table:table-cell>
          <table:table-cell table:style-name="ce5" table:formula="of:=-1*(2*[.$B$2]-[.$A6])^([.I$4]/[.$B$1])" office:value-type="float" office:value="-1049760000">
            <text:p>-1049760000,00</text:p>
          </table:table-cell>
          <table:table-cell table:style-name="ce5" table:formula="of:=-1*(2*[.$B$2]-[.$A6])^([.J$4]/[.$B$1])" office:value-type="float" office:value="-34012224000000">
            <text:p>-34012224000000,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style-name="ce5" table:formula="of:=-1*(2*[.$B$2]-[.$A7])^([.B$4]/[.$B$1])" office:value-type="float" office:value="-1.28886075273298">
            <text:p>-1,29</text:p>
          </table:table-cell>
          <table:table-cell table:style-name="ce5" table:formula="of:=-1*(2*[.$B$2]-[.$A7])^([.C$4]/[.$B$1])" office:value-type="float" office:value="-2.75945932292243">
            <text:p>-2,76</text:p>
          </table:table-cell>
          <table:table-cell table:style-name="ce5" table:formula="of:=-1*(2*[.$B$2]-[.$A7])^([.D$4]/[.$B$1])" office:value-type="float" office:value="-12.6491106406735">
            <text:p>-12,65</text:p>
          </table:table-cell>
          <table:table-cell table:style-name="ce5" table:formula="of:=-1*(2*[.$B$2]-[.$A7])^([.E$4]/[.$B$1])" office:value-type="float" office:value="-160">
            <text:p>-160,00</text:p>
          </table:table-cell>
          <table:table-cell table:style-name="ce5" table:formula="of:=-1*(2*[.$B$2]-[.$A7])^([.F$4]/[.$B$1])" office:value-type="float" office:value="-2023.85770250776">
            <text:p>-2023,86</text:p>
          </table:table-cell>
          <table:table-cell table:style-name="ce5" table:formula="of:=-1*(2*[.$B$2]-[.$A7])^([.G$4]/[.$B$1])" office:value-type="float" office:value="-25600">
            <text:p>-25600,00</text:p>
          </table:table-cell>
          <table:table-cell table:style-name="ce5" table:formula="of:=-1*(2*[.$B$2]-[.$A7])^([.H$4]/[.$B$1])" office:value-type="float" office:value="-4096000">
            <text:p>-4096000,00</text:p>
          </table:table-cell>
          <table:table-cell table:style-name="ce5" table:formula="of:=-1*(2*[.$B$2]-[.$A7])^([.I$4]/[.$B$1])" office:value-type="float" office:value="-655360000">
            <text:p>-655360000,00</text:p>
          </table:table-cell>
          <table:table-cell table:style-name="ce5" table:formula="of:=-1*(2*[.$B$2]-[.$A7])^([.J$4]/[.$B$1])" office:value-type="float" office:value="-16777216000000">
            <text:p>-16777216000000,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style-name="ce5" table:formula="of:=-1*(2*[.$B$2]-[.$A8])^([.B$4]/[.$B$1])" office:value-type="float" office:value="-1.28028424685101">
            <text:p>-1,28</text:p>
          </table:table-cell>
          <table:table-cell table:style-name="ce5" table:formula="of:=-1*(2*[.$B$2]-[.$A8])^([.C$4]/[.$B$1])" office:value-type="float" office:value="-2.68673978978566">
            <text:p>-2,69</text:p>
          </table:table-cell>
          <table:table-cell table:style-name="ce5" table:formula="of:=-1*(2*[.$B$2]-[.$A8])^([.D$4]/[.$B$1])" office:value-type="float" office:value="-11.8321595661992">
            <text:p>-11,83</text:p>
          </table:table-cell>
          <table:table-cell table:style-name="ce5" table:formula="of:=-1*(2*[.$B$2]-[.$A8])^([.E$4]/[.$B$1])" office:value-type="float" office:value="-140">
            <text:p>-140,00</text:p>
          </table:table-cell>
          <table:table-cell table:style-name="ce5" table:formula="of:=-1*(2*[.$B$2]-[.$A8])^([.F$4]/[.$B$1])" office:value-type="float" office:value="-1656.50233926789">
            <text:p>-1656,50</text:p>
          </table:table-cell>
          <table:table-cell table:style-name="ce5" table:formula="of:=-1*(2*[.$B$2]-[.$A8])^([.G$4]/[.$B$1])" office:value-type="float" office:value="-19600">
            <text:p>-19600,00</text:p>
          </table:table-cell>
          <table:table-cell table:style-name="ce5" table:formula="of:=-1*(2*[.$B$2]-[.$A8])^([.H$4]/[.$B$1])" office:value-type="float" office:value="-2744000">
            <text:p>-2744000,00</text:p>
          </table:table-cell>
          <table:table-cell table:style-name="ce5" table:formula="of:=-1*(2*[.$B$2]-[.$A8])^([.I$4]/[.$B$1])" office:value-type="float" office:value="-384160000">
            <text:p>-384160000,00</text:p>
          </table:table-cell>
          <table:table-cell table:style-name="ce5" table:formula="of:=-1*(2*[.$B$2]-[.$A8])^([.J$4]/[.$B$1])" office:value-type="float" office:value="-7529536000000">
            <text:p>-7529536000000,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style-name="ce5" table:formula="of:=-1*(2*[.$B$2]-[.$A9])^([.B$4]/[.$B$1])" office:value-type="float" office:value="-1.27045434332056">
            <text:p>-1,27</text:p>
          </table:table-cell>
          <table:table-cell table:style-name="ce5" table:formula="of:=-1*(2*[.$B$2]-[.$A9])^([.C$4]/[.$B$1])" office:value-type="float" office:value="-2.60517108469735">
            <text:p>-2,61</text:p>
          </table:table-cell>
          <table:table-cell table:style-name="ce5" table:formula="of:=-1*(2*[.$B$2]-[.$A9])^([.D$4]/[.$B$1])" office:value-type="float" office:value="-10.9544511501033">
            <text:p>-10,95</text:p>
          </table:table-cell>
          <table:table-cell table:style-name="ce5" table:formula="of:=-1*(2*[.$B$2]-[.$A9])^([.E$4]/[.$B$1])" office:value-type="float" office:value="-120">
            <text:p>-120,00</text:p>
          </table:table-cell>
          <table:table-cell table:style-name="ce5" table:formula="of:=-1*(2*[.$B$2]-[.$A9])^([.F$4]/[.$B$1])" office:value-type="float" office:value="-1314.5341380124">
            <text:p>-1314,53</text:p>
          </table:table-cell>
          <table:table-cell table:style-name="ce5" table:formula="of:=-1*(2*[.$B$2]-[.$A9])^([.G$4]/[.$B$1])" office:value-type="float" office:value="-14400">
            <text:p>-14400,00</text:p>
          </table:table-cell>
          <table:table-cell table:style-name="ce5" table:formula="of:=-1*(2*[.$B$2]-[.$A9])^([.H$4]/[.$B$1])" office:value-type="float" office:value="-1728000">
            <text:p>-1728000,00</text:p>
          </table:table-cell>
          <table:table-cell table:style-name="ce5" table:formula="of:=-1*(2*[.$B$2]-[.$A9])^([.I$4]/[.$B$1])" office:value-type="float" office:value="-207360000">
            <text:p>-207360000,00</text:p>
          </table:table-cell>
          <table:table-cell table:style-name="ce5" table:formula="of:=-1*(2*[.$B$2]-[.$A9])^([.J$4]/[.$B$1])" office:value-type="float" office:value="-2985984000000">
            <text:p>-2985984000000,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table:style-name="ce5" table:formula="of:=-1*(2*[.$B$2]-[.$A10])^([.B$4]/[.$B$1])" office:value-type="float" office:value="-1.25892541179417">
            <text:p>-1,26</text:p>
          </table:table-cell>
          <table:table-cell table:style-name="ce5" table:formula="of:=-1*(2*[.$B$2]-[.$A10])^([.C$4]/[.$B$1])" office:value-type="float" office:value="-2.51188643150958">
            <text:p>-2,51</text:p>
          </table:table-cell>
          <table:table-cell table:style-name="ce5" table:formula="of:=-1*(2*[.$B$2]-[.$A10])^([.D$4]/[.$B$1])" office:value-type="float" office:value="-10">
            <text:p>-10,00</text:p>
          </table:table-cell>
          <table:table-cell table:style-name="ce5" table:formula="of:=-1*(2*[.$B$2]-[.$A10])^([.E$4]/[.$B$1])" office:value-type="float" office:value="-100">
            <text:p>-100,00</text:p>
          </table:table-cell>
          <table:table-cell table:style-name="ce5" table:formula="of:=-1*(2*[.$B$2]-[.$A10])^([.F$4]/[.$B$1])" office:value-type="float" office:value="-1000">
            <text:p>-1000,00</text:p>
          </table:table-cell>
          <table:table-cell table:style-name="ce5" table:formula="of:=-1*(2*[.$B$2]-[.$A10])^([.G$4]/[.$B$1])" office:value-type="float" office:value="-10000">
            <text:p>-10000,00</text:p>
          </table:table-cell>
          <table:table-cell table:style-name="ce5" table:formula="of:=-1*(2*[.$B$2]-[.$A10])^([.H$4]/[.$B$1])" office:value-type="float" office:value="-1000000">
            <text:p>-1000000,00</text:p>
          </table:table-cell>
          <table:table-cell table:style-name="ce5" table:formula="of:=-1*(2*[.$B$2]-[.$A10])^([.I$4]/[.$B$1])" office:value-type="float" office:value="-100000000">
            <text:p>-100000000,00</text:p>
          </table:table-cell>
          <table:table-cell table:style-name="ce5" table:formula="of:=-1*(2*[.$B$2]-[.$A10])^([.J$4]/[.$B$1])" office:value-type="float" office:value="-1000000000000">
            <text:p>-1000000000000,00</text:p>
          </table:table-cell>
          <table:table-cell table:style-name="ce18"/>
          <table:table-cell table:number-columns-repeated="5"/>
        </table:table-row>
        <table:table-row table:style-name="ro1">
          <table:table-cell/>
          <table:table-cell table:style-name="ce18" table:number-columns-repeated="10"/>
          <table:table-cell table:number-columns-repeated="5"/>
        </table:table-row>
        <table:table-row table:style-name="ro1">
          <table:table-cell office:value-type="string">
            <text:p>p/p_max</text:p>
          </table:table-cell>
          <table:table-cell table:style-name="ce18" table:formula="of:=[.B4]/[.$B$1]" office:value-type="float" office:value="0.05">
            <text:p>0,05</text:p>
          </table:table-cell>
          <table:table-cell table:style-name="ce18" table:formula="of:=[.C4]/[.$B$1]" office:value-type="float" office:value="0.2">
            <text:p>0,2</text:p>
          </table:table-cell>
          <table:table-cell table:style-name="ce18" table:formula="of:=[.D4]/[.$B$1]" office:value-type="float" office:value="0.5">
            <text:p>0,5</text:p>
          </table:table-cell>
          <table:table-cell table:style-name="ce18" table:formula="of:=[.E4]/[.$B$1]" office:value-type="float" office:value="1">
            <text:p>1</text:p>
          </table:table-cell>
          <table:table-cell table:style-name="ce18" table:formula="of:=[.F4]/[.$B$1]" office:value-type="float" office:value="1.5">
            <text:p>1,5</text:p>
          </table:table-cell>
          <table:table-cell table:style-name="ce18" table:formula="of:=[.G4]/[.$B$1]" office:value-type="float" office:value="2">
            <text:p>2</text:p>
          </table:table-cell>
          <table:table-cell table:style-name="ce18" table:formula="of:=[.H4]/[.$B$1]" office:value-type="float" office:value="3">
            <text:p>3</text:p>
          </table:table-cell>
          <table:table-cell table:style-name="ce18" table:formula="of:=[.I4]/[.$B$1]" office:value-type="float" office:value="4">
            <text:p>4</text:p>
          </table:table-cell>
          <table:table-cell table:style-name="ce18" table:formula="of:=[.J4]/[.$B$1]" office:value-type="float" office:value="6">
            <text:p>6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string">
            <text:p>1-p/p_max</text:p>
          </table:table-cell>
          <table:table-cell table:style-name="ce18" table:formula="of:=1-[.B12]" office:value-type="float" office:value="0.95">
            <text:p>0,95</text:p>
          </table:table-cell>
          <table:table-cell table:style-name="ce18" table:formula="of:=1-[.C12]" office:value-type="float" office:value="0.8">
            <text:p>0,8</text:p>
          </table:table-cell>
          <table:table-cell table:style-name="ce18" table:formula="of:=1-[.D12]" office:value-type="float" office:value="0.5">
            <text:p>0,5</text:p>
          </table:table-cell>
          <table:table-cell table:style-name="ce18" table:formula="of:=1-[.E12]" office:value-type="float" office:value="0">
            <text:p>0</text:p>
          </table:table-cell>
          <table:table-cell table:style-name="ce18" table:formula="of:=1-[.F12]" office:value-type="float" office:value="-0.5">
            <text:p>-0,5</text:p>
          </table:table-cell>
          <table:table-cell table:style-name="ce18" table:formula="of:=1-[.G12]" office:value-type="float" office:value="-1">
            <text:p>-1</text:p>
          </table:table-cell>
          <table:table-cell table:style-name="ce18" table:formula="of:=1-[.H12]" office:value-type="float" office:value="-2">
            <text:p>-2</text:p>
          </table:table-cell>
          <table:table-cell table:style-name="ce18" table:formula="of:=1-[.I12]" office:value-type="float" office:value="-3">
            <text:p>-3</text:p>
          </table:table-cell>
          <table:table-cell table:style-name="ce18" table:formula="of:=1-[.J12]" office:value-type="float" office:value="-5">
            <text:p>-5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string">
            <text:p>e(p/pmax)</text:p>
          </table:table-cell>
          <table:table-cell table:style-name="ce18" table:formula="of:=EXP([.B4]/[.$B$1])" office:value-type="float" office:value="1.05127109637602">
            <text:p>1,0512710964</text:p>
          </table:table-cell>
          <table:table-cell table:style-name="ce18" table:formula="of:=EXP([.C4]/[.$B$1])" office:value-type="float" office:value="1.22140275816017">
            <text:p>1,2214027582</text:p>
          </table:table-cell>
          <table:table-cell table:style-name="ce18" table:formula="of:=EXP([.D4]/[.$B$1])" office:value-type="float" office:value="1.64872127070013">
            <text:p>1,6487212707</text:p>
          </table:table-cell>
          <table:table-cell table:style-name="ce18" table:formula="of:=EXP([.E4]/[.$B$1])" office:value-type="float" office:value="2.71828182845904">
            <text:p>2,7182818285</text:p>
          </table:table-cell>
          <table:table-cell table:style-name="ce18" table:formula="of:=EXP([.F4]/[.$B$1])" office:value-type="float" office:value="4.48168907033806">
            <text:p>4,4816890703</text:p>
          </table:table-cell>
          <table:table-cell table:style-name="ce18" table:formula="of:=EXP([.G4]/[.$B$1])" office:value-type="float" office:value="7.38905609893065">
            <text:p>7,3890560989</text:p>
          </table:table-cell>
          <table:table-cell table:style-name="ce18" table:formula="of:=EXP([.H4]/[.$B$1])" office:value-type="float" office:value="20.0855369231877">
            <text:p>20,0855369232</text:p>
          </table:table-cell>
          <table:table-cell table:style-name="ce18" table:formula="of:=EXP([.I4]/[.$B$1])" office:value-type="float" office:value="54.5981500331442">
            <text:p>54,5981500331</text:p>
          </table:table-cell>
          <table:table-cell table:style-name="ce18" table:formula="of:=EXP([.J4]/[.$B$1])" office:value-type="float" office:value="403.428793492735">
            <text:p>403,4287934927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string">
            <text:p>e(-p/pmax)</text:p>
          </table:table-cell>
          <table:table-cell table:style-name="ce18" table:formula="of:=EXP(-[.B4]/[.$B$1])" office:value-type="float" office:value="0.951229424500714">
            <text:p>0,9512294245</text:p>
          </table:table-cell>
          <table:table-cell table:style-name="ce18" table:formula="of:=EXP(-[.C4]/[.$B$1])" office:value-type="float" office:value="0.818730753077982">
            <text:p>0,8187307531</text:p>
          </table:table-cell>
          <table:table-cell table:style-name="ce18" table:formula="of:=EXP(-[.D4]/[.$B$1])" office:value-type="float" office:value="0.606530659712633">
            <text:p>0,6065306597</text:p>
          </table:table-cell>
          <table:table-cell table:style-name="ce18" table:formula="of:=EXP(-[.E4]/[.$B$1])" office:value-type="float" office:value="0.367879441171442">
            <text:p>0,3678794412</text:p>
          </table:table-cell>
          <table:table-cell table:style-name="ce18" table:formula="of:=EXP(-[.F4]/[.$B$1])" office:value-type="float" office:value="0.22313016014843">
            <text:p>0,2231301601</text:p>
          </table:table-cell>
          <table:table-cell table:style-name="ce18" table:formula="of:=EXP(-[.G4]/[.$B$1])" office:value-type="float" office:value="0.135335283236613">
            <text:p>0,1353352832</text:p>
          </table:table-cell>
          <table:table-cell table:style-name="ce18" table:formula="of:=EXP(-[.H4]/[.$B$1])" office:value-type="float" office:value="0.049787068367864">
            <text:p>0,0497870684</text:p>
          </table:table-cell>
          <table:table-cell table:style-name="ce18" table:formula="of:=EXP(-[.I4]/[.$B$1])" office:value-type="float" office:value="0.0183156388887342">
            <text:p>0,0183156389</text:p>
          </table:table-cell>
          <table:table-cell table:style-name="ce18" table:formula="of:=EXP(-[.J4]/[.$B$1])" office:value-type="float" office:value="0.00247875217666636">
            <text:p>0,0024787522</text:p>
          </table:table-cell>
          <table:table-cell table:style-name="ce18"/>
          <table:table-cell table:number-columns-repeated="5"/>
        </table:table-row>
        <table:table-row table:style-name="ro1">
          <table:table-cell/>
          <table:table-cell table:style-name="ce18" table:number-columns-repeated="10"/>
          <table:table-cell table:number-columns-repeated="5"/>
        </table:table-row>
        <table:table-row table:style-name="ro1">
          <table:table-cell office:value-type="string">
            <text:p>v/pho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250">
            <text:p>250</text:p>
          </table:table-cell>
          <table:table-cell table:style-name="ce18" office:value-type="float" office:value="500">
            <text:p>500</text:p>
          </table:table-cell>
          <table:table-cell table:style-name="ce18" office:value-type="float" office:value="750">
            <text:p>750</text:p>
          </table:table-cell>
          <table:table-cell table:style-name="ce18" office:value-type="float" office:value="1000">
            <text:p>1000</text:p>
          </table:table-cell>
          <table:table-cell table:style-name="ce18" office:value-type="float" office:value="1500">
            <text:p>1500</text:p>
          </table:table-cell>
          <table:table-cell table:style-name="ce18" office:value-type="float" office:value="2000">
            <text:p>2000</text:p>
          </table:table-cell>
          <table:table-cell table:style-name="ce18" office:value-type="float" office:value="3000">
            <text:p>3000</text:p>
          </table:table-cell>
          <table:table-cell/>
          <table:table-cell table:style-name="ce18" office:value-type="string">
            <text:p>1-v/v_max</text:p>
          </table:table-cell>
          <table:table-cell/>
          <table:table-cell table:style-name="ce18" office:value-type="string">
            <text:p>v_max/v</text:p>
          </table:table-cell>
          <table:table-cell table:style-name="ce18" office:value-type="string">
            <text:p>v_max-v</text:p>
          </table:table-cell>
          <table:table-cell table:style-name="ce18" office:value-type="string">
            <text:p>2*v_max-v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-1*((2*[.$B$2]-[.$A18])/[.$B$2])*EXP([.B$17]/[.$B$1])" office:value-type="float" office:value="-2.09202948178829">
            <text:p>-2,09</text:p>
          </table:table-cell>
          <table:table-cell table:style-name="ce5" table:formula="of:=-1*((2*[.$B$2]-[.$A18])/[.$B$2])*EXP([.C$17]/[.$B$1])" office:value-type="float" office:value="-2.43059148873874">
            <text:p>-2,43</text:p>
          </table:table-cell>
          <table:table-cell table:style-name="ce5" table:formula="of:=-1*((2*[.$B$2]-[.$A18])/[.$B$2])*EXP([.D$17]/[.$B$1])" office:value-type="float" office:value="-3.28095532869325">
            <text:p>-3,28</text:p>
          </table:table-cell>
          <table:table-cell table:style-name="ce5" table:formula="of:=-1*((2*[.$B$2]-[.$A18])/[.$B$2])*EXP([.E$17]/[.$B$1])" office:value-type="float" office:value="-5.4093808386335">
            <text:p>-5,41</text:p>
          </table:table-cell>
          <table:table-cell table:style-name="ce5" table:formula="of:=-1*((2*[.$B$2]-[.$A18])/[.$B$2])*EXP([.F$17]/[.$B$1])" office:value-type="float" office:value="-8.91856124997275">
            <text:p>-8,92</text:p>
          </table:table-cell>
          <table:table-cell table:style-name="ce5" table:formula="of:=-1*((2*[.$B$2]-[.$A18])/[.$B$2])*EXP([.G$17]/[.$B$1])" office:value-type="float" office:value="-14.704221636872">
            <text:p>-14,70</text:p>
          </table:table-cell>
          <table:table-cell table:style-name="ce5" table:formula="of:=-1*((2*[.$B$2]-[.$A18])/[.$B$2])*EXP([.H$17]/[.$B$1])" office:value-type="float" office:value="-39.9702184771435">
            <text:p>-39,97</text:p>
          </table:table-cell>
          <table:table-cell table:style-name="ce5" table:formula="of:=-1*((2*[.$B$2]-[.$A18])/[.$B$2])*EXP([.I$17]/[.$B$1])" office:value-type="float" office:value="-108.650318565957">
            <text:p>-108,65</text:p>
          </table:table-cell>
          <table:table-cell table:style-name="ce5" table:formula="of:=-1*((2*[.$B$2]-[.$A18])/[.$B$2])*EXP([.J$17]/[.$B$1])" office:value-type="float" office:value="-802.823299050543">
            <text:p>-802,82</text:p>
          </table:table-cell>
          <table:table-cell/>
          <table:table-cell table:style-name="ce18" table:formula="of:=1-[.A27]" office:value-type="float" office:value="0.99">
            <text:p>0,99</text:p>
          </table:table-cell>
          <table:table-cell/>
          <table:table-cell table:style-name="ce18" table:formula="of:=1/[.A27]" office:value-type="float" office:value="100">
            <text:p>100</text:p>
          </table:table-cell>
          <table:table-cell table:style-name="ce18" table:formula="of:=[.$B$2]-[.$A18]" office:value-type="float" office:value="99">
            <text:p>99</text:p>
          </table:table-cell>
          <table:table-cell table:style-name="ce30" table:formula="of:=2*[.$B$2]-[.$A18]" office:value-type="float" office:value="199">
            <text:p>19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5" table:formula="of:=-1*((2*[.$B$2]-[.$A19])/[.$B$2])*EXP([.B$17]/[.$B$1])" office:value-type="float" office:value="-1.89228797347684">
            <text:p>-1,89</text:p>
          </table:table-cell>
          <table:table-cell table:style-name="ce5" table:formula="of:=-1*((2*[.$B$2]-[.$A19])/[.$B$2])*EXP([.C$17]/[.$B$1])" office:value-type="float" office:value="-2.19852496468831">
            <text:p>-2,20</text:p>
          </table:table-cell>
          <table:table-cell table:style-name="ce5" table:formula="of:=-1*((2*[.$B$2]-[.$A19])/[.$B$2])*EXP([.D$17]/[.$B$1])" office:value-type="float" office:value="-2.96769828726023">
            <text:p>-2,97</text:p>
          </table:table-cell>
          <table:table-cell table:style-name="ce5" table:formula="of:=-1*((2*[.$B$2]-[.$A19])/[.$B$2])*EXP([.E$17]/[.$B$1])" office:value-type="float" office:value="-4.89290729122628">
            <text:p>-4,89</text:p>
          </table:table-cell>
          <table:table-cell table:style-name="ce5" table:formula="of:=-1*((2*[.$B$2]-[.$A19])/[.$B$2])*EXP([.F$17]/[.$B$1])" office:value-type="float" office:value="-8.06704032660852">
            <text:p>-8,07</text:p>
          </table:table-cell>
          <table:table-cell table:style-name="ce5" table:formula="of:=-1*((2*[.$B$2]-[.$A19])/[.$B$2])*EXP([.G$17]/[.$B$1])" office:value-type="float" office:value="-13.3003009780752">
            <text:p>-13,30</text:p>
          </table:table-cell>
          <table:table-cell table:style-name="ce5" table:formula="of:=-1*((2*[.$B$2]-[.$A19])/[.$B$2])*EXP([.H$17]/[.$B$1])" office:value-type="float" office:value="-36.1539664617378">
            <text:p>-36,15</text:p>
          </table:table-cell>
          <table:table-cell table:style-name="ce5" table:formula="of:=-1*((2*[.$B$2]-[.$A19])/[.$B$2])*EXP([.I$17]/[.$B$1])" office:value-type="float" office:value="-98.2766700596596">
            <text:p>-98,28</text:p>
          </table:table-cell>
          <table:table-cell table:style-name="ce5" table:formula="of:=-1*((2*[.$B$2]-[.$A19])/[.$B$2])*EXP([.J$17]/[.$B$1])" office:value-type="float" office:value="-726.171828286923">
            <text:p>-726,17</text:p>
          </table:table-cell>
          <table:table-cell/>
          <table:table-cell table:style-name="ce18" table:formula="of:=1-[.A28]" office:value-type="float" office:value="0.8">
            <text:p>0,8</text:p>
          </table:table-cell>
          <table:table-cell/>
          <table:table-cell table:style-name="ce18" table:formula="of:=1/[.A28]" office:value-type="float" office:value="5">
            <text:p>5</text:p>
          </table:table-cell>
          <table:table-cell table:style-name="ce18" table:formula="of:=[.$B$2]-[.$A19]" office:value-type="float" office:value="80">
            <text:p>80</text:p>
          </table:table-cell>
          <table:table-cell table:style-name="ce30" table:formula="of:=2*[.$B$2]-[.$A19]" office:value-type="float" office:value="180">
            <text:p>18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5" table:formula="of:=-1*((2*[.$B$2]-[.$A20])/[.$B$2])*EXP([.B$17]/[.$B$1])" office:value-type="float" office:value="-1.68203375420164">
            <text:p>-1,68</text:p>
          </table:table-cell>
          <table:table-cell table:style-name="ce5" table:formula="of:=-1*((2*[.$B$2]-[.$A20])/[.$B$2])*EXP([.C$17]/[.$B$1])" office:value-type="float" office:value="-1.95424441305627">
            <text:p>-1,95</text:p>
          </table:table-cell>
          <table:table-cell table:style-name="ce5" table:formula="of:=-1*((2*[.$B$2]-[.$A20])/[.$B$2])*EXP([.D$17]/[.$B$1])" office:value-type="float" office:value="-2.63795403312021">
            <text:p>-2,64</text:p>
          </table:table-cell>
          <table:table-cell table:style-name="ce5" table:formula="of:=-1*((2*[.$B$2]-[.$A20])/[.$B$2])*EXP([.E$17]/[.$B$1])" office:value-type="float" office:value="-4.34925092553447">
            <text:p>-4,35</text:p>
          </table:table-cell>
          <table:table-cell table:style-name="ce5" table:formula="of:=-1*((2*[.$B$2]-[.$A20])/[.$B$2])*EXP([.F$17]/[.$B$1])" office:value-type="float" office:value="-7.1707025125409">
            <text:p>-7,17</text:p>
          </table:table-cell>
          <table:table-cell table:style-name="ce5" table:formula="of:=-1*((2*[.$B$2]-[.$A20])/[.$B$2])*EXP([.G$17]/[.$B$1])" office:value-type="float" office:value="-11.822489758289">
            <text:p>-11,82</text:p>
          </table:table-cell>
          <table:table-cell table:style-name="ce5" table:formula="of:=-1*((2*[.$B$2]-[.$A20])/[.$B$2])*EXP([.H$17]/[.$B$1])" office:value-type="float" office:value="-32.1368590771003">
            <text:p>-32,14</text:p>
          </table:table-cell>
          <table:table-cell table:style-name="ce5" table:formula="of:=-1*((2*[.$B$2]-[.$A20])/[.$B$2])*EXP([.I$17]/[.$B$1])" office:value-type="float" office:value="-87.3570400530308">
            <text:p>-87,36</text:p>
          </table:table-cell>
          <table:table-cell table:style-name="ce5" table:formula="of:=-1*((2*[.$B$2]-[.$A20])/[.$B$2])*EXP([.J$17]/[.$B$1])" office:value-type="float" office:value="-645.486069588376">
            <text:p>-645,49</text:p>
          </table:table-cell>
          <table:table-cell/>
          <table:table-cell table:style-name="ce18" table:formula="of:=1-[.A29]" office:value-type="float" office:value="0.6">
            <text:p>0,6</text:p>
          </table:table-cell>
          <table:table-cell/>
          <table:table-cell table:style-name="ce18" table:formula="of:=1/[.A29]" office:value-type="float" office:value="2.5">
            <text:p>2,5</text:p>
          </table:table-cell>
          <table:table-cell table:style-name="ce18" table:formula="of:=[.$B$2]-[.$A20]" office:value-type="float" office:value="60">
            <text:p>60</text:p>
          </table:table-cell>
          <table:table-cell table:style-name="ce30" table:formula="of:=2*[.$B$2]-[.$A20]" office:value-type="float" office:value="160">
            <text:p>16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5" table:formula="of:=-1*((2*[.$B$2]-[.$A21])/[.$B$2])*EXP([.B$17]/[.$B$1])" office:value-type="float" office:value="-1.47177953492643">
            <text:p>-1,47</text:p>
          </table:table-cell>
          <table:table-cell table:style-name="ce5" table:formula="of:=-1*((2*[.$B$2]-[.$A21])/[.$B$2])*EXP([.C$17]/[.$B$1])" office:value-type="float" office:value="-1.70996386142424">
            <text:p>-1,71</text:p>
          </table:table-cell>
          <table:table-cell table:style-name="ce5" table:formula="of:=-1*((2*[.$B$2]-[.$A21])/[.$B$2])*EXP([.D$17]/[.$B$1])" office:value-type="float" office:value="-2.30820977898018">
            <text:p>-2,31</text:p>
          </table:table-cell>
          <table:table-cell table:style-name="ce5" table:formula="of:=-1*((2*[.$B$2]-[.$A21])/[.$B$2])*EXP([.E$17]/[.$B$1])" office:value-type="float" office:value="-3.80559455984266">
            <text:p>-3,81</text:p>
          </table:table-cell>
          <table:table-cell table:style-name="ce5" table:formula="of:=-1*((2*[.$B$2]-[.$A21])/[.$B$2])*EXP([.F$17]/[.$B$1])" office:value-type="float" office:value="-6.27436469847329">
            <text:p>-6,27</text:p>
          </table:table-cell>
          <table:table-cell table:style-name="ce5" table:formula="of:=-1*((2*[.$B$2]-[.$A21])/[.$B$2])*EXP([.G$17]/[.$B$1])" office:value-type="float" office:value="-10.3446785385029">
            <text:p>-10,34</text:p>
          </table:table-cell>
          <table:table-cell table:style-name="ce5" table:formula="of:=-1*((2*[.$B$2]-[.$A21])/[.$B$2])*EXP([.H$17]/[.$B$1])" office:value-type="float" office:value="-28.1197516924627">
            <text:p>-28,12</text:p>
          </table:table-cell>
          <table:table-cell table:style-name="ce5" table:formula="of:=-1*((2*[.$B$2]-[.$A21])/[.$B$2])*EXP([.I$17]/[.$B$1])" office:value-type="float" office:value="-76.4374100464019">
            <text:p>-76,44</text:p>
          </table:table-cell>
          <table:table-cell table:style-name="ce5" table:formula="of:=-1*((2*[.$B$2]-[.$A21])/[.$B$2])*EXP([.J$17]/[.$B$1])" office:value-type="float" office:value="-564.800310889829">
            <text:p>-564,80</text:p>
          </table:table-cell>
          <table:table-cell/>
          <table:table-cell table:style-name="ce18" table:formula="of:=1-[.A30]" office:value-type="float" office:value="0.4">
            <text:p>0,4</text:p>
          </table:table-cell>
          <table:table-cell/>
          <table:table-cell table:style-name="ce18" table:formula="of:=1/[.A30]" office:value-type="float" office:value="1.66666666666667">
            <text:p>1,6666666667</text:p>
          </table:table-cell>
          <table:table-cell table:style-name="ce18" table:formula="of:=[.$B$2]-[.$A21]" office:value-type="float" office:value="40">
            <text:p>40</text:p>
          </table:table-cell>
          <table:table-cell table:style-name="ce30" table:formula="of:=2*[.$B$2]-[.$A21]" office:value-type="float" office:value="140">
            <text:p>14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style-name="ce5" table:formula="of:=-1*((2*[.$B$2]-[.$A22])/[.$B$2])*EXP([.B$17]/[.$B$1])" office:value-type="float" office:value="-1.26152531565123">
            <text:p>-1,26</text:p>
          </table:table-cell>
          <table:table-cell table:style-name="ce5" table:formula="of:=-1*((2*[.$B$2]-[.$A22])/[.$B$2])*EXP([.C$17]/[.$B$1])" office:value-type="float" office:value="-1.4656833097922">
            <text:p>-1,47</text:p>
          </table:table-cell>
          <table:table-cell table:style-name="ce5" table:formula="of:=-1*((2*[.$B$2]-[.$A22])/[.$B$2])*EXP([.D$17]/[.$B$1])" office:value-type="float" office:value="-1.97846552484015">
            <text:p>-1,98</text:p>
          </table:table-cell>
          <table:table-cell table:style-name="ce5" table:formula="of:=-1*((2*[.$B$2]-[.$A22])/[.$B$2])*EXP([.E$17]/[.$B$1])" office:value-type="float" office:value="-3.26193819415085">
            <text:p>-3,26</text:p>
          </table:table-cell>
          <table:table-cell table:style-name="ce5" table:formula="of:=-1*((2*[.$B$2]-[.$A22])/[.$B$2])*EXP([.F$17]/[.$B$1])" office:value-type="float" office:value="-5.37802688440568">
            <text:p>-5,38</text:p>
          </table:table-cell>
          <table:table-cell table:style-name="ce5" table:formula="of:=-1*((2*[.$B$2]-[.$A22])/[.$B$2])*EXP([.G$17]/[.$B$1])" office:value-type="float" office:value="-8.86686731871678">
            <text:p>-8,87</text:p>
          </table:table-cell>
          <table:table-cell table:style-name="ce5" table:formula="of:=-1*((2*[.$B$2]-[.$A22])/[.$B$2])*EXP([.H$17]/[.$B$1])" office:value-type="float" office:value="-24.1026443078252">
            <text:p>-24,10</text:p>
          </table:table-cell>
          <table:table-cell table:style-name="ce5" table:formula="of:=-1*((2*[.$B$2]-[.$A22])/[.$B$2])*EXP([.I$17]/[.$B$1])" office:value-type="float" office:value="-65.5177800397731">
            <text:p>-65,52</text:p>
          </table:table-cell>
          <table:table-cell table:style-name="ce5" table:formula="of:=-1*((2*[.$B$2]-[.$A22])/[.$B$2])*EXP([.J$17]/[.$B$1])" office:value-type="float" office:value="-484.114552191282">
            <text:p>-484,11</text:p>
          </table:table-cell>
          <table:table-cell/>
          <table:table-cell table:style-name="ce18" table:formula="of:=1-[.A31]" office:value-type="float" office:value="0.2">
            <text:p>0,2</text:p>
          </table:table-cell>
          <table:table-cell/>
          <table:table-cell table:style-name="ce18" table:formula="of:=1/[.A31]" office:value-type="float" office:value="1.25">
            <text:p>1,25</text:p>
          </table:table-cell>
          <table:table-cell table:style-name="ce18" table:formula="of:=[.$B$2]-[.$A22]" office:value-type="float" office:value="20">
            <text:p>20</text:p>
          </table:table-cell>
          <table:table-cell table:style-name="ce30" table:formula="of:=2*[.$B$2]-[.$A22]" office:value-type="float" office:value="120">
            <text:p>12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ce5" table:formula="of:=-1*((2*[.$B$2]-[.$A23])/[.$B$2])*EXP([.B$17]/[.$B$1])" office:value-type="float" office:value="-1.05127109637602">
            <text:p>-1,05</text:p>
          </table:table-cell>
          <table:table-cell table:style-name="ce5" table:formula="of:=-1*((2*[.$B$2]-[.$A23])/[.$B$2])*EXP([.C$17]/[.$B$1])" office:value-type="float" office:value="-1.22140275816017">
            <text:p>-1,22</text:p>
          </table:table-cell>
          <table:table-cell table:style-name="ce5" table:formula="of:=-1*((2*[.$B$2]-[.$A23])/[.$B$2])*EXP([.D$17]/[.$B$1])" office:value-type="float" office:value="-1.64872127070013">
            <text:p>-1,65</text:p>
          </table:table-cell>
          <table:table-cell table:style-name="ce5" table:formula="of:=-1*((2*[.$B$2]-[.$A23])/[.$B$2])*EXP([.E$17]/[.$B$1])" office:value-type="float" office:value="-2.71828182845904">
            <text:p>-2,72</text:p>
          </table:table-cell>
          <table:table-cell table:style-name="ce5" table:formula="of:=-1*((2*[.$B$2]-[.$A23])/[.$B$2])*EXP([.F$17]/[.$B$1])" office:value-type="float" office:value="-4.48168907033806">
            <text:p>-4,48</text:p>
          </table:table-cell>
          <table:table-cell table:style-name="ce5" table:formula="of:=-1*((2*[.$B$2]-[.$A23])/[.$B$2])*EXP([.G$17]/[.$B$1])" office:value-type="float" office:value="-7.38905609893065">
            <text:p>-7,39</text:p>
          </table:table-cell>
          <table:table-cell table:style-name="ce5" table:formula="of:=-1*((2*[.$B$2]-[.$A23])/[.$B$2])*EXP([.H$17]/[.$B$1])" office:value-type="float" office:value="-20.0855369231877">
            <text:p>-20,09</text:p>
          </table:table-cell>
          <table:table-cell table:style-name="ce5" table:formula="of:=-1*((2*[.$B$2]-[.$A23])/[.$B$2])*EXP([.I$17]/[.$B$1])" office:value-type="float" office:value="-54.5981500331442">
            <text:p>-54,60</text:p>
          </table:table-cell>
          <table:table-cell table:style-name="ce5" table:formula="of:=-1*((2*[.$B$2]-[.$A23])/[.$B$2])*EXP([.J$17]/[.$B$1])" office:value-type="float" office:value="-403.428793492735">
            <text:p>-403,43</text:p>
          </table:table-cell>
          <table:table-cell/>
          <table:table-cell table:style-name="ce18" table:formula="of:=1-[.A32]" office:value-type="float" office:value="0">
            <text:p>0</text:p>
          </table:table-cell>
          <table:table-cell/>
          <table:table-cell table:style-name="ce18" table:formula="of:=1/[.A32]" office:value-type="float" office:value="1">
            <text:p>1</text:p>
          </table:table-cell>
          <table:table-cell table:style-name="ce18" table:formula="of:=[.$B$2]-[.$A23]" office:value-type="float" office:value="0">
            <text:p>0</text:p>
          </table:table-cell>
          <table:table-cell table:style-name="ce30" table:formula="of:=2*[.$B$2]-[.$A23]" office:value-type="float" office:value="100">
            <text:p>100</text:p>
          </table:table-cell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ce9"/>
          <table:table-cell table:formula="of:=[.A13]" office:value-type="string" office:string-value="1-p/p_max">
            <text:p>1-p/p_max</text:p>
          </table:table-cell>
          <table:table-cell table:number-columns-repeated="14"/>
        </table:table-row>
        <table:table-row table:style-name="ro1">
          <table:table-cell table:style-name="ce26" office:value-type="string">
            <text:p>v/(v_max)</text:p>
          </table:table-cell>
          <table:table-cell table:style-name="ce2" table:formula="of:=[.B13]" office:value-type="float" office:value="0.95">
            <text:p>0,95</text:p>
          </table:table-cell>
          <table:table-cell table:style-name="ce2" table:formula="of:=[.C13]" office:value-type="float" office:value="0.8">
            <text:p>0,8</text:p>
          </table:table-cell>
          <table:table-cell table:style-name="ce2" table:formula="of:=[.D13]" office:value-type="float" office:value="0.5">
            <text:p>0,5</text:p>
          </table:table-cell>
          <table:table-cell table:style-name="ce2" table:formula="of:=[.E13]" office:value-type="float" office:value="0">
            <text:p>0</text:p>
          </table:table-cell>
          <table:table-cell table:style-name="ce2" table:formula="of:=[.F13]" office:value-type="float" office:value="-0.5">
            <text:p>-0,5</text:p>
          </table:table-cell>
          <table:table-cell table:style-name="ce2" table:formula="of:=[.G13]" office:value-type="float" office:value="-1">
            <text:p>-1</text:p>
          </table:table-cell>
          <table:table-cell table:style-name="ce2" table:formula="of:=[.H13]" office:value-type="float" office:value="-2">
            <text:p>-2</text:p>
          </table:table-cell>
          <table:table-cell table:style-name="ce2" table:formula="of:=[.I13]" office:value-type="float" office:value="-3">
            <text:p>-3</text:p>
          </table:table-cell>
          <table:table-cell table:style-name="ce2" table:formula="of:=[.J13]" office:value-type="float" office:value="-5">
            <text:p>-5</text:p>
          </table:table-cell>
          <table:table-cell table:number-columns-repeated="2"/>
          <table:table-cell office:value-type="string">
            <text:p>EXP(v/vmax)</text:p>
          </table:table-cell>
          <table:table-cell table:number-columns-repeated="3"/>
        </table:table-row>
        <table:table-row table:style-name="ro1">
          <table:table-cell table:style-name="ce27" table:formula="of:=[.$A18]/([.$B$2])" office:value-type="float" office:value="0.01">
            <text:p>0,01</text:p>
          </table:table-cell>
          <table:table-cell table:formula="of:=[.$A27]*[.B$26]" office:value-type="float" office:value="0.0095">
            <text:p>0,0095</text:p>
          </table:table-cell>
          <table:table-cell table:formula="of:=[.$A27]*[.C$26]" office:value-type="float" office:value="0.008">
            <text:p>0,008</text:p>
          </table:table-cell>
          <table:table-cell table:formula="of:=[.$A27]*[.D$26]" office:value-type="float" office:value="0.005">
            <text:p>0,005</text:p>
          </table:table-cell>
          <table:table-cell table:formula="of:=[.$A27]*[.E$26]" office:value-type="float" office:value="0">
            <text:p>0</text:p>
          </table:table-cell>
          <table:table-cell table:formula="of:=[.$A27]*[.F$26]" office:value-type="float" office:value="-0.005">
            <text:p>-0,005</text:p>
          </table:table-cell>
          <table:table-cell table:formula="of:=[.$A27]*[.G$26]" office:value-type="float" office:value="-0.01">
            <text:p>-0,01</text:p>
          </table:table-cell>
          <table:table-cell table:formula="of:=[.$A27]*[.H$26]" office:value-type="float" office:value="-0.02">
            <text:p>-0,02</text:p>
          </table:table-cell>
          <table:table-cell table:formula="of:=[.$A27]*[.I$26]" office:value-type="float" office:value="-0.03">
            <text:p>-0,03</text:p>
          </table:table-cell>
          <table:table-cell table:formula="of:=[.$A27]*[.J$26]" office:value-type="float" office:value="-0.05">
            <text:p>-0,05</text:p>
          </table:table-cell>
          <table:table-cell table:number-columns-repeated="2"/>
          <table:table-cell table:formula="of:=EXP([.A27])" office:value-type="float" office:value="1.01005016708417">
            <text:p>1,0100501671</text:p>
          </table:table-cell>
          <table:table-cell table:number-columns-repeated="3"/>
        </table:table-row>
        <table:table-row table:style-name="ro1">
          <table:table-cell table:style-name="ce27" table:formula="of:=[.$A19]/([.$B$2])" office:value-type="float" office:value="0.2">
            <text:p>0,2</text:p>
          </table:table-cell>
          <table:table-cell table:formula="of:=[.$A28]*[.B$26]" office:value-type="float" office:value="0.19">
            <text:p>0,19</text:p>
          </table:table-cell>
          <table:table-cell table:formula="of:=[.$A28]*[.C$26]" office:value-type="float" office:value="0.16">
            <text:p>0,16</text:p>
          </table:table-cell>
          <table:table-cell table:formula="of:=[.$A28]*[.D$26]" office:value-type="float" office:value="0.1">
            <text:p>0,1</text:p>
          </table:table-cell>
          <table:table-cell table:formula="of:=[.$A28]*[.E$26]" office:value-type="float" office:value="0">
            <text:p>0</text:p>
          </table:table-cell>
          <table:table-cell table:formula="of:=[.$A28]*[.F$26]" office:value-type="float" office:value="-0.1">
            <text:p>-0,1</text:p>
          </table:table-cell>
          <table:table-cell table:formula="of:=[.$A28]*[.G$26]" office:value-type="float" office:value="-0.2">
            <text:p>-0,2</text:p>
          </table:table-cell>
          <table:table-cell table:formula="of:=[.$A28]*[.H$26]" office:value-type="float" office:value="-0.4">
            <text:p>-0,4</text:p>
          </table:table-cell>
          <table:table-cell table:formula="of:=[.$A28]*[.I$26]" office:value-type="float" office:value="-0.6">
            <text:p>-0,6</text:p>
          </table:table-cell>
          <table:table-cell table:formula="of:=[.$A28]*[.J$26]" office:value-type="float" office:value="-1">
            <text:p>-1</text:p>
          </table:table-cell>
          <table:table-cell table:number-columns-repeated="2"/>
          <table:table-cell table:formula="of:=EXP([.A28])" office:value-type="float" office:value="1.22140275816017">
            <text:p>1,2214027582</text:p>
          </table:table-cell>
          <table:table-cell table:number-columns-repeated="3"/>
        </table:table-row>
        <table:table-row table:style-name="ro1">
          <table:table-cell table:style-name="ce27" table:formula="of:=[.$A20]/([.$B$2])" office:value-type="float" office:value="0.4">
            <text:p>0,4</text:p>
          </table:table-cell>
          <table:table-cell table:formula="of:=[.$A29]*[.B$26]" office:value-type="float" office:value="0.38">
            <text:p>0,38</text:p>
          </table:table-cell>
          <table:table-cell table:formula="of:=[.$A29]*[.C$26]" office:value-type="float" office:value="0.32">
            <text:p>0,32</text:p>
          </table:table-cell>
          <table:table-cell table:formula="of:=[.$A29]*[.D$26]" office:value-type="float" office:value="0.2">
            <text:p>0,2</text:p>
          </table:table-cell>
          <table:table-cell table:formula="of:=[.$A29]*[.E$26]" office:value-type="float" office:value="0">
            <text:p>0</text:p>
          </table:table-cell>
          <table:table-cell table:formula="of:=[.$A29]*[.F$26]" office:value-type="float" office:value="-0.2">
            <text:p>-0,2</text:p>
          </table:table-cell>
          <table:table-cell table:formula="of:=[.$A29]*[.G$26]" office:value-type="float" office:value="-0.4">
            <text:p>-0,4</text:p>
          </table:table-cell>
          <table:table-cell table:formula="of:=[.$A29]*[.H$26]" office:value-type="float" office:value="-0.8">
            <text:p>-0,8</text:p>
          </table:table-cell>
          <table:table-cell table:formula="of:=[.$A29]*[.I$26]" office:value-type="float" office:value="-1.2">
            <text:p>-1,2</text:p>
          </table:table-cell>
          <table:table-cell table:formula="of:=[.$A29]*[.J$26]" office:value-type="float" office:value="-2">
            <text:p>-2</text:p>
          </table:table-cell>
          <table:table-cell table:number-columns-repeated="2"/>
          <table:table-cell table:formula="of:=EXP([.A29])" office:value-type="float" office:value="1.49182469764127">
            <text:p>1,4918246976</text:p>
          </table:table-cell>
          <table:table-cell table:number-columns-repeated="3"/>
        </table:table-row>
        <table:table-row table:style-name="ro1">
          <table:table-cell table:style-name="ce27" table:formula="of:=[.$A21]/([.$B$2])" office:value-type="float" office:value="0.6">
            <text:p>0,6</text:p>
          </table:table-cell>
          <table:table-cell table:formula="of:=[.$A30]*[.B$26]" office:value-type="float" office:value="0.57">
            <text:p>0,57</text:p>
          </table:table-cell>
          <table:table-cell table:formula="of:=[.$A30]*[.C$26]" office:value-type="float" office:value="0.48">
            <text:p>0,48</text:p>
          </table:table-cell>
          <table:table-cell table:formula="of:=[.$A30]*[.D$26]" office:value-type="float" office:value="0.3">
            <text:p>0,3</text:p>
          </table:table-cell>
          <table:table-cell table:formula="of:=[.$A30]*[.E$26]" office:value-type="float" office:value="0">
            <text:p>0</text:p>
          </table:table-cell>
          <table:table-cell table:formula="of:=[.$A30]*[.F$26]" office:value-type="float" office:value="-0.3">
            <text:p>-0,3</text:p>
          </table:table-cell>
          <table:table-cell table:formula="of:=[.$A30]*[.G$26]" office:value-type="float" office:value="-0.6">
            <text:p>-0,6</text:p>
          </table:table-cell>
          <table:table-cell table:formula="of:=[.$A30]*[.H$26]" office:value-type="float" office:value="-1.2">
            <text:p>-1,2</text:p>
          </table:table-cell>
          <table:table-cell table:formula="of:=[.$A30]*[.I$26]" office:value-type="float" office:value="-1.8">
            <text:p>-1,8</text:p>
          </table:table-cell>
          <table:table-cell table:formula="of:=[.$A30]*[.J$26]" office:value-type="float" office:value="-3">
            <text:p>-3</text:p>
          </table:table-cell>
          <table:table-cell table:number-columns-repeated="2"/>
          <table:table-cell table:formula="of:=EXP([.A30])" office:value-type="float" office:value="1.82211880039051">
            <text:p>1,8221188004</text:p>
          </table:table-cell>
          <table:table-cell table:number-columns-repeated="3"/>
        </table:table-row>
        <table:table-row table:style-name="ro1">
          <table:table-cell table:style-name="ce27" table:formula="of:=[.$A22]/([.$B$2])" office:value-type="float" office:value="0.8">
            <text:p>0,8</text:p>
          </table:table-cell>
          <table:table-cell table:formula="of:=[.$A31]*[.B$26]" office:value-type="float" office:value="0.76">
            <text:p>0,76</text:p>
          </table:table-cell>
          <table:table-cell table:formula="of:=[.$A31]*[.C$26]" office:value-type="float" office:value="0.64">
            <text:p>0,64</text:p>
          </table:table-cell>
          <table:table-cell table:formula="of:=[.$A31]*[.D$26]" office:value-type="float" office:value="0.4">
            <text:p>0,4</text:p>
          </table:table-cell>
          <table:table-cell table:formula="of:=[.$A31]*[.E$26]" office:value-type="float" office:value="0">
            <text:p>0</text:p>
          </table:table-cell>
          <table:table-cell table:formula="of:=[.$A31]*[.F$26]" office:value-type="float" office:value="-0.4">
            <text:p>-0,4</text:p>
          </table:table-cell>
          <table:table-cell table:formula="of:=[.$A31]*[.G$26]" office:value-type="float" office:value="-0.8">
            <text:p>-0,8</text:p>
          </table:table-cell>
          <table:table-cell table:formula="of:=[.$A31]*[.H$26]" office:value-type="float" office:value="-1.6">
            <text:p>-1,6</text:p>
          </table:table-cell>
          <table:table-cell table:formula="of:=[.$A31]*[.I$26]" office:value-type="float" office:value="-2.4">
            <text:p>-2,4</text:p>
          </table:table-cell>
          <table:table-cell table:formula="of:=[.$A31]*[.J$26]" office:value-type="float" office:value="-4">
            <text:p>-4</text:p>
          </table:table-cell>
          <table:table-cell table:number-columns-repeated="2"/>
          <table:table-cell table:formula="of:=EXP([.A31])" office:value-type="float" office:value="2.22554092849247">
            <text:p>2,2255409285</text:p>
          </table:table-cell>
          <table:table-cell table:number-columns-repeated="3"/>
        </table:table-row>
        <table:table-row table:style-name="ro1">
          <table:table-cell table:style-name="ce27" table:formula="of:=[.$A23]/([.$B$2])" office:value-type="float" office:value="1">
            <text:p>1</text:p>
          </table:table-cell>
          <table:table-cell table:formula="of:=[.$A32]*[.B$26]" office:value-type="float" office:value="0.95">
            <text:p>0,95</text:p>
          </table:table-cell>
          <table:table-cell table:formula="of:=[.$A32]*[.C$26]" office:value-type="float" office:value="0.8">
            <text:p>0,8</text:p>
          </table:table-cell>
          <table:table-cell table:formula="of:=[.$A32]*[.D$26]" office:value-type="float" office:value="0.5">
            <text:p>0,5</text:p>
          </table:table-cell>
          <table:table-cell table:formula="of:=[.$A32]*[.E$26]" office:value-type="float" office:value="0">
            <text:p>0</text:p>
          </table:table-cell>
          <table:table-cell table:formula="of:=[.$A32]*[.F$26]" office:value-type="float" office:value="-0.5">
            <text:p>-0,5</text:p>
          </table:table-cell>
          <table:table-cell table:formula="of:=[.$A32]*[.G$26]" office:value-type="float" office:value="-1">
            <text:p>-1</text:p>
          </table:table-cell>
          <table:table-cell table:formula="of:=[.$A32]*[.H$26]" office:value-type="float" office:value="-2">
            <text:p>-2</text:p>
          </table:table-cell>
          <table:table-cell table:formula="of:=[.$A32]*[.I$26]" office:value-type="float" office:value="-3">
            <text:p>-3</text:p>
          </table:table-cell>
          <table:table-cell table:formula="of:=[.$A32]*[.J$26]" office:value-type="float" office:value="-5">
            <text:p>-5</text:p>
          </table:table-cell>
          <table:table-cell table:number-columns-repeated="2"/>
          <table:table-cell table:formula="of:=EXP([.A32])" office:value-type="float" office:value="2.71828182845904">
            <text:p>2,718281828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table:style-name="ce28" table:number-columns-repeated="9"/>
          <table:table-cell table:number-columns-repeated="6"/>
        </table:table-row>
        <table:table-row table:style-name="ro1">
          <table:table-cell table:style-name="ce27" office:value-type="string">
            <text:p>*</text:p>
          </table:table-cell>
          <table:table-cell office:value-type="string">
            <text:p>p/pmax, if p&lt;pmax</text:p>
          </table:table-cell>
          <table:table-cell table:number-columns-repeated="14"/>
        </table:table-row>
        <table:table-row table:style-name="ro1">
          <table:table-cell table:style-name="ce26" office:value-type="string">
            <text:p>2-v/(v_max)</text:p>
          </table:table-cell>
          <table:table-cell table:style-name="ce2" table:formula="of:=IF([.B$17]&lt;[.$B$1];1;[.B$17]/[.$B$1])" office:value-type="float" office:value="1">
            <text:p>1</text:p>
          </table:table-cell>
          <table:table-cell table:style-name="ce2" table:formula="of:=IF([.C$17]&lt;[.$B$1];1;[.C$17]/[.$B$1])" office:value-type="float" office:value="1">
            <text:p>1</text:p>
          </table:table-cell>
          <table:table-cell table:style-name="ce2" table:formula="of:=IF([.D$17]&lt;[.$B$1];1;[.D$17]/[.$B$1])" office:value-type="float" office:value="1">
            <text:p>1</text:p>
          </table:table-cell>
          <table:table-cell table:style-name="ce2" table:formula="of:=IF([.E$17]&lt;[.$B$1];1;[.E$17]/[.$B$1])" office:value-type="float" office:value="1">
            <text:p>1</text:p>
          </table:table-cell>
          <table:table-cell table:style-name="ce2" table:formula="of:=IF([.F$17]&lt;[.$B$1];1;[.F$17]/[.$B$1])" office:value-type="float" office:value="1.5">
            <text:p>1,5</text:p>
          </table:table-cell>
          <table:table-cell table:style-name="ce2" table:formula="of:=IF([.G$17]&lt;[.$B$1];1;[.G$17]/[.$B$1])" office:value-type="float" office:value="2">
            <text:p>2</text:p>
          </table:table-cell>
          <table:table-cell table:style-name="ce2" table:formula="of:=IF([.H$17]&lt;[.$B$1];1;[.H$17]/[.$B$1])" office:value-type="float" office:value="3">
            <text:p>3</text:p>
          </table:table-cell>
          <table:table-cell table:style-name="ce2" table:formula="of:=IF([.I$17]&lt;[.$B$1];1;[.I$17]/[.$B$1])" office:value-type="float" office:value="4">
            <text:p>4</text:p>
          </table:table-cell>
          <table:table-cell table:style-name="ce2" table:formula="of:=IF([.J$17]&lt;[.$B$1];1;[.J$17]/[.$B$1])" office:value-type="float" office:value="6">
            <text:p>6</text:p>
          </table:table-cell>
          <table:table-cell table:number-columns-repeated="6"/>
        </table:table-row>
        <table:table-row table:style-name="ro1">
          <table:table-cell table:style-name="ce27" table:formula="of:=2-[.$A18]/([.$B$2])" office:value-type="float" office:value="1.99">
            <text:p>1,99</text:p>
          </table:table-cell>
          <table:table-cell table:style-name="ce29" table:formula="of:=-[.$A37]*[.B$36]" office:value-type="float" office:value="-1.99">
            <text:p>-1,9900</text:p>
          </table:table-cell>
          <table:table-cell table:style-name="ce29" table:formula="of:=-[.$A37]*[.C$36]" office:value-type="float" office:value="-1.99">
            <text:p>-1,9900</text:p>
          </table:table-cell>
          <table:table-cell table:style-name="ce29" table:formula="of:=-[.$A37]*[.D$36]" office:value-type="float" office:value="-1.99">
            <text:p>-1,9900</text:p>
          </table:table-cell>
          <table:table-cell table:style-name="ce29" table:formula="of:=-[.$A37]*[.E$36]" office:value-type="float" office:value="-1.99">
            <text:p>-1,9900</text:p>
          </table:table-cell>
          <table:table-cell table:style-name="ce29" table:formula="of:=-[.$A37]*[.F$36]" office:value-type="float" office:value="-2.985">
            <text:p>-2,9850</text:p>
          </table:table-cell>
          <table:table-cell table:style-name="ce29" table:formula="of:=-[.$A37]*[.G$36]" office:value-type="float" office:value="-3.98">
            <text:p>-3,9800</text:p>
          </table:table-cell>
          <table:table-cell table:style-name="ce29" table:formula="of:=-[.$A37]*[.H$36]" office:value-type="float" office:value="-5.97">
            <text:p>-5,9700</text:p>
          </table:table-cell>
          <table:table-cell table:style-name="ce29" table:formula="of:=-[.$A37]*[.I$36]" office:value-type="float" office:value="-7.96">
            <text:p>-7,9600</text:p>
          </table:table-cell>
          <table:table-cell table:style-name="ce29" table:formula="of:=-[.$A37]*[.J$36]" office:value-type="float" office:value="-11.94">
            <text:p>-11,9400</text:p>
          </table:table-cell>
          <table:table-cell table:number-columns-repeated="6"/>
        </table:table-row>
        <table:table-row table:style-name="ro1">
          <table:table-cell table:style-name="ce27" table:formula="of:=2-[.$A19]/([.$B$2])" office:value-type="float" office:value="1.8">
            <text:p>1,8</text:p>
          </table:table-cell>
          <table:table-cell table:style-name="ce29" table:formula="of:=-[.$A38]*[.B$36]" office:value-type="float" office:value="-1.8">
            <text:p>-1,8000</text:p>
          </table:table-cell>
          <table:table-cell table:style-name="ce29" table:formula="of:=-[.$A38]*[.C$36]" office:value-type="float" office:value="-1.8">
            <text:p>-1,8000</text:p>
          </table:table-cell>
          <table:table-cell table:style-name="ce29" table:formula="of:=-[.$A38]*[.D$36]" office:value-type="float" office:value="-1.8">
            <text:p>-1,8000</text:p>
          </table:table-cell>
          <table:table-cell table:style-name="ce29" table:formula="of:=-[.$A38]*[.E$36]" office:value-type="float" office:value="-1.8">
            <text:p>-1,8000</text:p>
          </table:table-cell>
          <table:table-cell table:style-name="ce29" table:formula="of:=-[.$A38]*[.F$36]" office:value-type="float" office:value="-2.7">
            <text:p>-2,7000</text:p>
          </table:table-cell>
          <table:table-cell table:style-name="ce29" table:formula="of:=-[.$A38]*[.G$36]" office:value-type="float" office:value="-3.6">
            <text:p>-3,6000</text:p>
          </table:table-cell>
          <table:table-cell table:style-name="ce29" table:formula="of:=-[.$A38]*[.H$36]" office:value-type="float" office:value="-5.4">
            <text:p>-5,4000</text:p>
          </table:table-cell>
          <table:table-cell table:style-name="ce29" table:formula="of:=-[.$A38]*[.I$36]" office:value-type="float" office:value="-7.2">
            <text:p>-7,2000</text:p>
          </table:table-cell>
          <table:table-cell table:style-name="ce29" table:formula="of:=-[.$A38]*[.J$36]" office:value-type="float" office:value="-10.8">
            <text:p>-10,8000</text:p>
          </table:table-cell>
          <table:table-cell table:number-columns-repeated="6"/>
        </table:table-row>
        <table:table-row table:style-name="ro1">
          <table:table-cell table:style-name="ce27" table:formula="of:=2-[.$A20]/([.$B$2])" office:value-type="float" office:value="1.6">
            <text:p>1,6</text:p>
          </table:table-cell>
          <table:table-cell table:style-name="ce29" table:formula="of:=-[.$A39]*[.B$36]" office:value-type="float" office:value="-1.6">
            <text:p>-1,6000</text:p>
          </table:table-cell>
          <table:table-cell table:style-name="ce29" table:formula="of:=-[.$A39]*[.C$36]" office:value-type="float" office:value="-1.6">
            <text:p>-1,6000</text:p>
          </table:table-cell>
          <table:table-cell table:style-name="ce29" table:formula="of:=-[.$A39]*[.D$36]" office:value-type="float" office:value="-1.6">
            <text:p>-1,6000</text:p>
          </table:table-cell>
          <table:table-cell table:style-name="ce29" table:formula="of:=-[.$A39]*[.E$36]" office:value-type="float" office:value="-1.6">
            <text:p>-1,6000</text:p>
          </table:table-cell>
          <table:table-cell table:style-name="ce29" table:formula="of:=-[.$A39]*[.F$36]" office:value-type="float" office:value="-2.4">
            <text:p>-2,4000</text:p>
          </table:table-cell>
          <table:table-cell table:style-name="ce29" table:formula="of:=-[.$A39]*[.G$36]" office:value-type="float" office:value="-3.2">
            <text:p>-3,2000</text:p>
          </table:table-cell>
          <table:table-cell table:style-name="ce29" table:formula="of:=-[.$A39]*[.H$36]" office:value-type="float" office:value="-4.8">
            <text:p>-4,8000</text:p>
          </table:table-cell>
          <table:table-cell table:style-name="ce29" table:formula="of:=-[.$A39]*[.I$36]" office:value-type="float" office:value="-6.4">
            <text:p>-6,4000</text:p>
          </table:table-cell>
          <table:table-cell table:style-name="ce29" table:formula="of:=-[.$A39]*[.J$36]" office:value-type="float" office:value="-9.6">
            <text:p>-9,6000</text:p>
          </table:table-cell>
          <table:table-cell table:number-columns-repeated="6"/>
        </table:table-row>
        <table:table-row table:style-name="ro1">
          <table:table-cell table:style-name="ce27" table:formula="of:=2-[.$A21]/([.$B$2])" office:value-type="float" office:value="1.4">
            <text:p>1,4</text:p>
          </table:table-cell>
          <table:table-cell table:style-name="ce29" table:formula="of:=-[.$A40]*[.B$36]" office:value-type="float" office:value="-1.4">
            <text:p>-1,4000</text:p>
          </table:table-cell>
          <table:table-cell table:style-name="ce29" table:formula="of:=-[.$A40]*[.C$36]" office:value-type="float" office:value="-1.4">
            <text:p>-1,4000</text:p>
          </table:table-cell>
          <table:table-cell table:style-name="ce29" table:formula="of:=-[.$A40]*[.D$36]" office:value-type="float" office:value="-1.4">
            <text:p>-1,4000</text:p>
          </table:table-cell>
          <table:table-cell table:style-name="ce29" table:formula="of:=-[.$A40]*[.E$36]" office:value-type="float" office:value="-1.4">
            <text:p>-1,4000</text:p>
          </table:table-cell>
          <table:table-cell table:style-name="ce29" table:formula="of:=-[.$A40]*[.F$36]" office:value-type="float" office:value="-2.1">
            <text:p>-2,1000</text:p>
          </table:table-cell>
          <table:table-cell table:style-name="ce29" table:formula="of:=-[.$A40]*[.G$36]" office:value-type="float" office:value="-2.8">
            <text:p>-2,8000</text:p>
          </table:table-cell>
          <table:table-cell table:style-name="ce29" table:formula="of:=-[.$A40]*[.H$36]" office:value-type="float" office:value="-4.2">
            <text:p>-4,2000</text:p>
          </table:table-cell>
          <table:table-cell table:style-name="ce29" table:formula="of:=-[.$A40]*[.I$36]" office:value-type="float" office:value="-5.6">
            <text:p>-5,6000</text:p>
          </table:table-cell>
          <table:table-cell table:style-name="ce29" table:formula="of:=-[.$A40]*[.J$36]" office:value-type="float" office:value="-8.4">
            <text:p>-8,4000</text:p>
          </table:table-cell>
          <table:table-cell table:number-columns-repeated="6"/>
        </table:table-row>
        <table:table-row table:style-name="ro1">
          <table:table-cell table:style-name="ce27" table:formula="of:=2-[.$A22]/([.$B$2])" office:value-type="float" office:value="1.2">
            <text:p>1,2</text:p>
          </table:table-cell>
          <table:table-cell table:style-name="ce29" table:formula="of:=-[.$A41]*[.B$36]" office:value-type="float" office:value="-1.2">
            <text:p>-1,2000</text:p>
          </table:table-cell>
          <table:table-cell table:style-name="ce29" table:formula="of:=-[.$A41]*[.C$36]" office:value-type="float" office:value="-1.2">
            <text:p>-1,2000</text:p>
          </table:table-cell>
          <table:table-cell table:style-name="ce29" table:formula="of:=-[.$A41]*[.D$36]" office:value-type="float" office:value="-1.2">
            <text:p>-1,2000</text:p>
          </table:table-cell>
          <table:table-cell table:style-name="ce29" table:formula="of:=-[.$A41]*[.E$36]" office:value-type="float" office:value="-1.2">
            <text:p>-1,2000</text:p>
          </table:table-cell>
          <table:table-cell table:style-name="ce29" table:formula="of:=-[.$A41]*[.F$36]" office:value-type="float" office:value="-1.8">
            <text:p>-1,8000</text:p>
          </table:table-cell>
          <table:table-cell table:style-name="ce29" table:formula="of:=-[.$A41]*[.G$36]" office:value-type="float" office:value="-2.4">
            <text:p>-2,4000</text:p>
          </table:table-cell>
          <table:table-cell table:style-name="ce29" table:formula="of:=-[.$A41]*[.H$36]" office:value-type="float" office:value="-3.6">
            <text:p>-3,6000</text:p>
          </table:table-cell>
          <table:table-cell table:style-name="ce29" table:formula="of:=-[.$A41]*[.I$36]" office:value-type="float" office:value="-4.8">
            <text:p>-4,8000</text:p>
          </table:table-cell>
          <table:table-cell table:style-name="ce29" table:formula="of:=-[.$A41]*[.J$36]" office:value-type="float" office:value="-7.2">
            <text:p>-7,2000</text:p>
          </table:table-cell>
          <table:table-cell table:number-columns-repeated="6"/>
        </table:table-row>
        <table:table-row table:style-name="ro1">
          <table:table-cell table:style-name="ce27" table:formula="of:=2-[.$A23]/([.$B$2])" office:value-type="float" office:value="1">
            <text:p>1</text:p>
          </table:table-cell>
          <table:table-cell table:style-name="ce29" table:formula="of:=-[.$A42]*[.B$36]" office:value-type="float" office:value="-1">
            <text:p>-1,0000</text:p>
          </table:table-cell>
          <table:table-cell table:style-name="ce29" table:formula="of:=-[.$A42]*[.C$36]" office:value-type="float" office:value="-1">
            <text:p>-1,0000</text:p>
          </table:table-cell>
          <table:table-cell table:style-name="ce29" table:formula="of:=-[.$A42]*[.D$36]" office:value-type="float" office:value="-1">
            <text:p>-1,0000</text:p>
          </table:table-cell>
          <table:table-cell table:style-name="ce29" table:formula="of:=-[.$A42]*[.E$36]" office:value-type="float" office:value="-1">
            <text:p>-1,0000</text:p>
          </table:table-cell>
          <table:table-cell table:style-name="ce29" table:formula="of:=-[.$A42]*[.F$36]" office:value-type="float" office:value="-1.5">
            <text:p>-1,5000</text:p>
          </table:table-cell>
          <table:table-cell table:style-name="ce29" table:formula="of:=-[.$A42]*[.G$36]" office:value-type="float" office:value="-2">
            <text:p>-2,0000</text:p>
          </table:table-cell>
          <table:table-cell table:style-name="ce29" table:formula="of:=-[.$A42]*[.H$36]" office:value-type="float" office:value="-3">
            <text:p>-3,0000</text:p>
          </table:table-cell>
          <table:table-cell table:style-name="ce29" table:formula="of:=-[.$A42]*[.I$36]" office:value-type="float" office:value="-4">
            <text:p>-4,0000</text:p>
          </table:table-cell>
          <table:table-cell table:style-name="ce29" table:formula="of:=-[.$A42]*[.J$36]" office:value-type="float" office:value="-6">
            <text:p>-6,0000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5"/>
        </table:table-row>
        <table:table-row table:style-name="ro1">
          <table:table-cell table:style-name="ce27" office:value-type="string">
            <text:p>-</text:p>
          </table:table-cell>
          <table:table-cell office:value-type="string">
            <text:p>p/pmax, if p&lt;pmax</text:p>
          </table:table-cell>
          <table:table-cell table:number-columns-repeated="14"/>
        </table:table-row>
        <table:table-row table:style-name="ro1">
          <table:table-cell table:style-name="ce26" office:value-type="string">
            <text:p>1-v/(v_max)</text:p>
          </table:table-cell>
          <table:table-cell table:style-name="ce2" table:formula="of:=IF([.B$17]&lt;[.$B$1];0;[.B$17]/[.$B$1])" office:value-type="float" office:value="0">
            <text:p>0</text:p>
          </table:table-cell>
          <table:table-cell table:style-name="ce2" table:formula="of:=IF([.C$17]&lt;[.$B$1];0;[.C$17]/[.$B$1])" office:value-type="float" office:value="0">
            <text:p>0</text:p>
          </table:table-cell>
          <table:table-cell table:style-name="ce2" table:formula="of:=IF([.D$17]&lt;[.$B$1];0;[.D$17]/[.$B$1])" office:value-type="float" office:value="0">
            <text:p>0</text:p>
          </table:table-cell>
          <table:table-cell table:style-name="ce2" table:formula="of:=IF([.E$17]&lt;[.$B$1];0;[.E$17]/[.$B$1])" office:value-type="float" office:value="1">
            <text:p>1</text:p>
          </table:table-cell>
          <table:table-cell table:style-name="ce2" table:formula="of:=IF([.F$17]&lt;[.$B$1];0;[.F$17]/[.$B$1])" office:value-type="float" office:value="1.5">
            <text:p>1,5</text:p>
          </table:table-cell>
          <table:table-cell table:style-name="ce2" table:formula="of:=IF([.G$17]&lt;[.$B$1];0;[.G$17]/[.$B$1])" office:value-type="float" office:value="2">
            <text:p>2</text:p>
          </table:table-cell>
          <table:table-cell table:style-name="ce2" table:formula="of:=IF([.H$17]&lt;[.$B$1];0;[.H$17]/[.$B$1])" office:value-type="float" office:value="3">
            <text:p>3</text:p>
          </table:table-cell>
          <table:table-cell table:style-name="ce2" table:formula="of:=IF([.I$17]&lt;[.$B$1];0;[.I$17]/[.$B$1])" office:value-type="float" office:value="4">
            <text:p>4</text:p>
          </table:table-cell>
          <table:table-cell table:style-name="ce2" table:formula="of:=IF([.J$17]&lt;[.$B$1];0;[.J$17]/[.$B$1])" office:value-type="float" office:value="6">
            <text:p>6</text:p>
          </table:table-cell>
          <table:table-cell table:number-columns-repeated="6"/>
        </table:table-row>
        <table:table-row table:style-name="ro1">
          <table:table-cell table:style-name="ce27" table:formula="of:=1-[.$A18]/[.$B$2]" office:value-type="float" office:value="0.99">
            <text:p>0,99</text:p>
          </table:table-cell>
          <table:table-cell table:style-name="ce29" table:formula="of:=-[.$A46]-[.B$45]" office:value-type="float" office:value="-0.99">
            <text:p>-0,9900</text:p>
          </table:table-cell>
          <table:table-cell table:style-name="ce29" table:formula="of:=-[.$A46]-[.C$45]" office:value-type="float" office:value="-0.99">
            <text:p>-0,9900</text:p>
          </table:table-cell>
          <table:table-cell table:style-name="ce29" table:formula="of:=-[.$A46]-[.D$45]" office:value-type="float" office:value="-0.99">
            <text:p>-0,9900</text:p>
          </table:table-cell>
          <table:table-cell table:style-name="ce29" table:formula="of:=-[.$A46]-[.E$45]" office:value-type="float" office:value="-1.99">
            <text:p>-1,9900</text:p>
          </table:table-cell>
          <table:table-cell table:style-name="ce29" table:formula="of:=-[.$A46]-[.F$45]" office:value-type="float" office:value="-2.49">
            <text:p>-2,4900</text:p>
          </table:table-cell>
          <table:table-cell table:style-name="ce29" table:formula="of:=-[.$A46]-[.G$45]" office:value-type="float" office:value="-2.99">
            <text:p>-2,9900</text:p>
          </table:table-cell>
          <table:table-cell table:style-name="ce29" table:formula="of:=-[.$A46]-[.H$45]" office:value-type="float" office:value="-3.99">
            <text:p>-3,9900</text:p>
          </table:table-cell>
          <table:table-cell table:style-name="ce29" table:formula="of:=-[.$A46]-[.I$45]" office:value-type="float" office:value="-4.99">
            <text:p>-4,9900</text:p>
          </table:table-cell>
          <table:table-cell table:style-name="ce29" table:formula="of:=-[.$A46]-[.J$45]" office:value-type="float" office:value="-6.99">
            <text:p>-6,9900</text:p>
          </table:table-cell>
          <table:table-cell table:number-columns-repeated="6"/>
        </table:table-row>
        <table:table-row table:style-name="ro1">
          <table:table-cell table:style-name="ce27" table:formula="of:=1-[.$A19]/[.$B$2]" office:value-type="float" office:value="0.8">
            <text:p>0,8</text:p>
          </table:table-cell>
          <table:table-cell table:style-name="ce29" table:formula="of:=-[.$A47]-[.B$45]" office:value-type="float" office:value="-0.8">
            <text:p>-0,8000</text:p>
          </table:table-cell>
          <table:table-cell table:style-name="ce29" table:formula="of:=-[.$A47]-[.C$45]" office:value-type="float" office:value="-0.8">
            <text:p>-0,8000</text:p>
          </table:table-cell>
          <table:table-cell table:style-name="ce29" table:formula="of:=-[.$A47]-[.D$45]" office:value-type="float" office:value="-0.8">
            <text:p>-0,8000</text:p>
          </table:table-cell>
          <table:table-cell table:style-name="ce29" table:formula="of:=-[.$A47]-[.E$45]" office:value-type="float" office:value="-1.8">
            <text:p>-1,8000</text:p>
          </table:table-cell>
          <table:table-cell table:style-name="ce29" table:formula="of:=-[.$A47]-[.F$45]" office:value-type="float" office:value="-2.3">
            <text:p>-2,3000</text:p>
          </table:table-cell>
          <table:table-cell table:style-name="ce29" table:formula="of:=-[.$A47]-[.G$45]" office:value-type="float" office:value="-2.8">
            <text:p>-2,8000</text:p>
          </table:table-cell>
          <table:table-cell table:style-name="ce29" table:formula="of:=-[.$A47]-[.H$45]" office:value-type="float" office:value="-3.8">
            <text:p>-3,8000</text:p>
          </table:table-cell>
          <table:table-cell table:style-name="ce29" table:formula="of:=-[.$A47]-[.I$45]" office:value-type="float" office:value="-4.8">
            <text:p>-4,8000</text:p>
          </table:table-cell>
          <table:table-cell table:style-name="ce29" table:formula="of:=-[.$A47]-[.J$45]" office:value-type="float" office:value="-6.8">
            <text:p>-6,8000</text:p>
          </table:table-cell>
          <table:table-cell table:number-columns-repeated="6"/>
        </table:table-row>
        <table:table-row table:style-name="ro1">
          <table:table-cell table:style-name="ce27" table:formula="of:=1-[.$A20]/[.$B$2]" office:value-type="float" office:value="0.6">
            <text:p>0,6</text:p>
          </table:table-cell>
          <table:table-cell table:style-name="ce29" table:formula="of:=-[.$A48]-[.B$45]" office:value-type="float" office:value="-0.6">
            <text:p>-0,6000</text:p>
          </table:table-cell>
          <table:table-cell table:style-name="ce29" table:formula="of:=-[.$A48]-[.C$45]" office:value-type="float" office:value="-0.6">
            <text:p>-0,6000</text:p>
          </table:table-cell>
          <table:table-cell table:style-name="ce29" table:formula="of:=-[.$A48]-[.D$45]" office:value-type="float" office:value="-0.6">
            <text:p>-0,6000</text:p>
          </table:table-cell>
          <table:table-cell table:style-name="ce29" table:formula="of:=-[.$A48]-[.E$45]" office:value-type="float" office:value="-1.6">
            <text:p>-1,6000</text:p>
          </table:table-cell>
          <table:table-cell table:style-name="ce29" table:formula="of:=-[.$A48]-[.F$45]" office:value-type="float" office:value="-2.1">
            <text:p>-2,1000</text:p>
          </table:table-cell>
          <table:table-cell table:style-name="ce29" table:formula="of:=-[.$A48]-[.G$45]" office:value-type="float" office:value="-2.6">
            <text:p>-2,6000</text:p>
          </table:table-cell>
          <table:table-cell table:style-name="ce29" table:formula="of:=-[.$A48]-[.H$45]" office:value-type="float" office:value="-3.6">
            <text:p>-3,6000</text:p>
          </table:table-cell>
          <table:table-cell table:style-name="ce29" table:formula="of:=-[.$A48]-[.I$45]" office:value-type="float" office:value="-4.6">
            <text:p>-4,6000</text:p>
          </table:table-cell>
          <table:table-cell table:style-name="ce29" table:formula="of:=-[.$A48]-[.J$45]" office:value-type="float" office:value="-6.6">
            <text:p>-6,6000</text:p>
          </table:table-cell>
          <table:table-cell table:number-columns-repeated="6"/>
        </table:table-row>
        <table:table-row table:style-name="ro1">
          <table:table-cell table:style-name="ce27" table:formula="of:=1-[.$A21]/[.$B$2]" office:value-type="float" office:value="0.4">
            <text:p>0,4</text:p>
          </table:table-cell>
          <table:table-cell table:style-name="ce29" table:formula="of:=-[.$A49]-[.B$45]" office:value-type="float" office:value="-0.4">
            <text:p>-0,4000</text:p>
          </table:table-cell>
          <table:table-cell table:style-name="ce29" table:formula="of:=-[.$A49]-[.C$45]" office:value-type="float" office:value="-0.4">
            <text:p>-0,4000</text:p>
          </table:table-cell>
          <table:table-cell table:style-name="ce29" table:formula="of:=-[.$A49]-[.D$45]" office:value-type="float" office:value="-0.4">
            <text:p>-0,4000</text:p>
          </table:table-cell>
          <table:table-cell table:style-name="ce29" table:formula="of:=-[.$A49]-[.E$45]" office:value-type="float" office:value="-1.4">
            <text:p>-1,4000</text:p>
          </table:table-cell>
          <table:table-cell table:style-name="ce29" table:formula="of:=-[.$A49]-[.F$45]" office:value-type="float" office:value="-1.9">
            <text:p>-1,9000</text:p>
          </table:table-cell>
          <table:table-cell table:style-name="ce29" table:formula="of:=-[.$A49]-[.G$45]" office:value-type="float" office:value="-2.4">
            <text:p>-2,4000</text:p>
          </table:table-cell>
          <table:table-cell table:style-name="ce29" table:formula="of:=-[.$A49]-[.H$45]" office:value-type="float" office:value="-3.4">
            <text:p>-3,4000</text:p>
          </table:table-cell>
          <table:table-cell table:style-name="ce29" table:formula="of:=-[.$A49]-[.I$45]" office:value-type="float" office:value="-4.4">
            <text:p>-4,4000</text:p>
          </table:table-cell>
          <table:table-cell table:style-name="ce29" table:formula="of:=-[.$A49]-[.J$45]" office:value-type="float" office:value="-6.4">
            <text:p>-6,4000</text:p>
          </table:table-cell>
          <table:table-cell table:number-columns-repeated="6"/>
        </table:table-row>
        <table:table-row table:style-name="ro1">
          <table:table-cell table:style-name="ce27" table:formula="of:=1-[.$A22]/[.$B$2]" office:value-type="float" office:value="0.2">
            <text:p>0,2</text:p>
          </table:table-cell>
          <table:table-cell table:style-name="ce29" table:formula="of:=-[.$A50]-[.B$45]" office:value-type="float" office:value="-0.2">
            <text:p>-0,2000</text:p>
          </table:table-cell>
          <table:table-cell table:style-name="ce29" table:formula="of:=-[.$A50]-[.C$45]" office:value-type="float" office:value="-0.2">
            <text:p>-0,2000</text:p>
          </table:table-cell>
          <table:table-cell table:style-name="ce29" table:formula="of:=-[.$A50]-[.D$45]" office:value-type="float" office:value="-0.2">
            <text:p>-0,2000</text:p>
          </table:table-cell>
          <table:table-cell table:style-name="ce29" table:formula="of:=-[.$A50]-[.E$45]" office:value-type="float" office:value="-1.2">
            <text:p>-1,2000</text:p>
          </table:table-cell>
          <table:table-cell table:style-name="ce29" table:formula="of:=-[.$A50]-[.F$45]" office:value-type="float" office:value="-1.7">
            <text:p>-1,7000</text:p>
          </table:table-cell>
          <table:table-cell table:style-name="ce29" table:formula="of:=-[.$A50]-[.G$45]" office:value-type="float" office:value="-2.2">
            <text:p>-2,2000</text:p>
          </table:table-cell>
          <table:table-cell table:style-name="ce29" table:formula="of:=-[.$A50]-[.H$45]" office:value-type="float" office:value="-3.2">
            <text:p>-3,2000</text:p>
          </table:table-cell>
          <table:table-cell table:style-name="ce29" table:formula="of:=-[.$A50]-[.I$45]" office:value-type="float" office:value="-4.2">
            <text:p>-4,2000</text:p>
          </table:table-cell>
          <table:table-cell table:style-name="ce29" table:formula="of:=-[.$A50]-[.J$45]" office:value-type="float" office:value="-6.2">
            <text:p>-6,2000</text:p>
          </table:table-cell>
          <table:table-cell table:number-columns-repeated="6"/>
        </table:table-row>
        <table:table-row table:style-name="ro1">
          <table:table-cell table:style-name="ce27" table:formula="of:=1-[.$A23]/[.$B$2]" office:value-type="float" office:value="0">
            <text:p>0</text:p>
          </table:table-cell>
          <table:table-cell table:style-name="ce29" table:formula="of:=-[.$A51]-[.B$45]" office:value-type="float" office:value="-0">
            <text:p>0,0000</text:p>
          </table:table-cell>
          <table:table-cell table:style-name="ce29" table:formula="of:=-[.$A51]-[.C$45]" office:value-type="float" office:value="-0">
            <text:p>0,0000</text:p>
          </table:table-cell>
          <table:table-cell table:style-name="ce29" table:formula="of:=-[.$A51]-[.D$45]" office:value-type="float" office:value="-0">
            <text:p>0,0000</text:p>
          </table:table-cell>
          <table:table-cell table:style-name="ce29" table:formula="of:=-[.$A51]-[.E$45]" office:value-type="float" office:value="-1">
            <text:p>-1,0000</text:p>
          </table:table-cell>
          <table:table-cell table:style-name="ce29" table:formula="of:=-[.$A51]-[.F$45]" office:value-type="float" office:value="-1.5">
            <text:p>-1,5000</text:p>
          </table:table-cell>
          <table:table-cell table:style-name="ce29" table:formula="of:=-[.$A51]-[.G$45]" office:value-type="float" office:value="-2">
            <text:p>-2,0000</text:p>
          </table:table-cell>
          <table:table-cell table:style-name="ce29" table:formula="of:=-[.$A51]-[.H$45]" office:value-type="float" office:value="-3">
            <text:p>-3,0000</text:p>
          </table:table-cell>
          <table:table-cell table:style-name="ce29" table:formula="of:=-[.$A51]-[.I$45]" office:value-type="float" office:value="-4">
            <text:p>-4,0000</text:p>
          </table:table-cell>
          <table:table-cell table:style-name="ce29" table:formula="of:=-[.$A51]-[.J$45]" office:value-type="float" office:value="-6">
            <text:p>-6,0000</text:p>
          </table:table-cell>
          <table:table-cell table:number-columns-repeated="6"/>
        </table:table-row>
      </table:table>
      <table:table table:name="Sheet3" table:style-name="ta1">
        <table:table-column table:style-name="co14" table:default-cell-style-name="ce32"/>
        <table:table-column table:style-name="co6" table:number-columns-repeated="4" table:default-cell-style-name="ce5"/>
        <table:table-column table:style-name="co6" table:default-cell-style-name="ce3"/>
        <table:table-column table:style-name="co6" table:default-cell-style-name="ce11"/>
        <table:table-column table:style-name="co6" table:default-cell-style-name="Default"/>
        <table:table-row table:style-name="ro1">
          <table:table-cell table:style-name="Default" table:number-columns-repeated="7"/>
          <table:table-cell table:style-name="ce3" office:value-type="string">
            <text:p>5 RUNS</text:p>
          </table:table-cell>
        </table:table-row>
        <table:table-row table:style-name="ro1">
          <table:table-cell table:style-name="ce18" office:value-type="string">
            <text:p>Discretized</text:p>
          </table:table-cell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MeanReward</text:p>
          </table:table-cell>
          <table:table-cell table:style-name="Default"/>
          <table:table-cell table:style-name="ce9"/>
          <table:table-cell/>
        </table:table-row>
        <table:table-row table:style-name="ro1">
          <table:table-cell table:style-name="ce31" office:value-type="string" table:number-columns-spanned="1" table:number-rows-spanned="4">
            <text:p>gamma y fi [-45 -5 5 45]</text:p>
          </table:table-cell>
          <table:table-cell table:style-name="ce4" office:value-type="float" office:value="70.1562400243565">
            <text:p>70,16</text:p>
          </table:table-cell>
          <table:table-cell table:style-name="ce4" office:value-type="float" office:value="3640.75715754008">
            <text:p>3640,76</text:p>
          </table:table-cell>
          <table:table-cell table:style-name="ce4" office:value-type="float" office:value="37.0052902004912">
            <text:p>37,01</text:p>
          </table:table-cell>
          <table:table-cell table:style-name="ce4" office:value-type="float" office:value="0.229072397130994">
            <text:p>0,23</text:p>
          </table:table-cell>
          <table:table-cell table:style-name="ce7" office:value-type="string">
            <text:p>Mean</text:p>
          </table:table-cell>
          <table:table-cell table:style-name="ce10" table:formula="of:=[.B3]/[.D3]" office:value-type="float" office:value="1.89584353059405">
            <text:p>1,90</text:p>
          </table:table-cell>
          <table:table-cell/>
        </table:table-row>
        <table:table-row table:style-name="ro1">
          <table:covered-table-cell/>
          <table:table-cell office:value-type="float" office:value="72.347082725258">
            <text:p>72,35</text:p>
          </table:table-cell>
          <table:table-cell office:value-type="float" office:value="1469.4278822795">
            <text:p>1469,43</text:p>
          </table:table-cell>
          <table:table-cell office:value-type="float" office:value="6.708111231547">
            <text:p>6,71</text:p>
          </table:table-cell>
          <table:table-cell office:value-type="float" office:value="0.842334424463508">
            <text:p>0,84</text:p>
          </table:table-cell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67.9199260020963">
            <text:p>67,92</text:p>
          </table:table-cell>
          <table:table-cell office:value-type="float" office:value="5237.28916876962">
            <text:p>5237,29</text:p>
          </table:table-cell>
          <table:table-cell office:value-type="float" office:value="49.9277976946353">
            <text:p>49,93</text:p>
          </table:table-cell>
          <table:table-cell office:value-type="float" office:value="-0.0132828422685422">
            <text:p>-0,01</text:p>
          </table:table-cell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style-name="ce33"/>
          <table:table-cell table:style-name="ce6" office:value-type="float" office:value="71.7626091288">
            <text:p>71,76</text:p>
          </table:table-cell>
          <table:table-cell table:style-name="ce6" office:value-type="float" office:value="1469.4278822795">
            <text:p>1469,43</text:p>
          </table:table-cell>
          <table:table-cell table:style-name="ce6" office:value-type="float" office:value="6.708111231547">
            <text:p>6,71</text:p>
          </table:table-cell>
          <table:table-cell table:style-name="ce6" office:value-type="float" office:value="0.842334424463508">
            <text:p>0,84</text:p>
          </table:table-cell>
          <table:table-cell table:style-name="ce8" office:value-type="string">
            <text:p>Best(bestR)</text:p>
          </table:table-cell>
          <table:table-cell table:style-name="ce12" table:formula="of:=[.B6]/[.D6]" office:value-type="float" office:value="10.6978859848528">
            <text:p>10,70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gamma y fi [-60 -15 0 15 60]</text:p>
          </table:table-cell>
          <table:table-cell table:style-name="ce4" office:value-type="float" office:value="66.5533622916831">
            <text:p>66,55</text:p>
          </table:table-cell>
          <table:table-cell table:style-name="ce4" office:value-type="float" office:value="1679.51467600361">
            <text:p>1679,51</text:p>
          </table:table-cell>
          <table:table-cell table:style-name="ce4" office:value-type="float" office:value="6.32099628784879">
            <text:p>6,32</text:p>
          </table:table-cell>
          <table:table-cell table:style-name="ce4" office:value-type="float" office:value="0.811754990007171">
            <text:p>0,81</text:p>
          </table:table-cell>
          <table:table-cell table:style-name="ce7" office:value-type="string">
            <text:p>Mean</text:p>
          </table:table-cell>
          <table:table-cell table:style-name="ce13" table:formula="of:=[.B7]/[.D7]" office:value-type="float" office:value="10.5289355128435">
            <text:p>10,53</text:p>
          </table:table-cell>
          <table:table-cell office:value-type="string">
            <text:p>Convg, en 80 Episodios</text:p>
          </table:table-cell>
        </table:table-row>
        <table:table-row table:style-name="ro1">
          <table:covered-table-cell/>
          <table:table-cell office:value-type="float" office:value="71.6056207405785">
            <text:p>71,61</text:p>
          </table:table-cell>
          <table:table-cell office:value-type="float" office:value="1443.22245027732">
            <text:p>1443,22</text:p>
          </table:table-cell>
          <table:table-cell office:value-type="float" office:value="6.05098341924258">
            <text:p>6,05</text:p>
          </table:table-cell>
          <table:table-cell office:value-type="float" office:value="0.829294081562355">
            <text:p>0,83</text:p>
          </table:table-cell>
          <table:table-cell office:value-type="string">
            <text:p>Best</text:p>
          </table:table-cell>
          <table:table-cell/>
          <table:table-cell office:value-type="string">
            <text:p>Convg, parcial en 20 Episodios</text:p>
          </table:table-cell>
        </table:table-row>
        <table:table-row table:style-name="ro1">
          <table:covered-table-cell/>
          <table:table-cell office:value-type="float" office:value="60.9389563582464">
            <text:p>60,94</text:p>
          </table:table-cell>
          <table:table-cell office:value-type="float" office:value="2014.87051461566">
            <text:p>2014,87</text:p>
          </table:table-cell>
          <table:table-cell office:value-type="float" office:value="6.6492144013519">
            <text:p>6,65</text:p>
          </table:table-cell>
          <table:table-cell office:value-type="float" office:value="0.779177142683045">
            <text:p>0,78</text:p>
          </table:table-cell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style-name="ce33"/>
          <table:table-cell table:style-name="ce6" office:value-type="float" office:value="67.3583717147281">
            <text:p>67,36</text:p>
          </table:table-cell>
          <table:table-cell table:style-name="ce6" office:value-type="float" office:value="1571.2287720649">
            <text:p>1571,23</text:p>
          </table:table-cell>
          <table:table-cell table:style-name="ce6" office:value-type="float" office:value="6.17728372401118">
            <text:p>6,18</text:p>
          </table:table-cell>
          <table:table-cell table:style-name="ce6" office:value-type="float" office:value="0.829294081562355">
            <text:p>0,83</text:p>
          </table:table-cell>
          <table:table-cell table:style-name="ce8" office:value-type="string">
            <text:p>Best(bestR)</text:p>
          </table:table-cell>
          <table:table-cell table:style-name="ce12" table:formula="of:=[.B10]/[.D10]" office:value-type="float" office:value="10.9042055900566">
            <text:p>10,90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gamma y fi [-15 0 15]</text:p>
          </table:table-cell>
          <table:table-cell table:style-name="ce4" office:value-type="float" office:value="65.2732188638943">
            <text:p>65,27</text:p>
          </table:table-cell>
          <table:table-cell table:style-name="ce4" office:value-type="float" office:value="1757.96622214082">
            <text:p>1757,97</text:p>
          </table:table-cell>
          <table:table-cell table:style-name="ce4" office:value-type="float" office:value="6.96176438154073">
            <text:p>6,96</text:p>
          </table:table-cell>
          <table:table-cell table:style-name="ce4" office:value-type="float" office:value="0.786973772891035">
            <text:p>0,79</text:p>
          </table:table-cell>
          <table:table-cell table:style-name="ce7" office:value-type="string">
            <text:p>Mean</text:p>
          </table:table-cell>
          <table:table-cell table:style-name="ce13" table:formula="of:=[.B11]/[.D11]" office:value-type="float" office:value="9.37595920898553">
            <text:p>9,38</text:p>
          </table:table-cell>
          <table:table-cell office:value-type="string">
            <text:p>Convg, en 80 Episodios</text:p>
          </table:table-cell>
        </table:table-row>
        <table:table-row table:style-name="ro1">
          <table:covered-table-cell/>
          <table:table-cell office:value-type="float" office:value="70.186162457972">
            <text:p>70,19</text:p>
          </table:table-cell>
          <table:table-cell office:value-type="float" office:value="1476.70441591028">
            <text:p>1476,70</text:p>
          </table:table-cell>
          <table:table-cell office:value-type="float" office:value="6.12035252420829">
            <text:p>6,12</text:p>
          </table:table-cell>
          <table:table-cell office:value-type="float" office:value="0.84623200737488">
            <text:p>0,85</text:p>
          </table:table-cell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61.4810192280869">
            <text:p>61,48</text:p>
          </table:table-cell>
          <table:table-cell office:value-type="float" office:value="1972.26564351429">
            <text:p>1972,27</text:p>
          </table:table-cell>
          <table:table-cell office:value-type="float" office:value="7.56770133553192">
            <text:p>7,57</text:p>
          </table:table-cell>
          <table:table-cell office:value-type="float" office:value="0.738373926321835">
            <text:p>0,74</text:p>
          </table:table-cell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style-name="ce33"/>
          <table:table-cell table:style-name="ce6" office:value-type="float" office:value="65.8191414316012">
            <text:p>65,82</text:p>
          </table:table-cell>
          <table:table-cell table:style-name="ce6" office:value-type="float" office:value="1669.57455291548">
            <text:p>1669,57</text:p>
          </table:table-cell>
          <table:table-cell table:style-name="ce6" office:value-type="float" office:value="6.12035252420829">
            <text:p>6,12</text:p>
          </table:table-cell>
          <table:table-cell table:style-name="ce6" office:value-type="float" office:value="0.84623200737488">
            <text:p>0,85</text:p>
          </table:table-cell>
          <table:table-cell table:style-name="ce8" office:value-type="string">
            <text:p>Best(bestR)</text:p>
          </table:table-cell>
          <table:table-cell table:style-name="ce12" table:formula="of:=[.B14]/[.D14]" office:value-type="float" office:value="10.7541422117863">
            <text:p>10,75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gama=[-45 -15 15 45];</text:p>
            <text:p>Fi=[-60 -15 0 15 60];</text:p>
          </table:table-cell>
          <table:table-cell table:style-name="ce4" office:value-type="float" office:value="69.6037598678182">
            <text:p>69,60</text:p>
          </table:table-cell>
          <table:table-cell table:style-name="ce4" office:value-type="float" office:value="2235.58353351066">
            <text:p>2235,58</text:p>
          </table:table-cell>
          <table:table-cell table:style-name="ce4" office:value-type="float" office:value="17.1240180573893">
            <text:p>17,12</text:p>
          </table:table-cell>
          <table:table-cell table:style-name="ce4" office:value-type="float" office:value="0.382228941754464">
            <text:p>0,38</text:p>
          </table:table-cell>
          <table:table-cell table:style-name="ce7" office:value-type="string">
            <text:p>Mean</text:p>
          </table:table-cell>
          <table:table-cell table:style-name="ce13" table:formula="of:=[.B15]/[.D15]" office:value-type="float" office:value="4.06468619891364">
            <text:p>4,06</text:p>
          </table:table-cell>
          <table:table-cell office:value-type="string">
            <text:p>Convg, en 180 Episodios</text:p>
          </table:table-cell>
        </table:table-row>
        <table:table-row table:style-name="ro1">
          <table:covered-table-cell/>
          <table:table-cell office:value-type="float" office:value="73.293403707524">
            <text:p>73,29</text:p>
          </table:table-cell>
          <table:table-cell office:value-type="float" office:value="1414.05930704223">
            <text:p>1414,06</text:p>
          </table:table-cell>
          <table:table-cell office:value-type="float" office:value="6.36437471826028">
            <text:p>6,36</text:p>
          </table:table-cell>
          <table:table-cell office:value-type="float" office:value="0.784705406268727">
            <text:p>0,78</text:p>
          </table:table-cell>
          <table:table-cell office:value-type="string">
            <text:p>Best</text:p>
          </table:table-cell>
          <table:table-cell/>
          <table:table-cell office:value-type="string">
            <text:p>Convg, parcial en 100 Episodios</text:p>
          </table:table-cell>
        </table:table-row>
        <table:table-row table:style-name="ro1">
          <table:covered-table-cell/>
          <table:table-cell office:value-type="float" office:value="62.5682199602183">
            <text:p>62,57</text:p>
          </table:table-cell>
          <table:table-cell office:value-type="float" office:value="3535.74254564812">
            <text:p>3535,74</text:p>
          </table:table-cell>
          <table:table-cell office:value-type="float" office:value="42.3962710435078">
            <text:p>42,40</text:p>
          </table:table-cell>
          <table:table-cell office:value-type="float" office:value="-0.352156553903743">
            <text:p>-0,35</text:p>
          </table:table-cell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style-name="ce33"/>
          <table:table-cell table:style-name="ce6" office:value-type="float" office:value="68.3546221777972">
            <text:p>68,35</text:p>
          </table:table-cell>
          <table:table-cell table:style-name="ce6" office:value-type="float" office:value="1523.00955080905">
            <text:p>1523,01</text:p>
          </table:table-cell>
          <table:table-cell table:style-name="ce6" office:value-type="float" office:value="6.36437471826028">
            <text:p>6,36</text:p>
          </table:table-cell>
          <table:table-cell table:style-name="ce6" office:value-type="float" office:value="0.784705406268727">
            <text:p>0,78</text:p>
          </table:table-cell>
          <table:table-cell table:style-name="ce8" office:value-type="string">
            <text:p>Best(bestR)</text:p>
          </table:table-cell>
          <table:table-cell table:style-name="ce12" table:formula="of:=[.B18]/[.D18]" office:value-type="float" office:value="10.7401944737286">
            <text:p>10,74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gama=[-45 -15 15 45];</text:p>
            <text:p>Fi=[-60 -15 0 15 60];</text:p>
          </table:table-cell>
          <table:table-cell table:style-name="ce4" office:value-type="float" office:value="65.6563735453548">
            <text:p>65,66</text:p>
          </table:table-cell>
          <table:table-cell table:style-name="ce4" office:value-type="float" office:value="1696.91011710981">
            <text:p>1696,91</text:p>
          </table:table-cell>
          <table:table-cell table:style-name="ce4" office:value-type="float" office:value="6.13547711949875">
            <text:p>6,14</text:p>
          </table:table-cell>
          <table:table-cell table:style-name="ce4" office:value-type="float" office:value="0.696616099582867">
            <text:p>0,70</text:p>
          </table:table-cell>
          <table:table-cell table:style-name="ce7" office:value-type="string">
            <text:p>Mean</text:p>
          </table:table-cell>
          <table:table-cell table:style-name="ce13" table:formula="of:=[.B19]/[.D19]" office:value-type="float" office:value="10.7011031524666">
            <text:p>10,70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/>
          <table:table-cell office:value-type="float" office:value="69.1292825986287">
            <text:p>69,13</text:p>
          </table:table-cell>
          <table:table-cell office:value-type="float" office:value="1643.21605667305">
            <text:p>1643,22</text:p>
          </table:table-cell>
          <table:table-cell office:value-type="float" office:value="5.70877460012775">
            <text:p>5,71</text:p>
          </table:table-cell>
          <table:table-cell office:value-type="float" office:value="0.753852836417624">
            <text:p>0,75</text:p>
          </table:table-cell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62.6428704975547">
            <text:p>62,64</text:p>
          </table:table-cell>
          <table:table-cell office:value-type="float" office:value="1766.42125754355">
            <text:p>1766,42</text:p>
          </table:table-cell>
          <table:table-cell office:value-type="float" office:value="6.70876786737882">
            <text:p>6,71</text:p>
          </table:table-cell>
          <table:table-cell office:value-type="float" office:value="0.539047838892721">
            <text:p>0,54</text:p>
          </table:table-cell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style-name="ce33"/>
          <table:table-cell table:style-name="ce6" office:value-type="float" office:value="62.6428704975547">
            <text:p>62,64</text:p>
          </table:table-cell>
          <table:table-cell table:style-name="ce6" office:value-type="float" office:value="1766.42125754355">
            <text:p>1766,42</text:p>
          </table:table-cell>
          <table:table-cell table:style-name="ce6" office:value-type="float" office:value="5.70877460012775">
            <text:p>5,71</text:p>
          </table:table-cell>
          <table:table-cell table:style-name="ce6" office:value-type="float" office:value="0.753852836417624">
            <text:p>0,75</text:p>
          </table:table-cell>
          <table:table-cell table:style-name="ce8" office:value-type="string">
            <text:p>Best(bestR)</text:p>
          </table:table-cell>
          <table:table-cell table:style-name="ce12" table:formula="of:=[.B22]/[.D22]" office:value-type="float" office:value="10.9730852740539">
            <text:p>10,97</text:p>
          </table:table-cell>
          <table:table-cell/>
        </table:table-row>
        <table:table-row table:style-name="ro1">
          <table:table-cell table:style-name="ce31" table:number-columns-spanned="1" table:number-rows-spanned="4"/>
          <table:table-cell table:style-name="ce4" table:number-columns-repeated="4"/>
          <table:table-cell table:style-name="ce7"/>
          <table:table-cell table:style-name="ce13"/>
          <table:table-cell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 table:style-name="ce33"/>
          <table:table-cell table:style-name="ce6" table:number-columns-repeated="4"/>
          <table:table-cell table:style-name="ce8"/>
          <table:table-cell table:style-name="ce12"/>
          <table:table-cell/>
        </table:table-row>
      </table:table>
      <table:table table:name="Sheet4" table:style-name="ta1">
        <table:table-column table:style-name="co6" table:default-cell-style-name="Default"/>
        <table:table-column table:style-name="co6" table:number-columns-repeated="4" table:default-cell-style-name="ce38"/>
        <table:table-column table:style-name="co6" table:number-columns-repeated="3" table:default-cell-style-name="Default"/>
        <table:table-row table:style-name="ro1">
          <table:table-cell table:style-name="ce18"/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MeanReward</text:p>
          </table:table-cell>
          <table:table-cell/>
          <table:table-cell table:style-name="ce9"/>
          <table:table-cell/>
        </table:table-row>
        <table:table-row table:style-name="ro1">
          <table:table-cell table:style-name="ce31" office:value-type="string" table:number-columns-spanned="1" table:number-rows-spanned="4">
            <text:p>R con p&lt;pmax</text:p>
          </table:table-cell>
          <table:table-cell table:style-name="ce37" office:value-type="float" office:value="65.7890862870157">
            <text:p>65,79</text:p>
          </table:table-cell>
          <table:table-cell table:style-name="ce37" office:value-type="float" office:value="1919.82032948651">
            <text:p>1919,82</text:p>
          </table:table-cell>
          <table:table-cell table:style-name="ce37" office:value-type="float" office:value="6.49021446484277">
            <text:p>6,49</text:p>
          </table:table-cell>
          <table:table-cell table:style-name="ce37" office:value-type="float" office:value="0.65964280488261">
            <text:p>0,66</text:p>
          </table:table-cell>
          <table:table-cell table:style-name="ce7" office:value-type="string">
            <text:p>Mean</text:p>
          </table:table-cell>
          <table:table-cell table:style-name="ce10" table:formula="of:=[.B2]/[.D2]" office:value-type="float" office:value="10.136658294328">
            <text:p>10,14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2"/>
          <table:table-cell office:value-type="float" office:value="68.0308097840742">
            <text:p>68,03</text:p>
          </table:table-cell>
          <table:table-cell office:value-type="float" office:value="1597.92306394199">
            <text:p>1597,92</text:p>
          </table:table-cell>
          <table:table-cell office:value-type="float" office:value="6.02211289138193">
            <text:p>6,02</text:p>
          </table:table-cell>
          <table:table-cell office:value-type="float" office:value="0.725181977886277">
            <text:p>0,73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3.8095056266962">
            <text:p>63,81</text:p>
          </table:table-cell>
          <table:table-cell office:value-type="float" office:value="2334.64678757115">
            <text:p>2334,65</text:p>
          </table:table-cell>
          <table:table-cell office:value-type="float" office:value="7.02623361710118">
            <text:p>7,03</text:p>
          </table:table-cell>
          <table:table-cell office:value-type="float" office:value="0.481046548711726">
            <text:p>0,48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8.0308097840742">
            <text:p>68,03</text:p>
          </table:table-cell>
          <table:table-cell table:style-name="ce39" office:value-type="float" office:value="1597.92306394199">
            <text:p>1597,92</text:p>
          </table:table-cell>
          <table:table-cell table:style-name="ce39" office:value-type="float" office:value="6.21448084673966">
            <text:p>6,21</text:p>
          </table:table-cell>
          <table:table-cell table:style-name="ce39" office:value-type="float" office:value="0.725181977886277">
            <text:p>0,73</text:p>
          </table:table-cell>
          <table:table-cell table:style-name="ce8" office:value-type="string">
            <text:p>Best(bestR)</text:p>
          </table:table-cell>
          <table:table-cell table:style-name="ce12" table:formula="of:=[.B5]/[.D5]" office:value-type="float" office:value="10.9471428847939">
            <text:p>10,95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R con xb&lt;pmax,yb&gt;pmax/2,yfi&gt;pmax/2;</text:p>
          </table:table-cell>
          <table:table-cell office:value-type="float" office:value="68.5545697441874">
            <text:p>68,55</text:p>
          </table:table-cell>
          <table:table-cell office:value-type="float" office:value="1645.62495185064">
            <text:p>1645,62</text:p>
          </table:table-cell>
          <table:table-cell office:value-type="float" office:value="6.47009349873972">
            <text:p>6,47</text:p>
          </table:table-cell>
          <table:table-cell office:value-type="float" office:value="0.709086113931823">
            <text:p>0,71</text:p>
          </table:table-cell>
          <table:table-cell table:style-name="ce7" office:value-type="string">
            <text:p>Mean</text:p>
          </table:table-cell>
          <table:table-cell table:style-name="ce13" table:formula="of:=[.B6]/[.D6]" office:value-type="float" office:value="10.5956072748471">
            <text:p>10,60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2"/>
          <table:table-cell office:value-type="float" office:value="73.3566383555434">
            <text:p>73,36</text:p>
          </table:table-cell>
          <table:table-cell office:value-type="float" office:value="1373.45984233794">
            <text:p>1373,46</text:p>
          </table:table-cell>
          <table:table-cell office:value-type="float" office:value="5.72471509818035">
            <text:p>5,72</text:p>
          </table:table-cell>
          <table:table-cell office:value-type="float" office:value="0.73324270020201">
            <text:p>0,73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4.3273437468663">
            <text:p>64,33</text:p>
          </table:table-cell>
          <table:table-cell office:value-type="float" office:value="1841.81233405044">
            <text:p>1841,81</text:p>
          </table:table-cell>
          <table:table-cell office:value-type="float" office:value="6.90456671748476">
            <text:p>6,90</text:p>
          </table:table-cell>
          <table:table-cell office:value-type="float" office:value="0.679301721338381">
            <text:p>0,68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70.9312617366277">
            <text:p>70,93</text:p>
          </table:table-cell>
          <table:table-cell table:style-name="ce39" office:value-type="float" office:value="1423.11280064171">
            <text:p>1423,11</text:p>
          </table:table-cell>
          <table:table-cell table:style-name="ce39" office:value-type="float" office:value="6.56824599059186">
            <text:p>6,57</text:p>
          </table:table-cell>
          <table:table-cell table:style-name="ce39" office:value-type="float" office:value="0.73324270020201">
            <text:p>0,73</text:p>
          </table:table-cell>
          <table:table-cell table:style-name="ce8" office:value-type="string">
            <text:p>Best(bestR)</text:p>
          </table:table-cell>
          <table:table-cell table:style-name="ce12" table:formula="of:=[.B9]/[.D9]" office:value-type="float" office:value="10.7991177307043">
            <text:p>10,80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R con p&lt;pmax, faults:pmax/4</text:p>
          </table:table-cell>
          <table:table-cell table:style-name="ce37" office:value-type="float" office:value="68.099231585166">
            <text:p>68,10</text:p>
          </table:table-cell>
          <table:table-cell table:style-name="ce37" office:value-type="float" office:value="1712.45984862955">
            <text:p>1712,46</text:p>
          </table:table-cell>
          <table:table-cell table:style-name="ce37" office:value-type="float" office:value="7.442939944585">
            <text:p>7,44</text:p>
          </table:table-cell>
          <table:table-cell table:style-name="ce37" office:value-type="float" office:value="0.7119846449678">
            <text:p>0,71</text:p>
          </table:table-cell>
          <table:table-cell table:style-name="ce7" office:value-type="string">
            <text:p>Mean</text:p>
          </table:table-cell>
          <table:table-cell table:style-name="ce10" table:formula="of:=[.B10]/[.D10]" office:value-type="float" office:value="9.1495070620193">
            <text:p>9,15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2"/>
          <table:table-cell office:value-type="float" office:value="74.1636544720822">
            <text:p>74,16</text:p>
          </table:table-cell>
          <table:table-cell office:value-type="float" office:value="1568.6641034888">
            <text:p>1568,66</text:p>
          </table:table-cell>
          <table:table-cell office:value-type="float" office:value="6.81120926371273">
            <text:p>6,81</text:p>
          </table:table-cell>
          <table:table-cell office:value-type="float" office:value="0.74439506720534">
            <text:p>0,74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5.2784947852743">
            <text:p>65,28</text:p>
          </table:table-cell>
          <table:table-cell office:value-type="float" office:value="1855.74275759288">
            <text:p>1855,74</text:p>
          </table:table-cell>
          <table:table-cell office:value-type="float" office:value="8.02742935702836">
            <text:p>8,03</text:p>
          </table:table-cell>
          <table:table-cell office:value-type="float" office:value="0.681871851560793">
            <text:p>0,68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6.532405762898">
            <text:p>66,53</text:p>
          </table:table-cell>
          <table:table-cell table:style-name="ce39" office:value-type="float" office:value="1600.87985843684">
            <text:p>1600,88</text:p>
          </table:table-cell>
          <table:table-cell table:style-name="ce39" office:value-type="float" office:value="6.81120926371273">
            <text:p>6,81</text:p>
          </table:table-cell>
          <table:table-cell table:style-name="ce39" office:value-type="float" office:value="0.74439506720534">
            <text:p>0,74</text:p>
          </table:table-cell>
          <table:table-cell table:style-name="ce8" office:value-type="string">
            <text:p>Best(bestR)</text:p>
          </table:table-cell>
          <table:table-cell table:style-name="ce12" table:formula="of:=[.B13]/[.D13]" office:value-type="float" office:value="9.7680754161166">
            <text:p>9,77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R con xb&lt;pmax,yb&gt;pmax/4,yfi&gt;pmax/4;</text:p>
          </table:table-cell>
          <table:table-cell office:value-type="float" office:value="70.6180641185606">
            <text:p>70,62</text:p>
          </table:table-cell>
          <table:table-cell office:value-type="float" office:value="1629.7711402799">
            <text:p>1629,77</text:p>
          </table:table-cell>
          <table:table-cell office:value-type="float" office:value="7.2871176863557">
            <text:p>7,29</text:p>
          </table:table-cell>
          <table:table-cell office:value-type="float" office:value="0.672294065101465">
            <text:p>0,67</text:p>
          </table:table-cell>
          <table:table-cell table:style-name="ce7" office:value-type="string">
            <text:p>Mean</text:p>
          </table:table-cell>
          <table:table-cell table:style-name="ce13" table:formula="of:=[.B14]/[.D14]" office:value-type="float" office:value="9.69080878860855">
            <text:p>9,69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2"/>
          <table:table-cell office:value-type="float" office:value="75.2553596285299">
            <text:p>75,26</text:p>
          </table:table-cell>
          <table:table-cell office:value-type="float" office:value="1464.69165536098">
            <text:p>1464,69</text:p>
          </table:table-cell>
          <table:table-cell office:value-type="float" office:value="6.37531470294688">
            <text:p>6,38</text:p>
          </table:table-cell>
          <table:table-cell office:value-type="float" office:value="0.684650235466212">
            <text:p>0,68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5.4168845994482">
            <text:p>65,42</text:p>
          </table:table-cell>
          <table:table-cell office:value-type="float" office:value="1927.06753343592">
            <text:p>1927,07</text:p>
          </table:table-cell>
          <table:table-cell office:value-type="float" office:value="7.93356174705088">
            <text:p>7,93</text:p>
          </table:table-cell>
          <table:table-cell office:value-type="float" office:value="0.647429549492515">
            <text:p>0,65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5.4168845994482">
            <text:p>65,42</text:p>
          </table:table-cell>
          <table:table-cell table:style-name="ce39" office:value-type="float" office:value="1927.06753343592">
            <text:p>1927,07</text:p>
          </table:table-cell>
          <table:table-cell table:style-name="ce39" office:value-type="float" office:value="6.37531470294688">
            <text:p>6,38</text:p>
          </table:table-cell>
          <table:table-cell table:style-name="ce39" office:value-type="float" office:value="0.684650235466212">
            <text:p>0,68</text:p>
          </table:table-cell>
          <table:table-cell table:style-name="ce8" office:value-type="string">
            <text:p>Best(bestR)</text:p>
          </table:table-cell>
          <table:table-cell table:style-name="ce12" table:formula="of:=[.B17]/[.D17]" office:value-type="float" office:value="10.260965559741">
            <text:p>10,26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R con p&lt;pmax, faults:pmax/4 – fitness BTD</text:p>
          </table:table-cell>
          <table:table-cell table:style-name="ce37" office:value-type="float" office:value="69.4616085776953">
            <text:p>69,46</text:p>
          </table:table-cell>
          <table:table-cell table:style-name="ce37" office:value-type="float" office:value="3145.22129007859">
            <text:p>3145,22</text:p>
          </table:table-cell>
          <table:table-cell table:style-name="ce37" office:value-type="float" office:value="7.8151001512474">
            <text:p>7,82</text:p>
          </table:table-cell>
          <table:table-cell table:style-name="ce37" office:value-type="float" office:value="0.672335377313384">
            <text:p>0,67</text:p>
          </table:table-cell>
          <table:table-cell table:style-name="ce7" office:value-type="string">
            <text:p>Mean</text:p>
          </table:table-cell>
          <table:table-cell table:style-name="ce10" table:formula="of:=[.B18]/[.D18]" office:value-type="float" office:value="8.88812775695629">
            <text:p>8,89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2"/>
          <table:table-cell office:value-type="float" office:value="74.5791594479271">
            <text:p>74,58</text:p>
          </table:table-cell>
          <table:table-cell office:value-type="float" office:value="2583.70546937198">
            <text:p>2583,71</text:p>
          </table:table-cell>
          <table:table-cell office:value-type="float" office:value="6.97251973439344">
            <text:p>6,97</text:p>
          </table:table-cell>
          <table:table-cell office:value-type="float" office:value="0.71139383978496">
            <text:p>0,71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5.5622312996286">
            <text:p>65,56</text:p>
          </table:table-cell>
          <table:table-cell office:value-type="float" office:value="4440.54524348668">
            <text:p>4440,55</text:p>
          </table:table-cell>
          <table:table-cell office:value-type="float" office:value="9.45532178895146">
            <text:p>9,46</text:p>
          </table:table-cell>
          <table:table-cell office:value-type="float" office:value="0.609288956461169">
            <text:p>0,61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74.5791594479271">
            <text:p>74,58</text:p>
          </table:table-cell>
          <table:table-cell table:style-name="ce39" office:value-type="float" office:value="2583.70546937198">
            <text:p>2583,71</text:p>
          </table:table-cell>
          <table:table-cell table:style-name="ce39" office:value-type="float" office:value="8.08107691652945">
            <text:p>8,08</text:p>
          </table:table-cell>
          <table:table-cell table:style-name="ce39" office:value-type="float" office:value="0.71139383978496">
            <text:p>0,71</text:p>
          </table:table-cell>
          <table:table-cell table:style-name="ce8" office:value-type="string">
            <text:p>Best(bestR)</text:p>
          </table:table-cell>
          <table:table-cell table:style-name="ce12" table:formula="of:=[.B21]/[.D21]" office:value-type="float" office:value="9.22886395195411">
            <text:p>9,23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R con xb&lt;pmax,yb&gt;pmax/4,yfi&gt;pmax/4; Fitness BTD</text:p>
          </table:table-cell>
          <table:table-cell office:value-type="float" office:value="64.7895563269489">
            <text:p>64,79</text:p>
          </table:table-cell>
          <table:table-cell office:value-type="float" office:value="2984.14254739456">
            <text:p>2984,14</text:p>
          </table:table-cell>
          <table:table-cell office:value-type="float" office:value="7.06031562943752">
            <text:p>7,06</text:p>
          </table:table-cell>
          <table:table-cell office:value-type="float" office:value="0.613833670553503">
            <text:p>0,61</text:p>
          </table:table-cell>
          <table:table-cell table:style-name="ce7" office:value-type="string">
            <text:p>Mean</text:p>
          </table:table-cell>
          <table:table-cell table:style-name="ce13" table:formula="of:=[.B22]/[.D22]" office:value-type="float" office:value="9.17658072633653">
            <text:p>9,18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2"/>
          <table:table-cell office:value-type="float" office:value="67.3387440721629">
            <text:p>67,34</text:p>
          </table:table-cell>
          <table:table-cell office:value-type="float" office:value="2277.3121590772">
            <text:p>2277,31</text:p>
          </table:table-cell>
          <table:table-cell office:value-type="float" office:value="6.27943848155218">
            <text:p>6,28</text:p>
          </table:table-cell>
          <table:table-cell office:value-type="float" office:value="0.699958773158926">
            <text:p>0,70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2.4836528915984">
            <text:p>62,48</text:p>
          </table:table-cell>
          <table:table-cell office:value-type="float" office:value="3858.25138759616">
            <text:p>3858,25</text:p>
          </table:table-cell>
          <table:table-cell office:value-type="float" office:value="8.44780489896516">
            <text:p>8,45</text:p>
          </table:table-cell>
          <table:table-cell office:value-type="float" office:value="0.504530429068754">
            <text:p>0,50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7.3387440721629">
            <text:p>67,34</text:p>
          </table:table-cell>
          <table:table-cell table:style-name="ce39" office:value-type="float" office:value="2277.3121590772">
            <text:p>2277,31</text:p>
          </table:table-cell>
          <table:table-cell table:style-name="ce39" office:value-type="float" office:value="6.58987526562714">
            <text:p>6,59</text:p>
          </table:table-cell>
          <table:table-cell table:style-name="ce39" office:value-type="float" office:value="0.699958773158926">
            <text:p>0,70</text:p>
          </table:table-cell>
          <table:table-cell table:style-name="ce8" office:value-type="string">
            <text:p>Best(bestR)</text:p>
          </table:table-cell>
          <table:table-cell table:style-name="ce12" table:formula="of:=[.B25]/[.D25]" office:value-type="float" office:value="10.2185157317624">
            <text:p>10,22</text:p>
          </table:table-cell>
          <table:table-cell/>
        </table:table-row>
        <table:table-row table:style-name="ro1">
          <table:table-cell table:style-name="ce34" office:value-type="string" table:number-columns-spanned="1" table:number-rows-spanned="4">
            <text:p>Angulos discretizados{-45 -10 0 10 5}</text:p>
          </table:table-cell>
          <table:table-cell table:style-name="ce40" office:value-type="float" office:value="65.4276556305029">
            <text:p>65,43</text:p>
          </table:table-cell>
          <table:table-cell table:style-name="ce40" office:value-type="float" office:value="3192.38142596882">
            <text:p>3192,38</text:p>
          </table:table-cell>
          <table:table-cell table:style-name="ce40" office:value-type="float" office:value="6.74741991424541">
            <text:p>6,75</text:p>
          </table:table-cell>
          <table:table-cell table:style-name="ce40" office:value-type="float" office:value="0.59129959584986">
            <text:p>0,59</text:p>
          </table:table-cell>
          <table:table-cell table:style-name="ce43" office:value-type="string">
            <text:p>Mean</text:p>
          </table:table-cell>
          <table:table-cell table:style-name="ce46" table:formula="of:=[.B26]/[.D26]" office:value-type="float" office:value="9.69669243385454">
            <text:p>9,70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5"/>
          <table:table-cell table:style-name="ce40" office:value-type="float" office:value="69.4283402399391">
            <text:p>69,43</text:p>
          </table:table-cell>
          <table:table-cell table:style-name="ce40" office:value-type="float" office:value="1968.7528984971">
            <text:p>1968,75</text:p>
          </table:table-cell>
          <table:table-cell table:style-name="ce40" office:value-type="float" office:value="6.28071577499886">
            <text:p>6,28</text:p>
          </table:table-cell>
          <table:table-cell table:style-name="ce40" office:value-type="float" office:value="0.708836901148082">
            <text:p>0,71</text:p>
          </table:table-cell>
          <table:table-cell table:style-name="ce44" office:value-type="string">
            <text:p>Best</text:p>
          </table:table-cell>
          <table:table-cell table:style-name="ce47"/>
          <table:table-cell/>
        </table:table-row>
        <table:table-row table:style-name="ro1">
          <table:covered-table-cell table:style-name="ce35"/>
          <table:table-cell table:style-name="ce40" office:value-type="float" office:value="59.3347478194807">
            <text:p>59,33</text:p>
          </table:table-cell>
          <table:table-cell table:style-name="ce40" office:value-type="float" office:value="4270.98783008647">
            <text:p>4270,99</text:p>
          </table:table-cell>
          <table:table-cell table:style-name="ce40" office:value-type="float" office:value="7.15628778414119">
            <text:p>7,16</text:p>
          </table:table-cell>
          <table:table-cell table:style-name="ce40" office:value-type="float" office:value="0.409863582721525">
            <text:p>0,41</text:p>
          </table:table-cell>
          <table:table-cell table:style-name="ce44" office:value-type="string">
            <text:p>Worst</text:p>
          </table:table-cell>
          <table:table-cell table:style-name="ce47"/>
          <table:table-cell/>
        </table:table-row>
        <table:table-row table:style-name="ro1">
          <table:covered-table-cell table:style-name="ce36"/>
          <table:table-cell table:style-name="ce41" office:value-type="float" office:value="69.4283402399391">
            <text:p>69,43</text:p>
          </table:table-cell>
          <table:table-cell table:style-name="ce41" office:value-type="float" office:value="1968.7528984971">
            <text:p>1968,75</text:p>
          </table:table-cell>
          <table:table-cell table:style-name="ce41" office:value-type="float" office:value="6.70974817222457">
            <text:p>6,71</text:p>
          </table:table-cell>
          <table:table-cell table:style-name="ce41" office:value-type="float" office:value="0.708836901148082">
            <text:p>0,71</text:p>
          </table:table-cell>
          <table:table-cell table:style-name="ce45" office:value-type="string">
            <text:p>Best(bestR)</text:p>
          </table:table-cell>
          <table:table-cell table:style-name="ce22" table:formula="of:=[.B29]/[.D29]" office:value-type="float" office:value="10.3473839044127">
            <text:p>10,35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greedy con inicializacion optimista</text:p>
          </table:table-cell>
          <table:table-cell office:value-type="float" office:value="63.3021757008836">
            <text:p>63,30</text:p>
          </table:table-cell>
          <table:table-cell office:value-type="float" office:value="4816.9569063518">
            <text:p>4816,96</text:p>
          </table:table-cell>
          <table:table-cell office:value-type="float" office:value="7.00556162702668">
            <text:p>7,01</text:p>
          </table:table-cell>
          <table:table-cell office:value-type="float" office:value="0.615894651940803">
            <text:p>0,62</text:p>
          </table:table-cell>
          <table:table-cell table:style-name="ce7" office:value-type="string">
            <text:p>Mean</text:p>
          </table:table-cell>
          <table:table-cell table:style-name="ce13" table:formula="of:=[.B30]/[.D30]" office:value-type="float" office:value="9.03598870027363">
            <text:p>9,04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2"/>
          <table:table-cell office:value-type="float" office:value="64.1886162911532">
            <text:p>64,19</text:p>
          </table:table-cell>
          <table:table-cell table:style-name="ce42" office:value-type="float" office:value="3546.04053180272">
            <text:p>3546,04</text:p>
          </table:table-cell>
          <table:table-cell office:value-type="float" office:value="6.57362718897389">
            <text:p>6,57</text:p>
          </table:table-cell>
          <table:table-cell office:value-type="float" office:value="0.644364806804706">
            <text:p>0,64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1.7652977700351">
            <text:p>61,77</text:p>
          </table:table-cell>
          <table:table-cell office:value-type="float" office:value="5957.39717116729">
            <text:p>5957,40</text:p>
          </table:table-cell>
          <table:table-cell office:value-type="float" office:value="7.64975768079706">
            <text:p>7,65</text:p>
          </table:table-cell>
          <table:table-cell office:value-type="float" office:value="0.595168673376844">
            <text:p>0,60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office:value-type="float" office:value="63.6556624633911">
            <text:p>63,66</text:p>
          </table:table-cell>
          <table:table-cell office:value-type="float" office:value="4559.82294981538">
            <text:p>4559,82</text:p>
          </table:table-cell>
          <table:table-cell office:value-type="float" office:value="6.81901462399055">
            <text:p>6,82</text:p>
          </table:table-cell>
          <table:table-cell office:value-type="float" office:value="0.644364806804706">
            <text:p>0,64</text:p>
          </table:table-cell>
          <table:table-cell table:style-name="ce8" office:value-type="string">
            <text:p>Best(bestR)</text:p>
          </table:table-cell>
          <table:table-cell table:style-name="ce12" table:formula="of:=[.B33]/[.D33]" office:value-type="float" office:value="9.33502360288813">
            <text:p>9,34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Angulos discretizados{-60:5:60}</text:p>
          </table:table-cell>
          <table:table-cell office:value-type="float" office:value="63.3404593467722">
            <text:p>63,34</text:p>
          </table:table-cell>
          <table:table-cell office:value-type="float" office:value="5667.84360749082">
            <text:p>5667,84</text:p>
          </table:table-cell>
          <table:table-cell office:value-type="float" office:value="7.51778829146778">
            <text:p>7,52</text:p>
          </table:table-cell>
          <table:table-cell office:value-type="float" office:value="0.556139708237372">
            <text:p>0,56</text:p>
          </table:table-cell>
          <table:table-cell table:style-name="ce7" office:value-type="string">
            <text:p>Mean</text:p>
          </table:table-cell>
          <table:table-cell table:style-name="ce13" table:formula="of:=[.B34]/[.D34]" office:value-type="float" office:value="8.42541142301914">
            <text:p>8,43</text:p>
          </table:table-cell>
          <table:table-cell office:value-type="string">
            <text:p>Convg, en 60 Episodios</text:p>
          </table:table-cell>
        </table:table-row>
        <table:table-row table:style-name="ro1">
          <table:covered-table-cell table:style-name="ce32"/>
          <table:table-cell office:value-type="float" office:value="65.3626690195372">
            <text:p>65,36</text:p>
          </table:table-cell>
          <table:table-cell office:value-type="float" office:value="3462.8621115129">
            <text:p>3462,86</text:p>
          </table:table-cell>
          <table:table-cell office:value-type="float" office:value="7.03460085357546">
            <text:p>7,03</text:p>
          </table:table-cell>
          <table:table-cell office:value-type="float" office:value="0.604511283377417">
            <text:p>0,60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1.9665038802731">
            <text:p>61,97</text:p>
          </table:table-cell>
          <table:table-cell office:value-type="float" office:value="8502.96360876522">
            <text:p>8502,96</text:p>
          </table:table-cell>
          <table:table-cell office:value-type="float" office:value="8.08104946799655">
            <text:p>8,08</text:p>
          </table:table-cell>
          <table:table-cell office:value-type="float" office:value="0.516059391134582">
            <text:p>0,52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5.3626690195372">
            <text:p>65,36</text:p>
          </table:table-cell>
          <table:table-cell table:style-name="ce39" office:value-type="float" office:value="3462.8621115129">
            <text:p>3462,86</text:p>
          </table:table-cell>
          <table:table-cell table:style-name="ce39" office:value-type="float" office:value="7.03460085357546">
            <text:p>7,03</text:p>
          </table:table-cell>
          <table:table-cell table:style-name="ce39" office:value-type="float" office:value="0.604511283377417">
            <text:p>0,60</text:p>
          </table:table-cell>
          <table:table-cell table:style-name="ce8" office:value-type="string">
            <text:p>Best(bestR)</text:p>
          </table:table-cell>
          <table:table-cell table:style-name="ce12" table:formula="of:=[.B37]/[.D37]" office:value-type="float" office:value="9.29159598107339">
            <text:p>9,29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Angulos discretizados{-45 -20 -10 -5 0 5 10 20 45}</text:p>
          </table:table-cell>
          <table:table-cell office:value-type="float" office:value="63.7692716265828">
            <text:p>63,77</text:p>
          </table:table-cell>
          <table:table-cell office:value-type="float" office:value="5459.27803088136">
            <text:p>5459,28</text:p>
          </table:table-cell>
          <table:table-cell office:value-type="float" office:value="7.09953160617193">
            <text:p>7,10</text:p>
          </table:table-cell>
          <table:table-cell office:value-type="float" office:value="0.604124090558442">
            <text:p>0,60</text:p>
          </table:table-cell>
          <table:table-cell table:style-name="ce7" office:value-type="string">
            <text:p>Mean</text:p>
          </table:table-cell>
          <table:table-cell table:style-name="ce13" table:formula="of:=[.B38]/[.D38]" office:value-type="float" office:value="8.98218011610025">
            <text:p>8,98</text:p>
          </table:table-cell>
          <table:table-cell office:value-type="string">
            <text:p>Convg, en 40 Episodios</text:p>
          </table:table-cell>
        </table:table-row>
        <table:table-row table:style-name="ro1">
          <table:covered-table-cell table:style-name="ce32"/>
          <table:table-cell office:value-type="float" office:value="66.8248521734572">
            <text:p>66,82</text:p>
          </table:table-cell>
          <table:table-cell office:value-type="float" office:value="3188.36786327822">
            <text:p>3188,37</text:p>
          </table:table-cell>
          <table:table-cell office:value-type="float" office:value="6.56738406543163">
            <text:p>6,57</text:p>
          </table:table-cell>
          <table:table-cell office:value-type="float" office:value="0.639639163021339">
            <text:p>0,64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1.0219803835369">
            <text:p>61,02</text:p>
          </table:table-cell>
          <table:table-cell office:value-type="float" office:value="7158.4300624311">
            <text:p>7158,43</text:p>
          </table:table-cell>
          <table:table-cell office:value-type="float" office:value="7.39753577080969">
            <text:p>7,40</text:p>
          </table:table-cell>
          <table:table-cell office:value-type="float" office:value="0.574012458145944">
            <text:p>0,57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4.0840122973954">
            <text:p>64,08</text:p>
          </table:table-cell>
          <table:table-cell table:style-name="ce39" office:value-type="float" office:value="6207.60776036662">
            <text:p>6207,61</text:p>
          </table:table-cell>
          <table:table-cell table:style-name="ce39" office:value-type="float" office:value="7.33499280437402">
            <text:p>7,33</text:p>
          </table:table-cell>
          <table:table-cell table:style-name="ce39" office:value-type="float" office:value="0.639639163021339">
            <text:p>0,64</text:p>
          </table:table-cell>
          <table:table-cell table:style-name="ce8" office:value-type="string">
            <text:p>Best(bestR)</text:p>
          </table:table-cell>
          <table:table-cell table:style-name="ce12" table:formula="of:=[.B41]/[.D41]" office:value-type="float" office:value="8.73675189690448">
            <text:p>8,74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S=(xb,yb,yfi) discretizado 50mm</text:p>
          </table:table-cell>
          <table:table-cell office:value-type="float" office:value="68.7203898104">
            <text:p>68,72</text:p>
          </table:table-cell>
          <table:table-cell office:value-type="float" office:value="3911.3989555073">
            <text:p>3911,40</text:p>
          </table:table-cell>
          <table:table-cell office:value-type="float" office:value="7.45199954812869">
            <text:p>7,45</text:p>
          </table:table-cell>
          <table:table-cell office:value-type="float" office:value="0.686612413926934">
            <text:p>0,69</text:p>
          </table:table-cell>
          <table:table-cell table:style-name="ce7" office:value-type="string">
            <text:p>Mean</text:p>
          </table:table-cell>
          <table:table-cell table:style-name="ce13" table:formula="of:=[.B42]/[.D42]" office:value-type="float" office:value="9.22173832225429">
            <text:p>9,22</text:p>
          </table:table-cell>
          <table:table-cell office:value-type="string">
            <text:p>Convg, en 80 Episodios</text:p>
          </table:table-cell>
        </table:table-row>
        <table:table-row table:style-name="ro1">
          <table:covered-table-cell table:style-name="ce32"/>
          <table:table-cell office:value-type="float" office:value="73.8278119830852">
            <text:p>73,83</text:p>
          </table:table-cell>
          <table:table-cell office:value-type="float" office:value="2800.37044686381">
            <text:p>2800,37</text:p>
          </table:table-cell>
          <table:table-cell office:value-type="float" office:value="6.21935800325511">
            <text:p>6,22</text:p>
          </table:table-cell>
          <table:table-cell office:value-type="float" office:value="0.748044812538888">
            <text:p>0,75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5.3965183141758">
            <text:p>65,40</text:p>
          </table:table-cell>
          <table:table-cell office:value-type="float" office:value="5077.49372453539">
            <text:p>5077,49</text:p>
          </table:table-cell>
          <table:table-cell office:value-type="float" office:value="10.265804444269">
            <text:p>10,27</text:p>
          </table:table-cell>
          <table:table-cell office:value-type="float" office:value="0.585097691288923">
            <text:p>0,59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5.3965183141758">
            <text:p>65,40</text:p>
          </table:table-cell>
          <table:table-cell table:style-name="ce39" office:value-type="float" office:value="4686.04479632193">
            <text:p>4686,04</text:p>
          </table:table-cell>
          <table:table-cell table:style-name="ce39" office:value-type="float" office:value="6.21935800325511">
            <text:p>6,22</text:p>
          </table:table-cell>
          <table:table-cell table:style-name="ce39" office:value-type="float" office:value="0.748044812538888">
            <text:p>0,75</text:p>
          </table:table-cell>
          <table:table-cell table:style-name="ce8" office:value-type="string">
            <text:p>Best(bestR)</text:p>
          </table:table-cell>
          <table:table-cell table:style-name="ce12" table:formula="of:=[.B45]/[.D45]" office:value-type="float" office:value="10.5149950010834">
            <text:p>10,51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S=(xb,yb,yfi) discretizado 25mm</text:p>
          </table:table-cell>
          <table:table-cell office:value-type="float" office:value="61.8035677042534">
            <text:p>61,80</text:p>
          </table:table-cell>
          <table:table-cell office:value-type="float" office:value="27557.7449768518">
            <text:p>27557,74</text:p>
          </table:table-cell>
          <table:table-cell office:value-type="float" office:value="30.6983683813695">
            <text:p>30,70</text:p>
          </table:table-cell>
          <table:table-cell office:value-type="float" office:value="-0.0621821068650916">
            <text:p>-0,06</text:p>
          </table:table-cell>
          <table:table-cell table:style-name="ce7" office:value-type="string">
            <text:p>Mean</text:p>
          </table:table-cell>
          <table:table-cell table:style-name="ce13" table:formula="of:=[.B46]/[.D46]" office:value-type="float" office:value="2.01325252653367">
            <text:p>2,01</text:p>
          </table:table-cell>
          <table:table-cell office:value-type="string">
            <text:p>Convg, en 80 Episodios</text:p>
          </table:table-cell>
        </table:table-row>
        <table:table-row table:style-name="ro1">
          <table:covered-table-cell table:style-name="ce32"/>
          <table:table-cell office:value-type="float" office:value="68.4759834904262">
            <text:p>68,48</text:p>
          </table:table-cell>
          <table:table-cell office:value-type="float" office:value="6741.87444047512">
            <text:p>6741,87</text:p>
          </table:table-cell>
          <table:table-cell office:value-type="float" office:value="9.16740561824052">
            <text:p>9,17</text:p>
          </table:table-cell>
          <table:table-cell office:value-type="float" office:value="0.544150782849251">
            <text:p>0,54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55.3123060759963">
            <text:p>55,31</text:p>
          </table:table-cell>
          <table:table-cell office:value-type="float" office:value="88521.1097560983">
            <text:p>88521,11</text:p>
          </table:table-cell>
          <table:table-cell office:value-type="float" office:value="67.7889079651146">
            <text:p>67,79</text:p>
          </table:table-cell>
          <table:table-cell office:value-type="float" office:value="-1.10450520075934">
            <text:p>-1,10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office:value-type="float" office:value="61.6193014298214">
            <text:p>61,62</text:p>
          </table:table-cell>
          <table:table-cell office:value-type="float" office:value="9876.86787660074">
            <text:p>9876,87</text:p>
          </table:table-cell>
          <table:table-cell office:value-type="float" office:value="9.45034333400256">
            <text:p>9,45</text:p>
          </table:table-cell>
          <table:table-cell office:value-type="float" office:value="0.544150782849251">
            <text:p>0,54</text:p>
          </table:table-cell>
          <table:table-cell table:style-name="ce8" office:value-type="string">
            <text:p>Best(bestR)</text:p>
          </table:table-cell>
          <table:table-cell table:style-name="ce12" table:formula="of:=[.B49]/[.D49]" office:value-type="float" office:value="6.52032410379353">
            <text:p>6,52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S=(xb,yb,yfi) discretizado 50mm y{-300,300}</text:p>
          </table:table-cell>
          <table:table-cell table:style-name="ce37" office:value-type="float" office:value="66.7810207928254">
            <text:p>66,78</text:p>
          </table:table-cell>
          <table:table-cell table:style-name="ce37" office:value-type="float" office:value="3808.42532595915">
            <text:p>3808,43</text:p>
          </table:table-cell>
          <table:table-cell table:style-name="ce37" office:value-type="float" office:value="7.62741833185708">
            <text:p>7,63</text:p>
          </table:table-cell>
          <table:table-cell table:style-name="ce37" office:value-type="float" office:value="0.632427803642337">
            <text:p>0,63</text:p>
          </table:table-cell>
          <table:table-cell table:style-name="ce7" office:value-type="string">
            <text:p>Mean</text:p>
          </table:table-cell>
          <table:table-cell table:style-name="ce10" table:formula="of:=[.B50]/[.D50]" office:value-type="float" office:value="8.75538981701112">
            <text:p>8,76</text:p>
          </table:table-cell>
          <table:table-cell office:value-type="string">
            <text:p>Convg, en 80 Episodios</text:p>
          </table:table-cell>
        </table:table-row>
        <table:table-row table:style-name="ro1">
          <table:covered-table-cell table:style-name="ce32"/>
          <table:table-cell office:value-type="float" office:value="68.0397442727525">
            <text:p>68,04</text:p>
          </table:table-cell>
          <table:table-cell office:value-type="float" office:value="2714.6366018989">
            <text:p>2714,64</text:p>
          </table:table-cell>
          <table:table-cell office:value-type="float" office:value="6.73518462922485">
            <text:p>6,74</text:p>
          </table:table-cell>
          <table:table-cell office:value-type="float" office:value="0.709163865738096">
            <text:p>0,71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5.4741293382195">
            <text:p>65,47</text:p>
          </table:table-cell>
          <table:table-cell office:value-type="float" office:value="4910.06866801205">
            <text:p>4910,07</text:p>
          </table:table-cell>
          <table:table-cell office:value-type="float" office:value="8.76210794611944">
            <text:p>8,76</text:p>
          </table:table-cell>
          <table:table-cell office:value-type="float" office:value="0.453585284918357">
            <text:p>0,45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5.4741293382195">
            <text:p>65,47</text:p>
          </table:table-cell>
          <table:table-cell table:style-name="ce39" office:value-type="float" office:value="3566.36112250188">
            <text:p>3566,36</text:p>
          </table:table-cell>
          <table:table-cell table:style-name="ce39" office:value-type="float" office:value="6.73518462922485">
            <text:p>6,74</text:p>
          </table:table-cell>
          <table:table-cell table:style-name="ce39" office:value-type="float" office:value="0.709163865738096">
            <text:p>0,71</text:p>
          </table:table-cell>
          <table:table-cell table:style-name="ce8" office:value-type="string">
            <text:p>Best(bestR)</text:p>
          </table:table-cell>
          <table:table-cell table:style-name="ce12" table:formula="of:=[.B53]/[.D53]" office:value-type="float" office:value="9.72120779794494">
            <text:p>9,72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S=(xb,yb,yfi) discretizado 50mm y{-200,200}</text:p>
          </table:table-cell>
          <table:table-cell office:value-type="float" office:value="68.1269486894044">
            <text:p>68,13</text:p>
          </table:table-cell>
          <table:table-cell office:value-type="float" office:value="3302.03631373747">
            <text:p>3302,04</text:p>
          </table:table-cell>
          <table:table-cell office:value-type="float" office:value="7.33092061725438">
            <text:p>7,33</text:p>
          </table:table-cell>
          <table:table-cell office:value-type="float" office:value="0.69582133787591">
            <text:p>0,70</text:p>
          </table:table-cell>
          <table:table-cell table:style-name="ce7" office:value-type="string">
            <text:p>Mean</text:p>
          </table:table-cell>
          <table:table-cell table:style-name="ce13" table:formula="of:=[.B54]/[.D54]" office:value-type="float" office:value="9.29309594883046">
            <text:p>9,29</text:p>
          </table:table-cell>
          <table:table-cell office:value-type="string">
            <text:p>Convg, en 60 Episodios</text:p>
          </table:table-cell>
        </table:table-row>
        <table:table-row table:style-name="ro1">
          <table:covered-table-cell table:style-name="ce32"/>
          <table:table-cell office:value-type="float" office:value="70.9488220440122">
            <text:p>70,95</text:p>
          </table:table-cell>
          <table:table-cell office:value-type="float" office:value="2807.61102302758">
            <text:p>2807,61</text:p>
          </table:table-cell>
          <table:table-cell office:value-type="float" office:value="6.70541845407181">
            <text:p>6,71</text:p>
          </table:table-cell>
          <table:table-cell office:value-type="float" office:value="0.719058553999234">
            <text:p>0,72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4.9648885412834">
            <text:p>64,96</text:p>
          </table:table-cell>
          <table:table-cell office:value-type="float" office:value="4172.79205405385">
            <text:p>4172,79</text:p>
          </table:table-cell>
          <table:table-cell office:value-type="float" office:value="7.90046346582709">
            <text:p>7,90</text:p>
          </table:table-cell>
          <table:table-cell office:value-type="float" office:value="0.675152529300657">
            <text:p>0,68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70.9488220440122">
            <text:p>70,95</text:p>
          </table:table-cell>
          <table:table-cell table:style-name="ce39" office:value-type="float" office:value="4172.79205405385">
            <text:p>4172,79</text:p>
          </table:table-cell>
          <table:table-cell table:style-name="ce39" office:value-type="float" office:value="7.12659024119819">
            <text:p>7,13</text:p>
          </table:table-cell>
          <table:table-cell table:style-name="ce39" office:value-type="float" office:value="0.719058553999234">
            <text:p>0,72</text:p>
          </table:table-cell>
          <table:table-cell table:style-name="ce8" office:value-type="string">
            <text:p>Best(bestR)</text:p>
          </table:table-cell>
          <table:table-cell table:style-name="ce12" table:formula="of:=[.B57]/[.D57]" office:value-type="float" office:value="9.95550742259087">
            <text:p>9,96</text:p>
          </table:table-cell>
          <table:table-cell/>
        </table:table-row>
        <table:table-row table:style-name="ro1" table:number-rows-repeated="34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</table:table>
      <table:table table:name="Sheet5" table:style-name="ta1">
        <table:table-column table:style-name="co6" table:number-columns-repeated="15" table:default-cell-style-name="Default"/>
        <table:table-row table:style-name="ro1">
          <table:table-cell table:style-name="ce18" office:value-type="string">
            <text:p>Type</text:p>
          </table:table-cell>
          <table:table-cell table:style-name="ce18" office:value-type="string">
            <text:p>Init</text:p>
          </table:table-cell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Reward</text:p>
          </table:table-cell>
          <table:table-cell table:style-name="ce3" office:value-type="string">
            <text:p>MeanReward</text:p>
          </table:table-cell>
          <table:table-cell table:style-name="ce3" office:value-type="string">
            <text:p>Convg to Th</text:p>
          </table:table-cell>
          <table:table-cell table:style-name="ce18"/>
          <table:table-cell table:style-name="ce27"/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NOISE=0: ballNoise=0,2</text:p>
          </table:table-cell>
          <table:table-cell table:style-name="ce48" table:number-columns-spanned="1" table:number-rows-spanned="4"/>
          <table:table-cell table:style-name="ce4" office:value-type="float" office:value="70.1428093376316">
            <text:p>70,14</text:p>
          </table:table-cell>
          <table:table-cell table:style-name="ce4" office:value-type="float" office:value="1591.41403425922">
            <text:p>1591,41</text:p>
          </table:table-cell>
          <table:table-cell table:style-name="ce4" office:value-type="float" office:value="6.30518820917656">
            <text:p>6,31</text:p>
          </table:table-cell>
          <table:table-cell table:style-name="ce4" office:value-type="float" office:value="0.801859559727529">
            <text:p>0,80</text:p>
          </table:table-cell>
          <table:table-cell table:style-name="ce55" table:formula="of:=[.F2]" office:value-type="float" office:value="0.801859559727529" table:number-columns-spanned="1" table:number-rows-spanned="4">
            <text:p>0,8019</text:p>
          </table:table-cell>
          <table:table-cell table:style-name="ce60" office:value-type="float" office:value="10" table:number-columns-spanned="1" table:number-rows-spanned="4">
            <text:p>10</text:p>
          </table:table-cell>
          <table:table-cell table:style-name="ce7" office:value-type="string">
            <text:p>Mean</text:p>
          </table:table-cell>
          <table:table-cell table:style-name="ce69" table:formula="of:=[.C2]/[.E2]" office:value-type="float" office:value="11.1246178560611">
            <text:p>11,12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70.4126275835662">
            <text:p>70,41</text:p>
          </table:table-cell>
          <table:table-cell table:style-name="ce5" office:value-type="float" office:value="1560.31479392841">
            <text:p>1560,31</text:p>
          </table:table-cell>
          <table:table-cell table:style-name="ce5" office:value-type="float" office:value="6.26955979744578">
            <text:p>6,27</text:p>
          </table:table-cell>
          <table:table-cell table:style-name="ce5" office:value-type="float" office:value="0.806251822864071">
            <text:p>0,81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9.7455077107651">
            <text:p>69,75</text:p>
          </table:table-cell>
          <table:table-cell table:style-name="ce5" office:value-type="float" office:value="1619.42495474598">
            <text:p>1619,42</text:p>
          </table:table-cell>
          <table:table-cell table:style-name="ce5" office:value-type="float" office:value="6.32822553947521">
            <text:p>6,33</text:p>
          </table:table-cell>
          <table:table-cell table:style-name="ce5" office:value-type="float" office:value="0.794210289917905">
            <text:p>0,79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70.4126275835662">
            <text:p>70,41</text:p>
          </table:table-cell>
          <table:table-cell table:style-name="ce6" office:value-type="float" office:value="1591.89260760056">
            <text:p>1591,89</text:p>
          </table:table-cell>
          <table:table-cell table:style-name="ce6" office:value-type="float" office:value="6.32822553947521">
            <text:p>6,33</text:p>
          </table:table-cell>
          <table:table-cell table:style-name="ce6" office:value-type="float" office:value="0.806251822864071">
            <text:p>0,81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5]/[.E5]" office:value-type="float" office:value="11.1267569628066">
            <text:p>11,13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NOISE=0,5</text:p>
          </table:table-cell>
          <table:table-cell table:style-name="ce48" table:number-columns-spanned="1" table:number-rows-spanned="4"/>
          <table:table-cell table:style-name="ce53" office:value-type="float" office:value="65.4276556305029">
            <text:p>65,43</text:p>
          </table:table-cell>
          <table:table-cell table:style-name="ce53" office:value-type="float" office:value="3192.38142596882">
            <text:p>3192,38</text:p>
          </table:table-cell>
          <table:table-cell table:style-name="ce53" office:value-type="float" office:value="6.74741991424541">
            <text:p>6,75</text:p>
          </table:table-cell>
          <table:table-cell table:style-name="ce53" office:value-type="float" office:value="0.59129959584986">
            <text:p>0,59</text:p>
          </table:table-cell>
          <table:table-cell table:style-name="ce55" table:formula="of:=[.F6]" office:value-type="float" office:value="0.59129959584986" table:number-columns-spanned="1" table:number-rows-spanned="4">
            <text:p>0,5913</text:p>
          </table:table-cell>
          <table:table-cell table:style-name="ce61" office:value-type="float" office:value="30" table:number-columns-spanned="1" table:number-rows-spanned="4">
            <text:p>30</text:p>
          </table:table-cell>
          <table:table-cell table:style-name="ce66" office:value-type="string">
            <text:p>Mean</text:p>
          </table:table-cell>
          <table:table-cell table:style-name="ce70" table:formula="of:=[.C6]/[.E6]" office:value-type="float" office:value="9.69669243385454">
            <text:p>9,70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1"/>
          <table:table-cell table:style-name="ce53" office:value-type="float" office:value="69.4283402399391">
            <text:p>69,43</text:p>
          </table:table-cell>
          <table:table-cell table:style-name="ce53" office:value-type="float" office:value="1968.7528984971">
            <text:p>1968,75</text:p>
          </table:table-cell>
          <table:table-cell table:style-name="ce53" office:value-type="float" office:value="6.28071577499886">
            <text:p>6,28</text:p>
          </table:table-cell>
          <table:table-cell table:style-name="ce53" office:value-type="float" office:value="0.708836901148082">
            <text:p>0,71</text:p>
          </table:table-cell>
          <table:covered-table-cell table:style-name="ce58"/>
          <table:covered-table-cell table:style-name="ce62"/>
          <table:table-cell table:style-name="ce67" office:value-type="string">
            <text:p>Best</text:p>
          </table:table-cell>
          <table:table-cell table:style-name="ce70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1"/>
          <table:table-cell table:style-name="ce53" office:value-type="float" office:value="59.3347478194807">
            <text:p>59,33</text:p>
          </table:table-cell>
          <table:table-cell table:style-name="ce53" office:value-type="float" office:value="4270.98783008647">
            <text:p>4270,99</text:p>
          </table:table-cell>
          <table:table-cell table:style-name="ce53" office:value-type="float" office:value="7.15628778414119">
            <text:p>7,16</text:p>
          </table:table-cell>
          <table:table-cell table:style-name="ce53" office:value-type="float" office:value="0.409863582721525">
            <text:p>0,41</text:p>
          </table:table-cell>
          <table:covered-table-cell table:style-name="ce58"/>
          <table:covered-table-cell table:style-name="ce62"/>
          <table:table-cell table:style-name="ce67" office:value-type="string">
            <text:p>Worst</text:p>
          </table:table-cell>
          <table:table-cell table:style-name="ce70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2"/>
          <table:table-cell table:style-name="ce54" office:value-type="float" office:value="69.4283402399391">
            <text:p>69,43</text:p>
          </table:table-cell>
          <table:table-cell table:style-name="ce54" office:value-type="float" office:value="1968.7528984971">
            <text:p>1968,75</text:p>
          </table:table-cell>
          <table:table-cell table:style-name="ce54" office:value-type="float" office:value="6.70974817222457">
            <text:p>6,71</text:p>
          </table:table-cell>
          <table:table-cell table:style-name="ce54" office:value-type="float" office:value="0.708836901148082">
            <text:p>0,71</text:p>
          </table:table-cell>
          <table:covered-table-cell table:style-name="ce58"/>
          <table:covered-table-cell table:style-name="ce62"/>
          <table:table-cell table:style-name="ce68" office:value-type="string">
            <text:p>Best(bestR)</text:p>
          </table:table-cell>
          <table:table-cell table:style-name="ce71" table:formula="of:=[.C9]/[.E9]" office:value-type="float" office:value="10.3473839044127">
            <text:p>10,35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NOISE=1; init=-200; no transfer</text:p>
          </table:table-cell>
          <table:table-cell table:style-name="ce48" table:number-columns-spanned="1" table:number-rows-spanned="4"/>
          <table:table-cell table:style-name="ce4" office:value-type="float" office:value="62.7171605668059">
            <text:p>62,72</text:p>
          </table:table-cell>
          <table:table-cell table:style-name="ce4" office:value-type="float" office:value="5383.32955531264">
            <text:p>5383,33</text:p>
          </table:table-cell>
          <table:table-cell table:style-name="ce4" office:value-type="float" office:value="19.557793223397">
            <text:p>19,56</text:p>
          </table:table-cell>
          <table:table-cell table:style-name="ce4" office:value-type="float" office:value="0.256824505054535">
            <text:p>0,26</text:p>
          </table:table-cell>
          <table:table-cell table:style-name="ce55" table:formula="of:=[.F10]" office:value-type="float" office:value="0.256824505054535" table:number-columns-spanned="1" table:number-rows-spanned="4">
            <text:p>0,2568</text:p>
          </table:table-cell>
          <table:table-cell table:style-name="ce63" office:value-type="float" office:value="40" table:number-columns-spanned="1" table:number-rows-spanned="4">
            <text:p>40</text:p>
          </table:table-cell>
          <table:table-cell table:style-name="ce7" office:value-type="string">
            <text:p>Mean</text:p>
          </table:table-cell>
          <table:table-cell table:style-name="ce69" table:formula="of:=[.C10]/[.E10]" office:value-type="float" office:value="3.20676059156701">
            <text:p>3,21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5.2881940273174">
            <text:p>65,29</text:p>
          </table:table-cell>
          <table:table-cell table:style-name="ce5" office:value-type="float" office:value="3235.0786544582">
            <text:p>3235,08</text:p>
          </table:table-cell>
          <table:table-cell table:style-name="ce5" office:value-type="float" office:value="16.1887613005825">
            <text:p>16,19</text:p>
          </table:table-cell>
          <table:table-cell table:style-name="ce5" office:value-type="float" office:value="0.344462917873095">
            <text:p>0,34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0.4779899780846">
            <text:p>60,48</text:p>
          </table:table-cell>
          <table:table-cell table:style-name="ce5" office:value-type="float" office:value="9352.27031351211">
            <text:p>9352,27</text:p>
          </table:table-cell>
          <table:table-cell table:style-name="ce5" office:value-type="float" office:value="27.1786369100566">
            <text:p>27,18</text:p>
          </table:table-cell>
          <table:table-cell table:style-name="ce5" office:value-type="float" office:value="0.0989854890786846">
            <text:p>0,10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5.1552641692673">
            <text:p>65,16</text:p>
          </table:table-cell>
          <table:table-cell table:style-name="ce6" office:value-type="float" office:value="5111.18210866455">
            <text:p>5111,18</text:p>
          </table:table-cell>
          <table:table-cell table:style-name="ce6" office:value-type="float" office:value="18.9533221449698">
            <text:p>18,95</text:p>
          </table:table-cell>
          <table:table-cell table:style-name="ce6" office:value-type="float" office:value="0.344462917873095">
            <text:p>0,34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13]/[.E13]" office:value-type="float" office:value="3.43766985391315">
            <text:p>3,44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NOISE=1; init=0; no transfer</text:p>
          </table:table-cell>
          <table:table-cell table:style-name="ce48" table:formula="of:=0" office:value-type="float" office:value="0" table:number-columns-spanned="1" table:number-rows-spanned="4">
            <text:p>0</text:p>
          </table:table-cell>
          <table:table-cell table:style-name="ce4" office:value-type="float" office:value="64.2083516535609">
            <text:p>64,21</text:p>
          </table:table-cell>
          <table:table-cell table:style-name="ce4" office:value-type="float" office:value="5441.88901633841">
            <text:p>5441,89</text:p>
          </table:table-cell>
          <table:table-cell table:style-name="ce4" office:value-type="float" office:value="19.5327621596001">
            <text:p>19,53</text:p>
          </table:table-cell>
          <table:table-cell table:style-name="ce4" office:value-type="float" office:value="0.252544842547404">
            <text:p>0,25</text:p>
          </table:table-cell>
          <table:table-cell table:style-name="ce55" table:formula="of:=[.F14]" office:value-type="float" office:value="0.252544842547404" table:number-columns-spanned="1" table:number-rows-spanned="4">
            <text:p>0,2525</text:p>
          </table:table-cell>
          <table:table-cell table:style-name="ce61" office:value-type="float" office:value="81" table:number-columns-spanned="1" table:number-rows-spanned="4">
            <text:p>81</text:p>
          </table:table-cell>
          <table:table-cell table:style-name="ce7" office:value-type="string">
            <text:p>Mean</text:p>
          </table:table-cell>
          <table:table-cell table:style-name="ce69" table:formula="of:=[.C14]/[.E14]" office:value-type="float" office:value="3.28721310017095">
            <text:p>3,29</text:p>
          </table:table-cell>
          <table:table-cell table:style-name="ce18"/>
          <table:table-cell office:value-type="float" office:value="62.373842857116">
            <text:p>62,3738428571</text:p>
          </table:table-cell>
          <table:table-cell office:value-type="float" office:value="-458.16312614068">
            <text:p>-458,1631261407</text:p>
          </table:table-cell>
          <table:table-cell office:value-type="float" office:value="27.5792403104952">
            <text:p>27,5792403105</text:p>
          </table:table-cell>
          <table:table-cell office:value-type="float" office:value="0.0188864206122452">
            <text:p>0,0188864206</text:p>
          </table:table-cell>
        </table:table-row>
        <table:table-row table:style-name="ro1">
          <table:covered-table-cell table:number-columns-repeated="2" table:style-name="ce49"/>
          <table:table-cell table:style-name="ce5" office:value-type="float" office:value="66.0624079122847">
            <text:p>66,06</text:p>
          </table:table-cell>
          <table:table-cell table:style-name="ce5" office:value-type="float" office:value="4059.048569506">
            <text:p>4059,05</text:p>
          </table:table-cell>
          <table:table-cell table:style-name="ce5" office:value-type="float" office:value="16.8809438369271">
            <text:p>16,88</text:p>
          </table:table-cell>
          <table:table-cell table:style-name="ce5" office:value-type="float" office:value="0.318196525531095">
            <text:p>0,32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office:value-type="float" office:value="65.2450064789926">
            <text:p>65,245006479</text:p>
          </table:table-cell>
          <table:table-cell office:value-type="float" office:value="-654.603245001667">
            <text:p>-654,6032450017</text:p>
          </table:table-cell>
          <table:table-cell office:value-type="float" office:value="21.7661607702531">
            <text:p>21,7661607703</text:p>
          </table:table-cell>
          <table:table-cell office:value-type="float" office:value="0.18708091159542">
            <text:p>0,1870809116</text:p>
          </table:table-cell>
        </table:table-row>
        <table:table-row table:style-name="ro1">
          <table:covered-table-cell table:number-columns-repeated="2" table:style-name="ce49"/>
          <table:table-cell table:style-name="ce5" office:value-type="float" office:value="62.3952274963338">
            <text:p>62,40</text:p>
          </table:table-cell>
          <table:table-cell table:style-name="ce5" office:value-type="float" office:value="7289.43791897513">
            <text:p>7289,44</text:p>
          </table:table-cell>
          <table:table-cell table:style-name="ce5" office:value-type="float" office:value="22.5197083621505">
            <text:p>22,52</text:p>
          </table:table-cell>
          <table:table-cell table:style-name="ce5" office:value-type="float" office:value="0.204273479714926">
            <text:p>0,20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office:value-type="float" office:value="59.5900805216995">
            <text:p>59,5900805217</text:p>
          </table:table-cell>
          <table:table-cell office:value-type="float" office:value="-341.755660815353">
            <text:p>-341,7556608154</text:p>
          </table:table-cell>
          <table:table-cell office:value-type="float" office:value="35.9516037689444">
            <text:p>35,9516037689</text:p>
          </table:table-cell>
          <table:table-cell office:value-type="float" office:value="-0.219993129587215">
            <text:p>-0,2199931296</text:p>
          </table:table-cell>
        </table:table-row>
        <table:table-row table:style-name="ro1">
          <table:covered-table-cell table:number-columns-repeated="2" table:style-name="ce50"/>
          <table:table-cell table:style-name="ce6" office:value-type="float" office:value="64.4065202559276">
            <text:p>64,41</text:p>
          </table:table-cell>
          <table:table-cell table:style-name="ce6" office:value-type="float" office:value="6458.40733528516">
            <text:p>6458,41</text:p>
          </table:table-cell>
          <table:table-cell table:style-name="ce6" office:value-type="float" office:value="17.7466726503562">
            <text:p>17,75</text:p>
          </table:table-cell>
          <table:table-cell table:style-name="ce6" office:value-type="float" office:value="0.318196525531095">
            <text:p>0,32</text:p>
          </table:table-cell>
          <table:covered-table-cell table:style-name="ce56"/>
          <table:covered-table-cell table:style-name="ce18"/>
          <table:table-cell table:style-name="ce8" office:value-type="string">
            <text:p>Best(bestR)</text:p>
          </table:table-cell>
          <table:table-cell table:style-name="ce24" table:formula="of:=[.C17]/[.E17]" office:value-type="float" office:value="3.62921667204105">
            <text:p>3,63</text:p>
          </table:table-cell>
          <table:table-cell table:style-name="ce18"/>
          <table:table-cell office:value-type="float" office:value="60.7468743192662">
            <text:p>60,7468743193</text:p>
          </table:table-cell>
          <table:table-cell office:value-type="float" office:value="-352.278442864038">
            <text:p>-352,278442864</text:p>
          </table:table-cell>
          <table:table-cell office:value-type="float" office:value="21.7661607702531">
            <text:p>21,7661607703</text:p>
          </table:table-cell>
          <table:table-cell office:value-type="float" office:value="0.18708091159542">
            <text:p>0,1870809116</text:p>
          </table:table-cell>
        </table:table-row>
        <table:table-row table:style-name="ro1">
          <table:table-cell table:style-name="ce48" office:value-type="string" table:number-columns-spanned="1" table:number-rows-spanned="4">
            <text:p>Qs=Q_0_Noise; init=-100</text:p>
          </table:table-cell>
          <table:table-cell table:style-name="ce48" table:formula="of:=-100" office:value-type="float" office:value="-100" table:number-columns-spanned="1" table:number-rows-spanned="4">
            <text:p>-100</text:p>
          </table:table-cell>
          <table:table-cell table:style-name="ce4" office:value-type="float" office:value="63.5246592776026">
            <text:p>63,52</text:p>
          </table:table-cell>
          <table:table-cell table:style-name="ce4" office:value-type="float" office:value="6652.04824297186">
            <text:p>6652,05</text:p>
          </table:table-cell>
          <table:table-cell table:style-name="ce4" office:value-type="float" office:value="19.3626772776638">
            <text:p>19,36</text:p>
          </table:table-cell>
          <table:table-cell table:style-name="ce4" office:value-type="float" office:value="0.226939115385453">
            <text:p>0,23</text:p>
          </table:table-cell>
          <table:table-cell table:style-name="ce55" table:formula="of:=[.F18]" office:value-type="float" office:value="0.226939115385453" table:number-columns-spanned="1" table:number-rows-spanned="4">
            <text:p>0,2269</text:p>
          </table:table-cell>
          <table:table-cell table:style-name="ce63" office:value-type="float" office:value="17" table:number-columns-spanned="1" table:number-rows-spanned="4">
            <text:p>17</text:p>
          </table:table-cell>
          <table:table-cell table:style-name="ce7" office:value-type="string">
            <text:p>Mean</text:p>
          </table:table-cell>
          <table:table-cell table:style-name="ce69" table:formula="of:=[.C18]/[.E18]" office:value-type="float" office:value="3.28077870465169">
            <text:p>3,28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5.4033932564745">
            <text:p>65,40</text:p>
          </table:table-cell>
          <table:table-cell table:style-name="ce5" office:value-type="float" office:value="3790.16864048066">
            <text:p>3790,17</text:p>
          </table:table-cell>
          <table:table-cell table:style-name="ce5" office:value-type="float" office:value="16.7909638501781">
            <text:p>16,79</text:p>
          </table:table-cell>
          <table:table-cell table:style-name="ce5" office:value-type="float" office:value="0.312177190813718">
            <text:p>0,31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1.5937752904037">
            <text:p>61,59</text:p>
          </table:table-cell>
          <table:table-cell table:style-name="ce5" office:value-type="float" office:value="16810.5761076568">
            <text:p>16810,58</text:p>
          </table:table-cell>
          <table:table-cell table:style-name="ce5" office:value-type="float" office:value="28.647492639913">
            <text:p>28,65</text:p>
          </table:table-cell>
          <table:table-cell table:style-name="ce5" office:value-type="float" office:value="-0.0101572594664284">
            <text:p>-0,01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5.0099456833857">
            <text:p>65,01</text:p>
          </table:table-cell>
          <table:table-cell table:style-name="ce6" office:value-type="float" office:value="4813.96313452231">
            <text:p>4813,96</text:p>
          </table:table-cell>
          <table:table-cell table:style-name="ce6" office:value-type="float" office:value="16.7909638501781">
            <text:p>16,79</text:p>
          </table:table-cell>
          <table:table-cell table:style-name="ce6" office:value-type="float" office:value="0.312177190813718">
            <text:p>0,31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21]/[.E21]" office:value-type="float" office:value="3.87172209192125">
            <text:p>3,87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Qs=Q_0_Noise; init=-50</text:p>
          </table:table-cell>
          <table:table-cell table:style-name="ce48" table:formula="of:=-50" office:value-type="float" office:value="-50" table:number-columns-spanned="1" table:number-rows-spanned="4">
            <text:p>-50</text:p>
          </table:table-cell>
          <table:table-cell table:style-name="ce4" office:value-type="float" office:value="63.8041170689615">
            <text:p>63,80</text:p>
          </table:table-cell>
          <table:table-cell table:style-name="ce4" office:value-type="float" office:value="5327.87090913619">
            <text:p>5327,87</text:p>
          </table:table-cell>
          <table:table-cell table:style-name="ce4" office:value-type="float" office:value="19.5811932436509">
            <text:p>19,58</text:p>
          </table:table-cell>
          <table:table-cell table:style-name="ce4" office:value-type="float" office:value="0.227725180701745">
            <text:p>0,23</text:p>
          </table:table-cell>
          <table:table-cell table:style-name="ce55" table:formula="of:=[.F22]" office:value-type="float" office:value="0.227725180701745" table:number-columns-spanned="1" table:number-rows-spanned="4">
            <text:p>0,2277</text:p>
          </table:table-cell>
          <table:table-cell table:style-name="ce61" office:value-type="float" office:value="13" table:number-columns-spanned="1" table:number-rows-spanned="4">
            <text:p>13</text:p>
          </table:table-cell>
          <table:table-cell table:style-name="ce7" office:value-type="string">
            <text:p>Mean</text:p>
          </table:table-cell>
          <table:table-cell table:style-name="ce69" table:formula="of:=[.C22]/[.E22]" office:value-type="float" office:value="3.2584386597405">
            <text:p>3,26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6.1713646345411">
            <text:p>66,17</text:p>
          </table:table-cell>
          <table:table-cell table:style-name="ce5" office:value-type="float" office:value="4001.60648768137">
            <text:p>4001,61</text:p>
          </table:table-cell>
          <table:table-cell table:style-name="ce5" office:value-type="float" office:value="16.9622084625931">
            <text:p>16,96</text:p>
          </table:table-cell>
          <table:table-cell table:style-name="ce5" office:value-type="float" office:value="0.300168826774019">
            <text:p>0,30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2.2636095297387">
            <text:p>62,26</text:p>
          </table:table-cell>
          <table:table-cell table:style-name="ce5" office:value-type="float" office:value="6581.79492536949">
            <text:p>6581,79</text:p>
          </table:table-cell>
          <table:table-cell table:style-name="ce5" office:value-type="float" office:value="22.9045435312416">
            <text:p>22,90</text:p>
          </table:table-cell>
          <table:table-cell table:style-name="ce5" office:value-type="float" office:value="0.148984698152972">
            <text:p>0,15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6.1713646345411">
            <text:p>66,17</text:p>
          </table:table-cell>
          <table:table-cell table:style-name="ce6" office:value-type="float" office:value="4554.70975670428">
            <text:p>4554,71</text:p>
          </table:table-cell>
          <table:table-cell table:style-name="ce6" office:value-type="float" office:value="19.0333318711326">
            <text:p>19,03</text:p>
          </table:table-cell>
          <table:table-cell table:style-name="ce6" office:value-type="float" office:value="0.300168826774019">
            <text:p>0,30</text:p>
          </table:table-cell>
          <table:covered-table-cell table:style-name="ce56"/>
          <table:covered-table-cell table:style-name="ce18"/>
          <table:table-cell table:style-name="ce8" office:value-type="string">
            <text:p>Best(bestR)</text:p>
          </table:table-cell>
          <table:table-cell table:style-name="ce24" table:formula="of:=[.C25]/[.E25]" office:value-type="float" office:value="3.47660436346942">
            <text:p>3,48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Qs=Q_0_Noise; init=-10</text:p>
          </table:table-cell>
          <table:table-cell table:style-name="ce48" table:formula="of:=-10" office:value-type="float" office:value="-10" table:number-columns-spanned="1" table:number-rows-spanned="4">
            <text:p>-10</text:p>
          </table:table-cell>
          <table:table-cell table:style-name="ce4" office:value-type="float" office:value="64.113886565118">
            <text:p>64,11</text:p>
          </table:table-cell>
          <table:table-cell table:style-name="ce4" office:value-type="float" office:value="4893.32863666076">
            <text:p>4893,33</text:p>
          </table:table-cell>
          <table:table-cell table:style-name="ce4" office:value-type="float" office:value="18.8514724165885">
            <text:p>18,85</text:p>
          </table:table-cell>
          <table:table-cell table:style-name="ce4" office:value-type="float" office:value="0.249242143201211">
            <text:p>0,25</text:p>
          </table:table-cell>
          <table:table-cell table:style-name="ce55" table:formula="of:=[.F26]" office:value-type="float" office:value="0.249242143201211" table:number-columns-spanned="1" table:number-rows-spanned="4">
            <text:p>0,2492</text:p>
          </table:table-cell>
          <table:table-cell table:style-name="ce61" office:value-type="float" office:value="12" table:number-columns-spanned="1" table:number-rows-spanned="4">
            <text:p>12</text:p>
          </table:table-cell>
          <table:table-cell table:style-name="ce7" office:value-type="string">
            <text:p>Mean</text:p>
          </table:table-cell>
          <table:table-cell table:style-name="ce69" table:formula="of:=[.C26]/[.E26]" office:value-type="float" office:value="3.40100153177958">
            <text:p>3,40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5.2857689519645">
            <text:p>65,29</text:p>
          </table:table-cell>
          <table:table-cell table:style-name="ce5" office:value-type="float" office:value="3900.26478397197">
            <text:p>3900,26</text:p>
          </table:table-cell>
          <table:table-cell table:style-name="ce5" office:value-type="float" office:value="16.2750757700951">
            <text:p>16,28</text:p>
          </table:table-cell>
          <table:table-cell table:style-name="ce5" office:value-type="float" office:value="0.324548721990232">
            <text:p>0,32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3.1196090328378">
            <text:p>63,12</text:p>
          </table:table-cell>
          <table:table-cell table:style-name="ce5" office:value-type="float" office:value="5956.52281563035">
            <text:p>5956,52</text:p>
          </table:table-cell>
          <table:table-cell table:style-name="ce5" office:value-type="float" office:value="20.9902428387658">
            <text:p>20,99</text:p>
          </table:table-cell>
          <table:table-cell table:style-name="ce5" office:value-type="float" office:value="0.163675026726029">
            <text:p>0,16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5.2857689519645">
            <text:p>65,29</text:p>
          </table:table-cell>
          <table:table-cell table:style-name="ce6" office:value-type="float" office:value="4205.47843579228">
            <text:p>4205,48</text:p>
          </table:table-cell>
          <table:table-cell table:style-name="ce6" office:value-type="float" office:value="17.9300379751226">
            <text:p>17,93</text:p>
          </table:table-cell>
          <table:table-cell table:style-name="ce6" office:value-type="float" office:value="0.324548721990232">
            <text:p>0,32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29]/[.E29]" office:value-type="float" office:value="3.64113946900428">
            <text:p>3,64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Qs=Q_0_Noise; init=0</text:p>
          </table:table-cell>
          <table:table-cell table:style-name="ce48" table:formula="of:=0" office:value-type="float" office:value="0" table:number-columns-spanned="1" table:number-rows-spanned="4">
            <text:p>0</text:p>
          </table:table-cell>
          <table:table-cell table:style-name="ce5" office:value-type="float" office:value="63.6843032226602">
            <text:p>63,68</text:p>
          </table:table-cell>
          <table:table-cell table:style-name="ce5" office:value-type="float" office:value="5427.32676927773">
            <text:p>5427,33</text:p>
          </table:table-cell>
          <table:table-cell table:style-name="ce5" office:value-type="float" office:value="19.9367625803814">
            <text:p>19,94</text:p>
          </table:table-cell>
          <table:table-cell table:style-name="ce5" office:value-type="float" office:value="0.21397174517499">
            <text:p>0,21</text:p>
          </table:table-cell>
          <table:table-cell table:style-name="ce55" table:formula="of:=[.F30]" office:value-type="float" office:value="0.21397174517499" table:number-columns-spanned="1" table:number-rows-spanned="4">
            <text:p>0,2140</text:p>
          </table:table-cell>
          <table:table-cell table:style-name="ce64" office:value-type="float" office:value="17" table:number-columns-spanned="1" table:number-rows-spanned="4">
            <text:p>17</text:p>
          </table:table-cell>
          <table:table-cell table:style-name="ce7" office:value-type="string">
            <text:p>Mean</text:p>
          </table:table-cell>
          <table:table-cell table:style-name="ce69" table:formula="of:=[.C30]/[.E30]" office:value-type="float" office:value="3.19431517358431">
            <text:p>3,19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6.5149060212143">
            <text:p>66,51</text:p>
          </table:table-cell>
          <table:table-cell table:style-name="ce5" office:value-type="float" office:value="4048.68313798804">
            <text:p>4048,68</text:p>
          </table:table-cell>
          <table:table-cell table:style-name="ce5" office:value-type="float" office:value="17.5696639917197">
            <text:p>17,57</text:p>
          </table:table-cell>
          <table:table-cell table:style-name="ce5" office:value-type="float" office:value="0.291728848759897">
            <text:p>0,29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1.9445600701328">
            <text:p>61,94</text:p>
          </table:table-cell>
          <table:table-cell table:style-name="ce5" office:value-type="float" office:value="8089.17351713618">
            <text:p>8089,17</text:p>
          </table:table-cell>
          <table:table-cell table:style-name="ce5" office:value-type="float" office:value="23.2806062214977">
            <text:p>23,28</text:p>
          </table:table-cell>
          <table:table-cell table:style-name="ce5" office:value-type="float" office:value="0.144420486853978">
            <text:p>0,14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6.5149060212143">
            <text:p>66,51</text:p>
          </table:table-cell>
          <table:table-cell table:style-name="ce6" office:value-type="float" office:value="4357.79712817479">
            <text:p>4357,80</text:p>
          </table:table-cell>
          <table:table-cell table:style-name="ce6" office:value-type="float" office:value="19.6340631759009">
            <text:p>19,63</text:p>
          </table:table-cell>
          <table:table-cell table:style-name="ce6" office:value-type="float" office:value="0.291728848759897">
            <text:p>0,29</text:p>
          </table:table-cell>
          <table:covered-table-cell table:style-name="ce56"/>
          <table:covered-table-cell table:style-name="ce18"/>
          <table:table-cell table:style-name="ce8" office:value-type="string">
            <text:p>Best(bestR)</text:p>
          </table:table-cell>
          <table:table-cell table:style-name="ce24" table:formula="of:=[.C33]/[.E33]" office:value-type="float" office:value="3.38773006001404">
            <text:p>3,39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Qs=Q_0_Noise; init=10</text:p>
          </table:table-cell>
          <table:table-cell table:style-name="ce48" table:formula="of:=10" office:value-type="float" office:value="10" table:number-columns-spanned="1" table:number-rows-spanned="4">
            <text:p>10</text:p>
          </table:table-cell>
          <table:table-cell table:style-name="ce4" office:value-type="float" office:value="63.6498752234072">
            <text:p>63,65</text:p>
          </table:table-cell>
          <table:table-cell table:style-name="ce4" office:value-type="float" office:value="5085.24537403514">
            <text:p>5085,25</text:p>
          </table:table-cell>
          <table:table-cell table:style-name="ce4" office:value-type="float" office:value="19.1274901178909">
            <text:p>19,13</text:p>
          </table:table-cell>
          <table:table-cell table:style-name="ce4" office:value-type="float" office:value="0.230401035561957">
            <text:p>0,23</text:p>
          </table:table-cell>
          <table:table-cell table:style-name="ce55" table:formula="of:=[.F34]" office:value-type="float" office:value="0.230401035561957" table:number-columns-spanned="1" table:number-rows-spanned="4">
            <text:p>0,2304</text:p>
          </table:table-cell>
          <table:table-cell table:style-name="ce63" office:value-type="float" office:value="13" table:number-columns-spanned="1" table:number-rows-spanned="4">
            <text:p>13</text:p>
          </table:table-cell>
          <table:table-cell table:style-name="ce7" office:value-type="string">
            <text:p>Mean</text:p>
          </table:table-cell>
          <table:table-cell table:style-name="ce69" table:formula="of:=[.C34]/[.E34]" office:value-type="float" office:value="3.32766478147973">
            <text:p>3,33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6.5796457956487">
            <text:p>66,58</text:p>
          </table:table-cell>
          <table:table-cell table:style-name="ce5" office:value-type="float" office:value="3836.16752678287">
            <text:p>3836,17</text:p>
          </table:table-cell>
          <table:table-cell table:style-name="ce5" office:value-type="float" office:value="17.3063534773582">
            <text:p>17,31</text:p>
          </table:table-cell>
          <table:table-cell table:style-name="ce5" office:value-type="float" office:value="0.323163242771913">
            <text:p>0,32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2.3537546657146">
            <text:p>62,35</text:p>
          </table:table-cell>
          <table:table-cell table:style-name="ce5" office:value-type="float" office:value="6724.01470472819">
            <text:p>6724,01</text:p>
          </table:table-cell>
          <table:table-cell table:style-name="ce5" office:value-type="float" office:value="21.8890891009777">
            <text:p>21,89</text:p>
          </table:table-cell>
          <table:table-cell table:style-name="ce5" office:value-type="float" office:value="0.133935865828058">
            <text:p>0,13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6.5796457956487">
            <text:p>66,58</text:p>
          </table:table-cell>
          <table:table-cell table:style-name="ce6" office:value-type="float" office:value="3836.16752678287">
            <text:p>3836,17</text:p>
          </table:table-cell>
          <table:table-cell table:style-name="ce6" office:value-type="float" office:value="17.3063534773582">
            <text:p>17,31</text:p>
          </table:table-cell>
          <table:table-cell table:style-name="ce6" office:value-type="float" office:value="0.323163242771913">
            <text:p>0,32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37]/[.E37]" office:value-type="float" office:value="3.84712157201426">
            <text:p>3,85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Qs=Q_0_Noise; init=50</text:p>
          </table:table-cell>
          <table:table-cell table:style-name="ce48" table:formula="of:=50" office:value-type="float" office:value="50" table:number-columns-spanned="1" table:number-rows-spanned="4">
            <text:p>50</text:p>
          </table:table-cell>
          <table:table-cell table:style-name="ce5" office:value-type="float" office:value="63.8908176002717">
            <text:p>63,89</text:p>
          </table:table-cell>
          <table:table-cell table:style-name="ce5" office:value-type="float" office:value="5465.05032924716">
            <text:p>5465,05</text:p>
          </table:table-cell>
          <table:table-cell table:style-name="ce5" office:value-type="float" office:value="20.0953306587399">
            <text:p>20,10</text:p>
          </table:table-cell>
          <table:table-cell table:style-name="ce5" office:value-type="float" office:value="0.209535991612363">
            <text:p>0,21</text:p>
          </table:table-cell>
          <table:table-cell table:style-name="ce55" table:formula="of:=[.F38]" office:value-type="float" office:value="0.209535991612363" table:number-columns-spanned="1" table:number-rows-spanned="4">
            <text:p>0,2095</text:p>
          </table:table-cell>
          <table:table-cell table:style-name="ce61" office:value-type="float" office:value="15" table:number-columns-spanned="1" table:number-rows-spanned="4">
            <text:p>15</text:p>
          </table:table-cell>
          <table:table-cell table:style-name="ce7" office:value-type="string">
            <text:p>Mean</text:p>
          </table:table-cell>
          <table:table-cell table:style-name="ce69" table:formula="of:=[.C38]/[.E38]" office:value-type="float" office:value="3.17938623082493">
            <text:p>3,18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6.2875928134956">
            <text:p>66,29</text:p>
          </table:table-cell>
          <table:table-cell table:style-name="ce5" office:value-type="float" office:value="3990.30411581809">
            <text:p>3990,30</text:p>
          </table:table-cell>
          <table:table-cell table:style-name="ce5" office:value-type="float" office:value="17.1852958987565">
            <text:p>17,19</text:p>
          </table:table-cell>
          <table:table-cell table:style-name="ce5" office:value-type="float" office:value="0.312782382501504">
            <text:p>0,31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2.5089582309685">
            <text:p>62,51</text:p>
          </table:table-cell>
          <table:table-cell table:style-name="ce5" office:value-type="float" office:value="7114.08515229418">
            <text:p>7114,09</text:p>
          </table:table-cell>
          <table:table-cell table:style-name="ce5" office:value-type="float" office:value="23.7029302399822">
            <text:p>23,70</text:p>
          </table:table-cell>
          <table:table-cell table:style-name="ce5" office:value-type="float" office:value="0.107653429218196">
            <text:p>0,11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5.2196587420537">
            <text:p>65,22</text:p>
          </table:table-cell>
          <table:table-cell table:style-name="ce6" office:value-type="float" office:value="3990.30411581809">
            <text:p>3990,30</text:p>
          </table:table-cell>
          <table:table-cell table:style-name="ce6" office:value-type="float" office:value="17.1852958987565">
            <text:p>17,19</text:p>
          </table:table-cell>
          <table:table-cell table:style-name="ce6" office:value-type="float" office:value="0.312782382501504">
            <text:p>0,31</text:p>
          </table:table-cell>
          <table:covered-table-cell table:style-name="ce56"/>
          <table:covered-table-cell table:style-name="ce18"/>
          <table:table-cell table:style-name="ce8" office:value-type="string">
            <text:p>Best(bestR)</text:p>
          </table:table-cell>
          <table:table-cell table:style-name="ce24" table:formula="of:=[.C41]/[.E41]" office:value-type="float" office:value="3.79508500326566">
            <text:p>3,80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Qs=Q_0_Noise; init=100</text:p>
          </table:table-cell>
          <table:table-cell table:style-name="ce48" table:formula="of:=100" office:value-type="float" office:value="100" table:number-columns-spanned="1" table:number-rows-spanned="4">
            <text:p>100</text:p>
          </table:table-cell>
          <table:table-cell table:style-name="ce4" office:value-type="float" office:value="64.1389901899008">
            <text:p>64,14</text:p>
          </table:table-cell>
          <table:table-cell table:style-name="ce4" office:value-type="float" office:value="4956.16151650096">
            <text:p>4956,16</text:p>
          </table:table-cell>
          <table:table-cell table:style-name="ce4" office:value-type="float" office:value="19.1147367955419">
            <text:p>19,11</text:p>
          </table:table-cell>
          <table:table-cell table:style-name="ce4" office:value-type="float" office:value="0.235204446265036">
            <text:p>0,24</text:p>
          </table:table-cell>
          <table:table-cell table:style-name="ce55" table:formula="of:=[.F42]" office:value-type="float" office:value="0.235204446265036" table:number-columns-spanned="1" table:number-rows-spanned="4">
            <text:p>0,2352</text:p>
          </table:table-cell>
          <table:table-cell table:style-name="ce61" office:value-type="float" office:value="18" table:number-columns-spanned="1" table:number-rows-spanned="4">
            <text:p>18</text:p>
          </table:table-cell>
          <table:table-cell table:style-name="ce7" office:value-type="string">
            <text:p>Mean</text:p>
          </table:table-cell>
          <table:table-cell table:style-name="ce69" table:formula="of:=[.C42]/[.E42]" office:value-type="float" office:value="3.35547336465861">
            <text:p>3,36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6.9133152083383">
            <text:p>66,91</text:p>
          </table:table-cell>
          <table:table-cell table:style-name="ce5" office:value-type="float" office:value="4030.60888521736">
            <text:p>4030,61</text:p>
          </table:table-cell>
          <table:table-cell table:style-name="ce5" office:value-type="float" office:value="16.9530423438091">
            <text:p>16,95</text:p>
          </table:table-cell>
          <table:table-cell table:style-name="ce5" office:value-type="float" office:value="0.315790332266394">
            <text:p>0,32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1.0088445987622">
            <text:p>61,01</text:p>
          </table:table-cell>
          <table:table-cell table:style-name="ce5" office:value-type="float" office:value="7045.47273736732">
            <text:p>7045,47</text:p>
          </table:table-cell>
          <table:table-cell table:style-name="ce5" office:value-type="float" office:value="22.2642708511366">
            <text:p>22,26</text:p>
          </table:table-cell>
          <table:table-cell table:style-name="ce5" office:value-type="float" office:value="0.126861167620288">
            <text:p>0,13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5.8715057894729">
            <text:p>65,87</text:p>
          </table:table-cell>
          <table:table-cell table:style-name="ce6" office:value-type="float" office:value="4192.50886811287">
            <text:p>4192,51</text:p>
          </table:table-cell>
          <table:table-cell table:style-name="ce6" office:value-type="float" office:value="17.3791502161606">
            <text:p>17,38</text:p>
          </table:table-cell>
          <table:table-cell table:style-name="ce6" office:value-type="float" office:value="0.315790332266394">
            <text:p>0,32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45]/[.E45]" office:value-type="float" office:value="3.79026045405949">
            <text:p>3,79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NOISE=1, Qs=Q_0_Noise; Sin RL</text:p>
          </table:table-cell>
          <table:table-cell table:style-name="ce48" table:formula="of:=0" office:value-type="float" office:value="0" table:number-columns-spanned="1" table:number-rows-spanned="4">
            <text:p>0</text:p>
          </table:table-cell>
          <table:table-cell table:style-name="ce4" office:value-type="float" office:value="53.7845136721166">
            <text:p>53,78</text:p>
          </table:table-cell>
          <table:table-cell table:style-name="ce4" office:value-type="float" office:value="56210.7419930655">
            <text:p>56210,74</text:p>
          </table:table-cell>
          <table:table-cell table:style-name="ce4" office:value-type="float" office:value="30.0536330555293">
            <text:p>30,05</text:p>
          </table:table-cell>
          <table:table-cell table:style-name="ce4" office:value-type="float" office:value="-0.114696955236936">
            <text:p>-0,11</text:p>
          </table:table-cell>
          <table:table-cell table:style-name="ce55" table:formula="of:=[.F46]" office:value-type="float" office:value="-0.114696955236936" table:number-columns-spanned="1" table:number-rows-spanned="4">
            <text:p>-0,1147</text:p>
          </table:table-cell>
          <table:table-cell table:style-name="ce61" office:value-type="float" office:value="0" table:number-columns-spanned="1" table:number-rows-spanned="4">
            <text:p>0</text:p>
          </table:table-cell>
          <table:table-cell table:style-name="ce7" office:value-type="string">
            <text:p>Mean</text:p>
          </table:table-cell>
          <table:table-cell table:style-name="ce69" table:formula="of:=[.C46]/[.E46]" office:value-type="float" office:value="1.78961770022081">
            <text:p>1,79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56.7737433332452">
            <text:p>56,77</text:p>
          </table:table-cell>
          <table:table-cell table:style-name="ce5" office:value-type="float" office:value="25248.8145453197">
            <text:p>25248,81</text:p>
          </table:table-cell>
          <table:table-cell table:style-name="ce5" office:value-type="float" office:value="22.5201129750086">
            <text:p>22,52</text:p>
          </table:table-cell>
          <table:table-cell table:style-name="ce5" office:value-type="float" office:value="0.0808156453269428">
            <text:p>0,08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50.3449261363991">
            <text:p>50,34</text:p>
          </table:table-cell>
          <table:table-cell table:style-name="ce5" office:value-type="float" office:value="78424.681301074">
            <text:p>78424,68</text:p>
          </table:table-cell>
          <table:table-cell table:style-name="ce5" office:value-type="float" office:value="40.4123088169141">
            <text:p>40,41</text:p>
          </table:table-cell>
          <table:table-cell table:style-name="ce5" office:value-type="float" office:value="-0.342570569050832">
            <text:p>-0,34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56.7737433332452">
            <text:p>56,77</text:p>
          </table:table-cell>
          <table:table-cell table:style-name="ce6" office:value-type="float" office:value="40016.6122119874">
            <text:p>40016,61</text:p>
          </table:table-cell>
          <table:table-cell table:style-name="ce6" office:value-type="float" office:value="22.5201129750086">
            <text:p>22,52</text:p>
          </table:table-cell>
          <table:table-cell table:style-name="ce6" office:value-type="float" office:value="0.0808156453269428">
            <text:p>0,08</text:p>
          </table:table-cell>
          <table:covered-table-cell table:style-name="ce56"/>
          <table:covered-table-cell table:style-name="ce18"/>
          <table:table-cell table:style-name="ce8" office:value-type="string">
            <text:p>Best(bestR)</text:p>
          </table:table-cell>
          <table:table-cell table:style-name="ce24" table:formula="of:=[.C49]/[.E49]" office:value-type="float" office:value="2.52102391299054">
            <text:p>2,52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FLC push en pho=100</text:p>
          </table:table-cell>
          <table:table-cell table:style-name="ce48" table:formula="of:=0" office:value-type="float" office:value="0" table:number-columns-spanned="1" table:number-rows-spanned="4">
            <text:p>0</text:p>
          </table:table-cell>
          <table:table-cell table:style-name="ce4" office:value-type="float" office:value="47.0325018281932">
            <text:p>47,03</text:p>
          </table:table-cell>
          <table:table-cell table:style-name="ce4" office:value-type="float" office:value="2381.00774191209">
            <text:p>2381,01</text:p>
          </table:table-cell>
          <table:table-cell table:style-name="ce4" office:value-type="float" office:value="4.53635821009718">
            <text:p>4,54</text:p>
          </table:table-cell>
          <table:table-cell table:style-name="ce4" office:value-type="float" office:value="-0.591902915527731">
            <text:p>-0,59</text:p>
          </table:table-cell>
          <table:table-cell table:style-name="ce59" table:formula="of:=[.F50]" office:value-type="float" office:value="-0.591902915527731" table:number-columns-spanned="1" table:number-rows-spanned="4">
            <text:p>-0,5919</text:p>
          </table:table-cell>
          <table:table-cell table:style-name="ce65" office:value-type="float" office:value="0" table:number-columns-spanned="1" table:number-rows-spanned="4">
            <text:p>0</text:p>
          </table:table-cell>
          <table:table-cell table:style-name="ce7" office:value-type="string">
            <text:p>Mean</text:p>
          </table:table-cell>
          <table:table-cell table:style-name="ce69" table:formula="of:=[.C50]/[.E50]" office:value-type="float" office:value="10.3678985763308">
            <text:p>10,37</text:p>
          </table:table-cell>
          <table:table-cell table:style-name="ce18"/>
          <table:table-cell office:value-type="float" office:value="24.5949646511419">
            <text:p>24,5949646511</text:p>
          </table:table-cell>
          <table:table-cell office:value-type="float" office:value="-1046.28056857878">
            <text:p>-1046,2805685788</text:p>
          </table:table-cell>
          <table:table-cell office:value-type="float" office:value="2.20710211758402">
            <text:p>2,2071021176</text:p>
          </table:table-cell>
          <table:table-cell office:value-type="float" office:value="-0.970709033368258">
            <text:p>-0,9707090334</text:p>
          </table:table-cell>
        </table:table-row>
        <table:table-row table:style-name="ro1">
          <table:covered-table-cell table:number-columns-repeated="2" table:style-name="ce49"/>
          <table:table-cell table:style-name="ce5" office:value-type="float" office:value="49.659387469962">
            <text:p>49,66</text:p>
          </table:table-cell>
          <table:table-cell table:style-name="ce5" office:value-type="float" office:value="2272.37707300227">
            <text:p>2272,38</text:p>
          </table:table-cell>
          <table:table-cell table:style-name="ce5" office:value-type="float" office:value="4.07972405945523">
            <text:p>4,08</text:p>
          </table:table-cell>
          <table:table-cell table:style-name="ce5" office:value-type="float" office:value="-0.4599413181807">
            <text:p>-0,46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office:value-type="float" office:value="24.757689326735">
            <text:p>24,7576893267</text:p>
          </table:table-cell>
          <table:table-cell office:value-type="float" office:value="-1049.81388411229">
            <text:p>-1049,8138841123</text:p>
          </table:table-cell>
          <table:table-cell office:value-type="float" office:value="2.17709011519224">
            <text:p>2,1770901152</text:p>
          </table:table-cell>
          <table:table-cell office:value-type="float" office:value="-0.962312997535949">
            <text:p>-0,9623129975</text:p>
          </table:table-cell>
        </table:table-row>
        <table:table-row table:style-name="ro1">
          <table:covered-table-cell table:number-columns-repeated="2" table:style-name="ce49"/>
          <table:table-cell table:style-name="ce5" office:value-type="float" office:value="45.9015333987816">
            <text:p>45,90</text:p>
          </table:table-cell>
          <table:table-cell table:style-name="ce5" office:value-type="float" office:value="3059.2510722034">
            <text:p>3059,25</text:p>
          </table:table-cell>
          <table:table-cell table:style-name="ce5" office:value-type="float" office:value="5.65077566159371">
            <text:p>5,65</text:p>
          </table:table-cell>
          <table:table-cell table:style-name="ce5" office:value-type="float" office:value="-0.657318256761655">
            <text:p>-0,66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office:value-type="float" office:value="24.434734588843">
            <text:p>24,4347345888</text:p>
          </table:table-cell>
          <table:table-cell office:value-type="float" office:value="-1039.61156373314">
            <text:p>-1039,6115637331</text:p>
          </table:table-cell>
          <table:table-cell office:value-type="float" office:value="2.22701726847319">
            <text:p>2,2270172685</text:p>
          </table:table-cell>
          <table:table-cell office:value-type="float" office:value="-0.976184105817453">
            <text:p>-0,9761841058</text:p>
          </table:table-cell>
        </table:table-row>
        <table:table-row table:style-name="ro1">
          <table:covered-table-cell table:number-columns-repeated="2" table:style-name="ce50"/>
          <table:table-cell table:style-name="ce6" office:value-type="float" office:value="49.659387469962">
            <text:p>49,66</text:p>
          </table:table-cell>
          <table:table-cell table:style-name="ce6" office:value-type="float" office:value="2330.82638257112">
            <text:p>2330,83</text:p>
          </table:table-cell>
          <table:table-cell table:style-name="ce6" office:value-type="float" office:value="5.48891033932092">
            <text:p>5,49</text:p>
          </table:table-cell>
          <table:table-cell table:style-name="ce6" office:value-type="float" office:value="-0.4599413181807">
            <text:p>-0,46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53]/[.E53]" office:value-type="float" office:value="9.04722147021002">
            <text:p>9,05</text:p>
          </table:table-cell>
          <table:table-cell table:style-name="ce18"/>
          <table:table-cell office:value-type="float" office:value="24.7182968108919">
            <text:p>24,7182968109</text:p>
          </table:table-cell>
          <table:table-cell office:value-type="float" office:value="-1047.48094894693">
            <text:p>-1047,4809489469</text:p>
          </table:table-cell>
          <table:table-cell office:value-type="float" office:value="2.22380571263101">
            <text:p>2,2238057126</text:p>
          </table:table-cell>
          <table:table-cell office:value-type="float" office:value="-0.962312997535949">
            <text:p>-0,9623129975</text:p>
          </table:table-cell>
        </table:table-row>
        <table:table-row table:style-name="ro1">
          <table:table-cell table:number-columns-repeated="7"/>
          <table:table-cell table:style-name="ce18" table:number-columns-repeated="4"/>
          <table:table-cell table:number-columns-repeated="4"/>
        </table:table-row>
        <table:table-row table:style-name="ro1">
          <table:table-cell table:style-name="ce48" table:number-columns-spanned="1" table:number-rows-spanned="4"/>
          <table:table-cell table:style-name="ce48" table:number-columns-spanned="1" table:number-rows-spanned="4"/>
          <table:table-cell table:style-name="ce4" table:number-columns-repeated="4"/>
          <table:table-cell table:style-name="ce55" table:number-columns-spanned="1" table:number-rows-spanned="4"/>
          <table:table-cell table:style-name="ce61" table:number-columns-spanned="1" table:number-rows-spanned="4"/>
          <table:table-cell table:style-name="ce7"/>
          <table:table-cell table:style-name="ce69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table:number-columns-repeated="4"/>
          <table:covered-table-cell table:style-name="ce56"/>
          <table:covered-table-cell table:style-name="ce18"/>
          <table:table-cell table:style-name="ce3"/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table:number-columns-repeated="4"/>
          <table:covered-table-cell table:style-name="ce56"/>
          <table:covered-table-cell table:style-name="ce18"/>
          <table:table-cell table:style-name="ce3"/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table:number-columns-repeated="4"/>
          <table:covered-table-cell table:style-name="ce56"/>
          <table:covered-table-cell table:style-name="ce18"/>
          <table:table-cell table:style-name="ce8"/>
          <table:table-cell table:style-name="ce24"/>
          <table:table-cell table:style-name="ce18"/>
          <table:table-cell table:number-columns-repeated="4"/>
        </table:table-row>
        <table:table-row table:style-name="ro1" table:number-rows-repeated="18">
          <table:table-cell table:number-columns-repeated="7"/>
          <table:table-cell table:style-name="ce18" table:number-columns-repeated="4"/>
          <table:table-cell table:number-columns-repeated="4"/>
        </table:table-row>
        <table:table-row table:style-name="ro1" table:number-rows-repeated="104849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6" table:style-name="ta1">
        <table:table-column table:style-name="co6" table:number-columns-repeated="2" table:default-cell-style-name="ce51"/>
        <table:table-column table:style-name="co6" table:number-columns-repeated="4" table:default-cell-style-name="ce53"/>
        <table:table-column table:style-name="co6" table:default-cell-style-name="ce58"/>
        <table:table-column table:style-name="co6" table:default-cell-style-name="ce62"/>
        <table:table-column table:style-name="co6" table:default-cell-style-name="ce67"/>
        <table:table-column table:style-name="co6" table:default-cell-style-name="ce70"/>
        <table:table-row table:style-name="ro1">
          <table:table-cell table:style-name="ce18" office:value-type="string">
            <text:p>Type</text:p>
          </table:table-cell>
          <table:table-cell table:style-name="ce18" office:value-type="string">
            <text:p>Init</text:p>
          </table:table-cell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Reward</text:p>
          </table:table-cell>
          <table:table-cell table:style-name="ce3" office:value-type="string">
            <text:p>MeanReward</text:p>
          </table:table-cell>
          <table:table-cell table:style-name="ce3" office:value-type="string">
            <text:p>Convg to Th</text:p>
          </table:table-cell>
          <table:table-cell table:style-name="ce18"/>
          <table:table-cell table:style-name="ce27"/>
        </table:table-row>
        <table:table-row table:style-name="ro1">
          <table:table-cell table:style-name="ce48" office:value-type="string" table:number-columns-spanned="1" table:number-rows-spanned="4">
            <text:p>FLC k=1,3, NOISE=0,5</text:p>
          </table:table-cell>
          <table:table-cell table:style-name="ce48" table:number-columns-spanned="1" table:number-rows-spanned="4"/>
          <table:table-cell table:style-name="ce4" office:value-type="float" office:value="87.7332867250224">
            <text:p>87,73</text:p>
          </table:table-cell>
          <table:table-cell table:style-name="ce4" office:value-type="float" office:value="-176.757024142905">
            <text:p>-176,76</text:p>
          </table:table-cell>
          <table:table-cell table:style-name="ce4" office:value-type="float" office:value="22.8705644927567">
            <text:p>22,87</text:p>
          </table:table-cell>
          <table:table-cell table:style-name="ce4" office:value-type="float" office:value="0.308684980177987">
            <text:p>0,31</text:p>
          </table:table-cell>
          <table:table-cell table:style-name="ce55" table:formula="of:=[.F2]" office:value-type="float" office:value="0.308684980177987" table:number-columns-spanned="1" table:number-rows-spanned="4">
            <text:p>0,3087</text:p>
          </table:table-cell>
          <table:table-cell table:style-name="ce60" table:number-columns-spanned="1" table:number-rows-spanned="4"/>
          <table:table-cell table:style-name="ce7" office:value-type="string">
            <text:p>Mean</text:p>
          </table:table-cell>
          <table:table-cell table:style-name="ce69" table:formula="of:=[.C2]/[.E2]" office:value-type="float" office:value="3.83607876197408">
            <text:p>3,84</text:p>
          </table:table-cell>
        </table:table-row>
        <table:table-row table:style-name="ro1">
          <table:covered-table-cell table:number-columns-repeated="2" table:style-name="ce49"/>
          <table:table-cell table:style-name="ce5" office:value-type="float" office:value="87.7332867250224">
            <text:p>87,73</text:p>
          </table:table-cell>
          <table:table-cell table:style-name="ce5" office:value-type="float" office:value="-176.757024142905">
            <text:p>-176,76</text:p>
          </table:table-cell>
          <table:table-cell table:style-name="ce5" office:value-type="float" office:value="22.8705644927567">
            <text:p>22,87</text:p>
          </table:table-cell>
          <table:table-cell table:style-name="ce5" office:value-type="float" office:value="0.308684980177987">
            <text:p>0,31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</table:table-row>
        <table:table-row table:style-name="ro1">
          <table:covered-table-cell table:number-columns-repeated="2" table:style-name="ce49"/>
          <table:table-cell table:style-name="ce5" office:value-type="float" office:value="87.7332867250224">
            <text:p>87,73</text:p>
          </table:table-cell>
          <table:table-cell table:style-name="ce5" office:value-type="float" office:value="-176.757024142905">
            <text:p>-176,76</text:p>
          </table:table-cell>
          <table:table-cell table:style-name="ce5" office:value-type="float" office:value="22.8705644927567">
            <text:p>22,87</text:p>
          </table:table-cell>
          <table:table-cell table:style-name="ce5" office:value-type="float" office:value="0.308684980177987">
            <text:p>0,31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</table:table-row>
        <table:table-row table:style-name="ro1">
          <table:covered-table-cell table:number-columns-repeated="2" table:style-name="ce50"/>
          <table:table-cell table:style-name="ce6" office:value-type="float" office:value="87.7332867250224">
            <text:p>87,73</text:p>
          </table:table-cell>
          <table:table-cell table:style-name="ce6" office:value-type="float" office:value="-176.757024142905">
            <text:p>-176,76</text:p>
          </table:table-cell>
          <table:table-cell table:style-name="ce6" office:value-type="float" office:value="22.8705644927567">
            <text:p>22,87</text:p>
          </table:table-cell>
          <table:table-cell table:style-name="ce6" office:value-type="float" office:value="0.308684980177987">
            <text:p>0,31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5]/[.E5]" office:value-type="float" office:value="3.83607876197408">
            <text:p>3,84</text:p>
          </table:table-cell>
        </table:table-row>
        <table:table-row table:style-name="ro1">
          <table:table-cell table:style-name="ce48" office:value-type="string" table:number-columns-spanned="1" table:number-rows-spanned="4">
            <text:p>FLC k=1,2, NOISE=0,5</text:p>
          </table:table-cell>
          <table:table-cell table:style-name="ce48" table:number-columns-spanned="1" table:number-rows-spanned="4"/>
          <table:table-cell office:value-type="float" office:value="80.2576590028219">
            <text:p>80,26</text:p>
          </table:table-cell>
          <table:table-cell office:value-type="float" office:value="-119.591269561079">
            <text:p>-119,59</text:p>
          </table:table-cell>
          <table:table-cell office:value-type="float" office:value="6.88083080205861">
            <text:p>6,88</text:p>
          </table:table-cell>
          <table:table-cell office:value-type="float" office:value="0.276724151555931">
            <text:p>0,28</text:p>
          </table:table-cell>
          <table:table-cell table:style-name="ce59" table:formula="of:=[.F6]" office:value-type="float" office:value="0.276724151555931" table:number-columns-spanned="1" table:number-rows-spanned="4">
            <text:p>0,2767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6]/[.E6]" office:value-type="float" office:value="11.6639489200651">
            <text:p>11,66</text:p>
          </table:table-cell>
        </table:table-row>
        <table:table-row table:style-name="ro1">
          <table:covered-table-cell table:number-columns-repeated="2"/>
          <table:table-cell office:value-type="float" office:value="80.2576590028219">
            <text:p>80,26</text:p>
          </table:table-cell>
          <table:table-cell office:value-type="float" office:value="-119.591269561079">
            <text:p>-119,59</text:p>
          </table:table-cell>
          <table:table-cell office:value-type="float" office:value="6.88083080205861">
            <text:p>6,88</text:p>
          </table:table-cell>
          <table:table-cell office:value-type="float" office:value="0.276724151555931">
            <text:p>0,28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0.2576590028219">
            <text:p>80,26</text:p>
          </table:table-cell>
          <table:table-cell office:value-type="float" office:value="-119.591269561079">
            <text:p>-119,59</text:p>
          </table:table-cell>
          <table:table-cell office:value-type="float" office:value="6.88083080205861">
            <text:p>6,88</text:p>
          </table:table-cell>
          <table:table-cell office:value-type="float" office:value="0.276724151555931">
            <text:p>0,28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80.2576590028219">
            <text:p>80,26</text:p>
          </table:table-cell>
          <table:table-cell table:style-name="ce54" office:value-type="float" office:value="-119.591269561079">
            <text:p>-119,59</text:p>
          </table:table-cell>
          <table:table-cell table:style-name="ce54" office:value-type="float" office:value="6.88083080205861">
            <text:p>6,88</text:p>
          </table:table-cell>
          <table:table-cell table:style-name="ce54" office:value-type="float" office:value="0.276724151555931">
            <text:p>0,2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9]/[.E9]" office:value-type="float" office:value="11.6639489200651">
            <text:p>11,66</text:p>
          </table:table-cell>
        </table:table-row>
        <table:table-row table:style-name="ro1">
          <table:table-cell table:style-name="ce48" office:value-type="string" table:number-columns-spanned="1" table:number-rows-spanned="4">
            <text:p>FLC k=1,1, NOISE=0,5</text:p>
          </table:table-cell>
          <table:table-cell table:style-name="ce48" table:number-columns-spanned="1" table:number-rows-spanned="4"/>
          <table:table-cell table:style-name="ce4" office:value-type="float" office:value="66.8027296147185">
            <text:p>66,80</text:p>
          </table:table-cell>
          <table:table-cell table:style-name="ce4" office:value-type="float" office:value="-160.195304757897">
            <text:p>-160,20</text:p>
          </table:table-cell>
          <table:table-cell table:style-name="ce4" office:value-type="float" office:value="1.24562380726962">
            <text:p>1,25</text:p>
          </table:table-cell>
          <table:table-cell table:style-name="ce4" office:value-type="float" office:value="-0.185217471751425">
            <text:p>-0,19</text:p>
          </table:table-cell>
          <table:table-cell table:style-name="ce55" table:formula="of:=[.F10]" office:value-type="float" office:value="-0.185217471751425" table:number-columns-spanned="1" table:number-rows-spanned="4">
            <text:p>-0,1852</text:p>
          </table:table-cell>
          <table:table-cell table:style-name="ce60" table:number-columns-spanned="1" table:number-rows-spanned="4"/>
          <table:table-cell table:style-name="ce7" office:value-type="string">
            <text:p>Mean</text:p>
          </table:table-cell>
          <table:table-cell table:style-name="ce69" table:formula="of:=[.C10]/[.E10]" office:value-type="float" office:value="53.6299396534084">
            <text:p>53,63</text:p>
          </table:table-cell>
        </table:table-row>
        <table:table-row table:style-name="ro1">
          <table:covered-table-cell table:number-columns-repeated="2" table:style-name="ce49"/>
          <table:table-cell table:style-name="ce5" office:value-type="float" office:value="66.8027296147185">
            <text:p>66,80</text:p>
          </table:table-cell>
          <table:table-cell table:style-name="ce5" office:value-type="float" office:value="-160.195304757897">
            <text:p>-160,20</text:p>
          </table:table-cell>
          <table:table-cell table:style-name="ce5" office:value-type="float" office:value="1.24562380726962">
            <text:p>1,25</text:p>
          </table:table-cell>
          <table:table-cell table:style-name="ce5" office:value-type="float" office:value="-0.185217471751425">
            <text:p>-0,19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</table:table-row>
        <table:table-row table:style-name="ro1">
          <table:covered-table-cell table:number-columns-repeated="2" table:style-name="ce49"/>
          <table:table-cell table:style-name="ce5" office:value-type="float" office:value="66.8027296147185">
            <text:p>66,80</text:p>
          </table:table-cell>
          <table:table-cell table:style-name="ce5" office:value-type="float" office:value="-160.195304757897">
            <text:p>-160,20</text:p>
          </table:table-cell>
          <table:table-cell table:style-name="ce5" office:value-type="float" office:value="1.24562380726962">
            <text:p>1,25</text:p>
          </table:table-cell>
          <table:table-cell table:style-name="ce5" office:value-type="float" office:value="-0.185217471751425">
            <text:p>-0,19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</table:table-row>
        <table:table-row table:style-name="ro1">
          <table:covered-table-cell table:number-columns-repeated="2" table:style-name="ce50"/>
          <table:table-cell table:style-name="ce6" office:value-type="float" office:value="66.8027296147185">
            <text:p>66,80</text:p>
          </table:table-cell>
          <table:table-cell table:style-name="ce6" office:value-type="float" office:value="-160.195304757897">
            <text:p>-160,20</text:p>
          </table:table-cell>
          <table:table-cell table:style-name="ce6" office:value-type="float" office:value="1.24562380726962">
            <text:p>1,25</text:p>
          </table:table-cell>
          <table:table-cell table:style-name="ce6" office:value-type="float" office:value="-0.185217471751425">
            <text:p>-0,19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13]/[.E13]" office:value-type="float" office:value="53.6299396534084">
            <text:p>53,63</text:p>
          </table:table-cell>
        </table:table-row>
        <table:table-row table:style-name="ro1">
          <table:table-cell table:style-name="ce48" office:value-type="string" table:number-columns-spanned="1" table:number-rows-spanned="4">
            <text:p>FLC k=1,0, NOISE=0,5</text:p>
          </table:table-cell>
          <table:table-cell table:style-name="ce48" table:number-columns-spanned="1" table:number-rows-spanned="4"/>
          <table:table-cell office:value-type="float" office:value="46.8424992928085">
            <text:p>46,84</text:p>
          </table:table-cell>
          <table:table-cell office:value-type="float" office:value="-353.147022783167">
            <text:p>-353,15</text:p>
          </table:table-cell>
          <table:table-cell office:value-type="float" office:value="0.05534800055348">
            <text:p>0,06</text:p>
          </table:table-cell>
          <table:table-cell office:value-type="float" office:value="-0.743815394297997">
            <text:p>-0,74</text:p>
          </table:table-cell>
          <table:table-cell table:style-name="ce59" table:formula="of:=[.F14]" office:value-type="float" office:value="-0.743815394297997" table:number-columns-spanned="1" table:number-rows-spanned="4">
            <text:p>-0,7438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14]/[.E14]" office:value-type="float" office:value="846.326855972818">
            <text:p>846,33</text:p>
          </table:table-cell>
        </table:table-row>
        <table:table-row table:style-name="ro1">
          <table:covered-table-cell table:number-columns-repeated="2"/>
          <table:table-cell office:value-type="float" office:value="46.8424992928085">
            <text:p>46,84</text:p>
          </table:table-cell>
          <table:table-cell office:value-type="float" office:value="-353.147022783167">
            <text:p>-353,15</text:p>
          </table:table-cell>
          <table:table-cell office:value-type="float" office:value="0.05534800055348">
            <text:p>0,06</text:p>
          </table:table-cell>
          <table:table-cell office:value-type="float" office:value="-0.743815394297997">
            <text:p>-0,74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46.8424992928085">
            <text:p>46,84</text:p>
          </table:table-cell>
          <table:table-cell office:value-type="float" office:value="-353.147022783167">
            <text:p>-353,15</text:p>
          </table:table-cell>
          <table:table-cell office:value-type="float" office:value="0.05534800055348">
            <text:p>0,06</text:p>
          </table:table-cell>
          <table:table-cell office:value-type="float" office:value="-0.743815394297997">
            <text:p>-0,74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46.8424992928085">
            <text:p>46,84</text:p>
          </table:table-cell>
          <table:table-cell table:style-name="ce54" office:value-type="float" office:value="-353.147022783167">
            <text:p>-353,15</text:p>
          </table:table-cell>
          <table:table-cell table:style-name="ce54" office:value-type="float" office:value="0.05534800055348">
            <text:p>0,06</text:p>
          </table:table-cell>
          <table:table-cell table:style-name="ce54" office:value-type="float" office:value="-0.743815394297997">
            <text:p>-0,74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7]/[.E17]" office:value-type="float" office:value="846.326855972818">
            <text:p>846,33</text:p>
          </table:table-cell>
        </table:table-row>
        <table:table-row table:style-name="ro1">
          <table:table-cell table:style-name="ce48" office:value-type="string" table:number-columns-spanned="1" table:number-rows-spanned="4">
            <text:p>FLC k=1,2, NOISE=0,99</text:p>
          </table:table-cell>
          <table:table-cell table:style-name="ce48" table:number-columns-spanned="1" table:number-rows-spanned="4"/>
          <table:table-cell office:value-type="float" office:value="75.6949287140024">
            <text:p>75,69</text:p>
          </table:table-cell>
          <table:table-cell office:value-type="float" office:value="-201.343316792581">
            <text:p>-201,34</text:p>
          </table:table-cell>
          <table:table-cell office:value-type="float" office:value="30.320349610145">
            <text:p>30,32</text:p>
          </table:table-cell>
          <table:table-cell office:value-type="float" office:value="-0.0398537247186876">
            <text:p>-0,04</text:p>
          </table:table-cell>
          <table:table-cell table:style-name="ce59" table:formula="of:=[.F18]" office:value-type="float" office:value="-0.0398537247186876" table:number-columns-spanned="1" table:number-rows-spanned="4">
            <text:p>-0,0399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18]/[.E18]" office:value-type="float" office:value="2.49650580178915">
            <text:p>2,50</text:p>
          </table:table-cell>
        </table:table-row>
        <table:table-row table:style-name="ro1">
          <table:covered-table-cell table:number-columns-repeated="2"/>
          <table:table-cell office:value-type="float" office:value="75.6949287140024">
            <text:p>75,69</text:p>
          </table:table-cell>
          <table:table-cell office:value-type="float" office:value="-201.343316792581">
            <text:p>-201,34</text:p>
          </table:table-cell>
          <table:table-cell office:value-type="float" office:value="30.320349610145">
            <text:p>30,32</text:p>
          </table:table-cell>
          <table:table-cell office:value-type="float" office:value="-0.0398537247186876">
            <text:p>-0,04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5.6949287140024">
            <text:p>75,69</text:p>
          </table:table-cell>
          <table:table-cell office:value-type="float" office:value="-201.343316792581">
            <text:p>-201,34</text:p>
          </table:table-cell>
          <table:table-cell office:value-type="float" office:value="30.320349610145">
            <text:p>30,32</text:p>
          </table:table-cell>
          <table:table-cell office:value-type="float" office:value="-0.0398537247186876">
            <text:p>-0,04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75.6949287140024">
            <text:p>75,69</text:p>
          </table:table-cell>
          <table:table-cell table:style-name="ce54" office:value-type="float" office:value="-201.343316792581">
            <text:p>-201,34</text:p>
          </table:table-cell>
          <table:table-cell table:style-name="ce54" office:value-type="float" office:value="30.320349610145">
            <text:p>30,32</text:p>
          </table:table-cell>
          <table:table-cell table:style-name="ce54" office:value-type="float" office:value="-0.0398537247186876">
            <text:p>-0,04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1]/[.E21]" office:value-type="float" office:value="2.49650580178915">
            <text:p>2,50</text:p>
          </table:table-cell>
        </table:table-row>
        <table:table-row table:style-name="ro1">
          <table:table-cell table:style-name="ce48" office:value-type="string" table:number-columns-spanned="1" table:number-rows-spanned="4">
            <text:p>FLC k=1,1, NOISE=0,99</text:p>
          </table:table-cell>
          <table:table-cell table:style-name="ce48" table:number-columns-spanned="1" table:number-rows-spanned="4"/>
          <table:table-cell office:value-type="float" office:value="67.4779866584725">
            <text:p>67,48</text:p>
          </table:table-cell>
          <table:table-cell office:value-type="float" office:value="-193.877661915405">
            <text:p>-193,88</text:p>
          </table:table-cell>
          <table:table-cell office:value-type="float" office:value="18.7672403955212">
            <text:p>18,77</text:p>
          </table:table-cell>
          <table:table-cell office:value-type="float" office:value="-0.220486760451341">
            <text:p>-0,22</text:p>
          </table:table-cell>
          <table:table-cell table:style-name="ce59" table:formula="of:=[.F22]" office:value-type="float" office:value="-0.220486760451341" table:number-columns-spanned="1" table:number-rows-spanned="4">
            <text:p>-0,2205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22]/[.E22]" office:value-type="float" office:value="3.59551991855852">
            <text:p>3,60</text:p>
          </table:table-cell>
        </table:table-row>
        <table:table-row table:style-name="ro1">
          <table:covered-table-cell table:number-columns-repeated="2"/>
          <table:table-cell office:value-type="float" office:value="67.4779866584725">
            <text:p>67,48</text:p>
          </table:table-cell>
          <table:table-cell office:value-type="float" office:value="-193.877661915405">
            <text:p>-193,88</text:p>
          </table:table-cell>
          <table:table-cell office:value-type="float" office:value="18.7672403955212">
            <text:p>18,77</text:p>
          </table:table-cell>
          <table:table-cell office:value-type="float" office:value="-0.220486760451341">
            <text:p>-0,22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67.4779866584725">
            <text:p>67,48</text:p>
          </table:table-cell>
          <table:table-cell office:value-type="float" office:value="-193.877661915405">
            <text:p>-193,88</text:p>
          </table:table-cell>
          <table:table-cell office:value-type="float" office:value="18.7672403955212">
            <text:p>18,77</text:p>
          </table:table-cell>
          <table:table-cell office:value-type="float" office:value="-0.220486760451341">
            <text:p>-0,22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67.4779866584725">
            <text:p>67,48</text:p>
          </table:table-cell>
          <table:table-cell table:style-name="ce54" office:value-type="float" office:value="-193.877661915405">
            <text:p>-193,88</text:p>
          </table:table-cell>
          <table:table-cell table:style-name="ce54" office:value-type="float" office:value="18.7672403955212">
            <text:p>18,77</text:p>
          </table:table-cell>
          <table:table-cell table:style-name="ce54" office:value-type="float" office:value="-0.220486760451341">
            <text:p>-0,22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5]/[.E25]" office:value-type="float" office:value="3.59551991855852">
            <text:p>3,60</text:p>
          </table:table-cell>
        </table:table-row>
        <table:table-row table:style-name="ro1">
          <table:table-cell table:style-name="ce48" office:value-type="string" table:number-columns-spanned="1" table:number-rows-spanned="4">
            <text:p>FLC k=1,0, NOISE=0,99</text:p>
          </table:table-cell>
          <table:table-cell table:style-name="ce48" table:number-columns-spanned="1" table:number-rows-spanned="4"/>
          <table:table-cell office:value-type="float" office:value="49.5282110876498">
            <text:p>49,53</text:p>
          </table:table-cell>
          <table:table-cell office:value-type="float" office:value="-328.202623859681">
            <text:p>-328,20</text:p>
          </table:table-cell>
          <table:table-cell office:value-type="float" office:value="9.21193583853499">
            <text:p>9,21</text:p>
          </table:table-cell>
          <table:table-cell office:value-type="float" office:value="-0.625263821163852">
            <text:p>-0,63</text:p>
          </table:table-cell>
          <table:table-cell table:style-name="ce59" table:formula="of:=[.F26]" office:value-type="float" office:value="-0.625263821163852" table:number-columns-spanned="1" table:number-rows-spanned="4">
            <text:p>-0,6253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26]/[.E26]" office:value-type="float" office:value="5.3765258416657">
            <text:p>5,38</text:p>
          </table:table-cell>
        </table:table-row>
        <table:table-row table:style-name="ro1">
          <table:covered-table-cell table:number-columns-repeated="2"/>
          <table:table-cell office:value-type="float" office:value="49.5282110876498">
            <text:p>49,53</text:p>
          </table:table-cell>
          <table:table-cell office:value-type="float" office:value="-328.202623859681">
            <text:p>-328,20</text:p>
          </table:table-cell>
          <table:table-cell office:value-type="float" office:value="9.21193583853499">
            <text:p>9,21</text:p>
          </table:table-cell>
          <table:table-cell office:value-type="float" office:value="-0.625263821163852">
            <text:p>-0,63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49.5282110876498">
            <text:p>49,53</text:p>
          </table:table-cell>
          <table:table-cell office:value-type="float" office:value="-328.202623859681">
            <text:p>-328,20</text:p>
          </table:table-cell>
          <table:table-cell office:value-type="float" office:value="9.21193583853499">
            <text:p>9,21</text:p>
          </table:table-cell>
          <table:table-cell office:value-type="float" office:value="-0.625263821163852">
            <text:p>-0,63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49.5282110876498">
            <text:p>49,53</text:p>
          </table:table-cell>
          <table:table-cell table:style-name="ce54" office:value-type="float" office:value="-328.202623859681">
            <text:p>-328,20</text:p>
          </table:table-cell>
          <table:table-cell table:style-name="ce54" office:value-type="float" office:value="9.21193583853499">
            <text:p>9,21</text:p>
          </table:table-cell>
          <table:table-cell table:style-name="ce54" office:value-type="float" office:value="-0.625263821163852">
            <text:p>-0,63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9]/[.E29]" office:value-type="float" office:value="5.3765258416657">
            <text:p>5,38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100" table:number-columns-spanned="1" table:number-rows-spanned="4">
            <text:p>100</text:p>
          </table:table-cell>
          <table:table-cell office:value-type="float" office:value="80.329652861978">
            <text:p>80,33</text:p>
          </table:table-cell>
          <table:table-cell office:value-type="float" office:value="-76.2217640749178">
            <text:p>-76,22</text:p>
          </table:table-cell>
          <table:table-cell office:value-type="float" office:value="3.29114643461967">
            <text:p>3,29</text:p>
          </table:table-cell>
          <table:table-cell office:value-type="float" office:value="0.205063179593887">
            <text:p>0,21</text:p>
          </table:table-cell>
          <table:table-cell table:style-name="ce59" table:formula="of:=[.F30]" office:value-type="float" office:value="0.205063179593887" table:number-columns-spanned="1" table:number-rows-spanned="4">
            <text:p>0,2051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30]/[.E30]" office:value-type="float" office:value="24.4078027088032">
            <text:p>24,41</text:p>
          </table:table-cell>
        </table:table-row>
        <table:table-row table:style-name="ro1">
          <table:covered-table-cell table:number-columns-repeated="2"/>
          <table:table-cell office:value-type="float" office:value="80.329652861978">
            <text:p>80,33</text:p>
          </table:table-cell>
          <table:table-cell office:value-type="float" office:value="-76.2217640749178">
            <text:p>-76,22</text:p>
          </table:table-cell>
          <table:table-cell office:value-type="float" office:value="3.29114643461967">
            <text:p>3,29</text:p>
          </table:table-cell>
          <table:table-cell office:value-type="float" office:value="0.205063179593887">
            <text:p>0,21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0.329652861978">
            <text:p>80,33</text:p>
          </table:table-cell>
          <table:table-cell office:value-type="float" office:value="-76.2217640749178">
            <text:p>-76,22</text:p>
          </table:table-cell>
          <table:table-cell office:value-type="float" office:value="3.29114643461967">
            <text:p>3,29</text:p>
          </table:table-cell>
          <table:table-cell office:value-type="float" office:value="0.205063179593887">
            <text:p>0,21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80.329652861978">
            <text:p>80,33</text:p>
          </table:table-cell>
          <table:table-cell table:style-name="ce54" office:value-type="float" office:value="-76.2217640749178">
            <text:p>-76,22</text:p>
          </table:table-cell>
          <table:table-cell table:style-name="ce54" office:value-type="float" office:value="3.29114643461967">
            <text:p>3,29</text:p>
          </table:table-cell>
          <table:table-cell table:style-name="ce54" office:value-type="float" office:value="0.205063179593887">
            <text:p>0,21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33]/[.E33]" office:value-type="float" office:value="24.4078027088032">
            <text:p>24,41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office:value-type="float" office:value="83.2079229561082">
            <text:p>83,21</text:p>
          </table:table-cell>
          <table:table-cell office:value-type="float" office:value="-66.3214999502412">
            <text:p>-66,32</text:p>
          </table:table-cell>
          <table:table-cell office:value-type="float" office:value="3.45583578059918">
            <text:p>3,46</text:p>
          </table:table-cell>
          <table:table-cell office:value-type="float" office:value="0.514409198849441">
            <text:p>0,51</text:p>
          </table:table-cell>
          <table:table-cell table:style-name="ce59" table:formula="of:=[.F34]" office:value-type="float" office:value="0.514409198849441" table:number-columns-spanned="1" table:number-rows-spanned="4">
            <text:p>0,5144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34]/[.E34]" office:value-type="float" office:value="24.0775106916919">
            <text:p>24,08</text:p>
          </table:table-cell>
        </table:table-row>
        <table:table-row table:style-name="ro1">
          <table:covered-table-cell table:number-columns-repeated="2"/>
          <table:table-cell office:value-type="float" office:value="83.2079229561082">
            <text:p>83,21</text:p>
          </table:table-cell>
          <table:table-cell office:value-type="float" office:value="-66.3214999502412">
            <text:p>-66,32</text:p>
          </table:table-cell>
          <table:table-cell office:value-type="float" office:value="3.45583578059918">
            <text:p>3,46</text:p>
          </table:table-cell>
          <table:table-cell office:value-type="float" office:value="0.514409198849441">
            <text:p>0,51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3.2079229561082">
            <text:p>83,21</text:p>
          </table:table-cell>
          <table:table-cell office:value-type="float" office:value="-66.3214999502412">
            <text:p>-66,32</text:p>
          </table:table-cell>
          <table:table-cell office:value-type="float" office:value="3.45583578059918">
            <text:p>3,46</text:p>
          </table:table-cell>
          <table:table-cell office:value-type="float" office:value="0.514409198849441">
            <text:p>0,51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83.2079229561082">
            <text:p>83,21</text:p>
          </table:table-cell>
          <table:table-cell table:style-name="ce54" office:value-type="float" office:value="-66.3214999502412">
            <text:p>-66,32</text:p>
          </table:table-cell>
          <table:table-cell table:style-name="ce54" office:value-type="float" office:value="3.45583578059918">
            <text:p>3,46</text:p>
          </table:table-cell>
          <table:table-cell table:style-name="ce54" office:value-type="float" office:value="0.514409198849441">
            <text:p>0,51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37]/[.E37]" office:value-type="float" office:value="24.0775106916919">
            <text:p>24,08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99</text:p>
          </table:table-cell>
          <table:table-cell table:style-name="ce48" office:value-type="float" office:value="100" table:number-columns-spanned="1" table:number-rows-spanned="4">
            <text:p>100</text:p>
          </table:table-cell>
          <table:table-cell office:value-type="float" office:value="71.352602642807">
            <text:p>71,35</text:p>
          </table:table-cell>
          <table:table-cell office:value-type="float" office:value="-230.262431613071">
            <text:p>-230,26</text:p>
          </table:table-cell>
          <table:table-cell office:value-type="float" office:value="28.1883609937035">
            <text:p>28,19</text:p>
          </table:table-cell>
          <table:table-cell office:value-type="float" office:value="0.0519530428301783">
            <text:p>0,05</text:p>
          </table:table-cell>
          <table:table-cell table:style-name="ce59" table:formula="of:=[.F38]" office:value-type="float" office:value="0.0519530428301783" table:number-columns-spanned="1" table:number-rows-spanned="4">
            <text:p>0,0520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38]/[.E38]" office:value-type="float" office:value="2.53127887282078">
            <text:p>2,53</text:p>
          </table:table-cell>
        </table:table-row>
        <table:table-row table:style-name="ro1">
          <table:covered-table-cell table:number-columns-repeated="2"/>
          <table:table-cell office:value-type="float" office:value="71.352602642807">
            <text:p>71,35</text:p>
          </table:table-cell>
          <table:table-cell office:value-type="float" office:value="-230.262431613071">
            <text:p>-230,26</text:p>
          </table:table-cell>
          <table:table-cell office:value-type="float" office:value="28.1883609937035">
            <text:p>28,19</text:p>
          </table:table-cell>
          <table:table-cell office:value-type="float" office:value="0.0519530428301783">
            <text:p>0,05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1.352602642807">
            <text:p>71,35</text:p>
          </table:table-cell>
          <table:table-cell office:value-type="float" office:value="-230.262431613071">
            <text:p>-230,26</text:p>
          </table:table-cell>
          <table:table-cell office:value-type="float" office:value="28.1883609937035">
            <text:p>28,19</text:p>
          </table:table-cell>
          <table:table-cell office:value-type="float" office:value="0.0519530428301783">
            <text:p>0,05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71.352602642807">
            <text:p>71,35</text:p>
          </table:table-cell>
          <table:table-cell table:style-name="ce54" office:value-type="float" office:value="-230.262431613071">
            <text:p>-230,26</text:p>
          </table:table-cell>
          <table:table-cell table:style-name="ce54" office:value-type="float" office:value="28.1883609937035">
            <text:p>28,19</text:p>
          </table:table-cell>
          <table:table-cell table:style-name="ce54" office:value-type="float" office:value="0.0519530428301783">
            <text:p>0,05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41]/[.E41]" office:value-type="float" office:value="2.53127887282078">
            <text:p>2,53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99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office:value-type="float" office:value="74.3272729179845">
            <text:p>74,33</text:p>
          </table:table-cell>
          <table:table-cell office:value-type="float" office:value="-206.714212508779">
            <text:p>-206,71</text:p>
          </table:table-cell>
          <table:table-cell office:value-type="float" office:value="25.8446241498087">
            <text:p>25,84</text:p>
          </table:table-cell>
          <table:table-cell office:value-type="float" office:value="0.0494128474481257">
            <text:p>0,05</text:p>
          </table:table-cell>
          <table:table-cell table:style-name="ce59" table:formula="of:=[.F42]" office:value-type="float" office:value="0.0494128474481257" table:number-columns-spanned="1" table:number-rows-spanned="4">
            <text:p>0,0494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42]/[.E42]" office:value-type="float" office:value="2.87592779400256">
            <text:p>2,88</text:p>
          </table:table-cell>
        </table:table-row>
        <table:table-row table:style-name="ro1">
          <table:covered-table-cell table:number-columns-repeated="2"/>
          <table:table-cell office:value-type="float" office:value="74.3272729179845">
            <text:p>74,33</text:p>
          </table:table-cell>
          <table:table-cell office:value-type="float" office:value="-206.714212508779">
            <text:p>-206,71</text:p>
          </table:table-cell>
          <table:table-cell office:value-type="float" office:value="25.8446241498087">
            <text:p>25,84</text:p>
          </table:table-cell>
          <table:table-cell office:value-type="float" office:value="0.0494128474481257">
            <text:p>0,05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4.3272729179845">
            <text:p>74,33</text:p>
          </table:table-cell>
          <table:table-cell office:value-type="float" office:value="-206.714212508779">
            <text:p>-206,71</text:p>
          </table:table-cell>
          <table:table-cell office:value-type="float" office:value="25.8446241498087">
            <text:p>25,84</text:p>
          </table:table-cell>
          <table:table-cell office:value-type="float" office:value="0.0494128474481257">
            <text:p>0,05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74.3272729179845">
            <text:p>74,33</text:p>
          </table:table-cell>
          <table:table-cell table:style-name="ce54" office:value-type="float" office:value="-206.714212508779">
            <text:p>-206,71</text:p>
          </table:table-cell>
          <table:table-cell table:style-name="ce54" office:value-type="float" office:value="25.8446241498087">
            <text:p>25,84</text:p>
          </table:table-cell>
          <table:table-cell table:style-name="ce54" office:value-type="float" office:value="0.0494128474481257">
            <text:p>0,05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45]/[.E45]" office:value-type="float" office:value="2.87592779400256">
            <text:p>2,88</text:p>
          </table:table-cell>
        </table:table-row>
      </table:table>
      <table:table table:name="sheet 7" table:style-name="ta1">
        <table:table-column table:style-name="co15" table:default-cell-style-name="ce51"/>
        <table:table-column table:style-name="co6" table:default-cell-style-name="ce51"/>
        <table:table-column table:style-name="co6" table:number-columns-repeated="4" table:default-cell-style-name="ce53"/>
        <table:table-column table:style-name="co6" table:default-cell-style-name="ce58"/>
        <table:table-column table:style-name="co6" table:default-cell-style-name="ce62"/>
        <table:table-column table:style-name="co6" table:default-cell-style-name="ce67"/>
        <table:table-column table:style-name="co6" table:default-cell-style-name="ce70"/>
        <table:table-column table:style-name="co6" table:default-cell-style-name="Default"/>
        <table:table-row table:style-name="ro1">
          <table:table-cell table:style-name="ce48" office:value-type="string" table:number-columns-spanned="1" table:number-rows-spanned="4">
            <text:p>FLC k=1,2, NOISE=0,5</text:p>
          </table:table-cell>
          <table:table-cell table:style-name="ce48" table:number-columns-spanned="1" table:number-rows-spanned="4"/>
          <table:table-cell office:value-type="float" office:value="80.2576590028219">
            <text:p>80,26</text:p>
          </table:table-cell>
          <table:table-cell office:value-type="float" office:value="-119.591269561079">
            <text:p>-119,59</text:p>
          </table:table-cell>
          <table:table-cell office:value-type="float" office:value="6.88083080205861">
            <text:p>6,88</text:p>
          </table:table-cell>
          <table:table-cell office:value-type="float" office:value="0.276724151555931">
            <text:p>0,28</text:p>
          </table:table-cell>
          <table:table-cell table:style-name="ce59" table:formula="of:=[.F1]" office:value-type="float" office:value="0.276724151555931" table:number-columns-spanned="1" table:number-rows-spanned="4">
            <text:p>0,2767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1]/[.E1]" office:value-type="float" office:value="11.6639489200651">
            <text:p>11,66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0.2576590028219">
            <text:p>80,26</text:p>
          </table:table-cell>
          <table:table-cell office:value-type="float" office:value="-119.591269561079">
            <text:p>-119,59</text:p>
          </table:table-cell>
          <table:table-cell office:value-type="float" office:value="6.88083080205861">
            <text:p>6,88</text:p>
          </table:table-cell>
          <table:table-cell office:value-type="float" office:value="0.276724151555931">
            <text:p>0,28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0.2576590028219">
            <text:p>80,26</text:p>
          </table:table-cell>
          <table:table-cell office:value-type="float" office:value="-119.591269561079">
            <text:p>-119,59</text:p>
          </table:table-cell>
          <table:table-cell office:value-type="float" office:value="6.88083080205861">
            <text:p>6,88</text:p>
          </table:table-cell>
          <table:table-cell office:value-type="float" office:value="0.276724151555931">
            <text:p>0,28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0.2576590028219">
            <text:p>80,26</text:p>
          </table:table-cell>
          <table:table-cell table:style-name="ce54" office:value-type="float" office:value="-119.591269561079">
            <text:p>-119,59</text:p>
          </table:table-cell>
          <table:table-cell table:style-name="ce54" office:value-type="float" office:value="6.88083080205861">
            <text:p>6,88</text:p>
          </table:table-cell>
          <table:table-cell table:style-name="ce54" office:value-type="float" office:value="0.276724151555931">
            <text:p>0,2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4]/[.E4]" office:value-type="float" office:value="11.6639489200651">
            <text:p>11,66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office:value-type="float" office:value="83.2079229561082">
            <text:p>83,21</text:p>
          </table:table-cell>
          <table:table-cell office:value-type="float" office:value="-66.3214999502412">
            <text:p>-66,32</text:p>
          </table:table-cell>
          <table:table-cell office:value-type="float" office:value="3.45583578059918">
            <text:p>3,46</text:p>
          </table:table-cell>
          <table:table-cell office:value-type="float" office:value="0.514409198849441">
            <text:p>0,51</text:p>
          </table:table-cell>
          <table:table-cell table:style-name="ce59" table:formula="of:=[.F5]" office:value-type="float" office:value="0.514409198849441" table:number-columns-spanned="1" table:number-rows-spanned="4">
            <text:p>0,5144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6" office:value-type="string">
            <text:p>Mean</text:p>
          </table:table-cell>
          <table:table-cell table:formula="of:=[.C5]/[.E5]" office:value-type="float" office:value="24.0775106916919">
            <text:p>24,08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3.2079229561082">
            <text:p>83,21</text:p>
          </table:table-cell>
          <table:table-cell office:value-type="float" office:value="-66.3214999502412">
            <text:p>-66,32</text:p>
          </table:table-cell>
          <table:table-cell office:value-type="float" office:value="3.45583578059918">
            <text:p>3,46</text:p>
          </table:table-cell>
          <table:table-cell office:value-type="float" office:value="0.514409198849441">
            <text:p>0,51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3.2079229561082">
            <text:p>83,21</text:p>
          </table:table-cell>
          <table:table-cell office:value-type="float" office:value="-66.3214999502412">
            <text:p>-66,32</text:p>
          </table:table-cell>
          <table:table-cell office:value-type="float" office:value="3.45583578059918">
            <text:p>3,46</text:p>
          </table:table-cell>
          <table:table-cell office:value-type="float" office:value="0.514409198849441">
            <text:p>0,5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3.2079229561082">
            <text:p>83,21</text:p>
          </table:table-cell>
          <table:table-cell table:style-name="ce54" office:value-type="float" office:value="-66.3214999502412">
            <text:p>-66,32</text:p>
          </table:table-cell>
          <table:table-cell table:style-name="ce54" office:value-type="float" office:value="3.45583578059918">
            <text:p>3,46</text:p>
          </table:table-cell>
          <table:table-cell table:style-name="ce54" office:value-type="float" office:value="0.514409198849441">
            <text:p>0,51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8]/[.E8]" office:value-type="float" office:value="24.0775106916919">
            <text:p>24,08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, S angulos discretizados cada 10°, th=500,15,1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office:value-type="float" office:value="82.9303172914769">
            <text:p>82,93</text:p>
          </table:table-cell>
          <table:table-cell office:value-type="float" office:value="-64.62469009475">
            <text:p>-64,62</text:p>
          </table:table-cell>
          <table:table-cell office:value-type="float" office:value="2.35932060664427">
            <text:p>2,36</text:p>
          </table:table-cell>
          <table:table-cell office:value-type="float" office:value="0.463715311612767">
            <text:p>0,46</text:p>
          </table:table-cell>
          <table:table-cell table:style-name="ce59" table:formula="of:=[.F9]" office:value-type="float" office:value="0.463715311612767" table:number-columns-spanned="1" table:number-rows-spanned="4">
            <text:p>0,4637</text:p>
          </table:table-cell>
          <table:table-cell table:style-name="ce61" office:value-type="float" office:value="43" table:number-columns-spanned="1" table:number-rows-spanned="4">
            <text:p>43</text:p>
          </table:table-cell>
          <table:table-cell table:style-name="ce66" office:value-type="string">
            <text:p>Mean</text:p>
          </table:table-cell>
          <table:table-cell table:formula="of:=[.C9]/[.E9]" office:value-type="float" office:value="35.150083908872">
            <text:p>35,15</text:p>
          </table:table-cell>
          <table:table-cell office:value-type="string">
            <text:p>5 RUNS</text:p>
          </table:table-cell>
        </table:table-row>
        <table:table-row table:style-name="ro1">
          <table:covered-table-cell table:number-columns-repeated="2"/>
          <table:table-cell office:value-type="float" office:value="85.5982152443592">
            <text:p>85,60</text:p>
          </table:table-cell>
          <table:table-cell office:value-type="float" office:value="-71.8444069067027">
            <text:p>-71,84</text:p>
          </table:table-cell>
          <table:table-cell office:value-type="float" office:value="1.22387734654836">
            <text:p>1,22</text:p>
          </table:table-cell>
          <table:table-cell office:value-type="float" office:value="0.53550615412301">
            <text:p>0,54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1.5549834638183">
            <text:p>81,55</text:p>
          </table:table-cell>
          <table:table-cell office:value-type="float" office:value="-51.6381687381999">
            <text:p>-51,64</text:p>
          </table:table-cell>
          <table:table-cell office:value-type="float" office:value="3.51287022249969">
            <text:p>3,51</text:p>
          </table:table-cell>
          <table:table-cell office:value-type="float" office:value="0.434866768568596">
            <text:p>0,43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5.5982152443592">
            <text:p>85,60</text:p>
          </table:table-cell>
          <table:table-cell table:style-name="ce54" office:value-type="float" office:value="-51.6381687381999">
            <text:p>-51,64</text:p>
          </table:table-cell>
          <table:table-cell table:style-name="ce54" office:value-type="float" office:value="1.22387734654836">
            <text:p>1,22</text:p>
          </table:table-cell>
          <table:table-cell table:style-name="ce54" office:value-type="float" office:value="0.53550615412301">
            <text:p>0,54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2]/[.E12]" office:value-type="float" office:value="69.9401908906702">
            <text:p>69,94</text:p>
          </table:table-cell>
          <table:table-cell/>
        </table:table-row>
        <table:table-row table:style-name="ro1" table:number-rows-repeated="2">
          <table:table-cell table:style-name="Default" table:number-columns-repeated="10"/>
          <table:table-cell/>
        </table:table-row>
        <table:table-row table:style-name="ro1">
          <table:table-cell table:style-name="ce74" office:value-type="string" table:number-columns-spanned="10" table:number-rows-spanned="1">
            <text:p>TODAS ESTAS PRUEBAS SON Sin ruido en observacion de FLC</text:p>
          </table:table-cell>
          <table:covered-table-cell table:number-columns-repeated="9" table:style-name="Default"/>
          <table:table-cell/>
        </table:table-row>
        <table:table-row table:style-name="ro1" table:number-rows-repeated="2">
          <table:table-cell table:style-name="Default" table:number-columns-repeated="10"/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99, S angulos discretizados cada 10°, th=500,15,1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71.3469535372713">
            <text:p>71,35</text:p>
          </table:table-cell>
          <table:table-cell table:style-name="ce75" office:value-type="float" office:value="-269.548048735761">
            <text:p>-269,55</text:p>
          </table:table-cell>
          <table:table-cell table:style-name="ce75" office:value-type="float" office:value="30.6889230215534">
            <text:p>30,69</text:p>
          </table:table-cell>
          <table:table-cell table:style-name="ce75" office:value-type="float" office:value="0.00222499594501165">
            <text:p>0,00</text:p>
          </table:table-cell>
          <table:table-cell table:style-name="ce59" table:formula="of:=[.F18]" office:value-type="float" office:value="0.00222499594501165" table:number-columns-spanned="1" table:number-rows-spanned="4">
            <text:p>0,0022</text:p>
          </table:table-cell>
          <table:table-cell table:style-name="ce61" office:value-type="float" office:value="53" table:number-columns-spanned="1" table:number-rows-spanned="4">
            <text:p>53</text:p>
          </table:table-cell>
          <table:table-cell table:style-name="ce66" office:value-type="string">
            <text:p>Mean</text:p>
          </table:table-cell>
          <table:table-cell table:style-name="ce76" table:formula="of:=[.C18]/[.E18]" office:value-type="float" office:value="2.32484383655832">
            <text:p>2,32</text:p>
          </table:table-cell>
          <table:table-cell office:value-type="string">
            <text:p>5 RUNS</text:p>
          </table:table-cell>
        </table:table-row>
        <table:table-row table:style-name="ro1">
          <table:covered-table-cell table:number-columns-repeated="2"/>
          <table:table-cell office:value-type="float" office:value="75.4840215079141">
            <text:p>75,48</text:p>
          </table:table-cell>
          <table:table-cell office:value-type="float" office:value="-378.632305664684">
            <text:p>-378,63</text:p>
          </table:table-cell>
          <table:table-cell office:value-type="float" office:value="27.1518960671621">
            <text:p>27,15</text:p>
          </table:table-cell>
          <table:table-cell office:value-type="float" office:value="0.0331445672510677">
            <text:p>0,03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68.8955766702496">
            <text:p>68,90</text:p>
          </table:table-cell>
          <table:table-cell office:value-type="float" office:value="-196.881128150357">
            <text:p>-196,88</text:p>
          </table:table-cell>
          <table:table-cell office:value-type="float" office:value="34.4002424145124">
            <text:p>34,40</text:p>
          </table:table-cell>
          <table:table-cell office:value-type="float" office:value="-0.073180830191663">
            <text:p>-0,07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75.4840215079141">
            <text:p>75,48</text:p>
          </table:table-cell>
          <table:table-cell table:style-name="ce54" office:value-type="float" office:value="-263.967353568161">
            <text:p>-263,97</text:p>
          </table:table-cell>
          <table:table-cell table:style-name="ce54" office:value-type="float" office:value="30.3810440162057">
            <text:p>30,38</text:p>
          </table:table-cell>
          <table:table-cell table:style-name="ce54" office:value-type="float" office:value="0.0331445672510677">
            <text:p>0,03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1]/[.E21]" office:value-type="float" office:value="2.48457628604369">
            <text:p>2,48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99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office:value-type="float" office:value="74.3272729179845">
            <text:p>74,33</text:p>
          </table:table-cell>
          <table:table-cell office:value-type="float" office:value="-206.714212508779">
            <text:p>-206,71</text:p>
          </table:table-cell>
          <table:table-cell office:value-type="float" office:value="25.8446241498087">
            <text:p>25,84</text:p>
          </table:table-cell>
          <table:table-cell office:value-type="float" office:value="0.0494128474481257">
            <text:p>0,05</text:p>
          </table:table-cell>
          <table:table-cell table:style-name="ce59" table:formula="of:=[.F22]" office:value-type="float" office:value="0.0494128474481257" table:number-columns-spanned="1" table:number-rows-spanned="4">
            <text:p>0,0494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22]/[.E22]" office:value-type="float" office:value="2.87592779400256">
            <text:p>2,88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4.3272729179845">
            <text:p>74,33</text:p>
          </table:table-cell>
          <table:table-cell office:value-type="float" office:value="-206.714212508779">
            <text:p>-206,71</text:p>
          </table:table-cell>
          <table:table-cell office:value-type="float" office:value="25.8446241498087">
            <text:p>25,84</text:p>
          </table:table-cell>
          <table:table-cell office:value-type="float" office:value="0.0494128474481257">
            <text:p>0,05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74.3272729179845">
            <text:p>74,33</text:p>
          </table:table-cell>
          <table:table-cell office:value-type="float" office:value="-206.714212508779">
            <text:p>-206,71</text:p>
          </table:table-cell>
          <table:table-cell office:value-type="float" office:value="25.8446241498087">
            <text:p>25,84</text:p>
          </table:table-cell>
          <table:table-cell office:value-type="float" office:value="0.0494128474481257">
            <text:p>0,05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74.3272729179845">
            <text:p>74,33</text:p>
          </table:table-cell>
          <table:table-cell table:style-name="ce54" office:value-type="float" office:value="-206.714212508779">
            <text:p>-206,71</text:p>
          </table:table-cell>
          <table:table-cell table:style-name="ce54" office:value-type="float" office:value="25.8446241498087">
            <text:p>25,84</text:p>
          </table:table-cell>
          <table:table-cell table:style-name="ce54" office:value-type="float" office:value="0.0494128474481257">
            <text:p>0,05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5]/[.E25]" office:value-type="float" office:value="2.87592779400256">
            <text:p>2,88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FLC k=1,2, NOISE=0,99</text:p>
          </table:table-cell>
          <table:table-cell table:style-name="ce48" table:number-columns-spanned="1" table:number-rows-spanned="4"/>
          <table:table-cell office:value-type="float" office:value="75.6949287140024">
            <text:p>75,69</text:p>
          </table:table-cell>
          <table:table-cell office:value-type="float" office:value="-201.343316792581">
            <text:p>-201,34</text:p>
          </table:table-cell>
          <table:table-cell office:value-type="float" office:value="30.320349610145">
            <text:p>30,32</text:p>
          </table:table-cell>
          <table:table-cell office:value-type="float" office:value="-0.0398537247186876">
            <text:p>-0,04</text:p>
          </table:table-cell>
          <table:table-cell table:style-name="ce59" table:formula="of:=[.F26]" office:value-type="float" office:value="-0.0398537247186876" table:number-columns-spanned="1" table:number-rows-spanned="4">
            <text:p>-0,0399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26]/[.E26]" office:value-type="float" office:value="2.49650580178915">
            <text:p>2,50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5.6949287140024">
            <text:p>75,69</text:p>
          </table:table-cell>
          <table:table-cell office:value-type="float" office:value="-201.343316792581">
            <text:p>-201,34</text:p>
          </table:table-cell>
          <table:table-cell office:value-type="float" office:value="30.320349610145">
            <text:p>30,32</text:p>
          </table:table-cell>
          <table:table-cell office:value-type="float" office:value="-0.0398537247186876">
            <text:p>-0,04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75.6949287140024">
            <text:p>75,69</text:p>
          </table:table-cell>
          <table:table-cell office:value-type="float" office:value="-201.343316792581">
            <text:p>-201,34</text:p>
          </table:table-cell>
          <table:table-cell office:value-type="float" office:value="30.320349610145">
            <text:p>30,32</text:p>
          </table:table-cell>
          <table:table-cell office:value-type="float" office:value="-0.0398537247186876">
            <text:p>-0,04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75.6949287140024">
            <text:p>75,69</text:p>
          </table:table-cell>
          <table:table-cell table:style-name="ce54" office:value-type="float" office:value="-201.343316792581">
            <text:p>-201,34</text:p>
          </table:table-cell>
          <table:table-cell table:style-name="ce54" office:value-type="float" office:value="30.320349610145">
            <text:p>30,32</text:p>
          </table:table-cell>
          <table:table-cell table:style-name="ce54" office:value-type="float" office:value="-0.0398537247186876">
            <text:p>-0,04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9]/[.E29]" office:value-type="float" office:value="2.49650580178915">
            <text:p>2,50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FLC k=1,1, NOISE=0,99</text:p>
          </table:table-cell>
          <table:table-cell table:style-name="ce48" table:number-columns-spanned="1" table:number-rows-spanned="4"/>
          <table:table-cell office:value-type="float" office:value="67.4779866584725">
            <text:p>67,48</text:p>
          </table:table-cell>
          <table:table-cell office:value-type="float" office:value="-193.877661915405">
            <text:p>-193,88</text:p>
          </table:table-cell>
          <table:table-cell office:value-type="float" office:value="18.7672403955212">
            <text:p>18,77</text:p>
          </table:table-cell>
          <table:table-cell office:value-type="float" office:value="-0.220486760451341">
            <text:p>-0,22</text:p>
          </table:table-cell>
          <table:table-cell table:style-name="ce59" table:formula="of:=[.F30]" office:value-type="float" office:value="-0.220486760451341" table:number-columns-spanned="1" table:number-rows-spanned="4">
            <text:p>-0,2205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30]/[.E30]" office:value-type="float" office:value="3.59551991855852">
            <text:p>3,60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67.4779866584725">
            <text:p>67,48</text:p>
          </table:table-cell>
          <table:table-cell office:value-type="float" office:value="-193.877661915405">
            <text:p>-193,88</text:p>
          </table:table-cell>
          <table:table-cell office:value-type="float" office:value="18.7672403955212">
            <text:p>18,77</text:p>
          </table:table-cell>
          <table:table-cell office:value-type="float" office:value="-0.220486760451341">
            <text:p>-0,22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67.4779866584725">
            <text:p>67,48</text:p>
          </table:table-cell>
          <table:table-cell office:value-type="float" office:value="-193.877661915405">
            <text:p>-193,88</text:p>
          </table:table-cell>
          <table:table-cell office:value-type="float" office:value="18.7672403955212">
            <text:p>18,77</text:p>
          </table:table-cell>
          <table:table-cell office:value-type="float" office:value="-0.220486760451341">
            <text:p>-0,22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67.4779866584725">
            <text:p>67,48</text:p>
          </table:table-cell>
          <table:table-cell table:style-name="ce54" office:value-type="float" office:value="-193.877661915405">
            <text:p>-193,88</text:p>
          </table:table-cell>
          <table:table-cell table:style-name="ce54" office:value-type="float" office:value="18.7672403955212">
            <text:p>18,77</text:p>
          </table:table-cell>
          <table:table-cell table:style-name="ce54" office:value-type="float" office:value="-0.220486760451341">
            <text:p>-0,22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33]/[.E33]" office:value-type="float" office:value="3.59551991855852">
            <text:p>3,60</text:p>
          </table:table-cell>
          <table:table-cell/>
        </table:table-row>
      </table:table>
      <table:table table:name="Sheet8" table:style-name="ta1">
        <table:table-column table:style-name="co6" table:number-columns-repeated="2" table:default-cell-style-name="ce51"/>
        <table:table-column table:style-name="co6" table:number-columns-repeated="4" table:default-cell-style-name="ce53"/>
        <table:table-column table:style-name="co6" table:default-cell-style-name="ce58"/>
        <table:table-column table:style-name="co6" table:default-cell-style-name="ce62"/>
        <table:table-column table:style-name="co6" table:default-cell-style-name="ce67"/>
        <table:table-column table:style-name="co6" table:default-cell-style-name="ce70"/>
        <table:table-column table:style-name="co6" table:default-cell-style-name="Default"/>
        <table:table-row table:style-name="ro1">
          <table:table-cell table:style-name="ce74" office:value-type="string" table:number-columns-spanned="10" table:number-rows-spanned="1">
            <text:p>TODAS ESTAS PRUEBAS ESTÁN CON ruido en observacion de FLC y Saturación en Vr</text:p>
          </table:table-cell>
          <table:covered-table-cell table:number-columns-repeated="9" table:style-name="Default"/>
          <table:table-cell office:value-type="string">
            <text:p>5 RUNS</text:p>
          </table:table-cell>
        </table:table-row>
        <table:table-row table:style-name="ro1">
          <table:table-cell table:style-name="ce18" office:value-type="string">
            <text:p>Type</text:p>
          </table:table-cell>
          <table:table-cell table:style-name="ce18" office:value-type="string">
            <text:p>Init</text:p>
          </table:table-cell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Reward</text:p>
          </table:table-cell>
          <table:table-cell table:style-name="ce3" office:value-type="string">
            <text:p>MeanReward</text:p>
          </table:table-cell>
          <table:table-cell table:style-name="ce3" office:value-type="string">
            <text:p>Convg to Th</text:p>
          </table:table-cell>
          <table:table-cell table:style-name="ce18"/>
          <table:table-cell table:style-name="ce27"/>
          <table:table-cell/>
        </table:table-row>
        <table:table-row table:style-name="ro1">
          <table:table-cell table:style-name="ce48" office:value-type="string" table:number-columns-spanned="1" table:number-rows-spanned="4">
            <text:p>FLC1 k=1,2, NOISE=0,5</text:p>
          </table:table-cell>
          <table:table-cell table:style-name="ce48" table:number-columns-spanned="1" table:number-rows-spanned="4"/>
          <table:table-cell office:value-type="float" office:value="46.1792473407308">
            <text:p>46,18</text:p>
          </table:table-cell>
          <table:table-cell office:value-type="float" office:value="-346.844051005371">
            <text:p>-346,84</text:p>
          </table:table-cell>
          <table:table-cell office:value-type="float" office:value="42.3058683662399">
            <text:p>42,31</text:p>
          </table:table-cell>
          <table:table-cell office:value-type="float" office:value="-0.733025247885929">
            <text:p>-0,73</text:p>
          </table:table-cell>
          <table:table-cell table:style-name="ce59" table:formula="of:=[.F3]" office:value-type="float" office:value="-0.733025247885929" table:number-columns-spanned="1" table:number-rows-spanned="4">
            <text:p>-0,7330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3]/[.E3]" office:value-type="float" office:value="1.091556541068">
            <text:p>1,09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46.1792473407308">
            <text:p>46,18</text:p>
          </table:table-cell>
          <table:table-cell office:value-type="float" office:value="-346.844051005371">
            <text:p>-346,84</text:p>
          </table:table-cell>
          <table:table-cell office:value-type="float" office:value="42.3058683662399">
            <text:p>42,31</text:p>
          </table:table-cell>
          <table:table-cell office:value-type="float" office:value="-0.733025247885929">
            <text:p>-0,73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46.1792473407308">
            <text:p>46,18</text:p>
          </table:table-cell>
          <table:table-cell office:value-type="float" office:value="-346.844051005371">
            <text:p>-346,84</text:p>
          </table:table-cell>
          <table:table-cell office:value-type="float" office:value="42.3058683662399">
            <text:p>42,31</text:p>
          </table:table-cell>
          <table:table-cell office:value-type="float" office:value="-0.733025247885929">
            <text:p>-0,73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46.1792473407308">
            <text:p>46,18</text:p>
          </table:table-cell>
          <table:table-cell table:style-name="ce54" office:value-type="float" office:value="-346.844051005371">
            <text:p>-346,84</text:p>
          </table:table-cell>
          <table:table-cell table:style-name="ce54" office:value-type="float" office:value="42.3058683662399">
            <text:p>42,31</text:p>
          </table:table-cell>
          <table:table-cell table:style-name="ce54" office:value-type="float" office:value="-0.733025247885929">
            <text:p>-0,73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6]/[.E6]" office:value-type="float" office:value="1.091556541068">
            <text:p>1,09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FLC1 k=1,3, NOISE=0,5</text:p>
          </table:table-cell>
          <table:table-cell table:style-name="ce48" table:number-columns-spanned="1" table:number-rows-spanned="4"/>
          <table:table-cell office:value-type="float" office:value="46.6191722935238">
            <text:p>46,62</text:p>
          </table:table-cell>
          <table:table-cell office:value-type="float" office:value="-291.601480273824">
            <text:p>-291,60</text:p>
          </table:table-cell>
          <table:table-cell office:value-type="float" office:value="46.0174367931106">
            <text:p>46,02</text:p>
          </table:table-cell>
          <table:table-cell office:value-type="float" office:value="-0.664091005900498">
            <text:p>-0,66</text:p>
          </table:table-cell>
          <table:table-cell table:style-name="ce59" table:formula="of:=[.F7]" office:value-type="float" office:value="-0.664091005900498" table:number-columns-spanned="1" table:number-rows-spanned="4">
            <text:p>-0,6641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7]/[.E7]" office:value-type="float" office:value="1.01307624983805">
            <text:p>1,01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49.7855517728925">
            <text:p>49,79</text:p>
          </table:table-cell>
          <table:table-cell office:value-type="float" office:value="-263.58195385986">
            <text:p>-263,58</text:p>
          </table:table-cell>
          <table:table-cell office:value-type="float" office:value="39.2231964701468">
            <text:p>39,22</text:p>
          </table:table-cell>
          <table:table-cell office:value-type="float" office:value="-0.638566404742842">
            <text:p>-0,64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44.0736330517709">
            <text:p>44,07</text:p>
          </table:table-cell>
          <table:table-cell office:value-type="float" office:value="-327.887281887284">
            <text:p>-327,89</text:p>
          </table:table-cell>
          <table:table-cell office:value-type="float" office:value="51.268311599802">
            <text:p>51,27</text:p>
          </table:table-cell>
          <table:table-cell office:value-type="float" office:value="-0.705926453700627">
            <text:p>-0,7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49.7855517728925">
            <text:p>49,79</text:p>
          </table:table-cell>
          <table:table-cell table:style-name="ce54" office:value-type="float" office:value="-264.069901492549">
            <text:p>-264,07</text:p>
          </table:table-cell>
          <table:table-cell table:style-name="ce54" office:value-type="float" office:value="39.2231964701468">
            <text:p>39,22</text:p>
          </table:table-cell>
          <table:table-cell table:style-name="ce54" office:value-type="float" office:value="-0.638566404742842">
            <text:p>-0,64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0]/[.E10]" office:value-type="float" office:value="1.26928848878456">
            <text:p>1,27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FLC2 k=1,3 - NOISE=0,5, Vx=K*xb</text:p>
          </table:table-cell>
          <table:table-cell table:style-name="ce48" table:number-columns-spanned="1" table:number-rows-spanned="4"/>
          <table:table-cell office:value-type="float" office:value="53.2605102207427">
            <text:p>53,26</text:p>
          </table:table-cell>
          <table:table-cell office:value-type="float" office:value="-261.862761505354">
            <text:p>-261,86</text:p>
          </table:table-cell>
          <table:table-cell office:value-type="float" office:value="32.4415654767995">
            <text:p>32,44</text:p>
          </table:table-cell>
          <table:table-cell office:value-type="float" office:value="-0.641929154512254">
            <text:p>-0,64</text:p>
          </table:table-cell>
          <table:table-cell table:style-name="ce59" table:formula="of:=[.F11]" office:value-type="float" office:value="-0.641929154512254" table:number-columns-spanned="1" table:number-rows-spanned="4">
            <text:p>-0,6419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11]/[.E11]" office:value-type="float" office:value="1.64173674845722">
            <text:p>1,64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54.3658189695011">
            <text:p>54,37</text:p>
          </table:table-cell>
          <table:table-cell office:value-type="float" office:value="-249.123110320042">
            <text:p>-249,12</text:p>
          </table:table-cell>
          <table:table-cell office:value-type="float" office:value="27.7494128588699">
            <text:p>27,75</text:p>
          </table:table-cell>
          <table:table-cell office:value-type="float" office:value="-0.593517194832265">
            <text:p>-0,59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2.045971622464">
            <text:p>52,05</text:p>
          </table:table-cell>
          <table:table-cell office:value-type="float" office:value="-272.717314389578">
            <text:p>-272,72</text:p>
          </table:table-cell>
          <table:table-cell office:value-type="float" office:value="39.008107050732">
            <text:p>39,01</text:p>
          </table:table-cell>
          <table:table-cell office:value-type="float" office:value="-0.661165058313077">
            <text:p>-0,66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54.3658189695011">
            <text:p>54,37</text:p>
          </table:table-cell>
          <table:table-cell table:style-name="ce54" office:value-type="float" office:value="-249.123110320042">
            <text:p>-249,12</text:p>
          </table:table-cell>
          <table:table-cell table:style-name="ce54" office:value-type="float" office:value="28.6577374551871">
            <text:p>28,66</text:p>
          </table:table-cell>
          <table:table-cell table:style-name="ce54" office:value-type="float" office:value="-0.593517194832265">
            <text:p>-0,59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4]/[.E14]" office:value-type="float" office:value="1.89707296518137">
            <text:p>1,90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FLC2 k=1,5 - NOISE=0,5, Vx=K*xb</text:p>
          </table:table-cell>
          <table:table-cell table:style-name="ce48" table:number-columns-spanned="1" table:number-rows-spanned="4"/>
          <table:table-cell office:value-type="float" office:value="66.1279800977377">
            <text:p>66,13</text:p>
          </table:table-cell>
          <table:table-cell office:value-type="float" office:value="-154.270927125188">
            <text:p>-154,27</text:p>
          </table:table-cell>
          <table:table-cell office:value-type="float" office:value="30.7648760782176">
            <text:p>30,76</text:p>
          </table:table-cell>
          <table:table-cell office:value-type="float" office:value="-0.187771373092138">
            <text:p>-0,19</text:p>
          </table:table-cell>
          <table:table-cell table:style-name="ce59" table:formula="of:=[.F15]" office:value-type="float" office:value="-0.187771373092138" table:number-columns-spanned="1" table:number-rows-spanned="4">
            <text:p>-0,1878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15]/[.E15]" office:value-type="float" office:value="2.14946356129021">
            <text:p>2,15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0.2401245591306">
            <text:p>70,24</text:p>
          </table:table-cell>
          <table:table-cell office:value-type="float" office:value="-133.790843362501">
            <text:p>-133,79</text:p>
          </table:table-cell>
          <table:table-cell office:value-type="float" office:value="23.0310673797302">
            <text:p>23,03</text:p>
          </table:table-cell>
          <table:table-cell office:value-type="float" office:value="-0.0628856927841478">
            <text:p>-0,06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60.1554114732677">
            <text:p>60,16</text:p>
          </table:table-cell>
          <table:table-cell office:value-type="float" office:value="-191.054247645563">
            <text:p>-191,05</text:p>
          </table:table-cell>
          <table:table-cell office:value-type="float" office:value="43.5979939403024">
            <text:p>43,60</text:p>
          </table:table-cell>
          <table:table-cell office:value-type="float" office:value="-0.365858658648392">
            <text:p>-0,37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70.2401245591306">
            <text:p>70,24</text:p>
          </table:table-cell>
          <table:table-cell table:style-name="ce54" office:value-type="float" office:value="-133.790843362501">
            <text:p>-133,79</text:p>
          </table:table-cell>
          <table:table-cell table:style-name="ce54" office:value-type="float" office:value="23.0310673797302">
            <text:p>23,03</text:p>
          </table:table-cell>
          <table:table-cell table:style-name="ce54" office:value-type="float" office:value="-0.0628856927841478">
            <text:p>-0,06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8]/[.E18]" office:value-type="float" office:value="3.04979892599113">
            <text:p>3,05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FLC2 k=2 - NOISE=0,5, Vx=K*xb</text:p>
          </table:table-cell>
          <table:table-cell table:style-name="ce48" table:number-columns-spanned="1" table:number-rows-spanned="4"/>
          <table:table-cell office:value-type="float" office:value="91.519543612023">
            <text:p>91,52</text:p>
          </table:table-cell>
          <table:table-cell office:value-type="float" office:value="-217.392606752271">
            <text:p>-217,39</text:p>
          </table:table-cell>
          <table:table-cell office:value-type="float" office:value="30.6424268970257">
            <text:p>30,64</text:p>
          </table:table-cell>
          <table:table-cell office:value-type="float" office:value="0.276093728471109">
            <text:p>0,28</text:p>
          </table:table-cell>
          <table:table-cell table:style-name="ce59" table:formula="of:=[.F19]" office:value-type="float" office:value="0.276093728471109" table:number-columns-spanned="1" table:number-rows-spanned="4">
            <text:p>0,2761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19]/[.E19]" office:value-type="float" office:value="2.98669370802697">
            <text:p>2,99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92.4097215562603">
            <text:p>92,41</text:p>
          </table:table-cell>
          <table:table-cell office:value-type="float" office:value="-188.085008059739">
            <text:p>-188,09</text:p>
          </table:table-cell>
          <table:table-cell office:value-type="float" office:value="24.6446989243122">
            <text:p>24,64</text:p>
          </table:table-cell>
          <table:table-cell office:value-type="float" office:value="0.388276198644462">
            <text:p>0,39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90.4459594755278">
            <text:p>90,45</text:p>
          </table:table-cell>
          <table:table-cell office:value-type="float" office:value="-246.966594874489">
            <text:p>-246,97</text:p>
          </table:table-cell>
          <table:table-cell office:value-type="float" office:value="33.4254170135317">
            <text:p>33,43</text:p>
          </table:table-cell>
          <table:table-cell office:value-type="float" office:value="0.226160258141922">
            <text:p>0,23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92.1127787602388">
            <text:p>92,11</text:p>
          </table:table-cell>
          <table:table-cell table:style-name="ce54" office:value-type="float" office:value="-188.085008059739">
            <text:p>-188,09</text:p>
          </table:table-cell>
          <table:table-cell table:style-name="ce54" office:value-type="float" office:value="24.6446989243122">
            <text:p>24,64</text:p>
          </table:table-cell>
          <table:table-cell table:style-name="ce54" office:value-type="float" office:value="0.388276198644462">
            <text:p>0,39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2]/[.E22]" office:value-type="float" office:value="3.73763051612567">
            <text:p>3,74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FLC2 k=3 - NOISE=0,5, Vx=K*xb</text:p>
          </table:table-cell>
          <table:table-cell table:style-name="ce48" table:number-columns-spanned="1" table:number-rows-spanned="4"/>
          <table:table-cell office:value-type="float" office:value="94.5332017702485">
            <text:p>94,53</text:p>
          </table:table-cell>
          <table:table-cell office:value-type="float" office:value="-1055.7689868727">
            <text:p>-1055,77</text:p>
          </table:table-cell>
          <table:table-cell office:value-type="float" office:value="77.2496054444174">
            <text:p>77,25</text:p>
          </table:table-cell>
          <table:table-cell office:value-type="float" office:value="-0.566728842134204">
            <text:p>-0,57</text:p>
          </table:table-cell>
          <table:table-cell table:style-name="ce59" table:formula="of:=[.F23]" office:value-type="float" office:value="-0.566728842134204" table:number-columns-spanned="1" table:number-rows-spanned="4">
            <text:p>-0,5667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23]/[.E23]" office:value-type="float" office:value="1.22373701750835">
            <text:p>1,22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95.5239170065558">
            <text:p>95,52</text:p>
          </table:table-cell>
          <table:table-cell office:value-type="float" office:value="-1015.00883205058">
            <text:p>-1015,01</text:p>
          </table:table-cell>
          <table:table-cell office:value-type="float" office:value="75.1191350213586">
            <text:p>75,12</text:p>
          </table:table-cell>
          <table:table-cell office:value-type="float" office:value="-0.526444598785757">
            <text:p>-0,53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93.6588430953352">
            <text:p>93,66</text:p>
          </table:table-cell>
          <table:table-cell office:value-type="float" office:value="-1093.04513268011">
            <text:p>-1093,05</text:p>
          </table:table-cell>
          <table:table-cell office:value-type="float" office:value="79.5251771345726">
            <text:p>79,53</text:p>
          </table:table-cell>
          <table:table-cell office:value-type="float" office:value="-0.609586915110725">
            <text:p>-0,6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93.6588430953352">
            <text:p>93,66</text:p>
          </table:table-cell>
          <table:table-cell table:style-name="ce54" office:value-type="float" office:value="-1043.8988613458">
            <text:p>-1043,90</text:p>
          </table:table-cell>
          <table:table-cell table:style-name="ce54" office:value-type="float" office:value="75.1191350213586">
            <text:p>75,12</text:p>
          </table:table-cell>
          <table:table-cell table:style-name="ce54" office:value-type="float" office:value="-0.526444598785757">
            <text:p>-0,53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6]/[.E26]" office:value-type="float" office:value="1.24680406754824">
            <text:p>1,25</text:p>
          </table:table-cell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82.3558745335878">
            <text:p>82,36</text:p>
          </table:table-cell>
          <table:table-cell table:style-name="ce75" office:value-type="float" office:value="-67.8108462054723">
            <text:p>-67,81</text:p>
          </table:table-cell>
          <table:table-cell table:style-name="ce75" office:value-type="float" office:value="1.8501563730804">
            <text:p>1,85</text:p>
          </table:table-cell>
          <table:table-cell table:style-name="ce75" office:value-type="float" office:value="0.428526024966489">
            <text:p>0,43</text:p>
          </table:table-cell>
          <table:table-cell table:style-name="ce59" table:formula="of:=[.F28]" office:value-type="float" office:value="0.428526024966489" table:number-columns-spanned="1" table:number-rows-spanned="4">
            <text:p>0,4285</text:p>
          </table:table-cell>
          <table:table-cell table:style-name="ce61" office:value-type="float" office:value="33" table:number-columns-spanned="1" table:number-rows-spanned="4">
            <text:p>33</text:p>
          </table:table-cell>
          <table:table-cell table:style-name="ce66" office:value-type="string">
            <text:p>Mean</text:p>
          </table:table-cell>
          <table:table-cell table:style-name="ce76" table:formula="of:=[.C28]/[.E28]" office:value-type="float" office:value="44.512926437926">
            <text:p>44,51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2.8548889634685">
            <text:p>82,85</text:p>
          </table:table-cell>
          <table:table-cell office:value-type="float" office:value="-65.0961399339771">
            <text:p>-65,10</text:p>
          </table:table-cell>
          <table:table-cell office:value-type="float" office:value="1.46869007241447">
            <text:p>1,47</text:p>
          </table:table-cell>
          <table:table-cell office:value-type="float" office:value="0.478161325018666">
            <text:p>0,48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1.5883092042231">
            <text:p>81,59</text:p>
          </table:table-cell>
          <table:table-cell office:value-type="float" office:value="-70.6685848502015">
            <text:p>-70,67</text:p>
          </table:table-cell>
          <table:table-cell office:value-type="float" office:value="2.23445435460908">
            <text:p>2,23</text:p>
          </table:table-cell>
          <table:table-cell office:value-type="float" office:value="0.36424893503331">
            <text:p>0,36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2.414300119188">
            <text:p>82,41</text:p>
          </table:table-cell>
          <table:table-cell table:style-name="ce54" office:value-type="float" office:value="-67.1313095097955">
            <text:p>-67,13</text:p>
          </table:table-cell>
          <table:table-cell table:style-name="ce54" office:value-type="float" office:value="2.00897349083724">
            <text:p>2,01</text:p>
          </table:table-cell>
          <table:table-cell table:style-name="ce54" office:value-type="float" office:value="0.478161325018666">
            <text:p>0,4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31]/[.E31]" office:value-type="float" office:value="41.0230898989323">
            <text:p>41,02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-10" table:number-columns-spanned="1" table:number-rows-spanned="4">
            <text:p>-10</text:p>
          </table:table-cell>
          <table:table-cell table:style-name="ce75" office:value-type="float" office:value="81.9985398759181">
            <text:p>82,00</text:p>
          </table:table-cell>
          <table:table-cell table:style-name="ce75" office:value-type="float" office:value="-70.4063419870293">
            <text:p>-70,41</text:p>
          </table:table-cell>
          <table:table-cell table:style-name="ce75" office:value-type="float" office:value="2.00204046636526">
            <text:p>2,00</text:p>
          </table:table-cell>
          <table:table-cell table:style-name="ce75" office:value-type="float" office:value="0.440920714513046">
            <text:p>0,44</text:p>
          </table:table-cell>
          <table:table-cell table:style-name="ce59" table:formula="of:=[.F32]" office:value-type="float" office:value="0.440920714513046" table:number-columns-spanned="1" table:number-rows-spanned="4">
            <text:p>0,4409</text:p>
          </table:table-cell>
          <table:table-cell table:style-name="ce61" office:value-type="float" office:value="33" table:number-columns-spanned="1" table:number-rows-spanned="4">
            <text:p>33</text:p>
          </table:table-cell>
          <table:table-cell table:style-name="ce66" office:value-type="string">
            <text:p>Mean</text:p>
          </table:table-cell>
          <table:table-cell table:style-name="ce76" table:formula="of:=[.C32]/[.E32]" office:value-type="float" office:value="40.9574837539562">
            <text:p>40,96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3.9284688932174">
            <text:p>83,93</text:p>
          </table:table-cell>
          <table:table-cell office:value-type="float" office:value="-59.880672652429">
            <text:p>-59,88</text:p>
          </table:table-cell>
          <table:table-cell office:value-type="float" office:value="1.64345025697856">
            <text:p>1,64</text:p>
          </table:table-cell>
          <table:table-cell office:value-type="float" office:value="0.455826333048039">
            <text:p>0,46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79.0039412020384">
            <text:p>79,00</text:p>
          </table:table-cell>
          <table:table-cell office:value-type="float" office:value="-87.0750966517696">
            <text:p>-87,08</text:p>
          </table:table-cell>
          <table:table-cell office:value-type="float" office:value="2.4365793595478">
            <text:p>2,44</text:p>
          </table:table-cell>
          <table:table-cell office:value-type="float" office:value="0.421180395360219">
            <text:p>0,42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1.1798227408429">
            <text:p>81,18</text:p>
          </table:table-cell>
          <table:table-cell table:style-name="ce54" office:value-type="float" office:value="-74.4086721347764">
            <text:p>-74,41</text:p>
          </table:table-cell>
          <table:table-cell table:style-name="ce54" office:value-type="float" office:value="2.05892612123602">
            <text:p>2,06</text:p>
          </table:table-cell>
          <table:table-cell table:style-name="ce54" office:value-type="float" office:value="0.455826333048039">
            <text:p>0,46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35]/[.E35]" office:value-type="float" office:value="39.4282348956303">
            <text:p>39,43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, Transfer FLC1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85.0611048301919">
            <text:p>85,06</text:p>
          </table:table-cell>
          <table:table-cell table:style-name="ce75" office:value-type="float" office:value="-54.2413845387627">
            <text:p>-54,24</text:p>
          </table:table-cell>
          <table:table-cell table:style-name="ce75" office:value-type="float" office:value="3.38936250777632">
            <text:p>3,39</text:p>
          </table:table-cell>
          <table:table-cell table:style-name="ce75" office:value-type="float" office:value="0.515671372384291">
            <text:p>0,52</text:p>
          </table:table-cell>
          <table:table-cell table:style-name="ce59" table:formula="of:=[.F36]" office:value-type="float" office:value="0.515671372384291" table:number-columns-spanned="1" table:number-rows-spanned="4">
            <text:p>0,5157</text:p>
          </table:table-cell>
          <table:table-cell table:style-name="ce61" office:value-type="float" office:value="42" table:number-columns-spanned="1" table:number-rows-spanned="4">
            <text:p>42</text:p>
          </table:table-cell>
          <table:table-cell table:style-name="ce66" office:value-type="string">
            <text:p>Mean</text:p>
          </table:table-cell>
          <table:table-cell table:style-name="ce76" table:formula="of:=[.C36]/[.E36]" office:value-type="float" office:value="25.0964907515893">
            <text:p>25,10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7.2218946024297">
            <text:p>87,22</text:p>
          </table:table-cell>
          <table:table-cell office:value-type="float" office:value="-45.3039714026066">
            <text:p>-45,30</text:p>
          </table:table-cell>
          <table:table-cell office:value-type="float" office:value="1.47371445258493">
            <text:p>1,47</text:p>
          </table:table-cell>
          <table:table-cell office:value-type="float" office:value="0.553402081879619">
            <text:p>0,55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3.2218176156936">
            <text:p>83,22</text:p>
          </table:table-cell>
          <table:table-cell office:value-type="float" office:value="-62.945681959345">
            <text:p>-62,95</text:p>
          </table:table-cell>
          <table:table-cell office:value-type="float" office:value="4.67309322789543">
            <text:p>4,67</text:p>
          </table:table-cell>
          <table:table-cell office:value-type="float" office:value="0.49511395173872">
            <text:p>0,50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7.2218946024297">
            <text:p>87,22</text:p>
          </table:table-cell>
          <table:table-cell table:style-name="ce54" office:value-type="float" office:value="-45.3039714026066">
            <text:p>-45,30</text:p>
          </table:table-cell>
          <table:table-cell table:style-name="ce54" office:value-type="float" office:value="1.47371445258493">
            <text:p>1,47</text:p>
          </table:table-cell>
          <table:table-cell table:style-name="ce54" office:value-type="float" office:value="0.553402081879619">
            <text:p>0,55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39]/[.E39]" office:value-type="float" office:value="59.1850710627425">
            <text:p>59,19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, Transfer FLC2 k=2</text:p>
          </table:table-cell>
          <table:table-cell table:style-name="ce48" office:value-type="float" office:value="-10" table:number-columns-spanned="1" table:number-rows-spanned="4">
            <text:p>-10</text:p>
          </table:table-cell>
          <table:table-cell table:style-name="ce75" office:value-type="float" office:value="84.7718801832304">
            <text:p>84,77</text:p>
          </table:table-cell>
          <table:table-cell table:style-name="ce75" office:value-type="float" office:value="-75.26302959225">
            <text:p>-75,26</text:p>
          </table:table-cell>
          <table:table-cell table:style-name="ce75" office:value-type="float" office:value="3.59218267542252">
            <text:p>3,59</text:p>
          </table:table-cell>
          <table:table-cell table:style-name="ce75" office:value-type="float" office:value="0.546464217400385">
            <text:p>0,55</text:p>
          </table:table-cell>
          <table:table-cell table:style-name="ce59" table:formula="of:=[.F40]" office:value-type="float" office:value="0.546464217400385" table:number-columns-spanned="1" table:number-rows-spanned="4">
            <text:p>0,5465</text:p>
          </table:table-cell>
          <table:table-cell table:style-name="ce61" office:value-type="float" office:value="47" table:number-columns-spanned="1" table:number-rows-spanned="4">
            <text:p>47</text:p>
          </table:table-cell>
          <table:table-cell table:style-name="ce66" office:value-type="string">
            <text:p>Mean</text:p>
          </table:table-cell>
          <table:table-cell table:style-name="ce76" table:formula="of:=[.C40]/[.E40]" office:value-type="float" office:value="23.5989892059872">
            <text:p>23,60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5.2114963080803">
            <text:p>85,21</text:p>
          </table:table-cell>
          <table:table-cell office:value-type="float" office:value="-55.5866001688159">
            <text:p>-55,59</text:p>
          </table:table-cell>
          <table:table-cell office:value-type="float" office:value="2.08084533207482">
            <text:p>2,08</text:p>
          </table:table-cell>
          <table:table-cell office:value-type="float" office:value="0.576338960147604">
            <text:p>0,58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4.1110138118">
            <text:p>84,11</text:p>
          </table:table-cell>
          <table:table-cell office:value-type="float" office:value="-121.18487010133">
            <text:p>-121,18</text:p>
          </table:table-cell>
          <table:table-cell office:value-type="float" office:value="5.40630242990953">
            <text:p>5,41</text:p>
          </table:table-cell>
          <table:table-cell office:value-type="float" office:value="0.519578713555889">
            <text:p>0,52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5.1785796616888">
            <text:p>85,18</text:p>
          </table:table-cell>
          <table:table-cell table:style-name="ce54" office:value-type="float" office:value="-70.6322249196261">
            <text:p>-70,63</text:p>
          </table:table-cell>
          <table:table-cell table:style-name="ce54" office:value-type="float" office:value="3.57068289352547">
            <text:p>3,57</text:p>
          </table:table-cell>
          <table:table-cell table:style-name="ce54" office:value-type="float" office:value="0.576338960147604">
            <text:p>0,5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43]/[.E43]" office:value-type="float" office:value="23.8549829827058">
            <text:p>23,85</text:p>
          </table:table-cell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100" table:number-columns-spanned="1" table:number-rows-spanned="4">
            <text:p>-100</text:p>
          </table:table-cell>
          <table:table-cell table:style-name="ce75" office:value-type="float" office:value="85.3277838519581">
            <text:p>85,33</text:p>
          </table:table-cell>
          <table:table-cell table:style-name="ce75" office:value-type="float" office:value="-78.2017880843052">
            <text:p>-78,20</text:p>
          </table:table-cell>
          <table:table-cell table:style-name="ce75" office:value-type="float" office:value="3.33595464015751">
            <text:p>3,34</text:p>
          </table:table-cell>
          <table:table-cell table:style-name="ce75" office:value-type="float" office:value="0.543126491526488">
            <text:p>0,54</text:p>
          </table:table-cell>
          <table:table-cell table:style-name="ce59" table:formula="of:=[.F45]" office:value-type="float" office:value="0.543126491526488" table:number-columns-spanned="1" table:number-rows-spanned="4">
            <text:p>0,5431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6" office:value-type="string">
            <text:p>Mean</text:p>
          </table:table-cell>
          <table:table-cell table:style-name="ce76" table:formula="of:=[.C45]/[.E45]" office:value-type="float" office:value="25.5782206462883">
            <text:p>25,58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6.400742310684">
            <text:p>86,40</text:p>
          </table:table-cell>
          <table:table-cell office:value-type="float" office:value="-55.8667322204997">
            <text:p>-55,87</text:p>
          </table:table-cell>
          <table:table-cell office:value-type="float" office:value="2.28084796181546">
            <text:p>2,28</text:p>
          </table:table-cell>
          <table:table-cell office:value-type="float" office:value="0.573599929668185">
            <text:p>0,57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4.1528724668659">
            <text:p>84,15</text:p>
          </table:table-cell>
          <table:table-cell office:value-type="float" office:value="-117.409642354834">
            <text:p>-117,41</text:p>
          </table:table-cell>
          <table:table-cell office:value-type="float" office:value="4.16987646433642">
            <text:p>4,17</text:p>
          </table:table-cell>
          <table:table-cell office:value-type="float" office:value="0.505629425696368">
            <text:p>0,5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4.8794241746336">
            <text:p>84,88</text:p>
          </table:table-cell>
          <table:table-cell table:style-name="ce54" office:value-type="float" office:value="-55.8667322204997">
            <text:p>-55,87</text:p>
          </table:table-cell>
          <table:table-cell table:style-name="ce54" office:value-type="float" office:value="2.28084796181546">
            <text:p>2,28</text:p>
          </table:table-cell>
          <table:table-cell table:style-name="ce54" office:value-type="float" office:value="0.573599929668185">
            <text:p>0,57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48]/[.E48]" office:value-type="float" office:value="37.2139772556664">
            <text:p>37,21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10" table:number-columns-spanned="1" table:number-rows-spanned="4">
            <text:p>-10</text:p>
          </table:table-cell>
          <table:table-cell table:style-name="ce75" office:value-type="float" office:value="85.3353037127278">
            <text:p>85,34</text:p>
          </table:table-cell>
          <table:table-cell table:style-name="ce75" office:value-type="float" office:value="-63.4245447923525">
            <text:p>-63,42</text:p>
          </table:table-cell>
          <table:table-cell table:style-name="ce75" office:value-type="float" office:value="3.2060630751233">
            <text:p>3,21</text:p>
          </table:table-cell>
          <table:table-cell table:style-name="ce75" office:value-type="float" office:value="0.546408015076742">
            <text:p>0,55</text:p>
          </table:table-cell>
          <table:table-cell table:style-name="ce59" table:formula="of:=[.F49]" office:value-type="float" office:value="0.546408015076742" table:number-columns-spanned="1" table:number-rows-spanned="4">
            <text:p>0,5464</text:p>
          </table:table-cell>
          <table:table-cell table:style-name="ce61" office:value-type="float" office:value="42" table:number-columns-spanned="1" table:number-rows-spanned="4">
            <text:p>42</text:p>
          </table:table-cell>
          <table:table-cell table:style-name="ce66" office:value-type="string">
            <text:p>Mean</text:p>
          </table:table-cell>
          <table:table-cell table:style-name="ce76" table:formula="of:=[.C49]/[.E49]" office:value-type="float" office:value="26.6168511701679">
            <text:p>26,62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6.6969222054123">
            <text:p>86,70</text:p>
          </table:table-cell>
          <table:table-cell office:value-type="float" office:value="-46.5330950468952">
            <text:p>-46,53</text:p>
          </table:table-cell>
          <table:table-cell office:value-type="float" office:value="2.24496740464608">
            <text:p>2,24</text:p>
          </table:table-cell>
          <table:table-cell office:value-type="float" office:value="0.58658146196086">
            <text:p>0,59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3.9973557797405">
            <text:p>84,00</text:p>
          </table:table-cell>
          <table:table-cell office:value-type="float" office:value="-103.476264092856">
            <text:p>-103,48</text:p>
          </table:table-cell>
          <table:table-cell office:value-type="float" office:value="6.2050612946705">
            <text:p>6,21</text:p>
          </table:table-cell>
          <table:table-cell office:value-type="float" office:value="0.491725699402821">
            <text:p>0,49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6.6969222054123">
            <text:p>86,70</text:p>
          </table:table-cell>
          <table:table-cell table:style-name="ce54" office:value-type="float" office:value="-46.5330950468952">
            <text:p>-46,53</text:p>
          </table:table-cell>
          <table:table-cell table:style-name="ce54" office:value-type="float" office:value="2.3147990070576">
            <text:p>2,31</text:p>
          </table:table-cell>
          <table:table-cell table:style-name="ce54" office:value-type="float" office:value="0.58658146196086">
            <text:p>0,59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52]/[.E52]" office:value-type="float" office:value="37.4533261596716">
            <text:p>37,45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10" table:number-columns-spanned="1" table:number-rows-spanned="4">
            <text:p>10</text:p>
          </table:table-cell>
          <table:table-cell table:style-name="ce75" office:value-type="float" office:value="85.1984391486384">
            <text:p>85,20</text:p>
          </table:table-cell>
          <table:table-cell table:style-name="ce75" office:value-type="float" office:value="-74.5593639511792">
            <text:p>-74,56</text:p>
          </table:table-cell>
          <table:table-cell table:style-name="ce75" office:value-type="float" office:value="3.1133701441608">
            <text:p>3,11</text:p>
          </table:table-cell>
          <table:table-cell table:style-name="ce75" office:value-type="float" office:value="0.551678967192874">
            <text:p>0,55</text:p>
          </table:table-cell>
          <table:table-cell table:style-name="ce59" table:formula="of:=[.F53]" office:value-type="float" office:value="0.551678967192874" table:number-columns-spanned="1" table:number-rows-spanned="4">
            <text:p>0,5517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6" office:value-type="string">
            <text:p>Mean</text:p>
          </table:table-cell>
          <table:table-cell table:style-name="ce76" table:formula="of:=[.C53]/[.E53]" office:value-type="float" office:value="27.365342122404">
            <text:p>27,37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6.7835441829521">
            <text:p>86,78</text:p>
          </table:table-cell>
          <table:table-cell office:value-type="float" office:value="-50.3013055378166">
            <text:p>-50,30</text:p>
          </table:table-cell>
          <table:table-cell office:value-type="float" office:value="1.56279396731863">
            <text:p>1,56</text:p>
          </table:table-cell>
          <table:table-cell office:value-type="float" office:value="0.584665528445077">
            <text:p>0,58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4.1213724926305">
            <text:p>84,12</text:p>
          </table:table-cell>
          <table:table-cell office:value-type="float" office:value="-122.002905804564">
            <text:p>-122,00</text:p>
          </table:table-cell>
          <table:table-cell office:value-type="float" office:value="6.192933126391">
            <text:p>6,19</text:p>
          </table:table-cell>
          <table:table-cell office:value-type="float" office:value="0.51043688199451">
            <text:p>0,5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6.0894805584782">
            <text:p>86,09</text:p>
          </table:table-cell>
          <table:table-cell table:style-name="ce54" office:value-type="float" office:value="-50.3013055378166">
            <text:p>-50,30</text:p>
          </table:table-cell>
          <table:table-cell table:style-name="ce54" office:value-type="float" office:value="1.56279396731863">
            <text:p>1,56</text:p>
          </table:table-cell>
          <table:table-cell table:style-name="ce54" office:value-type="float" office:value="0.584665528445077">
            <text:p>0,5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56]/[.E56]" office:value-type="float" office:value="55.0869035578545">
            <text:p>55,09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100" table:number-columns-spanned="1" table:number-rows-spanned="4">
            <text:p>100</text:p>
          </table:table-cell>
          <table:table-cell table:style-name="ce75" office:value-type="float" office:value="86.4417628564765">
            <text:p>86,44</text:p>
          </table:table-cell>
          <table:table-cell table:style-name="ce75" office:value-type="float" office:value="-55.5632429017072">
            <text:p>-55,56</text:p>
          </table:table-cell>
          <table:table-cell table:style-name="ce75" office:value-type="float" office:value="2.58210672271005">
            <text:p>2,58</text:p>
          </table:table-cell>
          <table:table-cell table:style-name="ce75" office:value-type="float" office:value="0.559637952573563">
            <text:p>0,56</text:p>
          </table:table-cell>
          <table:table-cell table:style-name="ce59" table:formula="of:=[.F57]" office:value-type="float" office:value="0.559637952573563" table:number-columns-spanned="1" table:number-rows-spanned="4">
            <text:p>0,5596</text:p>
          </table:table-cell>
          <table:table-cell table:style-name="ce61" office:value-type="float" office:value="42" table:number-columns-spanned="1" table:number-rows-spanned="4">
            <text:p>42</text:p>
          </table:table-cell>
          <table:table-cell table:style-name="ce66" office:value-type="string">
            <text:p>Mean</text:p>
          </table:table-cell>
          <table:table-cell table:style-name="ce76" table:formula="of:=[.C57]/[.E57]" office:value-type="float" office:value="33.4772231125101">
            <text:p>33,48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7.1949978925523">
            <text:p>87,19</text:p>
          </table:table-cell>
          <table:table-cell office:value-type="float" office:value="-46.4587297314041">
            <text:p>-46,46</text:p>
          </table:table-cell>
          <table:table-cell office:value-type="float" office:value="1.44109212794758">
            <text:p>1,44</text:p>
          </table:table-cell>
          <table:table-cell office:value-type="float" office:value="0.607566014435998">
            <text:p>0,61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5.856952761213">
            <text:p>85,86</text:p>
          </table:table-cell>
          <table:table-cell office:value-type="float" office:value="-67.6155119170313">
            <text:p>-67,62</text:p>
          </table:table-cell>
          <table:table-cell office:value-type="float" office:value="3.84460896331128">
            <text:p>3,84</text:p>
          </table:table-cell>
          <table:table-cell office:value-type="float" office:value="0.507776435612752">
            <text:p>0,5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7.1949978925523">
            <text:p>87,19</text:p>
          </table:table-cell>
          <table:table-cell table:style-name="ce54" office:value-type="float" office:value="-46.4587297314041">
            <text:p>-46,46</text:p>
          </table:table-cell>
          <table:table-cell table:style-name="ce54" office:value-type="float" office:value="1.44109212794758">
            <text:p>1,44</text:p>
          </table:table-cell>
          <table:table-cell table:style-name="ce54" office:value-type="float" office:value="0.607566014435998">
            <text:p>0,61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60]/[.E60]" office:value-type="float" office:value="60.5061926309572">
            <text:p>60,51</text:p>
          </table:table-cell>
          <table:table-cell/>
        </table:table-row>
      </table:table>
      <table:table table:name="Sheet9" table:style-name="ta1">
        <table:table-column table:style-name="co6" table:number-columns-repeated="2" table:default-cell-style-name="ce51"/>
        <table:table-column table:style-name="co6" table:number-columns-repeated="4" table:default-cell-style-name="ce53"/>
        <table:table-column table:style-name="co6" table:default-cell-style-name="ce58"/>
        <table:table-column table:style-name="co6" table:default-cell-style-name="ce62"/>
        <table:table-column table:style-name="co6" table:default-cell-style-name="ce67"/>
        <table:table-column table:style-name="co6" table:default-cell-style-name="ce70"/>
        <table:table-column table:style-name="co6" table:number-columns-repeated="3" table:default-cell-style-name="Default"/>
        <table:table-row table:style-name="ro3">
          <table:table-cell table:style-name="Default" table:number-columns-repeated="10"/>
          <table:table-cell table:number-columns-repeated="3"/>
        </table:table-row>
        <table:table-row table:style-name="ro1">
          <table:table-cell table:style-name="ce18" office:value-type="string">
            <text:p>Type</text:p>
          </table:table-cell>
          <table:table-cell table:style-name="ce18" office:value-type="string">
            <text:p>Init</text:p>
          </table:table-cell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Reward</text:p>
          </table:table-cell>
          <table:table-cell table:style-name="ce3" office:value-type="string">
            <text:p>MeanReward</text:p>
          </table:table-cell>
          <table:table-cell table:style-name="ce3" office:value-type="string">
            <text:p>Convg to Th</text:p>
          </table:table-cell>
          <table:table-cell table:style-name="ce18"/>
          <table:table-cell table:style-name="ce27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FLC2 k=1,5 - NOISE=0,5, Vx=K*xb</text:p>
          </table:table-cell>
          <table:table-cell table:style-name="ce48" table:number-columns-spanned="1" table:number-rows-spanned="4"/>
          <table:table-cell table:style-name="ce75" office:value-type="float" office:value="66.1279800977377">
            <text:p>66,13</text:p>
          </table:table-cell>
          <table:table-cell table:style-name="ce75" office:value-type="float" office:value="-154.270927125188">
            <text:p>-154,27</text:p>
          </table:table-cell>
          <table:table-cell table:style-name="ce75" office:value-type="float" office:value="30.7648760782176">
            <text:p>30,76</text:p>
          </table:table-cell>
          <table:table-cell table:style-name="ce75" office:value-type="float" office:value="-0.187771373092138">
            <text:p>-0,19</text:p>
          </table:table-cell>
          <table:table-cell table:style-name="ce59" table:formula="of:=[.F3]" office:value-type="float" office:value="-0.187771373092138" table:number-columns-spanned="1" table:number-rows-spanned="4">
            <text:p>-0,1878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style-name="ce76" table:formula="of:=[.C3]/[.E3]" office:value-type="float" office:value="2.14946356129021">
            <text:p>2,15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70.2401245591306">
            <text:p>70,24</text:p>
          </table:table-cell>
          <table:table-cell office:value-type="float" office:value="-133.790843362501">
            <text:p>-133,79</text:p>
          </table:table-cell>
          <table:table-cell office:value-type="float" office:value="23.0310673797302">
            <text:p>23,03</text:p>
          </table:table-cell>
          <table:table-cell office:value-type="float" office:value="-0.0628856927841478">
            <text:p>-0,06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60.1554114732677">
            <text:p>60,16</text:p>
          </table:table-cell>
          <table:table-cell office:value-type="float" office:value="-191.054247645563">
            <text:p>-191,05</text:p>
          </table:table-cell>
          <table:table-cell office:value-type="float" office:value="43.5979939403024">
            <text:p>43,60</text:p>
          </table:table-cell>
          <table:table-cell office:value-type="float" office:value="-0.365858658648392">
            <text:p>-0,37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4"/>
        </table:table-row>
        <table:table-row table:style-name="ro1">
          <table:covered-table-cell table:number-columns-repeated="2" table:style-name="ce52"/>
          <table:table-cell table:style-name="ce54" office:value-type="float" office:value="70.2401245591306">
            <text:p>70,24</text:p>
          </table:table-cell>
          <table:table-cell table:style-name="ce54" office:value-type="float" office:value="-133.790843362501">
            <text:p>-133,79</text:p>
          </table:table-cell>
          <table:table-cell table:style-name="ce54" office:value-type="float" office:value="23.0310673797302">
            <text:p>23,03</text:p>
          </table:table-cell>
          <table:table-cell table:style-name="ce54" office:value-type="float" office:value="-0.0628856927841478">
            <text:p>-0,06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6]/[.E6]" office:value-type="float" office:value="3.04979892599113">
            <text:p>3,05</text:p>
          </table:table-cell>
          <table:table-cell table:number-columns-repeated="3"/>
        </table:table-row>
        <table:table-row table:style-name="ro1">
          <table:table-cell table:style-name="Default" table:number-columns-repeated="10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82.3558745335878">
            <text:p>82,36</text:p>
          </table:table-cell>
          <table:table-cell table:style-name="ce75" office:value-type="float" office:value="-67.8108462054723">
            <text:p>-67,81</text:p>
          </table:table-cell>
          <table:table-cell table:style-name="ce75" office:value-type="float" office:value="1.8501563730804">
            <text:p>1,85</text:p>
          </table:table-cell>
          <table:table-cell table:style-name="ce75" office:value-type="float" office:value="0.428526024966489">
            <text:p>0,43</text:p>
          </table:table-cell>
          <table:table-cell table:style-name="ce59" table:formula="of:=[.F8]" office:value-type="float" office:value="0.428526024966489" table:number-columns-spanned="1" table:number-rows-spanned="4">
            <text:p>0,4285</text:p>
          </table:table-cell>
          <table:table-cell table:style-name="ce61" office:value-type="float" office:value="33" table:number-columns-spanned="1" table:number-rows-spanned="4">
            <text:p>33</text:p>
          </table:table-cell>
          <table:table-cell table:style-name="ce66" office:value-type="string">
            <text:p>Mean</text:p>
          </table:table-cell>
          <table:table-cell table:style-name="ce76" table:formula="of:=[.C8]/[.E8]" office:value-type="float" office:value="44.512926437926">
            <text:p>44,51</text:p>
          </table:table-cell>
          <table:table-cell/>
          <table:table-cell table:style-name="ce77" office:value-type="string">
            <text:p>Epsilon</text:p>
          </table:table-cell>
          <table:table-cell table:style-name="ce77" office:value-type="string">
            <text:p>0.2</text:p>
          </table:table-cell>
        </table:table-row>
        <table:table-row table:style-name="ro1">
          <table:covered-table-cell table:number-columns-repeated="2"/>
          <table:table-cell office:value-type="float" office:value="82.8548889634685">
            <text:p>82,85</text:p>
          </table:table-cell>
          <table:table-cell office:value-type="float" office:value="-65.0961399339771">
            <text:p>-65,10</text:p>
          </table:table-cell>
          <table:table-cell office:value-type="float" office:value="1.46869007241447">
            <text:p>1,47</text:p>
          </table:table-cell>
          <table:table-cell office:value-type="float" office:value="0.478161325018666">
            <text:p>0,48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table:style-name="ce77" office:value-type="string">
            <text:p>Decay</text:p>
          </table:table-cell>
          <table:table-cell table:style-name="ce77" office:value-type="string">
            <text:p>100/10</text:p>
          </table:table-cell>
        </table:table-row>
        <table:table-row table:style-name="ro1">
          <table:covered-table-cell table:number-columns-repeated="2"/>
          <table:table-cell office:value-type="float" office:value="81.5883092042231">
            <text:p>81,59</text:p>
          </table:table-cell>
          <table:table-cell office:value-type="float" office:value="-70.6685848502015">
            <text:p>-70,67</text:p>
          </table:table-cell>
          <table:table-cell office:value-type="float" office:value="2.23445435460908">
            <text:p>2,23</text:p>
          </table:table-cell>
          <table:table-cell office:value-type="float" office:value="0.36424893503331">
            <text:p>0,36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table:style-name="ce77" office:value-type="string">
            <text:p>Decay p</text:p>
          </table:table-cell>
          <table:table-cell table:style-name="ce77" office:value-type="string">
            <text:p>(100/10)/5</text:p>
          </table:table-cell>
        </table:table-row>
        <table:table-row table:style-name="ro1">
          <table:covered-table-cell table:number-columns-repeated="2" table:style-name="ce52"/>
          <table:table-cell table:style-name="ce54" office:value-type="float" office:value="82.414300119188">
            <text:p>82,41</text:p>
          </table:table-cell>
          <table:table-cell table:style-name="ce54" office:value-type="float" office:value="-67.1313095097955">
            <text:p>-67,13</text:p>
          </table:table-cell>
          <table:table-cell table:style-name="ce54" office:value-type="float" office:value="2.00897349083724">
            <text:p>2,01</text:p>
          </table:table-cell>
          <table:table-cell table:style-name="ce54" office:value-type="float" office:value="0.478161325018666">
            <text:p>0,4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1]/[.E11]" office:value-type="float" office:value="41.0230898989323">
            <text:p>41,02</text:p>
          </table:table-cell>
          <table:table-cell table:number-columns-repeated="3"/>
        </table:table-row>
        <table:table-row table:style-name="ro3">
          <table:table-cell table:style-name="Default" table:number-columns-repeated="10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100" table:number-columns-spanned="1" table:number-rows-spanned="4">
            <text:p>-100</text:p>
          </table:table-cell>
          <table:table-cell table:style-name="ce75" office:value-type="float" office:value="85.3277838519581">
            <text:p>85,33</text:p>
          </table:table-cell>
          <table:table-cell table:style-name="ce75" office:value-type="float" office:value="-78.2017880843052">
            <text:p>-78,20</text:p>
          </table:table-cell>
          <table:table-cell table:style-name="ce75" office:value-type="float" office:value="3.33595464015751">
            <text:p>3,34</text:p>
          </table:table-cell>
          <table:table-cell table:style-name="ce75" office:value-type="float" office:value="0.543126491526488">
            <text:p>0,54</text:p>
          </table:table-cell>
          <table:table-cell table:style-name="ce59" table:formula="of:=[.F13]" office:value-type="float" office:value="0.543126491526488" table:number-columns-spanned="1" table:number-rows-spanned="4">
            <text:p>0,5431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6" office:value-type="string">
            <text:p>Mean</text:p>
          </table:table-cell>
          <table:table-cell table:style-name="ce76" table:formula="of:=[.C13]/[.E13]" office:value-type="float" office:value="25.5782206462883">
            <text:p>25,58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86.400742310684">
            <text:p>86,40</text:p>
          </table:table-cell>
          <table:table-cell office:value-type="float" office:value="-55.8667322204997">
            <text:p>-55,87</text:p>
          </table:table-cell>
          <table:table-cell office:value-type="float" office:value="2.28084796181546">
            <text:p>2,28</text:p>
          </table:table-cell>
          <table:table-cell office:value-type="float" office:value="0.573599929668185">
            <text:p>0,57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84.1528724668659">
            <text:p>84,15</text:p>
          </table:table-cell>
          <table:table-cell office:value-type="float" office:value="-117.409642354834">
            <text:p>-117,41</text:p>
          </table:table-cell>
          <table:table-cell office:value-type="float" office:value="4.16987646433642">
            <text:p>4,17</text:p>
          </table:table-cell>
          <table:table-cell office:value-type="float" office:value="0.505629425696368">
            <text:p>0,5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4"/>
        </table:table-row>
        <table:table-row table:style-name="ro1">
          <table:covered-table-cell table:number-columns-repeated="2" table:style-name="ce52"/>
          <table:table-cell table:style-name="ce54" office:value-type="float" office:value="84.8794241746336">
            <text:p>84,88</text:p>
          </table:table-cell>
          <table:table-cell table:style-name="ce54" office:value-type="float" office:value="-55.8667322204997">
            <text:p>-55,87</text:p>
          </table:table-cell>
          <table:table-cell table:style-name="ce54" office:value-type="float" office:value="2.28084796181546">
            <text:p>2,28</text:p>
          </table:table-cell>
          <table:table-cell table:style-name="ce54" office:value-type="float" office:value="0.573599929668185">
            <text:p>0,57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6]/[.E16]" office:value-type="float" office:value="37.2139772556664">
            <text:p>37,21</text:p>
          </table:table-cell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10" table:number-columns-spanned="1" table:number-rows-spanned="4">
            <text:p>-10</text:p>
          </table:table-cell>
          <table:table-cell table:style-name="ce75" office:value-type="float" office:value="85.3353037127278">
            <text:p>85,34</text:p>
          </table:table-cell>
          <table:table-cell table:style-name="ce75" office:value-type="float" office:value="-63.4245447923525">
            <text:p>-63,42</text:p>
          </table:table-cell>
          <table:table-cell table:style-name="ce75" office:value-type="float" office:value="3.2060630751233">
            <text:p>3,21</text:p>
          </table:table-cell>
          <table:table-cell table:style-name="ce75" office:value-type="float" office:value="0.546408015076742">
            <text:p>0,55</text:p>
          </table:table-cell>
          <table:table-cell table:style-name="ce59" table:formula="of:=[.F17]" office:value-type="float" office:value="0.546408015076742" table:number-columns-spanned="1" table:number-rows-spanned="4">
            <text:p>0,5464</text:p>
          </table:table-cell>
          <table:table-cell table:style-name="ce61" office:value-type="float" office:value="42" table:number-columns-spanned="1" table:number-rows-spanned="4">
            <text:p>42</text:p>
          </table:table-cell>
          <table:table-cell table:style-name="ce66" office:value-type="string">
            <text:p>Mean</text:p>
          </table:table-cell>
          <table:table-cell table:style-name="ce76" table:formula="of:=[.C17]/[.E17]" office:value-type="float" office:value="26.6168511701679">
            <text:p>26,6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86.6969222054123">
            <text:p>86,70</text:p>
          </table:table-cell>
          <table:table-cell office:value-type="float" office:value="-46.5330950468952">
            <text:p>-46,53</text:p>
          </table:table-cell>
          <table:table-cell office:value-type="float" office:value="2.24496740464608">
            <text:p>2,24</text:p>
          </table:table-cell>
          <table:table-cell office:value-type="float" office:value="0.58658146196086">
            <text:p>0,59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83.9973557797405">
            <text:p>84,00</text:p>
          </table:table-cell>
          <table:table-cell office:value-type="float" office:value="-103.476264092856">
            <text:p>-103,48</text:p>
          </table:table-cell>
          <table:table-cell office:value-type="float" office:value="6.2050612946705">
            <text:p>6,21</text:p>
          </table:table-cell>
          <table:table-cell office:value-type="float" office:value="0.491725699402821">
            <text:p>0,49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4"/>
        </table:table-row>
        <table:table-row table:style-name="ro1">
          <table:covered-table-cell table:number-columns-repeated="2" table:style-name="ce52"/>
          <table:table-cell table:style-name="ce54" office:value-type="float" office:value="86.6969222054123">
            <text:p>86,70</text:p>
          </table:table-cell>
          <table:table-cell table:style-name="ce54" office:value-type="float" office:value="-46.5330950468952">
            <text:p>-46,53</text:p>
          </table:table-cell>
          <table:table-cell table:style-name="ce54" office:value-type="float" office:value="2.3147990070576">
            <text:p>2,31</text:p>
          </table:table-cell>
          <table:table-cell table:style-name="ce54" office:value-type="float" office:value="0.58658146196086">
            <text:p>0,59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0]/[.E20]" office:value-type="float" office:value="37.4533261596716">
            <text:p>37,45</text:p>
          </table:table-cell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10" table:number-columns-spanned="1" table:number-rows-spanned="4">
            <text:p>10</text:p>
          </table:table-cell>
          <table:table-cell table:style-name="ce75" office:value-type="float" office:value="85.1984391486384">
            <text:p>85,20</text:p>
          </table:table-cell>
          <table:table-cell table:style-name="ce75" office:value-type="float" office:value="-74.5593639511792">
            <text:p>-74,56</text:p>
          </table:table-cell>
          <table:table-cell table:style-name="ce75" office:value-type="float" office:value="3.1133701441608">
            <text:p>3,11</text:p>
          </table:table-cell>
          <table:table-cell table:style-name="ce75" office:value-type="float" office:value="0.551678967192874">
            <text:p>0,55</text:p>
          </table:table-cell>
          <table:table-cell table:style-name="ce59" table:formula="of:=[.F21]" office:value-type="float" office:value="0.551678967192874" table:number-columns-spanned="1" table:number-rows-spanned="4">
            <text:p>0,5517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6" office:value-type="string">
            <text:p>Mean</text:p>
          </table:table-cell>
          <table:table-cell table:style-name="ce76" table:formula="of:=[.C21]/[.E21]" office:value-type="float" office:value="27.365342122404">
            <text:p>27,37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86.7835441829521">
            <text:p>86,78</text:p>
          </table:table-cell>
          <table:table-cell office:value-type="float" office:value="-50.3013055378166">
            <text:p>-50,30</text:p>
          </table:table-cell>
          <table:table-cell office:value-type="float" office:value="1.56279396731863">
            <text:p>1,56</text:p>
          </table:table-cell>
          <table:table-cell office:value-type="float" office:value="0.584665528445077">
            <text:p>0,58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84.1213724926305">
            <text:p>84,12</text:p>
          </table:table-cell>
          <table:table-cell office:value-type="float" office:value="-122.002905804564">
            <text:p>-122,00</text:p>
          </table:table-cell>
          <table:table-cell office:value-type="float" office:value="6.192933126391">
            <text:p>6,19</text:p>
          </table:table-cell>
          <table:table-cell office:value-type="float" office:value="0.51043688199451">
            <text:p>0,5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4"/>
        </table:table-row>
        <table:table-row table:style-name="ro1">
          <table:covered-table-cell table:number-columns-repeated="2" table:style-name="ce52"/>
          <table:table-cell table:style-name="ce54" office:value-type="float" office:value="86.0894805584782">
            <text:p>86,09</text:p>
          </table:table-cell>
          <table:table-cell table:style-name="ce54" office:value-type="float" office:value="-50.3013055378166">
            <text:p>-50,30</text:p>
          </table:table-cell>
          <table:table-cell table:style-name="ce54" office:value-type="float" office:value="1.56279396731863">
            <text:p>1,56</text:p>
          </table:table-cell>
          <table:table-cell table:style-name="ce54" office:value-type="float" office:value="0.584665528445077">
            <text:p>0,5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4]/[.E24]" office:value-type="float" office:value="55.0869035578545">
            <text:p>55,09</text:p>
          </table:table-cell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100" table:number-columns-spanned="1" table:number-rows-spanned="4">
            <text:p>100</text:p>
          </table:table-cell>
          <table:table-cell table:style-name="ce75" office:value-type="float" office:value="86.4417628564765">
            <text:p>86,44</text:p>
          </table:table-cell>
          <table:table-cell table:style-name="ce75" office:value-type="float" office:value="-55.5632429017072">
            <text:p>-55,56</text:p>
          </table:table-cell>
          <table:table-cell table:style-name="ce75" office:value-type="float" office:value="2.58210672271005">
            <text:p>2,58</text:p>
          </table:table-cell>
          <table:table-cell table:style-name="ce75" office:value-type="float" office:value="0.559637952573563">
            <text:p>0,56</text:p>
          </table:table-cell>
          <table:table-cell table:style-name="ce59" table:formula="of:=[.F25]" office:value-type="float" office:value="0.559637952573563" table:number-columns-spanned="1" table:number-rows-spanned="4">
            <text:p>0,5596</text:p>
          </table:table-cell>
          <table:table-cell table:style-name="ce61" office:value-type="float" office:value="42" table:number-columns-spanned="1" table:number-rows-spanned="4">
            <text:p>42</text:p>
          </table:table-cell>
          <table:table-cell table:style-name="ce66" office:value-type="string">
            <text:p>Mean</text:p>
          </table:table-cell>
          <table:table-cell table:style-name="ce76" table:formula="of:=[.C25]/[.E25]" office:value-type="float" office:value="33.4772231125101">
            <text:p>33,48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87.1949978925523">
            <text:p>87,19</text:p>
          </table:table-cell>
          <table:table-cell office:value-type="float" office:value="-46.4587297314041">
            <text:p>-46,46</text:p>
          </table:table-cell>
          <table:table-cell office:value-type="float" office:value="1.44109212794758">
            <text:p>1,44</text:p>
          </table:table-cell>
          <table:table-cell office:value-type="float" office:value="0.607566014435998">
            <text:p>0,61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85.856952761213">
            <text:p>85,86</text:p>
          </table:table-cell>
          <table:table-cell office:value-type="float" office:value="-67.6155119170313">
            <text:p>-67,62</text:p>
          </table:table-cell>
          <table:table-cell office:value-type="float" office:value="3.84460896331128">
            <text:p>3,84</text:p>
          </table:table-cell>
          <table:table-cell office:value-type="float" office:value="0.507776435612752">
            <text:p>0,5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4"/>
        </table:table-row>
        <table:table-row table:style-name="ro1">
          <table:covered-table-cell table:number-columns-repeated="2" table:style-name="ce52"/>
          <table:table-cell table:style-name="ce54" office:value-type="float" office:value="87.1949978925523">
            <text:p>87,19</text:p>
          </table:table-cell>
          <table:table-cell table:style-name="ce54" office:value-type="float" office:value="-46.4587297314041">
            <text:p>-46,46</text:p>
          </table:table-cell>
          <table:table-cell table:style-name="ce54" office:value-type="float" office:value="1.44109212794758">
            <text:p>1,44</text:p>
          </table:table-cell>
          <table:table-cell table:style-name="ce54" office:value-type="float" office:value="0.607566014435998">
            <text:p>0,61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8]/[.E28]" office:value-type="float" office:value="60.5061926309572">
            <text:p>60,51</text:p>
          </table:table-cell>
          <table:table-cell table:number-columns-repeated="3"/>
        </table:table-row>
      </table:table>
      <table:table table:name="Sheet10" table:style-name="ta1">
        <table:table-column table:style-name="co6" table:number-columns-repeated="2" table:default-cell-style-name="ce51"/>
        <table:table-column table:style-name="co6" table:number-columns-repeated="4" table:default-cell-style-name="ce53"/>
        <table:table-column table:style-name="co6" table:default-cell-style-name="ce58"/>
        <table:table-column table:style-name="co6" table:default-cell-style-name="ce62"/>
        <table:table-column table:style-name="co6" table:default-cell-style-name="ce67"/>
        <table:table-column table:style-name="co6" table:default-cell-style-name="ce70"/>
        <table:table-column table:style-name="co6" table:default-cell-style-name="Default"/>
        <table:table-column table:style-name="co6" table:number-columns-repeated="3" table:default-cell-style-name="ce53"/>
        <table:table-column table:style-name="co16" table:default-cell-style-name="ce53"/>
        <table:table-column table:style-name="co6" table:default-cell-style-name="ce58"/>
        <table:table-column table:style-name="co6" table:default-cell-style-name="ce62"/>
        <table:table-column table:style-name="co6" table:default-cell-style-name="ce67"/>
        <table:table-column table:style-name="co6" table:default-cell-style-name="ce70"/>
        <table:table-column table:style-name="co6" table:number-columns-repeated="4" table:default-cell-style-name="Default"/>
        <table:table-row table:style-name="ro1">
          <table:table-cell table:style-name="Default" table:number-columns-repeated="10"/>
          <table:table-cell/>
          <table:table-cell table:style-name="ce78" office:value-type="string" table:number-columns-spanned="10" table:number-rows-spanned="1">
            <text:p>PRUEBAS SIN EPSILON-GREEDY, EXPLORA SOLO POR INICIALIZACION OPTIMISTA O PESIMISTA</text:p>
          </table:table-cell>
          <table:covered-table-cell table:number-columns-repeated="7" table:style-name="Default"/>
          <table:covered-table-cell table:number-columns-repeated="2"/>
          <table:table-cell table:style-name="ce3" office:value-type="string">
            <text:p>Epsilon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78"/>
          <table:table-cell table:style-name="Default" table:number-columns-repeated="9"/>
          <table:table-cell/>
          <table:table-cell table:style-name="Default" table:number-columns-repeated="2"/>
          <table:table-cell table:style-name="ce78" office:value-type="string" table:number-columns-spanned="2" table:number-rows-spanned="1">
            <text:p>NOISE=1</text:p>
          </table:table-cell>
          <table:covered-table-cell table:style-name="Default"/>
          <table:table-cell table:style-name="Default" table:number-columns-repeated="4"/>
          <table:table-cell table:number-columns-repeated="2"/>
          <table:table-cell table:style-name="ce3" office:value-type="string">
            <text:p>Decay</text:p>
          </table:table-cell>
          <table:table-cell table:style-name="ce3" office:value-type="string">
            <text:p>-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8"/>
          <table:table-cell table:number-columns-repeated="2"/>
          <table:table-cell table:style-name="ce3" office:value-type="string">
            <text:p>Decay p</text:p>
          </table:table-cell>
          <table:table-cell table:style-name="ce3" office:value-type="string">
            <text:p>(100/10)/5</text:p>
          </table:table-cell>
        </table:table-row>
        <table:table-row table:style-name="ro1">
          <table:table-cell table:style-name="ce18" office:value-type="string">
            <text:p>Type</text:p>
          </table:table-cell>
          <table:table-cell table:style-name="ce18" office:value-type="string">
            <text:p>Init</text:p>
          </table:table-cell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Reward</text:p>
          </table:table-cell>
          <table:table-cell table:style-name="ce3" office:value-type="string">
            <text:p>MeanReward</text:p>
          </table:table-cell>
          <table:table-cell table:style-name="ce3" office:value-type="string">
            <text:p>Convg to Th</text:p>
          </table:table-cell>
          <table:table-cell table:style-name="ce18"/>
          <table:table-cell table:style-name="ce27"/>
          <table:table-cell/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Reward</text:p>
          </table:table-cell>
          <table:table-cell table:style-name="ce3" office:value-type="string">
            <text:p>MeanReward</text:p>
          </table:table-cell>
          <table:table-cell table:style-name="ce3" office:value-type="string">
            <text:p>Convg to Th</text:p>
          </table:table-cell>
          <table:table-cell table:style-name="ce18"/>
          <table:table-cell table:style-name="ce27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FLC2 k=1,5 - NOISE=0,5, Vx=K*xb</text:p>
          </table:table-cell>
          <table:table-cell table:style-name="ce48" table:number-columns-spanned="1" table:number-rows-spanned="4"/>
          <table:table-cell table:style-name="ce75" office:value-type="float" office:value="66.1279800977377">
            <text:p>66,13</text:p>
          </table:table-cell>
          <table:table-cell table:style-name="ce75" office:value-type="float" office:value="-154.270927125188">
            <text:p>-154,27</text:p>
          </table:table-cell>
          <table:table-cell table:style-name="ce75" office:value-type="float" office:value="30.7648760782176">
            <text:p>30,76</text:p>
          </table:table-cell>
          <table:table-cell table:style-name="ce75" office:value-type="float" office:value="-0.187771373092138">
            <text:p>-0,19</text:p>
          </table:table-cell>
          <table:table-cell table:style-name="ce59" table:formula="of:=[.F5]" office:value-type="float" office:value="-0.187771373092138" table:number-columns-spanned="1" table:number-rows-spanned="4">
            <text:p>-0,1878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style-name="ce76" table:formula="of:=[.C5]/[.E5]" office:value-type="float" office:value="2.14946356129021">
            <text:p>2,15</text:p>
          </table:table-cell>
          <table:table-cell/>
          <table:table-cell table:style-name="ce75" office:value-type="float" office:value="66.5758992984151">
            <text:p>66,58</text:p>
          </table:table-cell>
          <table:table-cell table:style-name="ce75" office:value-type="float" office:value="-175.698121869852">
            <text:p>-175,70</text:p>
          </table:table-cell>
          <table:table-cell table:style-name="ce75" office:value-type="float" office:value="43.291562359393">
            <text:p>43,29</text:p>
          </table:table-cell>
          <table:table-cell table:style-name="ce75" office:value-type="float" office:value="-0.204220108621614">
            <text:p>-0,20</text:p>
          </table:table-cell>
          <table:table-cell table:style-name="ce59" table:formula="of:=[.O5]" office:value-type="float" office:value="-0.204220108621614" table:number-columns-spanned="1" table:number-rows-spanned="4">
            <text:p>-0,2042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style-name="ce76" table:formula="of:=[.L5]/[.N5]" office:value-type="float" office:value="1.53784930988914">
            <text:p>1,54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70.2401245591306">
            <text:p>70,24</text:p>
          </table:table-cell>
          <table:table-cell office:value-type="float" office:value="-133.790843362501">
            <text:p>-133,79</text:p>
          </table:table-cell>
          <table:table-cell office:value-type="float" office:value="23.0310673797302">
            <text:p>23,03</text:p>
          </table:table-cell>
          <table:table-cell office:value-type="float" office:value="-0.0628856927841478">
            <text:p>-0,06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67.6485859652277">
            <text:p>67,65</text:p>
          </table:table-cell>
          <table:table-cell office:value-type="float" office:value="-164.230964249268">
            <text:p>-164,23</text:p>
          </table:table-cell>
          <table:table-cell office:value-type="float" office:value="40.1014187671328">
            <text:p>40,10</text:p>
          </table:table-cell>
          <table:table-cell office:value-type="float" office:value="-0.183321563335853">
            <text:p>-0,18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float" office:value="60.1554114732677">
            <text:p>60,16</text:p>
          </table:table-cell>
          <table:table-cell office:value-type="float" office:value="-191.054247645563">
            <text:p>-191,05</text:p>
          </table:table-cell>
          <table:table-cell office:value-type="float" office:value="43.5979939403024">
            <text:p>43,60</text:p>
          </table:table-cell>
          <table:table-cell office:value-type="float" office:value="-0.365858658648392">
            <text:p>-0,37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64.8600936894265">
            <text:p>64,86</text:p>
          </table:table-cell>
          <table:table-cell office:value-type="float" office:value="-197.676114186086">
            <text:p>-197,68</text:p>
          </table:table-cell>
          <table:table-cell office:value-type="float" office:value="47.2379798304171">
            <text:p>47,24</text:p>
          </table:table-cell>
          <table:table-cell office:value-type="float" office:value="-0.2458583023714">
            <text:p>-0,25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5"/>
        </table:table-row>
        <table:table-row table:style-name="ro1">
          <table:covered-table-cell table:number-columns-repeated="2" table:style-name="ce52"/>
          <table:table-cell table:style-name="ce54" office:value-type="float" office:value="70.2401245591306">
            <text:p>70,24</text:p>
          </table:table-cell>
          <table:table-cell table:style-name="ce54" office:value-type="float" office:value="-133.790843362501">
            <text:p>-133,79</text:p>
          </table:table-cell>
          <table:table-cell table:style-name="ce54" office:value-type="float" office:value="23.0310673797302">
            <text:p>23,03</text:p>
          </table:table-cell>
          <table:table-cell table:style-name="ce54" office:value-type="float" office:value="-0.0628856927841478">
            <text:p>-0,06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8]/[.E8]" office:value-type="float" office:value="3.04979892599113">
            <text:p>3,05</text:p>
          </table:table-cell>
          <table:table-cell/>
          <table:table-cell table:style-name="ce54" office:value-type="float" office:value="67.6485859652277">
            <text:p>67,65</text:p>
          </table:table-cell>
          <table:table-cell table:style-name="ce54" office:value-type="float" office:value="-165.413054705629">
            <text:p>-165,41</text:p>
          </table:table-cell>
          <table:table-cell table:style-name="ce54" office:value-type="float" office:value="40.1014187671328">
            <text:p>40,10</text:p>
          </table:table-cell>
          <table:table-cell table:style-name="ce54" office:value-type="float" office:value="-0.183321563335853">
            <text:p>-0,1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8]/[.N8]" office:value-type="float" office:value="1.6869374711668">
            <text:p>1,69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-100" table:number-columns-spanned="1" table:number-rows-spanned="4">
            <text:p>-100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10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10]/[.E10]" office:value-type="float" office:value="0">
            <text:p>#DIV/0!</text:p>
          </table:table-cell>
          <table:table-cell/>
          <table:table-cell table:style-name="ce75"/>
          <table:table-cell table:style-name="ce75"/>
          <table:table-cell table:number-columns-repeated="2" table:style-name="ce75"/>
          <table:table-cell table:style-name="ce59" table:formula="of:=[.O10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L10]/[.N10]" office:value-type="float" office:value="0">
            <text:p>#DIV/0!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6"/>
          <table:covered-table-cell table:number-columns-repeated="2"/>
          <table:table-cell office:value-type="string">
            <text:p>Best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6"/>
          <table:covered-table-cell table:number-columns-repeated="2"/>
          <table:table-cell office:value-type="string">
            <text:p>Worst</text:p>
          </table:table-cell>
          <table:table-cell table:number-columns-repeated="5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3]/[.E13]" office:value-type="float" office:value="0">
            <text:p>#DIV/0!</text:p>
          </table:table-cell>
          <table:table-cell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13]/[.N13]" office:value-type="float" office:value="0">
            <text:p>#DIV/0!</text:p>
          </table:table-cell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-10" table:number-columns-spanned="1" table:number-rows-spanned="4">
            <text:p>-10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14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14]/[.E14]" office:value-type="float" office:value="0">
            <text:p>#DIV/0!</text:p>
          </table:table-cell>
          <table:table-cell/>
          <table:table-cell table:style-name="ce75"/>
          <table:table-cell table:style-name="ce75"/>
          <table:table-cell table:number-columns-repeated="2" table:style-name="ce75"/>
          <table:table-cell table:style-name="ce59" table:formula="of:=[.O14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L14]/[.N14]" office:value-type="float" office:value="0">
            <text:p>#DIV/0!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6"/>
          <table:covered-table-cell table:number-columns-repeated="2"/>
          <table:table-cell office:value-type="string">
            <text:p>Best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6"/>
          <table:covered-table-cell table:number-columns-repeated="2"/>
          <table:table-cell office:value-type="string">
            <text:p>Worst</text:p>
          </table:table-cell>
          <table:table-cell table:number-columns-repeated="5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7]/[.E17]" office:value-type="float" office:value="0">
            <text:p>#DIV/0!</text:p>
          </table:table-cell>
          <table:table-cell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17]/[.N17]" office:value-type="float" office:value="0">
            <text:p>#DIV/0!</text:p>
          </table:table-cell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81.7601894982315">
            <text:p>81,76</text:p>
          </table:table-cell>
          <table:table-cell table:style-name="ce75" office:value-type="float" office:value="-71.5405090639398">
            <text:p>-71,54</text:p>
          </table:table-cell>
          <table:table-cell table:style-name="ce75" office:value-type="float" office:value="2.07712611409634">
            <text:p>2,08</text:p>
          </table:table-cell>
          <table:table-cell table:style-name="ce75" office:value-type="float" office:value="0.439008132585882">
            <text:p>0,44</text:p>
          </table:table-cell>
          <table:table-cell table:style-name="ce59" table:formula="of:=[.F18]" office:value-type="float" office:value="0.439008132585882" table:number-columns-spanned="1" table:number-rows-spanned="4">
            <text:p>0,4390</text:p>
          </table:table-cell>
          <table:table-cell table:style-name="ce61" office:value-type="float" office:value="30" table:number-columns-spanned="1" table:number-rows-spanned="4">
            <text:p>30</text:p>
          </table:table-cell>
          <table:table-cell table:style-name="ce66" office:value-type="string">
            <text:p>Mean</text:p>
          </table:table-cell>
          <table:table-cell table:style-name="ce76" table:formula="of:=[.C18]/[.E18]" office:value-type="float" office:value="39.3621691737295">
            <text:p>39,36</text:p>
          </table:table-cell>
          <table:table-cell/>
          <table:table-cell table:style-name="ce75" office:value-type="float" office:value="70.1467453944388">
            <text:p>70,15</text:p>
          </table:table-cell>
          <table:table-cell table:style-name="ce75" office:value-type="float" office:value="-323.986544208739">
            <text:p>-323,99</text:p>
          </table:table-cell>
          <table:table-cell table:style-name="ce75" office:value-type="float" office:value="27.6974430503418">
            <text:p>27,70</text:p>
          </table:table-cell>
          <table:table-cell table:style-name="ce75" office:value-type="float" office:value="-0.00656442779449085">
            <text:p>-0,01</text:p>
          </table:table-cell>
          <table:table-cell table:style-name="ce59" table:formula="of:=[.O18]" office:value-type="float" office:value="-0.00656442779449085" table:number-columns-spanned="1" table:number-rows-spanned="4">
            <text:p>-0,0066</text:p>
          </table:table-cell>
          <table:table-cell table:style-name="ce61" office:value-type="float" office:value="70" table:number-columns-spanned="1" table:number-rows-spanned="4">
            <text:p>70</text:p>
          </table:table-cell>
          <table:table-cell table:style-name="ce66" office:value-type="string">
            <text:p>Mean</text:p>
          </table:table-cell>
          <table:table-cell table:style-name="ce76" table:formula="of:=[.L18]/[.N18]" office:value-type="float" office:value="2.53260726150579">
            <text:p>2,53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82.2469613527857">
            <text:p>82,25</text:p>
          </table:table-cell>
          <table:table-cell office:value-type="float" office:value="-69.1594469751121">
            <text:p>-69,16</text:p>
          </table:table-cell>
          <table:table-cell office:value-type="float" office:value="1.9509936325696">
            <text:p>1,95</text:p>
          </table:table-cell>
          <table:table-cell office:value-type="float" office:value="0.477906869534042">
            <text:p>0,48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0.823245726885">
            <text:p>70,82</text:p>
          </table:table-cell>
          <table:table-cell office:value-type="float" office:value="-256.709474968132">
            <text:p>-256,71</text:p>
          </table:table-cell>
          <table:table-cell office:value-type="float" office:value="24.8442941355547">
            <text:p>24,84</text:p>
          </table:table-cell>
          <table:table-cell office:value-type="float" office:value="0.0403083835892907">
            <text:p>0,04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float" office:value="81.4680433654271">
            <text:p>81,47</text:p>
          </table:table-cell>
          <table:table-cell office:value-type="float" office:value="-73.4313549189069">
            <text:p>-73,43</text:p>
          </table:table-cell>
          <table:table-cell office:value-type="float" office:value="2.25499469638323">
            <text:p>2,25</text:p>
          </table:table-cell>
          <table:table-cell office:value-type="float" office:value="0.374154664675019">
            <text:p>0,37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68.6669760724274">
            <text:p>68,67</text:p>
          </table:table-cell>
          <table:table-cell office:value-type="float" office:value="-453.558679622804">
            <text:p>-453,56</text:p>
          </table:table-cell>
          <table:table-cell office:value-type="float" office:value="32.3476208408577">
            <text:p>32,35</text:p>
          </table:table-cell>
          <table:table-cell office:value-type="float" office:value="-0.105779335157502">
            <text:p>-0,1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5"/>
        </table:table-row>
        <table:table-row table:style-name="ro1">
          <table:covered-table-cell table:number-columns-repeated="2" table:style-name="ce52"/>
          <table:table-cell table:style-name="ce54" office:value-type="float" office:value="81.7964586992885">
            <text:p>81,80</text:p>
          </table:table-cell>
          <table:table-cell table:style-name="ce54" office:value-type="float" office:value="-71.1177507745086">
            <text:p>-71,12</text:p>
          </table:table-cell>
          <table:table-cell table:style-name="ce54" office:value-type="float" office:value="2.10532143664415">
            <text:p>2,11</text:p>
          </table:table-cell>
          <table:table-cell table:style-name="ce54" office:value-type="float" office:value="0.477906869534042">
            <text:p>0,4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1]/[.E21]" office:value-type="float" office:value="38.8522423586162">
            <text:p>38,85</text:p>
          </table:table-cell>
          <table:table-cell/>
          <table:table-cell table:style-name="ce54" office:value-type="float" office:value="70.7355491914636">
            <text:p>70,74</text:p>
          </table:table-cell>
          <table:table-cell table:style-name="ce54" office:value-type="float" office:value="-266.949924706051">
            <text:p>-266,95</text:p>
          </table:table-cell>
          <table:table-cell table:style-name="ce54" office:value-type="float" office:value="25.4743972275358">
            <text:p>25,47</text:p>
          </table:table-cell>
          <table:table-cell table:style-name="ce54" office:value-type="float" office:value="0.0403083835892907">
            <text:p>0,04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21]/[.N21]" office:value-type="float" office:value="2.77673102761403">
            <text:p>2,78</text:p>
          </table:table-cell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10" table:number-columns-spanned="1" table:number-rows-spanned="4">
            <text:p>10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22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22]/[.E22]" office:value-type="float" office:value="0">
            <text:p>#DIV/0!</text:p>
          </table:table-cell>
          <table:table-cell/>
          <table:table-cell table:style-name="ce75"/>
          <table:table-cell table:style-name="ce75"/>
          <table:table-cell table:number-columns-repeated="2" table:style-name="ce75"/>
          <table:table-cell table:style-name="ce59" table:formula="of:=[.O22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L22]/[.N22]" office:value-type="float" office:value="0">
            <text:p>#DIV/0!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6"/>
          <table:covered-table-cell table:number-columns-repeated="2"/>
          <table:table-cell office:value-type="string">
            <text:p>Best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6"/>
          <table:covered-table-cell table:number-columns-repeated="2"/>
          <table:table-cell office:value-type="string">
            <text:p>Worst</text:p>
          </table:table-cell>
          <table:table-cell table:number-columns-repeated="5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5]/[.E25]" office:value-type="float" office:value="0">
            <text:p>#DIV/0!</text:p>
          </table:table-cell>
          <table:table-cell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25]/[.N25]" office:value-type="float" office:value="0">
            <text:p>#DIV/0!</text:p>
          </table:table-cell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100" table:number-columns-spanned="1" table:number-rows-spanned="4">
            <text:p>100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26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26]/[.E26]" office:value-type="float" office:value="0">
            <text:p>#DIV/0!</text:p>
          </table:table-cell>
          <table:table-cell/>
          <table:table-cell table:style-name="ce75"/>
          <table:table-cell table:style-name="ce75"/>
          <table:table-cell table:number-columns-repeated="2" table:style-name="ce75"/>
          <table:table-cell table:style-name="ce59" table:formula="of:=[.O26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L26]/[.N26]" office:value-type="float" office:value="0">
            <text:p>#DIV/0!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6"/>
          <table:covered-table-cell table:number-columns-repeated="2"/>
          <table:table-cell office:value-type="string">
            <text:p>Best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6"/>
          <table:covered-table-cell table:number-columns-repeated="2"/>
          <table:table-cell office:value-type="string">
            <text:p>Worst</text:p>
          </table:table-cell>
          <table:table-cell table:number-columns-repeated="5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9]/[.E29]" office:value-type="float" office:value="0">
            <text:p>#DIV/0!</text:p>
          </table:table-cell>
          <table:table-cell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29]/[.N29]" office:value-type="float" office:value="0">
            <text:p>#DIV/0!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8"/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8"/>
          <table:table-cell table:style-name="ce18" office:value-type="string">
            <text:p>Qi</text:p>
          </table:table-cell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100" table:number-columns-spanned="1" table:number-rows-spanned="4">
            <text:p>-100</text:p>
          </table:table-cell>
          <table:table-cell table:style-name="ce75" office:value-type="float" office:value="85.6633625053278">
            <text:p>85,66</text:p>
          </table:table-cell>
          <table:table-cell table:style-name="ce75" office:value-type="float" office:value="-77.8318359136827">
            <text:p>-77,83</text:p>
          </table:table-cell>
          <table:table-cell table:style-name="ce75" office:value-type="float" office:value="3.68961425424802">
            <text:p>3,69</text:p>
          </table:table-cell>
          <table:table-cell table:style-name="ce75" office:value-type="float" office:value="0.567159426509778">
            <text:p>0,57</text:p>
          </table:table-cell>
          <table:table-cell table:style-name="ce59" table:formula="of:=[.F32]" office:value-type="float" office:value="0.567159426509778" table:number-columns-spanned="1" table:number-rows-spanned="4">
            <text:p>0,5672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6" office:value-type="string">
            <text:p>Mean</text:p>
          </table:table-cell>
          <table:table-cell table:style-name="ce76" table:formula="of:=[.C32]/[.E32]" office:value-type="float" office:value="23.2174304960741">
            <text:p>23,22</text:p>
          </table:table-cell>
          <table:table-cell/>
          <table:table-cell table:style-name="ce75" office:value-type="float" office:value="73.8197217763971">
            <text:p>73,82</text:p>
          </table:table-cell>
          <table:table-cell table:style-name="ce75" office:value-type="float" office:value="-392.61784273274">
            <text:p>-392,62</text:p>
          </table:table-cell>
          <table:table-cell table:style-name="ce75" office:value-type="float" office:value="32.9731258884555">
            <text:p>32,97</text:p>
          </table:table-cell>
          <table:table-cell table:style-name="ce75" office:value-type="float" office:value="0.0447031303400441">
            <text:p>0,04</text:p>
          </table:table-cell>
          <table:table-cell table:style-name="ce59" table:formula="of:=[.O32]" office:value-type="float" office:value="0.0447031303400441" table:number-columns-spanned="1" table:number-rows-spanned="4">
            <text:p>0,0447</text:p>
          </table:table-cell>
          <table:table-cell table:style-name="ce61" office:value-type="float" office:value="100" table:number-columns-spanned="1" table:number-rows-spanned="4">
            <text:p>100</text:p>
          </table:table-cell>
          <table:table-cell table:style-name="ce66" office:value-type="string">
            <text:p>Mean</text:p>
          </table:table-cell>
          <table:table-cell table:style-name="ce76" table:formula="of:=[.L32]/[.N32]" office:value-type="float" office:value="2.23878445817121">
            <text:p>2,24</text:p>
          </table:table-cell>
          <table:table-cell table:style-name="ce48" office:value-type="float" office:value="-100" table:number-columns-spanned="1" table:number-rows-spanned="4">
            <text:p>-10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87.065881550797">
            <text:p>87,07</text:p>
          </table:table-cell>
          <table:table-cell office:value-type="float" office:value="-47.1797986309013">
            <text:p>-47,18</text:p>
          </table:table-cell>
          <table:table-cell office:value-type="float" office:value="2.00069596313258">
            <text:p>2,00</text:p>
          </table:table-cell>
          <table:table-cell office:value-type="float" office:value="0.579888788335078">
            <text:p>0,58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4.4588813805887">
            <text:p>74,46</text:p>
          </table:table-cell>
          <table:table-cell office:value-type="float" office:value="-273.095982613174">
            <text:p>-273,10</text:p>
          </table:table-cell>
          <table:table-cell office:value-type="float" office:value="25.8519909157505">
            <text:p>25,85</text:p>
          </table:table-cell>
          <table:table-cell office:value-type="float" office:value="0.14802544745234">
            <text:p>0,15</text:p>
          </table:table-cell>
          <table:covered-table-cell table:number-columns-repeated="2"/>
          <table:table-cell office:value-type="string">
            <text:p>Be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84.3000418778419">
            <text:p>84,30</text:p>
          </table:table-cell>
          <table:table-cell office:value-type="float" office:value="-123.438716717195">
            <text:p>-123,44</text:p>
          </table:table-cell>
          <table:table-cell office:value-type="float" office:value="5.54168604326481">
            <text:p>5,54</text:p>
          </table:table-cell>
          <table:table-cell office:value-type="float" office:value="0.534940143437613">
            <text:p>0,53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73.4765107289927">
            <text:p>73,48</text:p>
          </table:table-cell>
          <table:table-cell office:value-type="float" office:value="-510.650337511838">
            <text:p>-510,65</text:p>
          </table:table-cell>
          <table:table-cell office:value-type="float" office:value="39.656965133906">
            <text:p>39,66</text:p>
          </table:table-cell>
          <table:table-cell office:value-type="float" office:value="-0.0684404761389344">
            <text:p>-0,07</text:p>
          </table:table-cell>
          <table:covered-table-cell table:number-columns-repeated="2"/>
          <table:table-cell office:value-type="string">
            <text:p>Wor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 table:style-name="ce52"/>
          <table:table-cell table:style-name="ce54" office:value-type="float" office:value="87.065881550797">
            <text:p>87,07</text:p>
          </table:table-cell>
          <table:table-cell table:style-name="ce54" office:value-type="float" office:value="-123.438716717195">
            <text:p>-123,44</text:p>
          </table:table-cell>
          <table:table-cell table:style-name="ce54" office:value-type="float" office:value="5.54168604326481">
            <text:p>5,54</text:p>
          </table:table-cell>
          <table:table-cell table:style-name="ce54" office:value-type="float" office:value="0.579888788335078">
            <text:p>0,5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35]/[.E35]" office:value-type="float" office:value="15.7110815861924">
            <text:p>15,71</text:p>
          </table:table-cell>
          <table:table-cell/>
          <table:table-cell table:style-name="ce54" office:value-type="float" office:value="73.8052524286012">
            <text:p>73,81</text:p>
          </table:table-cell>
          <table:table-cell table:style-name="ce54" office:value-type="float" office:value="-338.34883390996">
            <text:p>-338,35</text:p>
          </table:table-cell>
          <table:table-cell table:style-name="ce54" office:value-type="float" office:value="25.8519909157505">
            <text:p>25,85</text:p>
          </table:table-cell>
          <table:table-cell table:style-name="ce54" office:value-type="float" office:value="0.14802544745234">
            <text:p>0,15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35]/[.N35]" office:value-type="float" office:value="2.85491561052789">
            <text:p>2,85</text:p>
          </table:table-cell>
          <table:covered-table-cell table:style-name="ce52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10" table:number-columns-spanned="1" table:number-rows-spanned="4">
            <text:p>-10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36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36]/[.E36]" office:value-type="float" office:value="0">
            <text:p>#DIV/0!</text:p>
          </table:table-cell>
          <table:table-cell/>
          <table:table-cell table:style-name="ce75" office:value-type="float" office:value="73.4549459407942">
            <text:p>73,45</text:p>
          </table:table-cell>
          <table:table-cell table:style-name="ce75" office:value-type="float" office:value="-339.408859094677">
            <text:p>-339,41</text:p>
          </table:table-cell>
          <table:table-cell table:style-name="ce75" office:value-type="float" office:value="31.389491525266">
            <text:p>31,39</text:p>
          </table:table-cell>
          <table:table-cell table:style-name="ce75" office:value-type="float" office:value="0.0679015124486565">
            <text:p>0,07</text:p>
          </table:table-cell>
          <table:table-cell table:style-name="ce59" table:formula="of:=[.O36]" office:value-type="float" office:value="0.0679015124486565" table:number-columns-spanned="1" table:number-rows-spanned="4">
            <text:p>0,0679</text:p>
          </table:table-cell>
          <table:table-cell table:style-name="ce61" office:value-type="float" office:value="75" table:number-columns-spanned="1" table:number-rows-spanned="4">
            <text:p>75</text:p>
          </table:table-cell>
          <table:table-cell table:style-name="ce66" office:value-type="string">
            <text:p>Mean</text:p>
          </table:table-cell>
          <table:table-cell table:style-name="ce76" table:formula="of:=[.L36]/[.N36]" office:value-type="float" office:value="2.34011264189064">
            <text:p>2,34</text:p>
          </table:table-cell>
          <table:table-cell table:style-name="ce48" office:value-type="float" office:value="-10" table:number-columns-spanned="1" table:number-rows-spanned="4">
            <text:p>-1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5.1692691433003">
            <text:p>75,17</text:p>
          </table:table-cell>
          <table:table-cell office:value-type="float" office:value="-197.841095833082">
            <text:p>-197,84</text:p>
          </table:table-cell>
          <table:table-cell office:value-type="float" office:value="23.6705709356246">
            <text:p>23,67</text:p>
          </table:table-cell>
          <table:table-cell office:value-type="float" office:value="0.177156590711798">
            <text:p>0,18</text:p>
          </table:table-cell>
          <table:covered-table-cell table:number-columns-repeated="2"/>
          <table:table-cell office:value-type="string">
            <text:p>Be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69.4205713860433">
            <text:p>69,42</text:p>
          </table:table-cell>
          <table:table-cell office:value-type="float" office:value="-555.994534192612">
            <text:p>-555,99</text:p>
          </table:table-cell>
          <table:table-cell office:value-type="float" office:value="40.9380995126211">
            <text:p>40,94</text:p>
          </table:table-cell>
          <table:table-cell office:value-type="float" office:value="-0.063102913880681">
            <text:p>-0,06</text:p>
          </table:table-cell>
          <table:covered-table-cell table:number-columns-repeated="2"/>
          <table:table-cell office:value-type="string">
            <text:p>Wor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39]/[.E39]" office:value-type="float" office:value="0">
            <text:p>#DIV/0!</text:p>
          </table:table-cell>
          <table:table-cell/>
          <table:table-cell table:style-name="ce54" office:value-type="float" office:value="74.7637738979848">
            <text:p>74,76</text:p>
          </table:table-cell>
          <table:table-cell table:style-name="ce54" office:value-type="float" office:value="-197.841095833082">
            <text:p>-197,84</text:p>
          </table:table-cell>
          <table:table-cell table:style-name="ce54" office:value-type="float" office:value="23.6705709356246">
            <text:p>23,67</text:p>
          </table:table-cell>
          <table:table-cell table:style-name="ce54" office:value-type="float" office:value="0.177156590711798">
            <text:p>0,1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39]/[.N39]" office:value-type="float" office:value="3.15851164305733">
            <text:p>3,16</text:p>
          </table:table-cell>
          <table:covered-table-cell table:style-name="ce52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5" table:number-columns-spanned="1" table:number-rows-spanned="4">
            <text:p>-5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40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40]/[.E40]" office:value-type="float" office:value="0">
            <text:p>#DIV/0!</text:p>
          </table:table-cell>
          <table:table-cell/>
          <table:table-cell table:style-name="ce75" office:value-type="float" office:value="71.9623369889763">
            <text:p>71,96</text:p>
          </table:table-cell>
          <table:table-cell table:style-name="ce75" office:value-type="float" office:value="-303.594420307139">
            <text:p>-303,59</text:p>
          </table:table-cell>
          <table:table-cell table:style-name="ce75" office:value-type="float" office:value="28.355093757224">
            <text:p>28,36</text:p>
          </table:table-cell>
          <table:table-cell table:style-name="ce75" office:value-type="float" office:value="0.0893190250609074">
            <text:p>0,09</text:p>
          </table:table-cell>
          <table:table-cell table:style-name="ce59" table:formula="of:=[.O40]" office:value-type="float" office:value="0.0893190250609074" table:number-columns-spanned="1" table:number-rows-spanned="4">
            <text:p>0,0893</text:p>
          </table:table-cell>
          <table:table-cell table:style-name="ce61" office:value-type="string" table:number-columns-spanned="1" table:number-rows-spanned="4">
            <text:p>83-108</text:p>
          </table:table-cell>
          <table:table-cell table:style-name="ce66" office:value-type="string">
            <text:p>Mean</text:p>
          </table:table-cell>
          <table:table-cell table:style-name="ce76" table:formula="of:=[.L40]/[.N40]" office:value-type="float" office:value="2.53789804417919">
            <text:p>2,54</text:p>
          </table:table-cell>
          <table:table-cell table:style-name="ce48" office:value-type="float" office:value="-5" table:number-columns-spanned="1" table:number-rows-spanned="4">
            <text:p>-5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3.69100027695">
            <text:p>73,69</text:p>
          </table:table-cell>
          <table:table-cell office:value-type="float" office:value="-216.001184736267">
            <text:p>-216,00</text:p>
          </table:table-cell>
          <table:table-cell office:value-type="float" office:value="25.4576200609379">
            <text:p>25,46</text:p>
          </table:table-cell>
          <table:table-cell office:value-type="float" office:value="0.124679136584907">
            <text:p>0,12</text:p>
          </table:table-cell>
          <table:covered-table-cell table:number-columns-repeated="2"/>
          <table:table-cell office:value-type="string">
            <text:p>Be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69.0189771461506">
            <text:p>69,02</text:p>
          </table:table-cell>
          <table:table-cell office:value-type="float" office:value="-473.789742234216">
            <text:p>-473,79</text:p>
          </table:table-cell>
          <table:table-cell office:value-type="float" office:value="34.1209925613397">
            <text:p>34,12</text:p>
          </table:table-cell>
          <table:table-cell office:value-type="float" office:value="0.0245854911853689">
            <text:p>0,02</text:p>
          </table:table-cell>
          <table:covered-table-cell table:number-columns-repeated="2"/>
          <table:table-cell office:value-type="string">
            <text:p>Wor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43]/[.E43]" office:value-type="float" office:value="0">
            <text:p>#DIV/0!</text:p>
          </table:table-cell>
          <table:table-cell/>
          <table:table-cell table:style-name="ce54" office:value-type="float" office:value="71.9053368256899">
            <text:p>71,91</text:p>
          </table:table-cell>
          <table:table-cell table:style-name="ce54" office:value-type="float" office:value="-216.001184736267">
            <text:p>-216,00</text:p>
          </table:table-cell>
          <table:table-cell table:style-name="ce54" office:value-type="float" office:value="25.4576200609379">
            <text:p>25,46</text:p>
          </table:table-cell>
          <table:table-cell table:style-name="ce54" office:value-type="float" office:value="0.124679136584907">
            <text:p>0,12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43]/[.N43]" office:value-type="float" office:value="2.82451135076924">
            <text:p>2,82</text:p>
          </table:table-cell>
          <table:covered-table-cell table:style-name="ce52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1" table:number-columns-spanned="1" table:number-rows-spanned="4">
            <text:p>-1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44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44]/[.E44]" office:value-type="float" office:value="0">
            <text:p>#DIV/0!</text:p>
          </table:table-cell>
          <table:table-cell/>
          <table:table-cell table:style-name="ce75" office:value-type="float" office:value="73.4072043873316">
            <text:p>73,41</text:p>
          </table:table-cell>
          <table:table-cell table:style-name="ce75" office:value-type="float" office:value="-404.689547266144">
            <text:p>-404,69</text:p>
          </table:table-cell>
          <table:table-cell table:style-name="ce75" office:value-type="float" office:value="34.633479591896">
            <text:p>34,63</text:p>
          </table:table-cell>
          <table:table-cell table:style-name="ce75" office:value-type="float" office:value="0.00380871484262305">
            <text:p>0,00</text:p>
          </table:table-cell>
          <table:table-cell table:style-name="ce59" table:formula="of:=[.O44]" office:value-type="float" office:value="0.00380871484262305" table:number-columns-spanned="1" table:number-rows-spanned="4">
            <text:p>0,0038</text:p>
          </table:table-cell>
          <table:table-cell table:style-name="ce61" office:value-type="string" table:number-columns-spanned="1" table:number-rows-spanned="4">
            <text:p>86-110</text:p>
          </table:table-cell>
          <table:table-cell table:style-name="ce66" office:value-type="string">
            <text:p>Mean</text:p>
          </table:table-cell>
          <table:table-cell table:style-name="ce76" table:formula="of:=[.L44]/[.N44]" office:value-type="float" office:value="2.11954459246735">
            <text:p>2,12</text:p>
          </table:table-cell>
          <table:table-cell table:style-name="ce48" office:value-type="float" office:value="-1" table:number-columns-spanned="1" table:number-rows-spanned="4">
            <text:p>-1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5.038545954122">
            <text:p>75,04</text:p>
          </table:table-cell>
          <table:table-cell office:value-type="float" office:value="-326.796955993633">
            <text:p>-326,80</text:p>
          </table:table-cell>
          <table:table-cell office:value-type="float" office:value="29.1787259482151">
            <text:p>29,18</text:p>
          </table:table-cell>
          <table:table-cell office:value-type="float" office:value="0.0589205473192519">
            <text:p>0,06</text:p>
          </table:table-cell>
          <table:covered-table-cell table:number-columns-repeated="2"/>
          <table:table-cell office:value-type="string">
            <text:p>Be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71.5355031985205">
            <text:p>71,54</text:p>
          </table:table-cell>
          <table:table-cell office:value-type="float" office:value="-451.058967587318">
            <text:p>-451,06</text:p>
          </table:table-cell>
          <table:table-cell office:value-type="float" office:value="38.2629713351145">
            <text:p>38,26</text:p>
          </table:table-cell>
          <table:table-cell office:value-type="float" office:value="-0.0482265172698511">
            <text:p>-0,05</text:p>
          </table:table-cell>
          <table:covered-table-cell table:number-columns-repeated="2"/>
          <table:table-cell office:value-type="string">
            <text:p>Wor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47]/[.E47]" office:value-type="float" office:value="0">
            <text:p>#DIV/0!</text:p>
          </table:table-cell>
          <table:table-cell/>
          <table:table-cell table:style-name="ce54" office:value-type="float" office:value="72.0213483649882">
            <text:p>72,02</text:p>
          </table:table-cell>
          <table:table-cell table:style-name="ce54" office:value-type="float" office:value="-326.796955993633">
            <text:p>-326,80</text:p>
          </table:table-cell>
          <table:table-cell table:style-name="ce54" office:value-type="float" office:value="29.1787259482151">
            <text:p>29,18</text:p>
          </table:table-cell>
          <table:table-cell table:style-name="ce54" office:value-type="float" office:value="0.0589205473192519">
            <text:p>0,06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47]/[.N47]" office:value-type="float" office:value="2.46828283362365">
            <text:p>2,47</text:p>
          </table:table-cell>
          <table:covered-table-cell table:style-name="ce52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48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48]/[.E48]" office:value-type="float" office:value="0">
            <text:p>#DIV/0!</text:p>
          </table:table-cell>
          <table:table-cell/>
          <table:table-cell table:style-name="ce75" office:value-type="float" office:value="73.9274207299528">
            <text:p>73,93</text:p>
          </table:table-cell>
          <table:table-cell table:style-name="ce75" office:value-type="float" office:value="-444.140823933233">
            <text:p>-444,14</text:p>
          </table:table-cell>
          <table:table-cell table:style-name="ce75" office:value-type="float" office:value="34.3011631204301">
            <text:p>34,30</text:p>
          </table:table-cell>
          <table:table-cell table:style-name="ce75" office:value-type="float" office:value="0.028152684927864">
            <text:p>0,03</text:p>
          </table:table-cell>
          <table:table-cell table:style-name="ce59" table:formula="of:=[.O48]" office:value-type="float" office:value="0.028152684927864" table:number-columns-spanned="1" table:number-rows-spanned="4">
            <text:p>0,0282</text:p>
          </table:table-cell>
          <table:table-cell table:style-name="ce61" office:value-type="float" office:value="73" table:number-columns-spanned="1" table:number-rows-spanned="4">
            <text:p>73</text:p>
          </table:table-cell>
          <table:table-cell table:style-name="ce66" office:value-type="string">
            <text:p>Mean</text:p>
          </table:table-cell>
          <table:table-cell table:style-name="ce76" table:formula="of:=[.L48]/[.N48]" office:value-type="float" office:value="2.15524530379324">
            <text:p>2,16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5.4914278934044">
            <text:p>75,49</text:p>
          </table:table-cell>
          <table:table-cell office:value-type="float" office:value="-279.357217172703">
            <text:p>-279,36</text:p>
          </table:table-cell>
          <table:table-cell office:value-type="float" office:value="27.9029773545319">
            <text:p>27,90</text:p>
          </table:table-cell>
          <table:table-cell office:value-type="float" office:value="0.117956864960469">
            <text:p>0,12</text:p>
          </table:table-cell>
          <table:covered-table-cell table:number-columns-repeated="2"/>
          <table:table-cell office:value-type="string">
            <text:p>Be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72.6132964907368">
            <text:p>72,61</text:p>
          </table:table-cell>
          <table:table-cell office:value-type="float" office:value="-834.057305425635">
            <text:p>-834,06</text:p>
          </table:table-cell>
          <table:table-cell office:value-type="float" office:value="48.3546298325637">
            <text:p>48,35</text:p>
          </table:table-cell>
          <table:table-cell office:value-type="float" office:value="-0.168383998298401">
            <text:p>-0,17</text:p>
          </table:table-cell>
          <table:covered-table-cell table:number-columns-repeated="2"/>
          <table:table-cell office:value-type="string">
            <text:p>Wor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51]/[.E51]" office:value-type="float" office:value="0">
            <text:p>#DIV/0!</text:p>
          </table:table-cell>
          <table:table-cell/>
          <table:table-cell table:style-name="ce54" office:value-type="float" office:value="73.1530188876113">
            <text:p>73,15</text:p>
          </table:table-cell>
          <table:table-cell table:style-name="ce54" office:value-type="float" office:value="-279.357217172703">
            <text:p>-279,36</text:p>
          </table:table-cell>
          <table:table-cell table:style-name="ce54" office:value-type="float" office:value="27.9029773545319">
            <text:p>27,90</text:p>
          </table:table-cell>
          <table:table-cell table:style-name="ce54" office:value-type="float" office:value="0.117956864960469">
            <text:p>0,12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51]/[.N51]" office:value-type="float" office:value="2.6216922286872">
            <text:p>2,62</text:p>
          </table:table-cell>
          <table:covered-table-cell table:style-name="ce52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1" table:number-columns-spanned="1" table:number-rows-spanned="4">
            <text:p>1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52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52]/[.E52]" office:value-type="float" office:value="0">
            <text:p>#DIV/0!</text:p>
          </table:table-cell>
          <table:table-cell/>
          <table:table-cell table:style-name="ce75" office:value-type="float" office:value="72.7147985730092">
            <text:p>72,71</text:p>
          </table:table-cell>
          <table:table-cell table:style-name="ce75" office:value-type="float" office:value="-487.215619097285">
            <text:p>-487,22</text:p>
          </table:table-cell>
          <table:table-cell table:style-name="ce75" office:value-type="float" office:value="36.6682522531582">
            <text:p>36,67</text:p>
          </table:table-cell>
          <table:table-cell table:style-name="ce75" office:value-type="float" office:value="-0.0237990200884089">
            <text:p>-0,02</text:p>
          </table:table-cell>
          <table:table-cell table:style-name="ce59" table:formula="of:=[.O52]" office:value-type="float" office:value="-0.0237990200884089" table:number-columns-spanned="1" table:number-rows-spanned="4">
            <text:p>-0,0238</text:p>
          </table:table-cell>
          <table:table-cell table:style-name="ce61" office:value-type="float" office:value="80" table:number-columns-spanned="1" table:number-rows-spanned="4">
            <text:p>80</text:p>
          </table:table-cell>
          <table:table-cell table:style-name="ce66" office:value-type="string">
            <text:p>Mean</text:p>
          </table:table-cell>
          <table:table-cell table:style-name="ce76" table:formula="of:=[.L52]/[.N52]" office:value-type="float" office:value="1.98304511682163">
            <text:p>1,98</text:p>
          </table:table-cell>
          <table:table-cell table:style-name="ce48" office:value-type="float" office:value="-1" table:number-columns-spanned="1" table:number-rows-spanned="4">
            <text:p>-1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4.5994204290447">
            <text:p>74,60</text:p>
          </table:table-cell>
          <table:table-cell office:value-type="float" office:value="-290.236425905945">
            <text:p>-290,24</text:p>
          </table:table-cell>
          <table:table-cell office:value-type="float" office:value="28.4257248495282">
            <text:p>28,43</text:p>
          </table:table-cell>
          <table:table-cell office:value-type="float" office:value="0.0625810039989298">
            <text:p>0,06</text:p>
          </table:table-cell>
          <table:covered-table-cell table:number-columns-repeated="2"/>
          <table:table-cell office:value-type="string">
            <text:p>Be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69.5311884743368">
            <text:p>69,53</text:p>
          </table:table-cell>
          <table:table-cell office:value-type="float" office:value="-702.430912967335">
            <text:p>-702,43</text:p>
          </table:table-cell>
          <table:table-cell office:value-type="float" office:value="46.5765135312766">
            <text:p>46,58</text:p>
          </table:table-cell>
          <table:table-cell office:value-type="float" office:value="-0.149641418632981">
            <text:p>-0,15</text:p>
          </table:table-cell>
          <table:covered-table-cell table:number-columns-repeated="2"/>
          <table:table-cell office:value-type="string">
            <text:p>Wor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55]/[.E55]" office:value-type="float" office:value="0">
            <text:p>#DIV/0!</text:p>
          </table:table-cell>
          <table:table-cell/>
          <table:table-cell table:style-name="ce54" office:value-type="float" office:value="71.7188911186413">
            <text:p>71,72</text:p>
          </table:table-cell>
          <table:table-cell table:style-name="ce54" office:value-type="float" office:value="-290.236425905945">
            <text:p>-290,24</text:p>
          </table:table-cell>
          <table:table-cell table:style-name="ce54" office:value-type="float" office:value="28.4257248495282">
            <text:p>28,43</text:p>
          </table:table-cell>
          <table:table-cell table:style-name="ce54" office:value-type="float" office:value="0.0625810039989298">
            <text:p>0,06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55]/[.N55]" office:value-type="float" office:value="2.52302769756218">
            <text:p>2,52</text:p>
          </table:table-cell>
          <table:covered-table-cell table:style-name="ce52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table:number-columns-spanned="1" table:number-rows-spanned="4"/>
          <table:table-cell table:style-name="ce75"/>
          <table:table-cell table:style-name="ce75"/>
          <table:table-cell table:number-columns-repeated="2" table:style-name="ce75"/>
          <table:table-cell table:style-name="ce59" table:formula="of:=[.F56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56]/[.E56]" office:value-type="float" office:value="0">
            <text:p>#DIV/0!</text:p>
          </table:table-cell>
          <table:table-cell/>
          <table:table-cell table:style-name="ce75" office:value-type="float" office:value="73.8950268441806">
            <text:p>73,90</text:p>
          </table:table-cell>
          <table:table-cell table:style-name="ce75" office:value-type="float" office:value="-457.53267814954">
            <text:p>-457,53</text:p>
          </table:table-cell>
          <table:table-cell table:style-name="ce75" office:value-type="float" office:value="35.4434676398333">
            <text:p>35,44</text:p>
          </table:table-cell>
          <table:table-cell table:style-name="ce75" office:value-type="float" office:value="0.00869641610084456">
            <text:p>0,01</text:p>
          </table:table-cell>
          <table:table-cell table:style-name="ce59" table:formula="of:=[.O56]" office:value-type="float" office:value="0.00869641610084456" table:number-columns-spanned="1" table:number-rows-spanned="4">
            <text:p>0,0087</text:p>
          </table:table-cell>
          <table:table-cell table:style-name="ce61" office:value-type="float" office:value="91" table:number-columns-spanned="1" table:number-rows-spanned="4">
            <text:p>91</text:p>
          </table:table-cell>
          <table:table-cell table:style-name="ce66" office:value-type="string">
            <text:p>Mean</text:p>
          </table:table-cell>
          <table:table-cell table:style-name="ce76" table:formula="of:=[.L56]/[.N56]" office:value-type="float" office:value="2.08487012600125">
            <text:p>2,08</text:p>
          </table:table-cell>
          <table:table-cell table:style-name="ce48" office:value-type="float" office:value="5" table:number-columns-spanned="1" table:number-rows-spanned="4">
            <text:p>5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5.0391570990377">
            <text:p>75,04</text:p>
          </table:table-cell>
          <table:table-cell office:value-type="float" office:value="-346.297950672443">
            <text:p>-346,30</text:p>
          </table:table-cell>
          <table:table-cell office:value-type="float" office:value="29.5590967947725">
            <text:p>29,56</text:p>
          </table:table-cell>
          <table:table-cell office:value-type="float" office:value="0.0922457960568626">
            <text:p>0,09</text:p>
          </table:table-cell>
          <table:covered-table-cell table:number-columns-repeated="2"/>
          <table:table-cell office:value-type="string">
            <text:p>Be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72.9289206329582">
            <text:p>72,93</text:p>
          </table:table-cell>
          <table:table-cell office:value-type="float" office:value="-673.451095689905">
            <text:p>-673,45</text:p>
          </table:table-cell>
          <table:table-cell office:value-type="float" office:value="42.3006999526286">
            <text:p>42,30</text:p>
          </table:table-cell>
          <table:table-cell office:value-type="float" office:value="-0.0924323029354865">
            <text:p>-0,09</text:p>
          </table:table-cell>
          <table:covered-table-cell table:number-columns-repeated="2"/>
          <table:table-cell office:value-type="string">
            <text:p>Wor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59]/[.E59]" office:value-type="float" office:value="0">
            <text:p>#DIV/0!</text:p>
          </table:table-cell>
          <table:table-cell/>
          <table:table-cell table:style-name="ce54" office:value-type="float" office:value="73.1283242560889">
            <text:p>73,13</text:p>
          </table:table-cell>
          <table:table-cell table:style-name="ce54" office:value-type="float" office:value="-346.297950672443">
            <text:p>-346,30</text:p>
          </table:table-cell>
          <table:table-cell table:style-name="ce54" office:value-type="float" office:value="29.5590967947725">
            <text:p>29,56</text:p>
          </table:table-cell>
          <table:table-cell table:style-name="ce54" office:value-type="float" office:value="0.0922457960568626">
            <text:p>0,09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59]/[.N59]" office:value-type="float" office:value="2.47397018805465">
            <text:p>2,47</text:p>
          </table:table-cell>
          <table:covered-table-cell table:style-name="ce52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10" table:number-columns-spanned="1" table:number-rows-spanned="4">
            <text:p>10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60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60]/[.E60]" office:value-type="float" office:value="0">
            <text:p>#DIV/0!</text:p>
          </table:table-cell>
          <table:table-cell/>
          <table:table-cell table:style-name="ce75" office:value-type="float" office:value="73.1354335735701">
            <text:p>73,14</text:p>
          </table:table-cell>
          <table:table-cell table:style-name="ce75" office:value-type="float" office:value="-440.724589562445">
            <text:p>-440,72</text:p>
          </table:table-cell>
          <table:table-cell table:style-name="ce75" office:value-type="float" office:value="35.3891060074557">
            <text:p>35,39</text:p>
          </table:table-cell>
          <table:table-cell table:style-name="ce75" office:value-type="float" office:value="0.00728711498510952">
            <text:p>0,01</text:p>
          </table:table-cell>
          <table:table-cell table:style-name="ce59" table:formula="of:=[.O60]" office:value-type="float" office:value="0.00728711498510952" table:number-columns-spanned="1" table:number-rows-spanned="4">
            <text:p>0,0073</text:p>
          </table:table-cell>
          <table:table-cell table:style-name="ce61" office:value-type="float" office:value="66" table:number-columns-spanned="1" table:number-rows-spanned="4">
            <text:p>66</text:p>
          </table:table-cell>
          <table:table-cell table:style-name="ce66" office:value-type="string">
            <text:p>Mean</text:p>
          </table:table-cell>
          <table:table-cell table:style-name="ce76" table:formula="of:=[.L60]/[.N60]" office:value-type="float" office:value="2.06660867777112">
            <text:p>2,07</text:p>
          </table:table-cell>
          <table:table-cell table:style-name="ce48" office:value-type="float" office:value="10" table:number-columns-spanned="1" table:number-rows-spanned="4">
            <text:p>1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5.001104988293">
            <text:p>75,00</text:p>
          </table:table-cell>
          <table:table-cell office:value-type="float" office:value="-288.562519038308">
            <text:p>-288,56</text:p>
          </table:table-cell>
          <table:table-cell office:value-type="float" office:value="28.5482874699268">
            <text:p>28,55</text:p>
          </table:table-cell>
          <table:table-cell office:value-type="float" office:value="0.0975199935793003">
            <text:p>0,10</text:p>
          </table:table-cell>
          <table:covered-table-cell table:number-columns-repeated="2"/>
          <table:table-cell office:value-type="string">
            <text:p>Be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71.001705876082">
            <text:p>71,00</text:p>
          </table:table-cell>
          <table:table-cell office:value-type="float" office:value="-615.421412757294">
            <text:p>-615,42</text:p>
          </table:table-cell>
          <table:table-cell office:value-type="float" office:value="42.8067975205046">
            <text:p>42,81</text:p>
          </table:table-cell>
          <table:table-cell office:value-type="float" office:value="-0.0838279630499402">
            <text:p>-0,08</text:p>
          </table:table-cell>
          <table:covered-table-cell table:number-columns-repeated="2"/>
          <table:table-cell office:value-type="string">
            <text:p>Wor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63]/[.E63]" office:value-type="float" office:value="0">
            <text:p>#DIV/0!</text:p>
          </table:table-cell>
          <table:table-cell/>
          <table:table-cell table:style-name="ce54" office:value-type="float" office:value="71.001705876082">
            <text:p>71,00</text:p>
          </table:table-cell>
          <table:table-cell table:style-name="ce54" office:value-type="float" office:value="-390.083065448744">
            <text:p>-390,08</text:p>
          </table:table-cell>
          <table:table-cell table:style-name="ce54" office:value-type="float" office:value="28.5482874699268">
            <text:p>28,55</text:p>
          </table:table-cell>
          <table:table-cell table:style-name="ce54" office:value-type="float" office:value="0.0975199935793003">
            <text:p>0,10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63]/[.N63]" office:value-type="float" office:value="2.48707408284564">
            <text:p>2,49</text:p>
          </table:table-cell>
          <table:covered-table-cell table:style-name="ce52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100" table:number-columns-spanned="1" table:number-rows-spanned="4">
            <text:p>100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64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64]/[.E64]" office:value-type="float" office:value="0">
            <text:p>#DIV/0!</text:p>
          </table:table-cell>
          <table:table-cell/>
          <table:table-cell table:style-name="ce75" office:value-type="float" office:value="74.4678135023979">
            <text:p>74,47</text:p>
          </table:table-cell>
          <table:table-cell table:style-name="ce75" office:value-type="float" office:value="-454.276373348344">
            <text:p>-454,28</text:p>
          </table:table-cell>
          <table:table-cell table:style-name="ce75" office:value-type="float" office:value="37.4698802289484">
            <text:p>37,47</text:p>
          </table:table-cell>
          <table:table-cell table:style-name="ce75" office:value-type="float" office:value="-0.0229602137582402">
            <text:p>-0,02</text:p>
          </table:table-cell>
          <table:table-cell table:style-name="ce59" table:formula="of:=[.O64]" office:value-type="float" office:value="-0.0229602137582402" table:number-columns-spanned="1" table:number-rows-spanned="4">
            <text:p>-0,0230</text:p>
          </table:table-cell>
          <table:table-cell table:style-name="ce61" office:value-type="float" office:value="100" table:number-columns-spanned="1" table:number-rows-spanned="4">
            <text:p>100</text:p>
          </table:table-cell>
          <table:table-cell table:style-name="ce66" office:value-type="string">
            <text:p>Mean</text:p>
          </table:table-cell>
          <table:table-cell table:style-name="ce76" table:formula="of:=[.L64]/[.N64]" office:value-type="float" office:value="1.98740463133015">
            <text:p>1,99</text:p>
          </table:table-cell>
          <table:table-cell table:style-name="ce48" office:value-type="float" office:value="100" table:number-columns-spanned="1" table:number-rows-spanned="4">
            <text:p>10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6.4984002118119">
            <text:p>76,50</text:p>
          </table:table-cell>
          <table:table-cell office:value-type="float" office:value="-310.998068266167">
            <text:p>-311,00</text:p>
          </table:table-cell>
          <table:table-cell office:value-type="float" office:value="31.7692809709259">
            <text:p>31,77</text:p>
          </table:table-cell>
          <table:table-cell office:value-type="float" office:value="0.0549902651755351">
            <text:p>0,05</text:p>
          </table:table-cell>
          <table:covered-table-cell table:number-columns-repeated="2"/>
          <table:table-cell office:value-type="string">
            <text:p>Be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72.8307713527893">
            <text:p>72,83</text:p>
          </table:table-cell>
          <table:table-cell office:value-type="float" office:value="-566.932493771473">
            <text:p>-566,93</text:p>
          </table:table-cell>
          <table:table-cell office:value-type="float" office:value="44.4340958649557">
            <text:p>44,43</text:p>
          </table:table-cell>
          <table:table-cell office:value-type="float" office:value="-0.13633443001322">
            <text:p>-0,14</text:p>
          </table:table-cell>
          <table:covered-table-cell table:number-columns-repeated="2"/>
          <table:table-cell office:value-type="string">
            <text:p>Wor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67]/[.E67]" office:value-type="float" office:value="0">
            <text:p>#DIV/0!</text:p>
          </table:table-cell>
          <table:table-cell/>
          <table:table-cell table:style-name="ce54" office:value-type="float" office:value="73.7276075447209">
            <text:p>73,73</text:p>
          </table:table-cell>
          <table:table-cell table:style-name="ce54" office:value-type="float" office:value="-376.624726919057">
            <text:p>-376,62</text:p>
          </table:table-cell>
          <table:table-cell table:style-name="ce54" office:value-type="float" office:value="32.524077390584">
            <text:p>32,52</text:p>
          </table:table-cell>
          <table:table-cell table:style-name="ce54" office:value-type="float" office:value="0.0549902651755351">
            <text:p>0,05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67]/[.N67]" office:value-type="float" office:value="2.26686238196155">
            <text:p>2,27</text:p>
          </table:table-cell>
          <table:covered-table-cell table:style-name="ce52"/>
          <table:table-cell table:number-columns-repeated="3"/>
        </table:table-row>
      </table:table>
      <table:table table:name="Sheet11" table:style-name="ta1">
        <table:table-column table:style-name="co6" table:number-columns-repeated="8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18" table:default-cell-style-name="Default"/>
        <table:table-column table:style-name="co6" table:number-columns-repeated="9" table:default-cell-style-name="Default"/>
        <table:table-column table:style-name="co19" table:default-cell-style-name="Default"/>
        <table:table-column table:style-name="co6" table:number-columns-repeated="9" table:default-cell-style-name="Default"/>
        <table:table-row table:style-name="ro1">
          <table:table-cell table:number-columns-repeated="10"/>
          <table:table-cell office:value-type="string">
            <text:p>RUNS=10</text:p>
          </table:table-cell>
          <table:table-cell table:number-columns-repeated="20"/>
        </table:table-row>
        <table:table-row table:style-name="ro1">
          <table:table-cell table:number-columns-repeated="31"/>
        </table:table-row>
        <table:table-row table:style-name="ro1">
          <table:table-cell table:style-name="ce18" office:value-type="string">
            <text:p>Type</text:p>
          </table:table-cell>
          <table:table-cell table:style-name="ce18" office:value-type="string">
            <text:p>Init</text:p>
          </table:table-cell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Reward</text:p>
          </table:table-cell>
          <table:table-cell table:style-name="ce3" office:value-type="string">
            <text:p>MeanReward</text:p>
          </table:table-cell>
          <table:table-cell table:style-name="ce3" office:value-type="string">
            <text:p>Epis to R=0</text:p>
          </table:table-cell>
          <table:table-cell table:style-name="ce3" office:value-type="string">
            <text:p>Epis to F=-100</text:p>
          </table:table-cell>
          <table:table-cell table:style-name="ce27"/>
          <table:table-cell table:number-columns-repeated="21"/>
        </table:table-row>
        <table:table-row table:style-name="ro1">
          <table:table-cell table:style-name="ce48" office:value-type="string" table:number-columns-spanned="1" table:number-rows-spanned="4">
            <text:p>FLC <text:s/>ORIGINAL – NOISE=0,5</text:p>
          </table:table-cell>
          <table:table-cell table:style-name="ce48" table:number-columns-spanned="1" table:number-rows-spanned="4"/>
          <table:table-cell table:style-name="ce75" office:value-type="float" office:value="51.9421468212595">
            <text:p>51,94</text:p>
          </table:table-cell>
          <table:table-cell table:style-name="ce75" office:value-type="float" office:value="-291.571070301687">
            <text:p>-291,57</text:p>
          </table:table-cell>
          <table:table-cell table:style-name="ce75" office:value-type="float" office:value="39.9845380859776">
            <text:p>39,98</text:p>
          </table:table-cell>
          <table:table-cell table:style-name="ce75" office:value-type="float" office:value="-0.560522630030186">
            <text:p>-0,56</text:p>
          </table:table-cell>
          <table:table-cell table:style-name="ce59" table:formula="of:=[.F4]" office:value-type="float" office:value="-0.560522630030186" table:number-columns-spanned="1" table:number-rows-spanned="4">
            <text:p>-0,5605</text:p>
          </table:table-cell>
          <table:table-cell table:style-name="ce61" table:number-columns-spanned="1" table:number-rows-spanned="4"/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style-name="ce76" table:formula="of:=[.C4]/[.E4]" office:value-type="float" office:value="1.2990558177656">
            <text:p>1,30</text:p>
          </table:table-cell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53.9413810226991">
            <text:p>53,94</text:p>
          </table:table-cell>
          <table:table-cell table:style-name="ce53" office:value-type="float" office:value="-265.709206830055">
            <text:p>-265,71</text:p>
          </table:table-cell>
          <table:table-cell table:style-name="ce53" office:value-type="float" office:value="35.5315252214839">
            <text:p>35,53</text:p>
          </table:table-cell>
          <table:table-cell table:style-name="ce53" office:value-type="float" office:value="-0.526506193875652">
            <text:p>-0,53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48.1368765262204">
            <text:p>48,14</text:p>
          </table:table-cell>
          <table:table-cell table:style-name="ce53" office:value-type="float" office:value="-327.200647766296">
            <text:p>-327,20</text:p>
          </table:table-cell>
          <table:table-cell table:style-name="ce53" office:value-type="float" office:value="46.5418289173578">
            <text:p>46,54</text:p>
          </table:table-cell>
          <table:table-cell table:style-name="ce53" office:value-type="float" office:value="-0.602797024976822">
            <text:p>-0,60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2"/>
          <table:table-cell table:style-name="ce54" office:value-type="float" office:value="53.8724578818968">
            <text:p>53,87</text:p>
          </table:table-cell>
          <table:table-cell table:style-name="ce54" office:value-type="float" office:value="-273.938614154528">
            <text:p>-273,94</text:p>
          </table:table-cell>
          <table:table-cell table:style-name="ce54" office:value-type="float" office:value="36.7542610919717">
            <text:p>36,75</text:p>
          </table:table-cell>
          <table:table-cell table:style-name="ce54" office:value-type="float" office:value="-0.526506193875652">
            <text:p>-0,53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7]/[.E7]" office:value-type="float" office:value="1.46574727069304">
            <text:p>1,47</text:p>
          </table:table-cell>
          <table:table-cell table:number-columns-repeated="20"/>
        </table:table-row>
        <table:table-row table:style-name="ro1">
          <table:table-cell table:style-name="ce48" office:value-type="string" table:number-columns-spanned="1" table:number-rows-spanned="4">
            <text:p>FLC2 k=1,5 - NOISE=0,5, Vx=K*xb</text:p>
          </table:table-cell>
          <table:table-cell table:style-name="ce48" table:number-columns-spanned="1" table:number-rows-spanned="4"/>
          <table:table-cell table:style-name="ce75" office:value-type="float" office:value="66.1279800977377">
            <text:p>66,13</text:p>
          </table:table-cell>
          <table:table-cell table:style-name="ce75" office:value-type="float" office:value="-154.270927125188">
            <text:p>-154,27</text:p>
          </table:table-cell>
          <table:table-cell table:style-name="ce75" office:value-type="float" office:value="30.7648760782176">
            <text:p>30,76</text:p>
          </table:table-cell>
          <table:table-cell table:style-name="ce75" office:value-type="float" office:value="-0.187771373092138">
            <text:p>-0,19</text:p>
          </table:table-cell>
          <table:table-cell table:style-name="ce59" table:formula="of:=[.F8]" office:value-type="float" office:value="-0.187771373092138" table:number-columns-spanned="1" table:number-rows-spanned="4">
            <text:p>-0,1878</text:p>
          </table:table-cell>
          <table:table-cell table:style-name="ce61" table:number-columns-spanned="1" table:number-rows-spanned="4"/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style-name="ce76" table:formula="of:=[.C8]/[.E8]" office:value-type="float" office:value="2.14946356129021">
            <text:p>2,15</text:p>
          </table:table-cell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70.2401245591306">
            <text:p>70,24</text:p>
          </table:table-cell>
          <table:table-cell table:style-name="ce53" office:value-type="float" office:value="-133.790843362501">
            <text:p>-133,79</text:p>
          </table:table-cell>
          <table:table-cell table:style-name="ce53" office:value-type="float" office:value="23.0310673797302">
            <text:p>23,03</text:p>
          </table:table-cell>
          <table:table-cell table:style-name="ce53" office:value-type="float" office:value="-0.0628856927841478">
            <text:p>-0,06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60.1554114732677">
            <text:p>60,16</text:p>
          </table:table-cell>
          <table:table-cell table:style-name="ce53" office:value-type="float" office:value="-191.054247645563">
            <text:p>-191,05</text:p>
          </table:table-cell>
          <table:table-cell table:style-name="ce53" office:value-type="float" office:value="43.5979939403024">
            <text:p>43,60</text:p>
          </table:table-cell>
          <table:table-cell table:style-name="ce53" office:value-type="float" office:value="-0.365858658648392">
            <text:p>-0,37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2"/>
          <table:table-cell table:style-name="ce54" office:value-type="float" office:value="70.2401245591306">
            <text:p>70,24</text:p>
          </table:table-cell>
          <table:table-cell table:style-name="ce54" office:value-type="float" office:value="-133.790843362501">
            <text:p>-133,79</text:p>
          </table:table-cell>
          <table:table-cell table:style-name="ce54" office:value-type="float" office:value="23.0310673797302">
            <text:p>23,03</text:p>
          </table:table-cell>
          <table:table-cell table:style-name="ce54" office:value-type="float" office:value="-0.0628856927841478">
            <text:p>-0,06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11]/[.E11]" office:value-type="float" office:value="3.04979892599113">
            <text:p>3,05</text:p>
          </table:table-cell>
          <table:table-cell table:number-columns-repeated="20"/>
        </table:table-row>
        <table:table-row table:style-name="ro1">
          <table:table-cell table:number-columns-repeated="31"/>
        </table:table-row>
        <table:table-row table:style-name="ro1">
          <table:table-cell table:style-name="ce48" office:value-type="string" table:number-columns-spanned="1" table:number-rows-spanned="4">
            <text:p>RL, NOISE=0,5, eps=1 decay 100/10, S=Pho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85.1515131545003">
            <text:p>85,15</text:p>
          </table:table-cell>
          <table:table-cell table:style-name="ce75" office:value-type="float" office:value="-84.4729102039016">
            <text:p>-84,47</text:p>
          </table:table-cell>
          <table:table-cell table:style-name="ce75" office:value-type="float" office:value="3.90988753527214">
            <text:p>3,91</text:p>
          </table:table-cell>
          <table:table-cell table:style-name="ce75" office:value-type="float" office:value="0.414900124805669">
            <text:p>0,41</text:p>
          </table:table-cell>
          <table:table-cell table:style-name="ce59" table:formula="of:=[.F13]" office:value-type="float" office:value="0.414900124805669" table:number-columns-spanned="1" table:number-rows-spanned="4">
            <text:p>0,4149</text:p>
          </table:table-cell>
          <table:table-cell table:style-name="ce61" office:value-type="float" office:value="26" table:number-columns-spanned="1" table:number-rows-spanned="4">
            <text:p>26</text:p>
          </table:table-cell>
          <table:table-cell table:style-name="ce61" office:value-type="float" office:value="79" table:number-columns-spanned="1" table:number-rows-spanned="4">
            <text:p>79</text:p>
          </table:table-cell>
          <table:table-cell table:style-name="ce66" office:value-type="string">
            <text:p>Mean</text:p>
          </table:table-cell>
          <table:table-cell table:style-name="ce76" table:formula="of:=[.C13]/[.E13]" office:value-type="float" office:value="21.7785070251576">
            <text:p>21,78</text:p>
          </table:table-cell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87.0961395926317">
            <text:p>87,10</text:p>
          </table:table-cell>
          <table:table-cell table:style-name="ce53" office:value-type="float" office:value="-45.9413553355799">
            <text:p>-45,94</text:p>
          </table:table-cell>
          <table:table-cell table:style-name="ce53" office:value-type="float" office:value="2.30480405783035">
            <text:p>2,30</text:p>
          </table:table-cell>
          <table:table-cell table:style-name="ce53" office:value-type="float" office:value="0.579661000173359">
            <text:p>0,58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80.7761317711768">
            <text:p>80,78</text:p>
          </table:table-cell>
          <table:table-cell table:style-name="ce53" office:value-type="float" office:value="-167.442497001747">
            <text:p>-167,44</text:p>
          </table:table-cell>
          <table:table-cell table:style-name="ce53" office:value-type="float" office:value="5.66781155685859">
            <text:p>5,67</text:p>
          </table:table-cell>
          <table:table-cell table:style-name="ce53" office:value-type="float" office:value="0.265065773674879">
            <text:p>0,27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2"/>
          <table:table-cell table:style-name="ce54" office:value-type="float" office:value="86.9790051159853">
            <text:p>86,98</text:p>
          </table:table-cell>
          <table:table-cell table:style-name="ce54" office:value-type="float" office:value="-167.442497001747">
            <text:p>-167,44</text:p>
          </table:table-cell>
          <table:table-cell table:style-name="ce54" office:value-type="float" office:value="4.43852046602959">
            <text:p>4,44</text:p>
          </table:table-cell>
          <table:table-cell table:style-name="ce54" office:value-type="float" office:value="0.579661000173359">
            <text:p>0,58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16]/[.E16]" office:value-type="float" office:value="19.5963960922751">
            <text:p>19,60</text:p>
          </table:table-cell>
          <table:table-cell table:number-columns-repeated="20"/>
        </table:table-row>
        <table:table-row table:style-name="ro1">
          <table:table-cell table:number-columns-repeated="8"/>
          <table:table-cell office:value-type="string">
            <text:p>79 Pero con faltas esporádicas, no logra constante bajo 100</text:p>
          </table:table-cell>
          <table:table-cell table:number-columns-repeated="22"/>
        </table:table-row>
        <table:table-row table:style-name="ro1">
          <table:table-cell table:style-name="ce48" office:value-type="string" table:number-columns-spanned="1" table:number-rows-spanned="4">
            <text:p>RL, NOISE=0,5, eps=0,2 decay 100/10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80.5513663254373">
            <text:p>80,55</text:p>
          </table:table-cell>
          <table:table-cell table:style-name="ce75" office:value-type="float" office:value="-84.9611657523228">
            <text:p>-84,96</text:p>
          </table:table-cell>
          <table:table-cell table:style-name="ce75" office:value-type="float" office:value="2.5169039359236">
            <text:p>2,52</text:p>
          </table:table-cell>
          <table:table-cell table:style-name="ce75" office:value-type="float" office:value="0.299731108789426">
            <text:p>0,30</text:p>
          </table:table-cell>
          <table:table-cell table:style-name="ce59" table:formula="of:=[.F18]" office:value-type="float" office:value="0.299731108789426" table:number-columns-spanned="1" table:number-rows-spanned="4">
            <text:p>0,2997</text:p>
          </table:table-cell>
          <table:table-cell table:style-name="ce61" office:value-type="float" office:value="47" table:number-columns-spanned="1" table:number-rows-spanned="4">
            <text:p>47</text:p>
          </table:table-cell>
          <table:table-cell table:style-name="ce61" office:value-type="float" office:value="56" table:number-columns-spanned="1" table:number-rows-spanned="4">
            <text:p>56</text:p>
          </table:table-cell>
          <table:table-cell table:style-name="ce66" office:value-type="string">
            <text:p>Mean</text:p>
          </table:table-cell>
          <table:table-cell table:style-name="ce76" table:formula="of:=[.C18]/[.E18]" office:value-type="float" office:value="32.0041481026483">
            <text:p>32,00</text:p>
          </table:table-cell>
          <table:table-cell table:style-name="ce77" table:number-columns-repeated="2"/>
          <table:table-cell table:number-columns-repeated="18"/>
        </table:table-row>
        <table:table-row table:style-name="ro1">
          <table:covered-table-cell table:number-columns-repeated="2" table:style-name="ce51"/>
          <table:table-cell table:style-name="ce53" office:value-type="float" office:value="83.3753461507081">
            <text:p>83,38</text:p>
          </table:table-cell>
          <table:table-cell table:style-name="ce53" office:value-type="float" office:value="-62.6609405421482">
            <text:p>-62,66</text:p>
          </table:table-cell>
          <table:table-cell table:style-name="ce53" office:value-type="float" office:value="1.46908562739994">
            <text:p>1,47</text:p>
          </table:table-cell>
          <table:table-cell table:style-name="ce53" office:value-type="float" office:value="0.479812041423482">
            <text:p>0,48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style-name="ce77" table:number-columns-repeated="2"/>
          <table:table-cell table:number-columns-repeated="18"/>
        </table:table-row>
        <table:table-row table:style-name="ro1">
          <table:covered-table-cell table:number-columns-repeated="2" table:style-name="ce51"/>
          <table:table-cell table:style-name="ce53" office:value-type="float" office:value="76.9991202774528">
            <text:p>77,00</text:p>
          </table:table-cell>
          <table:table-cell table:style-name="ce53" office:value-type="float" office:value="-160.771300269004">
            <text:p>-160,77</text:p>
          </table:table-cell>
          <table:table-cell table:style-name="ce53" office:value-type="float" office:value="5.58219505514597">
            <text:p>5,58</text:p>
          </table:table-cell>
          <table:table-cell table:style-name="ce53" office:value-type="float" office:value="0.083942048029428">
            <text:p>0,08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style-name="ce77" table:number-columns-repeated="2"/>
          <table:table-cell table:number-columns-repeated="18"/>
        </table:table-row>
        <table:table-row table:style-name="ro1">
          <table:covered-table-cell table:number-columns-repeated="2" table:style-name="ce52"/>
          <table:table-cell table:style-name="ce54" office:value-type="float" office:value="83.3753461507081">
            <text:p>83,38</text:p>
          </table:table-cell>
          <table:table-cell table:style-name="ce54" office:value-type="float" office:value="-62.6609405421482">
            <text:p>-62,66</text:p>
          </table:table-cell>
          <table:table-cell table:style-name="ce54" office:value-type="float" office:value="1.91448345635585">
            <text:p>1,91</text:p>
          </table:table-cell>
          <table:table-cell table:style-name="ce54" office:value-type="float" office:value="0.479812041423482">
            <text:p>0,48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21]/[.E21]" office:value-type="float" office:value="43.5497866925474">
            <text:p>43,55</text:p>
          </table:table-cell>
          <table:table-cell table:number-columns-repeated="20"/>
        </table:table-row>
        <table:table-row table:style-name="ro1">
          <table:table-cell table:style-name="ce48" office:value-type="string" table:number-columns-spanned="1" table:number-rows-spanned="4">
            <text:p>RL, NOISE=0,5, eps=1, decay 100/20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81.8711034182269">
            <text:p>81,87</text:p>
          </table:table-cell>
          <table:table-cell table:style-name="ce75" office:value-type="float" office:value="-71.6907244856008">
            <text:p>-71,69</text:p>
          </table:table-cell>
          <table:table-cell table:style-name="ce75" office:value-type="float" office:value="2.24752244259984">
            <text:p>2,25</text:p>
          </table:table-cell>
          <table:table-cell table:style-name="ce75" office:value-type="float" office:value="0.425640610724203">
            <text:p>0,43</text:p>
          </table:table-cell>
          <table:table-cell table:style-name="ce59" table:formula="of:=[.F22]" office:value-type="float" office:value="0.425640610724203" table:number-columns-spanned="1" table:number-rows-spanned="4">
            <text:p>0,4256</text:p>
          </table:table-cell>
          <table:table-cell table:style-name="ce61" office:value-type="float" office:value="41" table:number-columns-spanned="1" table:number-rows-spanned="4">
            <text:p>41</text:p>
          </table:table-cell>
          <table:table-cell table:style-name="ce61" office:value-type="float" office:value="59" table:number-columns-spanned="1" table:number-rows-spanned="4">
            <text:p>59</text:p>
          </table:table-cell>
          <table:table-cell table:style-name="ce66" office:value-type="string">
            <text:p>Mean</text:p>
          </table:table-cell>
          <table:table-cell table:style-name="ce76" table:formula="of:=[.C22]/[.E22]" office:value-type="float" office:value="36.4272684741345">
            <text:p>36,43</text:p>
          </table:table-cell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83.2815110660983">
            <text:p>83,28</text:p>
          </table:table-cell>
          <table:table-cell table:style-name="ce53" office:value-type="float" office:value="-64.4043797014216">
            <text:p>-64,40</text:p>
          </table:table-cell>
          <table:table-cell table:style-name="ce53" office:value-type="float" office:value="1.94045378269504">
            <text:p>1,94</text:p>
          </table:table-cell>
          <table:table-cell table:style-name="ce53" office:value-type="float" office:value="0.486255526031089">
            <text:p>0,49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79.2706472953271">
            <text:p>79,27</text:p>
          </table:table-cell>
          <table:table-cell table:style-name="ce53" office:value-type="float" office:value="-88.5041897104141">
            <text:p>-88,50</text:p>
          </table:table-cell>
          <table:table-cell table:style-name="ce53" office:value-type="float" office:value="2.85783460205662">
            <text:p>2,86</text:p>
          </table:table-cell>
          <table:table-cell table:style-name="ce53" office:value-type="float" office:value="0.294012690723374">
            <text:p>0,29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2"/>
          <table:table-cell table:style-name="ce54" office:value-type="float" office:value="83.2815110660983">
            <text:p>83,28</text:p>
          </table:table-cell>
          <table:table-cell table:style-name="ce54" office:value-type="float" office:value="-64.7453609509265">
            <text:p>-64,75</text:p>
          </table:table-cell>
          <table:table-cell table:style-name="ce54" office:value-type="float" office:value="1.98584042150025">
            <text:p>1,99</text:p>
          </table:table-cell>
          <table:table-cell table:style-name="ce54" office:value-type="float" office:value="0.486255526031089">
            <text:p>0,49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25]/[.E25]" office:value-type="float" office:value="41.9376653654685">
            <text:p>41,94</text:p>
          </table:table-cell>
          <table:table-cell table:number-columns-repeated="20"/>
        </table:table-row>
        <table:table-row table:style-name="ro1">
          <table:table-cell table:style-name="ce79" office:value-type="string" table:number-columns-spanned="1" table:number-rows-spanned="4">
            <text:p>RL, NOISE=0,5, eps=1, decay 100/10</text:p>
          </table:table-cell>
          <table:table-cell table:style-name="ce79" office:value-type="float" office:value="0" table:number-columns-spanned="1" table:number-rows-spanned="4">
            <text:p>0</text:p>
          </table:table-cell>
          <table:table-cell table:style-name="ce82" office:value-type="float" office:value="81.1226119277216">
            <text:p>81,12</text:p>
          </table:table-cell>
          <table:table-cell table:style-name="ce82" office:value-type="float" office:value="-74.372673333277">
            <text:p>-74,37</text:p>
          </table:table-cell>
          <table:table-cell table:style-name="ce82" office:value-type="float" office:value="1.79932779455195">
            <text:p>1,80</text:p>
          </table:table-cell>
          <table:table-cell table:style-name="ce82" office:value-type="float" office:value="0.357870129854324">
            <text:p>0,36</text:p>
          </table:table-cell>
          <table:table-cell table:style-name="ce85" table:formula="of:=[.F26]" office:value-type="float" office:value="0.357870129854324" table:number-columns-spanned="1" table:number-rows-spanned="4">
            <text:p>0,3579</text:p>
          </table:table-cell>
          <table:table-cell table:style-name="ce88" office:value-type="float" office:value="49" table:number-columns-spanned="1" table:number-rows-spanned="4">
            <text:p>49</text:p>
          </table:table-cell>
          <table:table-cell table:style-name="ce88" office:value-type="float" office:value="58" table:number-columns-spanned="1" table:number-rows-spanned="4">
            <text:p>58</text:p>
          </table:table-cell>
          <table:table-cell table:style-name="ce91" office:value-type="string">
            <text:p>Mean</text:p>
          </table:table-cell>
          <table:table-cell table:style-name="ce94" table:formula="of:=[.C26]/[.E26]" office:value-type="float" office:value="45.0849545999049">
            <text:p>45,08</text:p>
          </table:table-cell>
          <table:table-cell office:value-type="string">
            <text:p>SELECTED</text:p>
          </table:table-cell>
          <table:table-cell table:number-columns-repeated="19"/>
        </table:table-row>
        <table:table-row table:style-name="ro1">
          <table:covered-table-cell table:number-columns-repeated="2" table:style-name="ce80"/>
          <table:table-cell table:style-name="ce83" office:value-type="float" office:value="83.79086282519">
            <text:p>83,79</text:p>
          </table:table-cell>
          <table:table-cell table:style-name="ce83" office:value-type="float" office:value="-61.1195461950816">
            <text:p>-61,12</text:p>
          </table:table-cell>
          <table:table-cell table:style-name="ce83" office:value-type="float" office:value="1.32048766115882">
            <text:p>1,32</text:p>
          </table:table-cell>
          <table:table-cell table:style-name="ce83" office:value-type="float" office:value="0.466993641071809">
            <text:p>0,47</text:p>
          </table:table-cell>
          <table:covered-table-cell table:style-name="ce86"/>
          <table:covered-table-cell table:number-columns-repeated="2" table:style-name="ce89"/>
          <table:table-cell table:style-name="ce92" office:value-type="string">
            <text:p>Best</text:p>
          </table:table-cell>
          <table:table-cell table:style-name="ce95"/>
          <table:table-cell table:number-columns-repeated="20"/>
        </table:table-row>
        <table:table-row table:style-name="ro1">
          <table:covered-table-cell table:number-columns-repeated="2" table:style-name="ce80"/>
          <table:table-cell table:style-name="ce83" office:value-type="float" office:value="76.691240162611">
            <text:p>76,69</text:p>
          </table:table-cell>
          <table:table-cell table:style-name="ce83" office:value-type="float" office:value="-95.8031910891847">
            <text:p>-95,80</text:p>
          </table:table-cell>
          <table:table-cell table:style-name="ce83" office:value-type="float" office:value="2.14702844862587">
            <text:p>2,15</text:p>
          </table:table-cell>
          <table:table-cell table:style-name="ce83" office:value-type="float" office:value="0.118447765860338">
            <text:p>0,12</text:p>
          </table:table-cell>
          <table:covered-table-cell table:style-name="ce86"/>
          <table:covered-table-cell table:number-columns-repeated="2" table:style-name="ce89"/>
          <table:table-cell table:style-name="ce92" office:value-type="string">
            <text:p>Worst</text:p>
          </table:table-cell>
          <table:table-cell table:style-name="ce95"/>
          <table:table-cell table:number-columns-repeated="20"/>
        </table:table-row>
        <table:table-row table:style-name="ro1">
          <table:covered-table-cell table:number-columns-repeated="2" table:style-name="ce81"/>
          <table:table-cell table:style-name="ce84" office:value-type="float" office:value="80.4388202342555">
            <text:p>80,44</text:p>
          </table:table-cell>
          <table:table-cell table:style-name="ce84" office:value-type="float" office:value="-79.4275811545767">
            <text:p>-79,43</text:p>
          </table:table-cell>
          <table:table-cell table:style-name="ce84" office:value-type="float" office:value="1.92884194571599">
            <text:p>1,93</text:p>
          </table:table-cell>
          <table:table-cell table:style-name="ce84" office:value-type="float" office:value="0.466993641071809">
            <text:p>0,47</text:p>
          </table:table-cell>
          <table:covered-table-cell table:style-name="ce87"/>
          <table:covered-table-cell table:number-columns-repeated="2" table:style-name="ce90"/>
          <table:table-cell table:style-name="ce93" office:value-type="string">
            <text:p>Best(bestR)</text:p>
          </table:table-cell>
          <table:table-cell table:style-name="ce96" table:formula="of:=[.C29]/[.E29]" office:value-type="float" office:value="41.7031682730212">
            <text:p>41,70</text:p>
          </table:table-cell>
          <table:table-cell table:number-columns-repeated="20"/>
        </table:table-row>
        <table:table-row table:style-name="ro1">
          <table:table-cell/>
          <table:table-cell table:style-name="ce78" office:value-type="string" table:number-columns-spanned="8" table:number-rows-spanned="1">
            <text:p>Metodo 7 Knox, Stone</text:p>
          </table:table-cell>
          <table:covered-table-cell table:number-columns-repeated="7"/>
          <table:table-cell table:number-columns-repeated="4"/>
          <table:table-cell table:style-name="ce78" office:value-type="string" table:number-columns-spanned="8" table:number-rows-spanned="1">
            <text:p>Metodo 1 Leottau</text:p>
          </table:table-cell>
          <table:covered-table-cell table:number-columns-repeated="7"/>
          <table:table-cell table:number-columns-repeated="2"/>
          <table:table-cell table:style-name="ce78" office:value-type="string" table:number-columns-spanned="8" table:number-rows-spanned="1">
            <text:p>Metodo 2 Leottau</text:p>
          </table:table-cell>
          <table:covered-table-cell table:number-columns-repeated="7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100" table:number-columns-spanned="1" table:number-rows-spanned="4">
            <text:p>-100</text:p>
          </table:table-cell>
          <table:table-cell table:style-name="ce75" office:value-type="float" office:value="82.9884022214406">
            <text:p>82,99</text:p>
          </table:table-cell>
          <table:table-cell table:style-name="ce75" office:value-type="float" office:value="-74.3772213142716">
            <text:p>-74,38</text:p>
          </table:table-cell>
          <table:table-cell table:style-name="ce75" office:value-type="float" office:value="2.59981695932829">
            <text:p>2,60</text:p>
          </table:table-cell>
          <table:table-cell table:style-name="ce75" office:value-type="float" office:value="0.423744598227943">
            <text:p>0,42</text:p>
          </table:table-cell>
          <table:table-cell table:style-name="ce59" table:formula="of:=[.F31]" office:value-type="float" office:value="0.423744598227943" table:number-columns-spanned="1" table:number-rows-spanned="4">
            <text:p>0,4237</text:p>
          </table:table-cell>
          <table:table-cell table:style-name="ce61" office:value-type="float" office:value="45" table:number-columns-spanned="1" table:number-rows-spanned="4">
            <text:p>45</text:p>
          </table:table-cell>
          <table:table-cell table:style-name="ce61" office:value-type="float" office:value="54" table:number-columns-spanned="1" table:number-rows-spanned="4">
            <text:p>54</text:p>
          </table:table-cell>
          <table:table-cell table:style-name="ce66" office:value-type="string">
            <text:p>Mean</text:p>
          </table:table-cell>
          <table:table-cell table:style-name="ce76" table:formula="of:=[.C31]/[.E31]" office:value-type="float" office:value="31.9208634760511">
            <text:p>31,92</text:p>
          </table:table-cell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84.6331696814313">
            <text:p>84,63</text:p>
          </table:table-cell>
          <table:table-cell table:style-name="ce53" office:value-type="float" office:value="-56.8292170533587">
            <text:p>-56,83</text:p>
          </table:table-cell>
          <table:table-cell table:style-name="ce53" office:value-type="float" office:value="1.87716633713509">
            <text:p>1,88</text:p>
          </table:table-cell>
          <table:table-cell table:style-name="ce53" office:value-type="float" office:value="0.50491670242715">
            <text:p>0,50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80.9656259715577">
            <text:p>80,97</text:p>
          </table:table-cell>
          <table:table-cell table:style-name="ce53" office:value-type="float" office:value="-108.921648765784">
            <text:p>-108,92</text:p>
          </table:table-cell>
          <table:table-cell table:style-name="ce53" office:value-type="float" office:value="4.52024836015893">
            <text:p>4,52</text:p>
          </table:table-cell>
          <table:table-cell table:style-name="ce53" office:value-type="float" office:value="0.198437343037535">
            <text:p>0,20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2"/>
          <table:table-cell table:style-name="ce54" office:value-type="float" office:value="84.5506124251961">
            <text:p>84,55</text:p>
          </table:table-cell>
          <table:table-cell table:style-name="ce54" office:value-type="float" office:value="-58.0834598752557">
            <text:p>-58,08</text:p>
          </table:table-cell>
          <table:table-cell table:style-name="ce54" office:value-type="float" office:value="1.87716633713509">
            <text:p>1,88</text:p>
          </table:table-cell>
          <table:table-cell table:style-name="ce54" office:value-type="float" office:value="0.50491670242715">
            <text:p>0,50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34]/[.E34]" office:value-type="float" office:value="45.0416197822066">
            <text:p>45,04</text:p>
          </table:table-cell>
          <table:table-cell table:number-columns-repeated="20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50" table:number-columns-spanned="1" table:number-rows-spanned="4">
            <text:p>-50</text:p>
          </table:table-cell>
          <table:table-cell table:style-name="ce75" office:value-type="float" office:value="83.1529031702485">
            <text:p>83,15</text:p>
          </table:table-cell>
          <table:table-cell table:style-name="ce75" office:value-type="float" office:value="-75.2342794010617">
            <text:p>-75,23</text:p>
          </table:table-cell>
          <table:table-cell table:style-name="ce75" office:value-type="float" office:value="3.0199912964683">
            <text:p>3,02</text:p>
          </table:table-cell>
          <table:table-cell table:style-name="ce75" office:value-type="float" office:value="0.404049735469096">
            <text:p>0,40</text:p>
          </table:table-cell>
          <table:table-cell table:style-name="ce59" table:formula="of:=[.F35]" office:value-type="float" office:value="0.404049735469096" table:number-columns-spanned="1" table:number-rows-spanned="4">
            <text:p>0,4040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1" office:value-type="float" office:value="51" table:number-columns-spanned="1" table:number-rows-spanned="4">
            <text:p>51</text:p>
          </table:table-cell>
          <table:table-cell table:style-name="ce66" office:value-type="string">
            <text:p>Mean</text:p>
          </table:table-cell>
          <table:table-cell table:style-name="ce76" table:formula="of:=[.C35]/[.E35]" office:value-type="float" office:value="27.5341532498755">
            <text:p>27,53</text:p>
          </table:table-cell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85.8839405540075">
            <text:p>85,88</text:p>
          </table:table-cell>
          <table:table-cell table:style-name="ce53" office:value-type="float" office:value="-55.002148285271">
            <text:p>-55,00</text:p>
          </table:table-cell>
          <table:table-cell table:style-name="ce53" office:value-type="float" office:value="1.0813540148098">
            <text:p>1,08</text:p>
          </table:table-cell>
          <table:table-cell table:style-name="ce53" office:value-type="float" office:value="0.547183456336497">
            <text:p>0,55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77.7341792319861">
            <text:p>77,73</text:p>
          </table:table-cell>
          <table:table-cell table:style-name="ce53" office:value-type="float" office:value="-125.757029302826">
            <text:p>-125,76</text:p>
          </table:table-cell>
          <table:table-cell table:style-name="ce53" office:value-type="float" office:value="6.10150124492726">
            <text:p>6,10</text:p>
          </table:table-cell>
          <table:table-cell table:style-name="ce53" office:value-type="float" office:value="0.262724472505544">
            <text:p>0,26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2"/>
          <table:table-cell table:style-name="ce54" office:value-type="float" office:value="85.8839405540075">
            <text:p>85,88</text:p>
          </table:table-cell>
          <table:table-cell table:style-name="ce54" office:value-type="float" office:value="-55.002148285271">
            <text:p>-55,00</text:p>
          </table:table-cell>
          <table:table-cell table:style-name="ce54" office:value-type="float" office:value="2.10132803415648">
            <text:p>2,10</text:p>
          </table:table-cell>
          <table:table-cell table:style-name="ce54" office:value-type="float" office:value="0.547183456336497">
            <text:p>0,55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38]/[.E38]" office:value-type="float" office:value="40.8712676735802">
            <text:p>40,87</text:p>
          </table:table-cell>
          <table:table-cell table:number-columns-repeated="20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20" table:number-columns-spanned="1" table:number-rows-spanned="4">
            <text:p>-20</text:p>
          </table:table-cell>
          <table:table-cell table:style-name="ce75" office:value-type="float" office:value="83.4914042212895">
            <text:p>83,49</text:p>
          </table:table-cell>
          <table:table-cell table:style-name="ce75" office:value-type="float" office:value="-66.3560922439616">
            <text:p>-66,36</text:p>
          </table:table-cell>
          <table:table-cell table:style-name="ce75" office:value-type="float" office:value="2.58351693402391">
            <text:p>2,58</text:p>
          </table:table-cell>
          <table:table-cell table:style-name="ce75" office:value-type="float" office:value="0.440102067943398">
            <text:p>0,44</text:p>
          </table:table-cell>
          <table:table-cell table:style-name="ce59" table:formula="of:=[.F39]" office:value-type="float" office:value="0.440102067943398" table:number-columns-spanned="1" table:number-rows-spanned="4">
            <text:p>0,4401</text:p>
          </table:table-cell>
          <table:table-cell table:style-name="ce61" office:value-type="float" office:value="42" table:number-columns-spanned="1" table:number-rows-spanned="4">
            <text:p>42</text:p>
          </table:table-cell>
          <table:table-cell table:style-name="ce61" office:value-type="float" office:value="49" table:number-columns-spanned="1" table:number-rows-spanned="4">
            <text:p>49</text:p>
          </table:table-cell>
          <table:table-cell table:style-name="ce66" office:value-type="string">
            <text:p>Mean</text:p>
          </table:table-cell>
          <table:table-cell table:style-name="ce76" table:formula="of:=[.C39]/[.E39]" office:value-type="float" office:value="32.3169564409431">
            <text:p>32,32</text:p>
          </table:table-cell>
          <table:table-cell/>
          <table:table-cell table:style-name="ce75" office:value-type="float" office:value="83.3173465903346">
            <text:p>83,32</text:p>
          </table:table-cell>
          <table:table-cell table:style-name="ce75" office:value-type="float" office:value="-66.8566276643501">
            <text:p>-66,86</text:p>
          </table:table-cell>
          <table:table-cell table:style-name="ce75" office:value-type="float" office:value="2.20164546679544">
            <text:p>2,20</text:p>
          </table:table-cell>
          <table:table-cell table:style-name="ce75" office:value-type="float" office:value="0.441947886729496">
            <text:p>0,44</text:p>
          </table:table-cell>
          <table:table-cell table:style-name="ce59" table:formula="of:=[.P39]" office:value-type="float" office:value="0.441947886729496" table:number-columns-spanned="1" table:number-rows-spanned="4">
            <text:p>0,4419</text:p>
          </table:table-cell>
          <table:table-cell table:style-name="ce61" office:value-type="float" office:value="45" table:number-columns-spanned="1" table:number-rows-spanned="4">
            <text:p>45</text:p>
          </table:table-cell>
          <table:table-cell table:style-name="ce61" office:value-type="float" office:value="51" table:number-columns-spanned="1" table:number-rows-spanned="4">
            <text:p>51</text:p>
          </table:table-cell>
          <table:table-cell table:style-name="ce66" office:value-type="string">
            <text:p>Mean</text:p>
          </table:table-cell>
          <table:table-cell table:style-name="ce76" table:formula="of:=[.M39]/[.O39]" office:value-type="float" office:value="37.8432167426145">
            <text:p>37,84</text:p>
          </table:table-cell>
          <table:table-cell/>
          <table:table-cell table:style-name="ce75" office:value-type="float" office:value="83.2550601861161">
            <text:p>83,26</text:p>
          </table:table-cell>
          <table:table-cell table:style-name="ce75" office:value-type="float" office:value="-68.4501081417072">
            <text:p>-68,45</text:p>
          </table:table-cell>
          <table:table-cell table:style-name="ce75" office:value-type="float" office:value="2.5744104279862">
            <text:p>2,57</text:p>
          </table:table-cell>
          <table:table-cell table:style-name="ce75" office:value-type="float" office:value="0.454951944664488">
            <text:p>0,45</text:p>
          </table:table-cell>
          <table:table-cell table:style-name="ce59" table:formula="of:=[.Z39]" office:value-type="float" office:value="0.454951944664488" table:number-columns-spanned="1" table:number-rows-spanned="4">
            <text:p>0,4550</text:p>
          </table:table-cell>
          <table:table-cell table:style-name="ce61" office:value-type="float" office:value="35" table:number-columns-spanned="1" table:number-rows-spanned="4">
            <text:p>35</text:p>
          </table:table-cell>
          <table:table-cell table:style-name="ce61" office:value-type="float" office:value="48" table:number-columns-spanned="1" table:number-rows-spanned="4">
            <text:p>48</text:p>
          </table:table-cell>
          <table:table-cell table:style-name="ce66" office:value-type="string">
            <text:p>Mean</text:p>
          </table:table-cell>
          <table:table-cell table:style-name="ce76" table:formula="of:=[.W39]/[.Y39]" office:value-type="float" office:value="32.3394666526585">
            <text:p>32,34</text:p>
          </table:table-cell>
        </table:table-row>
        <table:table-row table:style-name="ro1">
          <table:covered-table-cell table:number-columns-repeated="2" table:style-name="ce51"/>
          <table:table-cell table:style-name="ce53" office:value-type="float" office:value="84.9147375507257">
            <text:p>84,91</text:p>
          </table:table-cell>
          <table:table-cell table:style-name="ce53" office:value-type="float" office:value="-55.3481358157556">
            <text:p>-55,35</text:p>
          </table:table-cell>
          <table:table-cell table:style-name="ce53" office:value-type="float" office:value="1.98725879522601">
            <text:p>1,99</text:p>
          </table:table-cell>
          <table:table-cell table:style-name="ce53" office:value-type="float" office:value="0.524290423840421">
            <text:p>0,52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/>
          <table:table-cell table:style-name="ce53" office:value-type="float" office:value="85.0211224140519">
            <text:p>85,02</text:p>
          </table:table-cell>
          <table:table-cell table:style-name="ce53" office:value-type="float" office:value="-54.3848051044414">
            <text:p>-54,38</text:p>
          </table:table-cell>
          <table:table-cell table:style-name="ce53" office:value-type="float" office:value="1.33429523174584">
            <text:p>1,33</text:p>
          </table:table-cell>
          <table:table-cell table:style-name="ce53" office:value-type="float" office:value="0.534635010364876">
            <text:p>0,53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/>
          <table:table-cell table:style-name="ce53" office:value-type="float" office:value="85.8744728143649">
            <text:p>85,87</text:p>
          </table:table-cell>
          <table:table-cell table:style-name="ce53" office:value-type="float" office:value="-50.4847074780902">
            <text:p>-50,48</text:p>
          </table:table-cell>
          <table:table-cell table:style-name="ce53" office:value-type="float" office:value="1.58948492833244">
            <text:p>1,59</text:p>
          </table:table-cell>
          <table:table-cell table:style-name="ce53" office:value-type="float" office:value="0.54767245992687">
            <text:p>0,55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</table:table-row>
        <table:table-row table:style-name="ro1">
          <table:covered-table-cell table:number-columns-repeated="2" table:style-name="ce51"/>
          <table:table-cell table:style-name="ce53" office:value-type="float" office:value="82.2620018974942">
            <text:p>82,26</text:p>
          </table:table-cell>
          <table:table-cell table:style-name="ce53" office:value-type="float" office:value="-91.1528948231249">
            <text:p>-91,15</text:p>
          </table:table-cell>
          <table:table-cell table:style-name="ce53" office:value-type="float" office:value="3.43633539001423">
            <text:p>3,44</text:p>
          </table:table-cell>
          <table:table-cell table:style-name="ce53" office:value-type="float" office:value="0.350797392766124">
            <text:p>0,35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/>
          <table:table-cell table:style-name="ce53" office:value-type="float" office:value="81.4365803213453">
            <text:p>81,44</text:p>
          </table:table-cell>
          <table:table-cell table:style-name="ce53" office:value-type="float" office:value="-104.762832616646">
            <text:p>-104,76</text:p>
          </table:table-cell>
          <table:table-cell table:style-name="ce53" office:value-type="float" office:value="4.2298478940399">
            <text:p>4,23</text:p>
          </table:table-cell>
          <table:table-cell table:style-name="ce53" office:value-type="float" office:value="0.181617023135714">
            <text:p>0,18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/>
          <table:table-cell table:style-name="ce53" office:value-type="float" office:value="80.5376486211978">
            <text:p>80,54</text:p>
          </table:table-cell>
          <table:table-cell table:style-name="ce53" office:value-type="float" office:value="-87.897402750186">
            <text:p>-87,90</text:p>
          </table:table-cell>
          <table:table-cell table:style-name="ce53" office:value-type="float" office:value="3.80186390958887">
            <text:p>3,80</text:p>
          </table:table-cell>
          <table:table-cell table:style-name="ce53" office:value-type="float" office:value="0.344613071874622">
            <text:p>0,34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</table:table-row>
        <table:table-row table:style-name="ro1">
          <table:covered-table-cell table:number-columns-repeated="2" table:style-name="ce52"/>
          <table:table-cell table:style-name="ce54" office:value-type="float" office:value="83.5068740519936">
            <text:p>83,51</text:p>
          </table:table-cell>
          <table:table-cell table:style-name="ce54" office:value-type="float" office:value="-64.9661648984747">
            <text:p>-64,97</text:p>
          </table:table-cell>
          <table:table-cell table:style-name="ce54" office:value-type="float" office:value="2.79304277268537">
            <text:p>2,79</text:p>
          </table:table-cell>
          <table:table-cell table:style-name="ce54" office:value-type="float" office:value="0.524290423840421">
            <text:p>0,52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42]/[.E42]" office:value-type="float" office:value="29.8981722974854">
            <text:p>29,90</text:p>
          </table:table-cell>
          <table:table-cell/>
          <table:table-cell table:style-name="ce54" office:value-type="float" office:value="85.0211224140519">
            <text:p>85,02</text:p>
          </table:table-cell>
          <table:table-cell table:style-name="ce54" office:value-type="float" office:value="-54.3848051044414">
            <text:p>-54,38</text:p>
          </table:table-cell>
          <table:table-cell table:style-name="ce54" office:value-type="float" office:value="1.33429523174584">
            <text:p>1,33</text:p>
          </table:table-cell>
          <table:table-cell table:style-name="ce54" office:value-type="float" office:value="0.534635010364876">
            <text:p>0,53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M42]/[.O42]" office:value-type="float" office:value="63.7198727771868">
            <text:p>63,72</text:p>
          </table:table-cell>
          <table:table-cell/>
          <table:table-cell table:style-name="ce54" office:value-type="float" office:value="85.8744728143649">
            <text:p>85,87</text:p>
          </table:table-cell>
          <table:table-cell table:style-name="ce54" office:value-type="float" office:value="-50.4847074780902">
            <text:p>-50,48</text:p>
          </table:table-cell>
          <table:table-cell table:style-name="ce54" office:value-type="float" office:value="2.13531623002577">
            <text:p>2,14</text:p>
          </table:table-cell>
          <table:table-cell table:style-name="ce54" office:value-type="float" office:value="0.54767245992687">
            <text:p>0,55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W42]/[.Y42]" office:value-type="float" office:value="40.2162787913285">
            <text:p>40,22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10" table:number-columns-spanned="1" table:number-rows-spanned="4">
            <text:p>-10</text:p>
          </table:table-cell>
          <table:table-cell table:style-name="ce75" office:value-type="float" office:value="83.930099159336">
            <text:p>83,93</text:p>
          </table:table-cell>
          <table:table-cell table:style-name="ce75" office:value-type="float" office:value="-69.2842428659656">
            <text:p>-69,28</text:p>
          </table:table-cell>
          <table:table-cell table:style-name="ce75" office:value-type="float" office:value="2.63472877647182">
            <text:p>2,63</text:p>
          </table:table-cell>
          <table:table-cell table:style-name="ce75" office:value-type="float" office:value="0.48930324111676">
            <text:p>0,49</text:p>
          </table:table-cell>
          <table:table-cell table:style-name="ce59" table:formula="of:=[.F43]" office:value-type="float" office:value="0.48930324111676" table:number-columns-spanned="1" table:number-rows-spanned="4">
            <text:p>0,4893</text:p>
          </table:table-cell>
          <table:table-cell table:style-name="ce61" office:value-type="float" office:value="42" table:number-columns-spanned="1" table:number-rows-spanned="4">
            <text:p>42</text:p>
          </table:table-cell>
          <table:table-cell table:style-name="ce61" office:value-type="float" office:value="49" table:number-columns-spanned="1" table:number-rows-spanned="4">
            <text:p>49</text:p>
          </table:table-cell>
          <table:table-cell table:style-name="ce66" office:value-type="string">
            <text:p>Mean</text:p>
          </table:table-cell>
          <table:table-cell table:style-name="ce76" table:formula="of:=[.C43]/[.E43]" office:value-type="float" office:value="31.8553089444475">
            <text:p>31,86</text:p>
          </table:table-cell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86.4576443211609">
            <text:p>86,46</text:p>
          </table:table-cell>
          <table:table-cell table:style-name="ce53" office:value-type="float" office:value="-48.4254502973909">
            <text:p>-48,43</text:p>
          </table:table-cell>
          <table:table-cell table:style-name="ce53" office:value-type="float" office:value="1.34004702040676">
            <text:p>1,34</text:p>
          </table:table-cell>
          <table:table-cell table:style-name="ce53" office:value-type="float" office:value="0.583695888896868">
            <text:p>0,58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81.8785424571463">
            <text:p>81,88</text:p>
          </table:table-cell>
          <table:table-cell table:style-name="ce53" office:value-type="float" office:value="-108.578410151312">
            <text:p>-108,58</text:p>
          </table:table-cell>
          <table:table-cell table:style-name="ce53" office:value-type="float" office:value="5.47904268839973">
            <text:p>5,48</text:p>
          </table:table-cell>
          <table:table-cell table:style-name="ce53" office:value-type="float" office:value="0.369363198508394">
            <text:p>0,37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2"/>
          <table:table-cell table:style-name="ce54" office:value-type="float" office:value="86.4576443211609">
            <text:p>86,46</text:p>
          </table:table-cell>
          <table:table-cell table:style-name="ce54" office:value-type="float" office:value="-48.4254502973909">
            <text:p>-48,43</text:p>
          </table:table-cell>
          <table:table-cell table:style-name="ce54" office:value-type="float" office:value="1.8258582457677">
            <text:p>1,83</text:p>
          </table:table-cell>
          <table:table-cell table:style-name="ce54" office:value-type="float" office:value="0.583695888896868">
            <text:p>0,58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46]/[.E46]" office:value-type="float" office:value="47.3517834813123">
            <text:p>47,35</text:p>
          </table:table-cell>
          <table:table-cell table:number-columns-repeated="20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5" table:number-columns-spanned="1" table:number-rows-spanned="4">
            <text:p>-5</text:p>
          </table:table-cell>
          <table:table-cell table:style-name="ce75" office:value-type="float" office:value="82.8491096752445">
            <text:p>82,85</text:p>
          </table:table-cell>
          <table:table-cell table:style-name="ce75" office:value-type="float" office:value="-72.1868122576169">
            <text:p>-72,19</text:p>
          </table:table-cell>
          <table:table-cell table:style-name="ce75" office:value-type="float" office:value="2.72569518248067">
            <text:p>2,73</text:p>
          </table:table-cell>
          <table:table-cell table:style-name="ce75" office:value-type="float" office:value="0.410535825092728">
            <text:p>0,41</text:p>
          </table:table-cell>
          <table:table-cell table:style-name="ce59" table:formula="of:=[.F47]" office:value-type="float" office:value="0.410535825092728" table:number-columns-spanned="1" table:number-rows-spanned="4">
            <text:p>0,4105</text:p>
          </table:table-cell>
          <table:table-cell table:style-name="ce61" office:value-type="float" office:value="41" table:number-columns-spanned="1" table:number-rows-spanned="4">
            <text:p>41</text:p>
          </table:table-cell>
          <table:table-cell table:style-name="ce61" office:value-type="float" office:value="45" table:number-columns-spanned="1" table:number-rows-spanned="4">
            <text:p>45</text:p>
          </table:table-cell>
          <table:table-cell table:style-name="ce66" office:value-type="string">
            <text:p>Mean</text:p>
          </table:table-cell>
          <table:table-cell table:style-name="ce76" table:formula="of:=[.C47]/[.E47]" office:value-type="float" office:value="30.3955886952271">
            <text:p>30,40</text:p>
          </table:table-cell>
          <table:table-cell table:number-columns-repeated="11"/>
          <table:table-cell table:style-name="ce75" office:value-type="float" office:value="82.9279162601659">
            <text:p>82,93</text:p>
          </table:table-cell>
          <table:table-cell table:style-name="ce75" office:value-type="float" office:value="-69.2708942150404">
            <text:p>-69,27</text:p>
          </table:table-cell>
          <table:table-cell table:style-name="ce75" office:value-type="float" office:value="2.63579245205233">
            <text:p>2,64</text:p>
          </table:table-cell>
          <table:table-cell table:style-name="ce75" office:value-type="float" office:value="0.456600756385349">
            <text:p>0,46</text:p>
          </table:table-cell>
          <table:table-cell table:style-name="ce59" table:formula="of:=[.Z47]" office:value-type="float" office:value="0.456600756385349" table:number-columns-spanned="1" table:number-rows-spanned="4">
            <text:p>0,4566</text:p>
          </table:table-cell>
          <table:table-cell table:style-name="ce61" office:value-type="float" office:value="41" table:number-columns-spanned="1" table:number-rows-spanned="4">
            <text:p>41</text:p>
          </table:table-cell>
          <table:table-cell table:style-name="ce61" office:value-type="float" office:value="47" table:number-columns-spanned="1" table:number-rows-spanned="4">
            <text:p>47</text:p>
          </table:table-cell>
          <table:table-cell table:style-name="ce66" office:value-type="string">
            <text:p>Mean</text:p>
          </table:table-cell>
          <table:table-cell table:style-name="ce76" table:formula="of:=[.W47]/[.Y47]" office:value-type="float" office:value="31.4622329977442">
            <text:p>31,46</text:p>
          </table:table-cell>
        </table:table-row>
        <table:table-row table:style-name="ro1">
          <table:covered-table-cell table:number-columns-repeated="2" table:style-name="ce51"/>
          <table:table-cell table:style-name="ce53" office:value-type="float" office:value="84.7329764474571">
            <text:p>84,73</text:p>
          </table:table-cell>
          <table:table-cell table:style-name="ce53" office:value-type="float" office:value="-55.448903091186">
            <text:p>-55,45</text:p>
          </table:table-cell>
          <table:table-cell table:style-name="ce53" office:value-type="float" office:value="1.78439152281799">
            <text:p>1,78</text:p>
          </table:table-cell>
          <table:table-cell table:style-name="ce53" office:value-type="float" office:value="0.527343582386676">
            <text:p>0,53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11"/>
          <table:table-cell table:style-name="ce53" office:value-type="float" office:value="85.8702418520953">
            <text:p>85,87</text:p>
          </table:table-cell>
          <table:table-cell table:style-name="ce53" office:value-type="float" office:value="-50.4665770176345">
            <text:p>-50,47</text:p>
          </table:table-cell>
          <table:table-cell table:style-name="ce53" office:value-type="float" office:value="1.58781210863541">
            <text:p>1,59</text:p>
          </table:table-cell>
          <table:table-cell table:style-name="ce53" office:value-type="float" office:value="0.565069440490052">
            <text:p>0,57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</table:table-row>
        <table:table-row table:style-name="ro1">
          <table:covered-table-cell table:number-columns-repeated="2" table:style-name="ce51"/>
          <table:table-cell table:style-name="ce53" office:value-type="float" office:value="80.5118344417059">
            <text:p>80,51</text:p>
          </table:table-cell>
          <table:table-cell table:style-name="ce53" office:value-type="float" office:value="-91.3872625618346">
            <text:p>-91,39</text:p>
          </table:table-cell>
          <table:table-cell table:style-name="ce53" office:value-type="float" office:value="4.62757674938136">
            <text:p>4,63</text:p>
          </table:table-cell>
          <table:table-cell table:style-name="ce53" office:value-type="float" office:value="0.210983043150263">
            <text:p>0,21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11"/>
          <table:table-cell table:style-name="ce53" office:value-type="float" office:value="80.7600113426298">
            <text:p>80,76</text:p>
          </table:table-cell>
          <table:table-cell table:style-name="ce53" office:value-type="float" office:value="-86.8896374122147">
            <text:p>-86,89</text:p>
          </table:table-cell>
          <table:table-cell table:style-name="ce53" office:value-type="float" office:value="3.78086060969369">
            <text:p>3,78</text:p>
          </table:table-cell>
          <table:table-cell table:style-name="ce53" office:value-type="float" office:value="0.361669576089413">
            <text:p>0,36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</table:table-row>
        <table:table-row table:style-name="ro1">
          <table:covered-table-cell table:number-columns-repeated="2" table:style-name="ce52"/>
          <table:table-cell table:style-name="ce54" office:value-type="float" office:value="84.7329764474571">
            <text:p>84,73</text:p>
          </table:table-cell>
          <table:table-cell table:style-name="ce54" office:value-type="float" office:value="-55.448903091186">
            <text:p>-55,45</text:p>
          </table:table-cell>
          <table:table-cell table:style-name="ce54" office:value-type="float" office:value="1.78439152281799">
            <text:p>1,78</text:p>
          </table:table-cell>
          <table:table-cell table:style-name="ce54" office:value-type="float" office:value="0.527343582386676">
            <text:p>0,53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50]/[.E50]" office:value-type="float" office:value="47.4856416677227">
            <text:p>47,49</text:p>
          </table:table-cell>
          <table:table-cell table:number-columns-repeated="11"/>
          <table:table-cell table:style-name="ce54" office:value-type="float" office:value="85.8702418520953">
            <text:p>85,87</text:p>
          </table:table-cell>
          <table:table-cell table:style-name="ce54" office:value-type="float" office:value="-50.4665770176345">
            <text:p>-50,47</text:p>
          </table:table-cell>
          <table:table-cell table:style-name="ce54" office:value-type="float" office:value="1.8819023640051">
            <text:p>1,88</text:p>
          </table:table-cell>
          <table:table-cell table:style-name="ce54" office:value-type="float" office:value="0.565069440490052">
            <text:p>0,57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W50]/[.Y50]" office:value-type="float" office:value="45.6294882744845">
            <text:p>45,63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2" table:number-columns-spanned="1" table:number-rows-spanned="4">
            <text:p>-2</text:p>
          </table:table-cell>
          <table:table-cell table:style-name="ce75" office:value-type="float" office:value="83.0526934319994">
            <text:p>83,05</text:p>
          </table:table-cell>
          <table:table-cell table:style-name="ce75" office:value-type="float" office:value="-69.2353495601419">
            <text:p>-69,24</text:p>
          </table:table-cell>
          <table:table-cell table:style-name="ce75" office:value-type="float" office:value="2.60692088658362">
            <text:p>2,61</text:p>
          </table:table-cell>
          <table:table-cell table:style-name="ce75" office:value-type="float" office:value="0.411209411769473">
            <text:p>0,41</text:p>
          </table:table-cell>
          <table:table-cell table:style-name="ce59" table:formula="of:=[.F51]" office:value-type="float" office:value="0.411209411769473" table:number-columns-spanned="1" table:number-rows-spanned="4">
            <text:p>0,4112</text:p>
          </table:table-cell>
          <table:table-cell table:style-name="ce61" office:value-type="float" office:value="38" table:number-columns-spanned="1" table:number-rows-spanned="4">
            <text:p>38</text:p>
          </table:table-cell>
          <table:table-cell table:style-name="ce61" office:value-type="float" office:value="49" table:number-columns-spanned="1" table:number-rows-spanned="4">
            <text:p>49</text:p>
          </table:table-cell>
          <table:table-cell table:style-name="ce66" office:value-type="string">
            <text:p>Mean</text:p>
          </table:table-cell>
          <table:table-cell table:style-name="ce76" table:formula="of:=[.C51]/[.E51]" office:value-type="float" office:value="31.8585400345003">
            <text:p>31,86</text:p>
          </table:table-cell>
          <table:table-cell/>
          <table:table-cell table:style-name="ce75" office:value-type="float" office:value="83.2284636060744">
            <text:p>83,23</text:p>
          </table:table-cell>
          <table:table-cell table:style-name="ce75" office:value-type="float" office:value="-67.0585788169275">
            <text:p>-67,06</text:p>
          </table:table-cell>
          <table:table-cell table:style-name="ce75" office:value-type="float" office:value="2.2362980983683">
            <text:p>2,24</text:p>
          </table:table-cell>
          <table:table-cell table:style-name="ce75" office:value-type="float" office:value="0.455239515444416">
            <text:p>0,46</text:p>
          </table:table-cell>
          <table:table-cell table:style-name="ce59" table:formula="of:=[.P51]" office:value-type="float" office:value="0.455239515444416" table:number-columns-spanned="1" table:number-rows-spanned="4">
            <text:p>0,4552</text:p>
          </table:table-cell>
          <table:table-cell table:style-name="ce61" office:value-type="float" office:value="42" table:number-columns-spanned="1" table:number-rows-spanned="4">
            <text:p>42</text:p>
          </table:table-cell>
          <table:table-cell table:style-name="ce61" office:value-type="float" office:value="55" table:number-columns-spanned="1" table:number-rows-spanned="4">
            <text:p>55</text:p>
          </table:table-cell>
          <table:table-cell table:style-name="ce66" office:value-type="string">
            <text:p>Mean</text:p>
          </table:table-cell>
          <table:table-cell table:style-name="ce76" table:formula="of:=[.M51]/[.O51]" office:value-type="float" office:value="37.2170703301145">
            <text:p>37,22</text:p>
          </table:table-cell>
          <table:table-cell/>
          <table:table-cell table:style-name="ce75" office:value-type="float" office:value="82.7827448750625">
            <text:p>82,78</text:p>
          </table:table-cell>
          <table:table-cell table:style-name="ce75" office:value-type="float" office:value="-66.9558790508869">
            <text:p>-66,96</text:p>
          </table:table-cell>
          <table:table-cell table:style-name="ce75" office:value-type="float" office:value="2.33202754003637">
            <text:p>2,33</text:p>
          </table:table-cell>
          <table:table-cell table:style-name="ce75" office:value-type="float" office:value="0.397706301993442">
            <text:p>0,40</text:p>
          </table:table-cell>
          <table:table-cell table:style-name="ce59" table:formula="of:=[.Z51]" office:value-type="float" office:value="0.397706301993442" table:number-columns-spanned="1" table:number-rows-spanned="4">
            <text:p>0,3977</text:p>
          </table:table-cell>
          <table:table-cell table:style-name="ce61" office:value-type="float" office:value="39" table:number-columns-spanned="1" table:number-rows-spanned="4">
            <text:p>39</text:p>
          </table:table-cell>
          <table:table-cell table:style-name="ce61" office:value-type="float" office:value="49" table:number-columns-spanned="1" table:number-rows-spanned="4">
            <text:p>49</text:p>
          </table:table-cell>
          <table:table-cell table:style-name="ce66" office:value-type="string">
            <text:p>Mean</text:p>
          </table:table-cell>
          <table:table-cell table:style-name="ce76" table:formula="of:=[.W51]/[.Y51]" office:value-type="float" office:value="35.4981849287129">
            <text:p>35,50</text:p>
          </table:table-cell>
        </table:table-row>
        <table:table-row table:style-name="ro1">
          <table:covered-table-cell table:number-columns-repeated="2" table:style-name="ce51"/>
          <table:table-cell table:style-name="ce53" office:value-type="float" office:value="85.4043865130107">
            <text:p>85,40</text:p>
          </table:table-cell>
          <table:table-cell table:style-name="ce53" office:value-type="float" office:value="-53.2503171570224">
            <text:p>-53,25</text:p>
          </table:table-cell>
          <table:table-cell table:style-name="ce53" office:value-type="float" office:value="1.72652719404521">
            <text:p>1,73</text:p>
          </table:table-cell>
          <table:table-cell table:style-name="ce53" office:value-type="float" office:value="0.53600851224309">
            <text:p>0,54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/>
          <table:table-cell table:style-name="ce53" office:value-type="float" office:value="85.0730532656227">
            <text:p>85,07</text:p>
          </table:table-cell>
          <table:table-cell table:style-name="ce53" office:value-type="float" office:value="-54.1922451311413">
            <text:p>-54,19</text:p>
          </table:table-cell>
          <table:table-cell table:style-name="ce53" office:value-type="float" office:value="1.16159060071738">
            <text:p>1,16</text:p>
          </table:table-cell>
          <table:table-cell table:style-name="ce53" office:value-type="float" office:value="0.56373638942912">
            <text:p>0,56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/>
          <table:table-cell table:style-name="ce53" office:value-type="float" office:value="84.3002852428455">
            <text:p>84,30</text:p>
          </table:table-cell>
          <table:table-cell table:style-name="ce53" office:value-type="float" office:value="-57.8172471718504">
            <text:p>-57,82</text:p>
          </table:table-cell>
          <table:table-cell table:style-name="ce53" office:value-type="float" office:value="1.70273235599139">
            <text:p>1,70</text:p>
          </table:table-cell>
          <table:table-cell table:style-name="ce53" office:value-type="float" office:value="0.477262316282042">
            <text:p>0,48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</table:table-row>
        <table:table-row table:style-name="ro1">
          <table:covered-table-cell table:number-columns-repeated="2" table:style-name="ce51"/>
          <table:table-cell table:style-name="ce53" office:value-type="float" office:value="78.4838859317879">
            <text:p>78,48</text:p>
          </table:table-cell>
          <table:table-cell table:style-name="ce53" office:value-type="float" office:value="-92.9458156080088">
            <text:p>-92,95</text:p>
          </table:table-cell>
          <table:table-cell table:style-name="ce53" office:value-type="float" office:value="4.18474360520366">
            <text:p>4,18</text:p>
          </table:table-cell>
          <table:table-cell table:style-name="ce53" office:value-type="float" office:value="0.184171109841668">
            <text:p>0,18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/>
          <table:table-cell table:style-name="ce53" office:value-type="float" office:value="81.482739993423">
            <text:p>81,48</text:p>
          </table:table-cell>
          <table:table-cell table:style-name="ce53" office:value-type="float" office:value="-98.6622037058748">
            <text:p>-98,66</text:p>
          </table:table-cell>
          <table:table-cell table:style-name="ce53" office:value-type="float" office:value="3.68309554278985">
            <text:p>3,68</text:p>
          </table:table-cell>
          <table:table-cell table:style-name="ce53" office:value-type="float" office:value="0.248054639044487">
            <text:p>0,25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/>
          <table:table-cell table:style-name="ce53" office:value-type="float" office:value="80.9687992073529">
            <text:p>80,97</text:p>
          </table:table-cell>
          <table:table-cell table:style-name="ce53" office:value-type="float" office:value="-80.399311625061">
            <text:p>-80,40</text:p>
          </table:table-cell>
          <table:table-cell table:style-name="ce53" office:value-type="float" office:value="2.95729350246919">
            <text:p>2,96</text:p>
          </table:table-cell>
          <table:table-cell table:style-name="ce53" office:value-type="float" office:value="0.208149805013779">
            <text:p>0,21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</table:table-row>
        <table:table-row table:style-name="ro1">
          <table:covered-table-cell table:number-columns-repeated="2" table:style-name="ce52"/>
          <table:table-cell table:style-name="ce54" office:value-type="float" office:value="85.2320229655001">
            <text:p>85,23</text:p>
          </table:table-cell>
          <table:table-cell table:style-name="ce54" office:value-type="float" office:value="-54.5522101491557">
            <text:p>-54,55</text:p>
          </table:table-cell>
          <table:table-cell table:style-name="ce54" office:value-type="float" office:value="2.45293976517561">
            <text:p>2,45</text:p>
          </table:table-cell>
          <table:table-cell table:style-name="ce54" office:value-type="float" office:value="0.53600851224309">
            <text:p>0,54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54]/[.E54]" office:value-type="float" office:value="34.7468878671785">
            <text:p>34,75</text:p>
          </table:table-cell>
          <table:table-cell/>
          <table:table-cell table:style-name="ce54" office:value-type="float" office:value="85.0730532656227">
            <text:p>85,07</text:p>
          </table:table-cell>
          <table:table-cell table:style-name="ce54" office:value-type="float" office:value="-55.0033425618334">
            <text:p>-55,00</text:p>
          </table:table-cell>
          <table:table-cell table:style-name="ce54" office:value-type="float" office:value="1.16159060071738">
            <text:p>1,16</text:p>
          </table:table-cell>
          <table:table-cell table:style-name="ce54" office:value-type="float" office:value="0.56373638942912">
            <text:p>0,56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M54]/[.O54]" office:value-type="float" office:value="73.2384139584832">
            <text:p>73,24</text:p>
          </table:table-cell>
          <table:table-cell/>
          <table:table-cell table:style-name="ce54" office:value-type="float" office:value="83.442052247424">
            <text:p>83,44</text:p>
          </table:table-cell>
          <table:table-cell table:style-name="ce54" office:value-type="float" office:value="-64.4411352970485">
            <text:p>-64,44</text:p>
          </table:table-cell>
          <table:table-cell table:style-name="ce54" office:value-type="float" office:value="2.55618566625623">
            <text:p>2,56</text:p>
          </table:table-cell>
          <table:table-cell table:style-name="ce54" office:value-type="float" office:value="0.477262316282042">
            <text:p>0,48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W54]/[.Y54]" office:value-type="float" office:value="32.6431891661581">
            <text:p>32,64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83.8570290493729">
            <text:p>83,86</text:p>
          </table:table-cell>
          <table:table-cell table:style-name="ce75" office:value-type="float" office:value="-64.6663995260577">
            <text:p>-64,67</text:p>
          </table:table-cell>
          <table:table-cell table:style-name="ce75" office:value-type="float" office:value="2.36458553356506">
            <text:p>2,36</text:p>
          </table:table-cell>
          <table:table-cell table:style-name="ce75" office:value-type="float" office:value="0.464681381119824">
            <text:p>0,46</text:p>
          </table:table-cell>
          <table:table-cell table:style-name="ce59" table:formula="of:=[.F55]" office:value-type="float" office:value="0.464681381119824" table:number-columns-spanned="1" table:number-rows-spanned="4">
            <text:p>0,4647</text:p>
          </table:table-cell>
          <table:table-cell table:style-name="ce61" office:value-type="float" office:value="39" table:number-columns-spanned="1" table:number-rows-spanned="4">
            <text:p>39</text:p>
          </table:table-cell>
          <table:table-cell table:style-name="ce61" office:value-type="float" office:value="57" table:number-columns-spanned="1" table:number-rows-spanned="4">
            <text:p>57</text:p>
          </table:table-cell>
          <table:table-cell table:style-name="ce66" office:value-type="string">
            <text:p>Mean</text:p>
          </table:table-cell>
          <table:table-cell table:style-name="ce76" table:formula="of:=[.C55]/[.E55]" office:value-type="float" office:value="35.4637325903549">
            <text:p>35,46</text:p>
          </table:table-cell>
          <table:table-cell table:number-columns-repeated="11"/>
          <table:table-cell table:style-name="ce5" office:value-type="float" office:value="83.2986282815719">
            <text:p>83,30</text:p>
          </table:table-cell>
          <table:table-cell table:style-name="ce5" office:value-type="float" office:value="-70.0295491913199">
            <text:p>-70,03</text:p>
          </table:table-cell>
          <table:table-cell table:style-name="ce5" office:value-type="float" office:value="2.45638640472617">
            <text:p>2,46</text:p>
          </table:table-cell>
          <table:table-cell table:style-name="ce5" office:value-type="float" office:value="0.439169507899093">
            <text:p>0,44</text:p>
          </table:table-cell>
          <table:table-cell table:style-name="ce59" table:formula="of:=[.Z55]" office:value-type="float" office:value="0.439169507899093" table:number-columns-spanned="1" table:number-rows-spanned="4">
            <text:p>0,4392</text:p>
          </table:table-cell>
          <table:table-cell table:style-name="ce61" office:value-type="float" office:value="36" table:number-columns-spanned="1" table:number-rows-spanned="4">
            <text:p>36</text:p>
          </table:table-cell>
          <table:table-cell table:style-name="ce61" office:value-type="float" office:value="58" table:number-columns-spanned="1" table:number-rows-spanned="4">
            <text:p>58</text:p>
          </table:table-cell>
          <table:table-cell table:style-name="ce66" office:value-type="string">
            <text:p>Mean</text:p>
          </table:table-cell>
          <table:table-cell table:style-name="ce76" table:formula="of:=[.W55]/[.Y55]" office:value-type="float" office:value="33.9110443378544">
            <text:p>33,91</text:p>
          </table:table-cell>
        </table:table-row>
        <table:table-row table:style-name="ro1">
          <table:covered-table-cell table:number-columns-repeated="2" table:style-name="ce51"/>
          <table:table-cell table:style-name="ce53" office:value-type="float" office:value="85.700613980536">
            <text:p>85,70</text:p>
          </table:table-cell>
          <table:table-cell table:style-name="ce53" office:value-type="float" office:value="-56.3270180606205">
            <text:p>-56,33</text:p>
          </table:table-cell>
          <table:table-cell table:style-name="ce53" office:value-type="float" office:value="1.69616636921998">
            <text:p>1,70</text:p>
          </table:table-cell>
          <table:table-cell table:style-name="ce53" office:value-type="float" office:value="0.534377214661322">
            <text:p>0,53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11"/>
          <table:table-cell table:style-name="ce5" office:value-type="float" office:value="85.8326316087997">
            <text:p>85,83</text:p>
          </table:table-cell>
          <table:table-cell table:style-name="ce5" office:value-type="float" office:value="-51.6108091606933">
            <text:p>-51,61</text:p>
          </table:table-cell>
          <table:table-cell table:style-name="ce5" office:value-type="float" office:value="1.29634420313874">
            <text:p>1,30</text:p>
          </table:table-cell>
          <table:table-cell table:style-name="ce5" office:value-type="float" office:value="0.552939584700884">
            <text:p>0,55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</table:table-row>
        <table:table-row table:style-name="ro1">
          <table:covered-table-cell table:number-columns-repeated="2" table:style-name="ce51"/>
          <table:table-cell table:style-name="ce53" office:value-type="float" office:value="80.6569019662293">
            <text:p>80,66</text:p>
          </table:table-cell>
          <table:table-cell table:style-name="ce53" office:value-type="float" office:value="-80.2251769025245">
            <text:p>-80,23</text:p>
          </table:table-cell>
          <table:table-cell table:style-name="ce53" office:value-type="float" office:value="3.57913764857176">
            <text:p>3,58</text:p>
          </table:table-cell>
          <table:table-cell table:style-name="ce53" office:value-type="float" office:value="0.290867993693421">
            <text:p>0,29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11"/>
          <table:table-cell table:style-name="ce5" office:value-type="float" office:value="79.3784317580071">
            <text:p>79,38</text:p>
          </table:table-cell>
          <table:table-cell table:style-name="ce5" office:value-type="float" office:value="-143.977070488026">
            <text:p>-143,98</text:p>
          </table:table-cell>
          <table:table-cell table:style-name="ce5" office:value-type="float" office:value="4.2115571776386">
            <text:p>4,21</text:p>
          </table:table-cell>
          <table:table-cell table:style-name="ce5" office:value-type="float" office:value="0.0791924772192883">
            <text:p>0,08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</table:table-row>
        <table:table-row table:style-name="ro1">
          <table:covered-table-cell table:number-columns-repeated="2" table:style-name="ce52"/>
          <table:table-cell table:style-name="ce54" office:value-type="float" office:value="85.700613980536">
            <text:p>85,70</text:p>
          </table:table-cell>
          <table:table-cell table:style-name="ce54" office:value-type="float" office:value="-67.3815004277905">
            <text:p>-67,38</text:p>
          </table:table-cell>
          <table:table-cell table:style-name="ce54" office:value-type="float" office:value="3.57913764857176">
            <text:p>3,58</text:p>
          </table:table-cell>
          <table:table-cell table:style-name="ce54" office:value-type="float" office:value="0.534377214661322">
            <text:p>0,53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58]/[.E58]" office:value-type="float" office:value="23.9444867438207">
            <text:p>23,94</text:p>
          </table:table-cell>
          <table:table-cell table:number-columns-repeated="11"/>
          <table:table-cell table:style-name="ce5" office:value-type="float" office:value="85.8326316087997">
            <text:p>85,83</text:p>
          </table:table-cell>
          <table:table-cell table:style-name="ce5" office:value-type="float" office:value="-51.6108091606933">
            <text:p>-51,61</text:p>
          </table:table-cell>
          <table:table-cell table:style-name="ce5" office:value-type="float" office:value="1.60709423197541">
            <text:p>1,61</text:p>
          </table:table-cell>
          <table:table-cell table:style-name="ce5" office:value-type="float" office:value="0.552939584700884">
            <text:p>0,55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W58]/[.Y58]" office:value-type="float" office:value="53.4085866908351">
            <text:p>53,41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2" table:number-columns-spanned="1" table:number-rows-spanned="4">
            <text:p>2</text:p>
          </table:table-cell>
          <table:table-cell table:style-name="ce75" office:value-type="float" office:value="82.9253973865328">
            <text:p>82,93</text:p>
          </table:table-cell>
          <table:table-cell table:style-name="ce75" office:value-type="float" office:value="-75.3235986570627">
            <text:p>-75,32</text:p>
          </table:table-cell>
          <table:table-cell table:style-name="ce75" office:value-type="float" office:value="2.56035598497692">
            <text:p>2,56</text:p>
          </table:table-cell>
          <table:table-cell table:style-name="ce75" office:value-type="float" office:value="0.39542866768387">
            <text:p>0,40</text:p>
          </table:table-cell>
          <table:table-cell table:style-name="ce59" table:formula="of:=[.F59]" office:value-type="float" office:value="0.39542866768387" table:number-columns-spanned="1" table:number-rows-spanned="4">
            <text:p>0,3954</text:p>
          </table:table-cell>
          <table:table-cell table:style-name="ce61" office:value-type="float" office:value="43" table:number-columns-spanned="1" table:number-rows-spanned="4">
            <text:p>43</text:p>
          </table:table-cell>
          <table:table-cell table:style-name="ce61" office:value-type="float" office:value="54" table:number-columns-spanned="1" table:number-rows-spanned="4">
            <text:p>54</text:p>
          </table:table-cell>
          <table:table-cell table:style-name="ce66" office:value-type="string">
            <text:p>Mean</text:p>
          </table:table-cell>
          <table:table-cell table:style-name="ce76" table:formula="of:=[.C59]/[.E59]" office:value-type="float" office:value="32.3882295560085">
            <text:p>32,39</text:p>
          </table:table-cell>
          <table:table-cell table:number-columns-repeated="11"/>
          <table:table-cell table:style-name="ce4"/>
          <table:table-cell table:style-name="ce4"/>
          <table:table-cell table:number-columns-repeated="2" table:style-name="ce4"/>
          <table:table-cell table:style-name="ce59" table:formula="of:=[.Z59]" office:value-type="float" office:value="0" table:number-columns-spanned="1" table:number-rows-spanned="4">
            <text:p>0,0000</text:p>
          </table:table-cell>
          <table:table-cell table:style-name="ce61" table:number-columns-spanned="1" table:number-rows-spanned="4"/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style-name="ce76" table:formula="of:=[.W59]/[.Y59]" office:value-type="float" office:value="0">
            <text:p>#DIV/0!</text:p>
          </table:table-cell>
        </table:table-row>
        <table:table-row table:style-name="ro1">
          <table:covered-table-cell table:number-columns-repeated="2" table:style-name="ce51"/>
          <table:table-cell table:style-name="ce53" office:value-type="float" office:value="85.1296433917782">
            <text:p>85,13</text:p>
          </table:table-cell>
          <table:table-cell table:style-name="ce53" office:value-type="float" office:value="-55.9400449370264">
            <text:p>-55,94</text:p>
          </table:table-cell>
          <table:table-cell table:style-name="ce53" office:value-type="float" office:value="1.15261712499823">
            <text:p>1,15</text:p>
          </table:table-cell>
          <table:table-cell table:style-name="ce53" office:value-type="float" office:value="0.528821667741214">
            <text:p>0,53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11"/>
          <table:table-cell table:style-name="ce5" table:number-columns-repeated="4"/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</table:table-row>
        <table:table-row table:style-name="ro1">
          <table:covered-table-cell table:number-columns-repeated="2" table:style-name="ce51"/>
          <table:table-cell table:style-name="ce53" office:value-type="float" office:value="77.1509547376172">
            <text:p>77,15</text:p>
          </table:table-cell>
          <table:table-cell table:style-name="ce53" office:value-type="float" office:value="-114.773570317482">
            <text:p>-114,77</text:p>
          </table:table-cell>
          <table:table-cell table:style-name="ce53" office:value-type="float" office:value="4.39564110710356">
            <text:p>4,40</text:p>
          </table:table-cell>
          <table:table-cell table:style-name="ce53" office:value-type="float" office:value="0.197375773548259">
            <text:p>0,20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11"/>
          <table:table-cell table:style-name="ce5" table:number-columns-repeated="4"/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</table:table-row>
        <table:table-row table:style-name="ro1">
          <table:covered-table-cell table:number-columns-repeated="2" table:style-name="ce52"/>
          <table:table-cell table:style-name="ce54" office:value-type="float" office:value="85.1296433917782">
            <text:p>85,13</text:p>
          </table:table-cell>
          <table:table-cell table:style-name="ce54" office:value-type="float" office:value="-55.9400449370264">
            <text:p>-55,94</text:p>
          </table:table-cell>
          <table:table-cell table:style-name="ce54" office:value-type="float" office:value="2.68866109571554">
            <text:p>2,69</text:p>
          </table:table-cell>
          <table:table-cell table:style-name="ce54" office:value-type="float" office:value="0.528821667741214">
            <text:p>0,53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62]/[.E62]" office:value-type="float" office:value="31.6624670649026">
            <text:p>31,66</text:p>
          </table:table-cell>
          <table:table-cell table:number-columns-repeated="11"/>
          <table:table-cell table:style-name="ce6"/>
          <table:table-cell table:style-name="ce6"/>
          <table:table-cell table:style-name="ce6"/>
          <table:table-cell table:style-name="ce6"/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W62]/[.Y62]" office:value-type="float" office:value="0">
            <text:p>#DIV/0!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5" table:number-columns-spanned="1" table:number-rows-spanned="4">
            <text:p>5</text:p>
          </table:table-cell>
          <table:table-cell table:style-name="ce75" office:value-type="float" office:value="83.2992802305888">
            <text:p>83,30</text:p>
          </table:table-cell>
          <table:table-cell table:style-name="ce75" office:value-type="float" office:value="-67.2468481345975">
            <text:p>-67,25</text:p>
          </table:table-cell>
          <table:table-cell table:style-name="ce75" office:value-type="float" office:value="2.4802156179433">
            <text:p>2,48</text:p>
          </table:table-cell>
          <table:table-cell table:style-name="ce75" office:value-type="float" office:value="0.390743561682323">
            <text:p>0,39</text:p>
          </table:table-cell>
          <table:table-cell table:style-name="ce59" table:formula="of:=[.F63]" office:value-type="float" office:value="0.390743561682323" table:number-columns-spanned="1" table:number-rows-spanned="4">
            <text:p>0,3907</text:p>
          </table:table-cell>
          <table:table-cell table:style-name="ce61" office:value-type="float" office:value="46" table:number-columns-spanned="1" table:number-rows-spanned="4">
            <text:p>46</text:p>
          </table:table-cell>
          <table:table-cell table:style-name="ce61" office:value-type="float" office:value="53" table:number-columns-spanned="1" table:number-rows-spanned="4">
            <text:p>53</text:p>
          </table:table-cell>
          <table:table-cell table:style-name="ce66" office:value-type="string">
            <text:p>Mean</text:p>
          </table:table-cell>
          <table:table-cell table:style-name="ce76" table:formula="of:=[.C63]/[.E63]" office:value-type="float" office:value="33.5854994331759">
            <text:p>33,59</text:p>
          </table:table-cell>
          <table:table-cell table:number-columns-repeated="11"/>
          <table:table-cell table:style-name="ce4" office:value-type="float" office:value="83.7362498901642">
            <text:p>83,74</text:p>
          </table:table-cell>
          <table:table-cell table:style-name="ce4" office:value-type="float" office:value="-69.9372661783326">
            <text:p>-69,94</text:p>
          </table:table-cell>
          <table:table-cell table:style-name="ce4" office:value-type="float" office:value="2.48417409333286">
            <text:p>2,48</text:p>
          </table:table-cell>
          <table:table-cell table:style-name="ce4" office:value-type="float" office:value="0.481095814748861">
            <text:p>0,48</text:p>
          </table:table-cell>
          <table:table-cell table:style-name="ce59" table:formula="of:=[.Z63]" office:value-type="float" office:value="0.481095814748861" table:number-columns-spanned="1" table:number-rows-spanned="4">
            <text:p>0,4811</text:p>
          </table:table-cell>
          <table:table-cell table:style-name="ce61" office:value-type="float" office:value="37" table:number-columns-spanned="1" table:number-rows-spanned="4">
            <text:p>37</text:p>
          </table:table-cell>
          <table:table-cell table:style-name="ce61" office:value-type="float" office:value="44" table:number-columns-spanned="1" table:number-rows-spanned="4">
            <text:p>44</text:p>
          </table:table-cell>
          <table:table-cell table:style-name="ce66" office:value-type="string">
            <text:p>Mean</text:p>
          </table:table-cell>
          <table:table-cell table:style-name="ce76" table:formula="of:=[.W63]/[.Y63]" office:value-type="float" office:value="33.7078830806985">
            <text:p>33,71</text:p>
          </table:table-cell>
        </table:table-row>
        <table:table-row table:style-name="ro1">
          <table:covered-table-cell table:number-columns-repeated="2" table:style-name="ce51"/>
          <table:table-cell table:style-name="ce53" office:value-type="float" office:value="85.5886371265157">
            <text:p>85,59</text:p>
          </table:table-cell>
          <table:table-cell table:style-name="ce53" office:value-type="float" office:value="-52.6113981228891">
            <text:p>-52,61</text:p>
          </table:table-cell>
          <table:table-cell table:style-name="ce53" office:value-type="float" office:value="1.92838328975974">
            <text:p>1,93</text:p>
          </table:table-cell>
          <table:table-cell table:style-name="ce53" office:value-type="float" office:value="0.541949093871388">
            <text:p>0,54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11"/>
          <table:table-cell table:style-name="ce5" office:value-type="float" office:value="86.6661435713509">
            <text:p>86,67</text:p>
          </table:table-cell>
          <table:table-cell table:style-name="ce5" office:value-type="float" office:value="-47.8910132303573">
            <text:p>-47,89</text:p>
          </table:table-cell>
          <table:table-cell table:style-name="ce5" office:value-type="float" office:value="0.917921282914545">
            <text:p>0,92</text:p>
          </table:table-cell>
          <table:table-cell table:style-name="ce5" office:value-type="float" office:value="0.57298404275285">
            <text:p>0,57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</table:table-row>
        <table:table-row table:style-name="ro1">
          <table:covered-table-cell table:number-columns-repeated="2" table:style-name="ce51"/>
          <table:table-cell table:style-name="ce53" office:value-type="float" office:value="81.4509674032749">
            <text:p>81,45</text:p>
          </table:table-cell>
          <table:table-cell table:style-name="ce53" office:value-type="float" office:value="-87.1396627528556">
            <text:p>-87,14</text:p>
          </table:table-cell>
          <table:table-cell table:style-name="ce53" office:value-type="float" office:value="3.4125022393273">
            <text:p>3,41</text:p>
          </table:table-cell>
          <table:table-cell table:style-name="ce53" office:value-type="float" office:value="0.208045836424898">
            <text:p>0,21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11"/>
          <table:table-cell table:style-name="ce5" office:value-type="float" office:value="81.7138071576145">
            <text:p>81,71</text:p>
          </table:table-cell>
          <table:table-cell table:style-name="ce5" office:value-type="float" office:value="-136.444537464739">
            <text:p>-136,44</text:p>
          </table:table-cell>
          <table:table-cell table:style-name="ce5" office:value-type="float" office:value="5.83668839117378">
            <text:p>5,84</text:p>
          </table:table-cell>
          <table:table-cell table:style-name="ce5" office:value-type="float" office:value="0.33910916587296">
            <text:p>0,34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</table:table-row>
        <table:table-row table:style-name="ro1">
          <table:covered-table-cell table:number-columns-repeated="2" table:style-name="ce52"/>
          <table:table-cell table:style-name="ce54" office:value-type="float" office:value="85.5097505947256">
            <text:p>85,51</text:p>
          </table:table-cell>
          <table:table-cell table:style-name="ce54" office:value-type="float" office:value="-52.6113981228891">
            <text:p>-52,61</text:p>
          </table:table-cell>
          <table:table-cell table:style-name="ce54" office:value-type="float" office:value="1.92838328975974">
            <text:p>1,93</text:p>
          </table:table-cell>
          <table:table-cell table:style-name="ce54" office:value-type="float" office:value="0.541949093871388">
            <text:p>0,54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66]/[.E66]" office:value-type="float" office:value="44.3427149824449">
            <text:p>44,34</text:p>
          </table:table-cell>
          <table:table-cell table:number-columns-repeated="11"/>
          <table:table-cell table:style-name="ce6" office:value-type="float" office:value="86.6661435713509">
            <text:p>86,67</text:p>
          </table:table-cell>
          <table:table-cell table:style-name="ce6" office:value-type="float" office:value="-47.8910132303573">
            <text:p>-47,89</text:p>
          </table:table-cell>
          <table:table-cell table:style-name="ce6" office:value-type="float" office:value="1.68751565861588">
            <text:p>1,69</text:p>
          </table:table-cell>
          <table:table-cell table:style-name="ce6" office:value-type="float" office:value="0.57298404275285">
            <text:p>0,57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W66]/[.Y66]" office:value-type="float" office:value="51.3572381559028">
            <text:p>51,36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10" table:number-columns-spanned="1" table:number-rows-spanned="4">
            <text:p>10</text:p>
          </table:table-cell>
          <table:table-cell table:style-name="ce75" office:value-type="float" office:value="83.2990177955916">
            <text:p>83,30</text:p>
          </table:table-cell>
          <table:table-cell table:style-name="ce75" office:value-type="float" office:value="-72.5079877661137">
            <text:p>-72,51</text:p>
          </table:table-cell>
          <table:table-cell table:style-name="ce75" office:value-type="float" office:value="2.9489002421165">
            <text:p>2,95</text:p>
          </table:table-cell>
          <table:table-cell table:style-name="ce75" office:value-type="float" office:value="0.455738435261674">
            <text:p>0,46</text:p>
          </table:table-cell>
          <table:table-cell table:style-name="ce59" table:formula="of:=[.F67]" office:value-type="float" office:value="0.455738435261674" table:number-columns-spanned="1" table:number-rows-spanned="4">
            <text:p>0,4557</text:p>
          </table:table-cell>
          <table:table-cell table:style-name="ce61" office:value-type="float" office:value="46" table:number-columns-spanned="1" table:number-rows-spanned="4">
            <text:p>46</text:p>
          </table:table-cell>
          <table:table-cell table:style-name="ce61" office:value-type="float" office:value="57" table:number-columns-spanned="1" table:number-rows-spanned="4">
            <text:p>57</text:p>
          </table:table-cell>
          <table:table-cell table:style-name="ce66" office:value-type="string">
            <text:p>Mean</text:p>
          </table:table-cell>
          <table:table-cell table:style-name="ce76" table:formula="of:=[.C67]/[.E67]" office:value-type="float" office:value="28.2474858273964">
            <text:p>28,25</text:p>
          </table:table-cell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85.0773034294381">
            <text:p>85,08</text:p>
          </table:table-cell>
          <table:table-cell table:style-name="ce53" office:value-type="float" office:value="-56.7901495305864">
            <text:p>-56,79</text:p>
          </table:table-cell>
          <table:table-cell table:style-name="ce53" office:value-type="float" office:value="1.40701236610433">
            <text:p>1,41</text:p>
          </table:table-cell>
          <table:table-cell table:style-name="ce53" office:value-type="float" office:value="0.501544225062634">
            <text:p>0,50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82.0679442253912">
            <text:p>82,07</text:p>
          </table:table-cell>
          <table:table-cell table:style-name="ce53" office:value-type="float" office:value="-121.671152988814">
            <text:p>-121,67</text:p>
          </table:table-cell>
          <table:table-cell table:style-name="ce53" office:value-type="float" office:value="6.80099877192871">
            <text:p>6,80</text:p>
          </table:table-cell>
          <table:table-cell table:style-name="ce53" office:value-type="float" office:value="0.379867335710604">
            <text:p>0,38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2"/>
          <table:table-cell table:style-name="ce54" office:value-type="float" office:value="83.4858001702289">
            <text:p>83,49</text:p>
          </table:table-cell>
          <table:table-cell table:style-name="ce54" office:value-type="float" office:value="-63.5395006706208">
            <text:p>-63,54</text:p>
          </table:table-cell>
          <table:table-cell table:style-name="ce54" office:value-type="float" office:value="1.40701236610433">
            <text:p>1,41</text:p>
          </table:table-cell>
          <table:table-cell table:style-name="ce54" office:value-type="float" office:value="0.501544225062634">
            <text:p>0,50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70]/[.E70]" office:value-type="float" office:value="59.3355127370916">
            <text:p>59,34</text:p>
          </table:table-cell>
          <table:table-cell table:number-columns-repeated="20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20" table:number-columns-spanned="1" table:number-rows-spanned="4">
            <text:p>20</text:p>
          </table:table-cell>
          <table:table-cell table:style-name="ce75" office:value-type="float" office:value="82.6553279646433">
            <text:p>82,66</text:p>
          </table:table-cell>
          <table:table-cell table:style-name="ce75" office:value-type="float" office:value="-82.0501196948126">
            <text:p>-82,05</text:p>
          </table:table-cell>
          <table:table-cell table:style-name="ce75" office:value-type="float" office:value="2.98605002805923">
            <text:p>2,99</text:p>
          </table:table-cell>
          <table:table-cell table:style-name="ce75" office:value-type="float" office:value="0.426724046649997">
            <text:p>0,43</text:p>
          </table:table-cell>
          <table:table-cell table:style-name="ce59" table:formula="of:=[.F71]" office:value-type="float" office:value="0.426724046649997" table:number-columns-spanned="1" table:number-rows-spanned="4">
            <text:p>0,4267</text:p>
          </table:table-cell>
          <table:table-cell table:style-name="ce61" office:value-type="float" office:value="35" table:number-columns-spanned="1" table:number-rows-spanned="4">
            <text:p>35</text:p>
          </table:table-cell>
          <table:table-cell table:style-name="ce61" office:value-type="float" office:value="47" table:number-columns-spanned="1" table:number-rows-spanned="4">
            <text:p>47</text:p>
          </table:table-cell>
          <table:table-cell table:style-name="ce66" office:value-type="string">
            <text:p>Mean</text:p>
          </table:table-cell>
          <table:table-cell table:style-name="ce76" table:formula="of:=[.C71]/[.E71]" office:value-type="float" office:value="27.6804900078532">
            <text:p>27,68</text:p>
          </table:table-cell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84.8338276555168">
            <text:p>84,83</text:p>
          </table:table-cell>
          <table:table-cell table:style-name="ce53" office:value-type="float" office:value="-55.8342273276318">
            <text:p>-55,83</text:p>
          </table:table-cell>
          <table:table-cell table:style-name="ce53" office:value-type="float" office:value="1.49755686482104">
            <text:p>1,50</text:p>
          </table:table-cell>
          <table:table-cell table:style-name="ce53" office:value-type="float" office:value="0.533865637534769">
            <text:p>0,53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76.0362654966653">
            <text:p>76,04</text:p>
          </table:table-cell>
          <table:table-cell table:style-name="ce53" office:value-type="float" office:value="-125.401246364692">
            <text:p>-125,40</text:p>
          </table:table-cell>
          <table:table-cell table:style-name="ce53" office:value-type="float" office:value="5.85762570368353">
            <text:p>5,86</text:p>
          </table:table-cell>
          <table:table-cell table:style-name="ce53" office:value-type="float" office:value="0.172711527452059">
            <text:p>0,17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2"/>
          <table:table-cell table:style-name="ce54" office:value-type="float" office:value="84.2421249751361">
            <text:p>84,24</text:p>
          </table:table-cell>
          <table:table-cell table:style-name="ce54" office:value-type="float" office:value="-57.0713158266493">
            <text:p>-57,07</text:p>
          </table:table-cell>
          <table:table-cell table:style-name="ce54" office:value-type="float" office:value="2.85373318697062">
            <text:p>2,85</text:p>
          </table:table-cell>
          <table:table-cell table:style-name="ce54" office:value-type="float" office:value="0.533865637534769">
            <text:p>0,53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74]/[.E74]" office:value-type="float" office:value="29.5199724206044">
            <text:p>29,52</text:p>
          </table:table-cell>
          <table:table-cell table:number-columns-repeated="20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50" table:number-columns-spanned="1" table:number-rows-spanned="4">
            <text:p>50</text:p>
          </table:table-cell>
          <table:table-cell table:style-name="ce75" office:value-type="float" office:value="83.397162476979">
            <text:p>83,40</text:p>
          </table:table-cell>
          <table:table-cell table:style-name="ce75" office:value-type="float" office:value="-69.1901870350057">
            <text:p>-69,19</text:p>
          </table:table-cell>
          <table:table-cell table:style-name="ce75" office:value-type="float" office:value="2.47907467452793">
            <text:p>2,48</text:p>
          </table:table-cell>
          <table:table-cell table:style-name="ce75" office:value-type="float" office:value="0.414065326003886">
            <text:p>0,41</text:p>
          </table:table-cell>
          <table:table-cell table:style-name="ce59" table:formula="of:=[.F75]" office:value-type="float" office:value="0.414065326003886" table:number-columns-spanned="1" table:number-rows-spanned="4">
            <text:p>0,4141</text:p>
          </table:table-cell>
          <table:table-cell table:style-name="ce61" office:value-type="float" office:value="43" table:number-columns-spanned="1" table:number-rows-spanned="4">
            <text:p>43</text:p>
          </table:table-cell>
          <table:table-cell table:style-name="ce61" office:value-type="float" office:value="47" table:number-columns-spanned="1" table:number-rows-spanned="4">
            <text:p>47</text:p>
          </table:table-cell>
          <table:table-cell table:style-name="ce66" office:value-type="string">
            <text:p>Mean</text:p>
          </table:table-cell>
          <table:table-cell table:style-name="ce76" table:formula="of:=[.C75]/[.E75]" office:value-type="float" office:value="33.640439851962">
            <text:p>33,64</text:p>
          </table:table-cell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85.6951214811156">
            <text:p>85,70</text:p>
          </table:table-cell>
          <table:table-cell table:style-name="ce53" office:value-type="float" office:value="-50.925562836027">
            <text:p>-50,93</text:p>
          </table:table-cell>
          <table:table-cell table:style-name="ce53" office:value-type="float" office:value="1.67551047776485">
            <text:p>1,68</text:p>
          </table:table-cell>
          <table:table-cell table:style-name="ce53" office:value-type="float" office:value="0.529526978629942">
            <text:p>0,53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80.680687069279">
            <text:p>80,68</text:p>
          </table:table-cell>
          <table:table-cell table:style-name="ce53" office:value-type="float" office:value="-102.388122733439">
            <text:p>-102,39</text:p>
          </table:table-cell>
          <table:table-cell table:style-name="ce53" office:value-type="float" office:value="3.26643953867145">
            <text:p>3,27</text:p>
          </table:table-cell>
          <table:table-cell table:style-name="ce53" office:value-type="float" office:value="0.212171785580293">
            <text:p>0,21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2"/>
          <table:table-cell table:style-name="ce54" office:value-type="float" office:value="85.1562905142417">
            <text:p>85,16</text:p>
          </table:table-cell>
          <table:table-cell table:style-name="ce54" office:value-type="float" office:value="-54.7060284281459">
            <text:p>-54,71</text:p>
          </table:table-cell>
          <table:table-cell table:style-name="ce54" office:value-type="float" office:value="2.53887911394452">
            <text:p>2,54</text:p>
          </table:table-cell>
          <table:table-cell table:style-name="ce54" office:value-type="float" office:value="0.529526978629942">
            <text:p>0,53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78]/[.E78]" office:value-type="float" office:value="33.5409000162828">
            <text:p>33,54</text:p>
          </table:table-cell>
          <table:table-cell table:number-columns-repeated="20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100" table:number-columns-spanned="1" table:number-rows-spanned="4">
            <text:p>100</text:p>
          </table:table-cell>
          <table:table-cell table:style-name="ce75" office:value-type="float" office:value="82.4957639766323">
            <text:p>82,50</text:p>
          </table:table-cell>
          <table:table-cell table:style-name="ce75" office:value-type="float" office:value="-72.0538838441517">
            <text:p>-72,05</text:p>
          </table:table-cell>
          <table:table-cell table:style-name="ce75" office:value-type="float" office:value="2.41953994546313">
            <text:p>2,42</text:p>
          </table:table-cell>
          <table:table-cell table:style-name="ce75" office:value-type="float" office:value="0.385769651183353">
            <text:p>0,39</text:p>
          </table:table-cell>
          <table:table-cell table:style-name="ce59" table:formula="of:=[.F79]" office:value-type="float" office:value="0.385769651183353" table:number-columns-spanned="1" table:number-rows-spanned="4">
            <text:p>0,3858</text:p>
          </table:table-cell>
          <table:table-cell table:style-name="ce61" office:value-type="float" office:value="47" table:number-columns-spanned="1" table:number-rows-spanned="4">
            <text:p>47</text:p>
          </table:table-cell>
          <table:table-cell table:style-name="ce61" office:value-type="float" office:value="61" table:number-columns-spanned="1" table:number-rows-spanned="4">
            <text:p>61</text:p>
          </table:table-cell>
          <table:table-cell table:style-name="ce66" office:value-type="string">
            <text:p>Mean</text:p>
          </table:table-cell>
          <table:table-cell table:style-name="ce76" table:formula="of:=[.C79]/[.E79]" office:value-type="float" office:value="34.0956404259082">
            <text:p>34,10</text:p>
          </table:table-cell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86.0381806077868">
            <text:p>86,04</text:p>
          </table:table-cell>
          <table:table-cell table:style-name="ce53" office:value-type="float" office:value="-50.4493467426413">
            <text:p>-50,45</text:p>
          </table:table-cell>
          <table:table-cell table:style-name="ce53" office:value-type="float" office:value="1.16752648403955">
            <text:p>1,17</text:p>
          </table:table-cell>
          <table:table-cell table:style-name="ce53" office:value-type="float" office:value="0.537536054444852">
            <text:p>0,54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77.4467594872517">
            <text:p>77,45</text:p>
          </table:table-cell>
          <table:table-cell table:style-name="ce53" office:value-type="float" office:value="-104.625100420123">
            <text:p>-104,63</text:p>
          </table:table-cell>
          <table:table-cell table:style-name="ce53" office:value-type="float" office:value="4.33857845791096">
            <text:p>4,34</text:p>
          </table:table-cell>
          <table:table-cell table:style-name="ce53" office:value-type="float" office:value="0.136773592839388">
            <text:p>0,14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2"/>
          <table:table-cell table:style-name="ce54" office:value-type="float" office:value="86.0381806077868">
            <text:p>86,04</text:p>
          </table:table-cell>
          <table:table-cell table:style-name="ce54" office:value-type="float" office:value="-50.4493467426413">
            <text:p>-50,45</text:p>
          </table:table-cell>
          <table:table-cell table:style-name="ce54" office:value-type="float" office:value="2.00213396956807">
            <text:p>2,00</text:p>
          </table:table-cell>
          <table:table-cell table:style-name="ce54" office:value-type="float" office:value="0.537536054444852">
            <text:p>0,54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82]/[.E82]" office:value-type="float" office:value="42.9732385122801">
            <text:p>42,97</text:p>
          </table:table-cell>
          <table:table-cell table:number-columns-repeated="20"/>
        </table:table-row>
        <table:table-row table:style-name="ro1" table:number-rows-repeated="47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Sheet12" table:style-name="ta1">
        <table:table-column table:style-name="co6" table:default-cell-style-name="Default"/>
        <table:table-column table:style-name="co6" table:default-cell-style-name="ce51"/>
        <table:table-column table:style-name="co6" table:number-columns-repeated="4" table:default-cell-style-name="ce53"/>
        <table:table-column table:style-name="co6" table:default-cell-style-name="ce58"/>
        <table:table-column table:style-name="co6" table:number-columns-repeated="2" table:default-cell-style-name="ce62"/>
        <table:table-column table:style-name="co6" table:default-cell-style-name="ce67"/>
        <table:table-column table:style-name="co6" table:default-cell-style-name="ce70"/>
        <table:table-column table:style-name="co20" table:default-cell-style-name="Default"/>
        <table:table-column table:style-name="co6" table:number-columns-repeated="9" table:default-cell-style-name="Default"/>
        <table:table-row table:style-name="ro1">
          <table:table-cell/>
          <table:table-cell table:style-name="Default" table:number-columns-repeated="9"/>
          <table:table-cell table:style-name="Default" office:value-type="string">
            <text:p>RUNS=10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10"/>
          <table:table-cell table:number-columns-repeated="10"/>
        </table:table-row>
        <table:table-row table:style-name="ro1">
          <table:table-cell table:style-name="ce18" office:value-type="string">
            <text:p>Type</text:p>
          </table:table-cell>
          <table:table-cell table:style-name="ce18" office:value-type="string">
            <text:p>Init</text:p>
          </table:table-cell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Reward</text:p>
          </table:table-cell>
          <table:table-cell table:style-name="ce3" office:value-type="string">
            <text:p>MeanReward</text:p>
          </table:table-cell>
          <table:table-cell table:style-name="ce3" office:value-type="string">
            <text:p>Epis to R=0</text:p>
          </table:table-cell>
          <table:table-cell table:style-name="ce3" office:value-type="string">
            <text:p>Epis to F=-100</text:p>
          </table:table-cell>
          <table:table-cell table:style-name="ce27"/>
          <table:table-cell table:style-name="Default"/>
          <table:table-cell table:number-columns-repeated="10"/>
        </table:table-row>
        <table:table-row table:style-name="ro1">
          <table:table-cell table:style-name="ce48" office:value-type="string" table:number-columns-spanned="1" table:number-rows-spanned="4">
            <text:p>RL, NOISE=0,5, eps=1 decay 100/10, S=Pho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5" office:value-type="float" office:value="87.6578779336582">
            <text:p>87,66</text:p>
          </table:table-cell>
          <table:table-cell table:style-name="ce5" office:value-type="float" office:value="-82.8296484018232">
            <text:p>-82,83</text:p>
          </table:table-cell>
          <table:table-cell table:style-name="ce5" office:value-type="float" office:value="5.43873796204071">
            <text:p>5,44</text:p>
          </table:table-cell>
          <table:table-cell table:style-name="ce5" office:value-type="float" office:value="0.490840621103541">
            <text:p>0,49</text:p>
          </table:table-cell>
          <table:table-cell table:style-name="ce59" table:formula="of:=[.F4]" office:value-type="float" office:value="0.490840621103541" table:number-columns-spanned="1" table:number-rows-spanned="4">
            <text:p>0,4908</text:p>
          </table:table-cell>
          <table:table-cell table:style-name="ce61" table:number-columns-spanned="1" table:number-rows-spanned="4"/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style-name="ce76" table:formula="of:=[.C4]/[.E4]" office:value-type="float" office:value="16.1173195961012">
            <text:p>16,12</text:p>
          </table:table-cell>
          <table:table-cell table:number-columns-repeated="10"/>
        </table:table-row>
        <table:table-row table:style-name="ro1">
          <table:covered-table-cell table:style-name="ce51"/>
          <table:covered-table-cell/>
          <table:table-cell table:style-name="ce5" office:value-type="float" office:value="88.497021721984">
            <text:p>88,50</text:p>
          </table:table-cell>
          <table:table-cell table:style-name="ce5" office:value-type="float" office:value="-37.1569500672236">
            <text:p>-37,16</text:p>
          </table:table-cell>
          <table:table-cell table:style-name="ce5" office:value-type="float" office:value="2.2793896180443">
            <text:p>2,28</text:p>
          </table:table-cell>
          <table:table-cell table:style-name="ce5" office:value-type="float" office:value="0.542849060436447">
            <text:p>0,54</text:p>
          </table:table-cell>
          <table:covered-table-cell table:number-columns-repeated="3"/>
          <table:table-cell office:value-type="string">
            <text:p>Best</text:p>
          </table:table-cell>
          <table:table-cell table:number-columns-repeated="11"/>
        </table:table-row>
        <table:table-row table:style-name="ro1">
          <table:covered-table-cell table:style-name="ce51"/>
          <table:covered-table-cell/>
          <table:table-cell table:style-name="ce5" office:value-type="float" office:value="85.6688575183833">
            <text:p>85,67</text:p>
          </table:table-cell>
          <table:table-cell table:style-name="ce5" office:value-type="float" office:value="-260.893116973963">
            <text:p>-260,89</text:p>
          </table:table-cell>
          <table:table-cell table:style-name="ce5" office:value-type="float" office:value="15.9761580792192">
            <text:p>15,98</text:p>
          </table:table-cell>
          <table:table-cell table:style-name="ce5" office:value-type="float" office:value="0.335202717898314">
            <text:p>0,34</text:p>
          </table:table-cell>
          <table:covered-table-cell table:number-columns-repeated="3"/>
          <table:table-cell office:value-type="string">
            <text:p>Worst</text:p>
          </table:table-cell>
          <table:table-cell table:number-columns-repeated="11"/>
        </table:table-row>
        <table:table-row table:style-name="ro1">
          <table:covered-table-cell table:number-columns-repeated="2" table:style-name="ce52"/>
          <table:table-cell table:style-name="ce5" office:value-type="float" office:value="88.3512393000725">
            <text:p>88,35</text:p>
          </table:table-cell>
          <table:table-cell table:style-name="ce5" office:value-type="float" office:value="-38.4124220924493">
            <text:p>-38,41</text:p>
          </table:table-cell>
          <table:table-cell table:style-name="ce5" office:value-type="float" office:value="2.94009276370372">
            <text:p>2,94</text:p>
          </table:table-cell>
          <table:table-cell table:style-name="ce5" office:value-type="float" office:value="0.542849060436447">
            <text:p>0,54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7]/[.E7]" office:value-type="float" office:value="30.0504937772011">
            <text:p>30,05</text:p>
          </table:table-cell>
          <table:table-cell table:number-columns-repeated="10"/>
        </table:table-row>
        <table:table-row table:style-name="ro1">
          <table:table-cell table:style-name="ce48" office:value-type="string" table:number-columns-spanned="1" table:number-rows-spanned="4">
            <text:p>RL, NOISE=0,5, eps=1 decay 100/10, S=Pho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85.1515131545003">
            <text:p>85,15</text:p>
          </table:table-cell>
          <table:table-cell table:style-name="ce75" office:value-type="float" office:value="-84.4729102039016">
            <text:p>-84,47</text:p>
          </table:table-cell>
          <table:table-cell table:style-name="ce75" office:value-type="float" office:value="3.90988753527214">
            <text:p>3,91</text:p>
          </table:table-cell>
          <table:table-cell table:style-name="ce75" office:value-type="float" office:value="0.414900124805669">
            <text:p>0,41</text:p>
          </table:table-cell>
          <table:table-cell table:style-name="ce59" table:formula="of:=[.F8]" office:value-type="float" office:value="0.414900124805669" table:number-columns-spanned="1" table:number-rows-spanned="4">
            <text:p>0,4149</text:p>
          </table:table-cell>
          <table:table-cell table:style-name="ce61" office:value-type="float" office:value="26" table:number-columns-spanned="1" table:number-rows-spanned="4">
            <text:p>26</text:p>
          </table:table-cell>
          <table:table-cell table:style-name="ce61" office:value-type="float" office:value="79" table:number-columns-spanned="1" table:number-rows-spanned="4">
            <text:p>79</text:p>
          </table:table-cell>
          <table:table-cell table:style-name="ce66" office:value-type="string">
            <text:p>Mean</text:p>
          </table:table-cell>
          <table:table-cell table:style-name="ce76" table:formula="of:=[.C8]/[.E8]" office:value-type="float" office:value="21.7785070251576">
            <text:p>21,78</text:p>
          </table:table-cell>
          <table:table-cell table:number-columns-repeated="10"/>
        </table:table-row>
        <table:table-row table:style-name="ro1">
          <table:covered-table-cell table:style-name="ce51"/>
          <table:covered-table-cell/>
          <table:table-cell office:value-type="float" office:value="87.0961395926317">
            <text:p>87,10</text:p>
          </table:table-cell>
          <table:table-cell office:value-type="float" office:value="-45.9413553355799">
            <text:p>-45,94</text:p>
          </table:table-cell>
          <table:table-cell office:value-type="float" office:value="2.30480405783035">
            <text:p>2,30</text:p>
          </table:table-cell>
          <table:table-cell office:value-type="float" office:value="0.579661000173359">
            <text:p>0,58</text:p>
          </table:table-cell>
          <table:covered-table-cell table:number-columns-repeated="3"/>
          <table:table-cell office:value-type="string">
            <text:p>Best</text:p>
          </table:table-cell>
          <table:table-cell table:number-columns-repeated="11"/>
        </table:table-row>
        <table:table-row table:style-name="ro1">
          <table:covered-table-cell table:style-name="ce51"/>
          <table:covered-table-cell/>
          <table:table-cell office:value-type="float" office:value="80.7761317711768">
            <text:p>80,78</text:p>
          </table:table-cell>
          <table:table-cell office:value-type="float" office:value="-167.442497001747">
            <text:p>-167,44</text:p>
          </table:table-cell>
          <table:table-cell office:value-type="float" office:value="5.66781155685859">
            <text:p>5,67</text:p>
          </table:table-cell>
          <table:table-cell office:value-type="float" office:value="0.265065773674879">
            <text:p>0,27</text:p>
          </table:table-cell>
          <table:covered-table-cell table:number-columns-repeated="3"/>
          <table:table-cell office:value-type="string">
            <text:p>Worst</text:p>
          </table:table-cell>
          <table:table-cell table:number-columns-repeated="11"/>
        </table:table-row>
        <table:table-row table:style-name="ro1">
          <table:covered-table-cell table:number-columns-repeated="2" table:style-name="ce52"/>
          <table:table-cell table:style-name="ce54" office:value-type="float" office:value="86.9790051159853">
            <text:p>86,98</text:p>
          </table:table-cell>
          <table:table-cell table:style-name="ce54" office:value-type="float" office:value="-167.442497001747">
            <text:p>-167,44</text:p>
          </table:table-cell>
          <table:table-cell table:style-name="ce54" office:value-type="float" office:value="4.43852046602959">
            <text:p>4,44</text:p>
          </table:table-cell>
          <table:table-cell table:style-name="ce54" office:value-type="float" office:value="0.579661000173359">
            <text:p>0,58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11]/[.E11]" office:value-type="float" office:value="19.5963960922751">
            <text:p>19,60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10"/>
          <table:table-cell table:number-columns-repeated="10"/>
        </table:table-row>
        <table:table-row table:style-name="ro1">
          <table:table-cell table:style-name="ce79" office:value-type="string" table:number-columns-spanned="1" table:number-rows-spanned="4">
            <text:p>RL, NOISE=0,5, eps=1, decay 100/10</text:p>
          </table:table-cell>
          <table:table-cell table:style-name="ce79" office:value-type="float" office:value="0" table:number-columns-spanned="1" table:number-rows-spanned="4">
            <text:p>0</text:p>
          </table:table-cell>
          <table:table-cell table:style-name="ce82" office:value-type="float" office:value="81.1226119277216">
            <text:p>81,12</text:p>
          </table:table-cell>
          <table:table-cell table:style-name="ce82" office:value-type="float" office:value="-74.372673333277">
            <text:p>-74,37</text:p>
          </table:table-cell>
          <table:table-cell table:style-name="ce82" office:value-type="float" office:value="1.79932779455195">
            <text:p>1,80</text:p>
          </table:table-cell>
          <table:table-cell table:style-name="ce82" office:value-type="float" office:value="0.357870129854324">
            <text:p>0,36</text:p>
          </table:table-cell>
          <table:table-cell table:style-name="ce85" table:formula="of:=[.F13]" office:value-type="float" office:value="0.357870129854324" table:number-columns-spanned="1" table:number-rows-spanned="4">
            <text:p>0,3579</text:p>
          </table:table-cell>
          <table:table-cell table:style-name="ce88" office:value-type="float" office:value="49" table:number-columns-spanned="1" table:number-rows-spanned="4">
            <text:p>49</text:p>
          </table:table-cell>
          <table:table-cell table:style-name="ce88" office:value-type="float" office:value="58" table:number-columns-spanned="1" table:number-rows-spanned="4">
            <text:p>58</text:p>
          </table:table-cell>
          <table:table-cell table:style-name="ce91" office:value-type="string">
            <text:p>Mean</text:p>
          </table:table-cell>
          <table:table-cell table:style-name="ce94" table:formula="of:=[.C13]/[.E13]" office:value-type="float" office:value="45.0849545999049">
            <text:p>45,08</text:p>
          </table:table-cell>
          <table:table-cell office:value-type="string">
            <text:p>SELECTED</text:p>
          </table:table-cell>
          <table:table-cell table:number-columns-repeated="9"/>
        </table:table-row>
        <table:table-row table:style-name="ro1">
          <table:covered-table-cell table:number-columns-repeated="2" table:style-name="ce80"/>
          <table:table-cell table:style-name="ce83" office:value-type="float" office:value="83.79086282519">
            <text:p>83,79</text:p>
          </table:table-cell>
          <table:table-cell table:style-name="ce83" office:value-type="float" office:value="-61.1195461950816">
            <text:p>-61,12</text:p>
          </table:table-cell>
          <table:table-cell table:style-name="ce83" office:value-type="float" office:value="1.32048766115882">
            <text:p>1,32</text:p>
          </table:table-cell>
          <table:table-cell table:style-name="ce83" office:value-type="float" office:value="0.466993641071809">
            <text:p>0,47</text:p>
          </table:table-cell>
          <table:covered-table-cell table:style-name="ce86"/>
          <table:covered-table-cell table:number-columns-repeated="2" table:style-name="ce89"/>
          <table:table-cell table:style-name="ce92" office:value-type="string">
            <text:p>Best</text:p>
          </table:table-cell>
          <table:table-cell table:style-name="ce95"/>
          <table:table-cell table:number-columns-repeated="10"/>
        </table:table-row>
        <table:table-row table:style-name="ro1">
          <table:covered-table-cell table:number-columns-repeated="2" table:style-name="ce80"/>
          <table:table-cell table:style-name="ce83" office:value-type="float" office:value="76.691240162611">
            <text:p>76,69</text:p>
          </table:table-cell>
          <table:table-cell table:style-name="ce83" office:value-type="float" office:value="-95.8031910891847">
            <text:p>-95,80</text:p>
          </table:table-cell>
          <table:table-cell table:style-name="ce83" office:value-type="float" office:value="2.14702844862587">
            <text:p>2,15</text:p>
          </table:table-cell>
          <table:table-cell table:style-name="ce83" office:value-type="float" office:value="0.118447765860338">
            <text:p>0,12</text:p>
          </table:table-cell>
          <table:covered-table-cell table:style-name="ce86"/>
          <table:covered-table-cell table:number-columns-repeated="2" table:style-name="ce89"/>
          <table:table-cell table:style-name="ce92" office:value-type="string">
            <text:p>Worst</text:p>
          </table:table-cell>
          <table:table-cell table:style-name="ce95"/>
          <table:table-cell table:number-columns-repeated="10"/>
        </table:table-row>
        <table:table-row table:style-name="ro1">
          <table:covered-table-cell table:number-columns-repeated="2" table:style-name="ce81"/>
          <table:table-cell table:style-name="ce84" office:value-type="float" office:value="80.4388202342555">
            <text:p>80,44</text:p>
          </table:table-cell>
          <table:table-cell table:style-name="ce84" office:value-type="float" office:value="-79.4275811545767">
            <text:p>-79,43</text:p>
          </table:table-cell>
          <table:table-cell table:style-name="ce84" office:value-type="float" office:value="1.92884194571599">
            <text:p>1,93</text:p>
          </table:table-cell>
          <table:table-cell table:style-name="ce84" office:value-type="float" office:value="0.466993641071809">
            <text:p>0,47</text:p>
          </table:table-cell>
          <table:covered-table-cell table:style-name="ce87"/>
          <table:covered-table-cell table:number-columns-repeated="2" table:style-name="ce90"/>
          <table:table-cell table:style-name="ce93" office:value-type="string">
            <text:p>Best(bestR)</text:p>
          </table:table-cell>
          <table:table-cell table:style-name="ce96" table:formula="of:=[.C16]/[.E16]" office:value-type="float" office:value="41.7031682730212">
            <text:p>41,70</text:p>
          </table:table-cell>
          <table:table-cell table:number-columns-repeated="10"/>
        </table:table-row>
        <table:table-row table:style-name="ro1">
          <table:table-cell/>
          <table:table-cell table:style-name="ce78" office:value-type="string" table:number-columns-spanned="8" table:number-rows-spanned="1">
            <text:p>Metodo 7 Knox, Stone</text:p>
          </table:table-cell>
          <table:covered-table-cell table:number-columns-repeated="7" table:style-name="Default"/>
          <table:table-cell table:style-name="Default" table:number-columns-repeated="2"/>
          <table:table-cell table:number-columns-repeated="2"/>
          <table:table-cell table:style-name="ce78" office:value-type="string" table:number-columns-spanned="8" table:number-rows-spanned="1">
            <text:p>Metodo 2 Leottau</text:p>
          </table:table-cell>
          <table:covered-table-cell table:number-columns-repeated="7"/>
        </table:table-row>
        <table:table-row table:style-name="ro1">
          <table:table-cell table:style-name="ce48" office:value-type="string" table:number-columns-spanned="1" table:number-rows-spanned="4">
            <text:p>RL, NOISE=0,5, Transfer from Q-Pho</text:p>
          </table:table-cell>
          <table:table-cell table:style-name="ce48" office:value-type="float" office:value="-5" table:number-columns-spanned="1" table:number-rows-spanned="4">
            <text:p>-5</text:p>
          </table:table-cell>
          <table:table-cell table:style-name="ce75" office:value-type="float" office:value="83.2921848307182">
            <text:p>83,29</text:p>
          </table:table-cell>
          <table:table-cell table:style-name="ce75" office:value-type="float" office:value="-65.1598752429131">
            <text:p>-65,16</text:p>
          </table:table-cell>
          <table:table-cell table:style-name="ce75" office:value-type="float" office:value="2.30068376032558">
            <text:p>2,30</text:p>
          </table:table-cell>
          <table:table-cell table:style-name="ce75" office:value-type="float" office:value="0.479561855700255">
            <text:p>0,48</text:p>
          </table:table-cell>
          <table:table-cell table:style-name="ce59" table:formula="of:=[.F18]" office:value-type="float" office:value="0.479561855700255" table:number-columns-spanned="1" table:number-rows-spanned="4">
            <text:p>0,4796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1" office:value-type="float" office:value="47" table:number-columns-spanned="1" table:number-rows-spanned="4">
            <text:p>47</text:p>
          </table:table-cell>
          <table:table-cell table:style-name="ce66" office:value-type="string">
            <text:p>Mean</text:p>
          </table:table-cell>
          <table:table-cell table:style-name="ce76" table:formula="of:=[.C18]/[.E18]" office:value-type="float" office:value="36.2032306512787">
            <text:p>36,20</text:p>
          </table:table-cell>
          <table:table-cell/>
          <table:table-cell table:style-name="ce75" office:value-type="float" office:value="84.3814778346127">
            <text:p>84,38</text:p>
          </table:table-cell>
          <table:table-cell table:style-name="ce75" office:value-type="float" office:value="-58.9208164730679">
            <text:p>-58,92</text:p>
          </table:table-cell>
          <table:table-cell table:style-name="ce75" office:value-type="float" office:value="2.36131792274724">
            <text:p>2,36</text:p>
          </table:table-cell>
          <table:table-cell table:style-name="ce75" office:value-type="float" office:value="0.471228915103557">
            <text:p>0,47</text:p>
          </table:table-cell>
          <table:table-cell table:style-name="ce59" table:formula="of:=[.P18]" office:value-type="float" office:value="0.471228915103557" table:number-columns-spanned="1" table:number-rows-spanned="4">
            <text:p>0,4712</text:p>
          </table:table-cell>
          <table:table-cell table:style-name="ce61" office:value-type="float" office:value="35" table:number-columns-spanned="1" table:number-rows-spanned="4">
            <text:p>35</text:p>
          </table:table-cell>
          <table:table-cell table:style-name="ce61" office:value-type="float" office:value="46" table:number-columns-spanned="1" table:number-rows-spanned="4">
            <text:p>46</text:p>
          </table:table-cell>
          <table:table-cell table:style-name="ce66" office:value-type="string">
            <text:p>Mean</text:p>
          </table:table-cell>
          <table:table-cell table:style-name="ce76" table:formula="of:=[.M18]/[.O18]" office:value-type="float" office:value="35.7349076216049">
            <text:p>35,73</text:p>
          </table:table-cell>
        </table:table-row>
        <table:table-row table:style-name="ro1">
          <table:covered-table-cell table:style-name="ce51"/>
          <table:covered-table-cell/>
          <table:table-cell office:value-type="float" office:value="87.4618870994355">
            <text:p>87,46</text:p>
          </table:table-cell>
          <table:table-cell office:value-type="float" office:value="-44.214083338774">
            <text:p>-44,21</text:p>
          </table:table-cell>
          <table:table-cell office:value-type="float" office:value="1.11189387650431">
            <text:p>1,11</text:p>
          </table:table-cell>
          <table:table-cell office:value-type="float" office:value="0.581893144585419">
            <text:p>0,58</text:p>
          </table:table-cell>
          <table:covered-table-cell table:number-columns-repeated="3"/>
          <table:table-cell office:value-type="string">
            <text:p>Best</text:p>
          </table:table-cell>
          <table:table-cell table:number-columns-repeated="2"/>
          <table:table-cell table:style-name="ce53" office:value-type="float" office:value="86.0235798822945">
            <text:p>86,02</text:p>
          </table:table-cell>
          <table:table-cell table:style-name="ce53" office:value-type="float" office:value="-52.321849239327">
            <text:p>-52,32</text:p>
          </table:table-cell>
          <table:table-cell table:style-name="ce53" office:value-type="float" office:value="1.64064135321099">
            <text:p>1,64</text:p>
          </table:table-cell>
          <table:table-cell table:style-name="ce53" office:value-type="float" office:value="0.536733992515855">
            <text:p>0,54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</table:table-row>
        <table:table-row table:style-name="ro1">
          <table:covered-table-cell table:style-name="ce51"/>
          <table:covered-table-cell/>
          <table:table-cell office:value-type="float" office:value="79.7394173883473">
            <text:p>79,74</text:p>
          </table:table-cell>
          <table:table-cell office:value-type="float" office:value="-81.4914460357448">
            <text:p>-81,49</text:p>
          </table:table-cell>
          <table:table-cell office:value-type="float" office:value="3.03700394554134">
            <text:p>3,04</text:p>
          </table:table-cell>
          <table:table-cell office:value-type="float" office:value="0.331908965965444">
            <text:p>0,33</text:p>
          </table:table-cell>
          <table:covered-table-cell table:number-columns-repeated="3"/>
          <table:table-cell office:value-type="string">
            <text:p>Worst</text:p>
          </table:table-cell>
          <table:table-cell table:number-columns-repeated="2"/>
          <table:table-cell table:style-name="ce53" office:value-type="float" office:value="83.4278308756806">
            <text:p>83,43</text:p>
          </table:table-cell>
          <table:table-cell table:style-name="ce53" office:value-type="float" office:value="-64.5618950493766">
            <text:p>-64,56</text:p>
          </table:table-cell>
          <table:table-cell table:style-name="ce53" office:value-type="float" office:value="3.12647764210356">
            <text:p>3,13</text:p>
          </table:table-cell>
          <table:table-cell table:style-name="ce53" office:value-type="float" office:value="0.323775021660224">
            <text:p>0,32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</table:table-row>
        <table:table-row table:style-name="ro1">
          <table:covered-table-cell table:number-columns-repeated="2" table:style-name="ce52"/>
          <table:table-cell table:style-name="ce54" office:value-type="float" office:value="87.4618870994355">
            <text:p>87,46</text:p>
          </table:table-cell>
          <table:table-cell table:style-name="ce54" office:value-type="float" office:value="-44.214083338774">
            <text:p>-44,21</text:p>
          </table:table-cell>
          <table:table-cell table:style-name="ce54" office:value-type="float" office:value="1.11189387650431">
            <text:p>1,11</text:p>
          </table:table-cell>
          <table:table-cell table:style-name="ce54" office:value-type="float" office:value="0.581893144585419">
            <text:p>0,58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21]/[.E21]" office:value-type="float" office:value="78.6602830968073">
            <text:p>78,66</text:p>
          </table:table-cell>
          <table:table-cell/>
          <table:table-cell table:style-name="ce54" office:value-type="float" office:value="86.0235798822945">
            <text:p>86,02</text:p>
          </table:table-cell>
          <table:table-cell table:style-name="ce54" office:value-type="float" office:value="-52.321849239327">
            <text:p>-52,32</text:p>
          </table:table-cell>
          <table:table-cell table:style-name="ce54" office:value-type="float" office:value="2.57544437014468">
            <text:p>2,58</text:p>
          </table:table-cell>
          <table:table-cell table:style-name="ce54" office:value-type="float" office:value="0.536733992515855">
            <text:p>0,54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M21]/[.O21]" office:value-type="float" office:value="33.4014513687446">
            <text:p>33,40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5, Transfer from Q-Pho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84.7941694132954">
            <text:p>84,79</text:p>
          </table:table-cell>
          <table:table-cell table:style-name="ce75" office:value-type="float" office:value="-56.6702471524498">
            <text:p>-56,67</text:p>
          </table:table-cell>
          <table:table-cell table:style-name="ce75" office:value-type="float" office:value="1.96716940893755">
            <text:p>1,97</text:p>
          </table:table-cell>
          <table:table-cell table:style-name="ce75" office:value-type="float" office:value="0.518304645554018">
            <text:p>0,52</text:p>
          </table:table-cell>
          <table:table-cell table:style-name="ce59" table:formula="of:=[.F22]" office:value-type="float" office:value="0.518304645554018" table:number-columns-spanned="1" table:number-rows-spanned="4">
            <text:p>0,5183</text:p>
          </table:table-cell>
          <table:table-cell table:style-name="ce61" office:value-type="float" office:value="31" table:number-columns-spanned="1" table:number-rows-spanned="4">
            <text:p>31</text:p>
          </table:table-cell>
          <table:table-cell table:style-name="ce61" office:value-type="float" office:value="41" table:number-columns-spanned="1" table:number-rows-spanned="4">
            <text:p>41</text:p>
          </table:table-cell>
          <table:table-cell table:style-name="ce66" office:value-type="string">
            <text:p>Mean</text:p>
          </table:table-cell>
          <table:table-cell table:style-name="ce76" table:formula="of:=[.C22]/[.E22]" office:value-type="float" office:value="43.1046604466526">
            <text:p>43,10</text:p>
          </table:table-cell>
          <table:table-cell/>
          <table:table-cell table:style-name="ce75" office:value-type="float" office:value="83.7691530243363">
            <text:p>83,77</text:p>
          </table:table-cell>
          <table:table-cell table:style-name="ce75" office:value-type="float" office:value="-64.4568086013518">
            <text:p>-64,46</text:p>
          </table:table-cell>
          <table:table-cell table:style-name="ce75" office:value-type="float" office:value="1.97419086145713">
            <text:p>1,97</text:p>
          </table:table-cell>
          <table:table-cell table:style-name="ce75" office:value-type="float" office:value="0.46208873949221">
            <text:p>0,46</text:p>
          </table:table-cell>
          <table:table-cell table:style-name="ce59" table:formula="of:=[.P22]" office:value-type="float" office:value="0.46208873949221" table:number-columns-spanned="1" table:number-rows-spanned="4">
            <text:p>0,4621</text:p>
          </table:table-cell>
          <table:table-cell table:style-name="ce61" office:value-type="float" office:value="29" table:number-columns-spanned="1" table:number-rows-spanned="4">
            <text:p>29</text:p>
          </table:table-cell>
          <table:table-cell table:style-name="ce61" office:value-type="float" office:value="39" table:number-columns-spanned="1" table:number-rows-spanned="4">
            <text:p>39</text:p>
          </table:table-cell>
          <table:table-cell table:style-name="ce66" office:value-type="string">
            <text:p>Mean</text:p>
          </table:table-cell>
          <table:table-cell table:style-name="ce76" table:formula="of:=[.M22]/[.O22]" office:value-type="float" office:value="42.4321450675276">
            <text:p>42,43</text:p>
          </table:table-cell>
        </table:table-row>
        <table:table-row table:style-name="ro1">
          <table:covered-table-cell table:style-name="ce51"/>
          <table:covered-table-cell/>
          <table:table-cell office:value-type="float" office:value="86.5209485005045">
            <text:p>86,52</text:p>
          </table:table-cell>
          <table:table-cell office:value-type="float" office:value="-48.267068072559">
            <text:p>-48,27</text:p>
          </table:table-cell>
          <table:table-cell office:value-type="float" office:value="1.37759601355632">
            <text:p>1,38</text:p>
          </table:table-cell>
          <table:table-cell office:value-type="float" office:value="0.582915586869116">
            <text:p>0,58</text:p>
          </table:table-cell>
          <table:covered-table-cell table:number-columns-repeated="3"/>
          <table:table-cell office:value-type="string">
            <text:p>Best</text:p>
          </table:table-cell>
          <table:table-cell table:number-columns-repeated="2"/>
          <table:table-cell table:style-name="ce53" office:value-type="float" office:value="85.5826266744412">
            <text:p>85,58</text:p>
          </table:table-cell>
          <table:table-cell table:style-name="ce53" office:value-type="float" office:value="-52.3459384268567">
            <text:p>-52,35</text:p>
          </table:table-cell>
          <table:table-cell table:style-name="ce53" office:value-type="float" office:value="1.5203307756874">
            <text:p>1,52</text:p>
          </table:table-cell>
          <table:table-cell table:style-name="ce53" office:value-type="float" office:value="0.56359056527073">
            <text:p>0,56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</table:table-row>
        <table:table-row table:style-name="ro1">
          <table:covered-table-cell table:style-name="ce51"/>
          <table:covered-table-cell/>
          <table:table-cell office:value-type="float" office:value="81.6996643845435">
            <text:p>81,70</text:p>
          </table:table-cell>
          <table:table-cell office:value-type="float" office:value="-70.8606644200075">
            <text:p>-70,86</text:p>
          </table:table-cell>
          <table:table-cell office:value-type="float" office:value="2.95162883227324">
            <text:p>2,95</text:p>
          </table:table-cell>
          <table:table-cell office:value-type="float" office:value="0.431567779063586">
            <text:p>0,43</text:p>
          </table:table-cell>
          <table:covered-table-cell table:number-columns-repeated="3"/>
          <table:table-cell office:value-type="string">
            <text:p>Worst</text:p>
          </table:table-cell>
          <table:table-cell table:number-columns-repeated="2"/>
          <table:table-cell table:style-name="ce53" office:value-type="float" office:value="80.3424795820338">
            <text:p>80,34</text:p>
          </table:table-cell>
          <table:table-cell table:style-name="ce53" office:value-type="float" office:value="-94.3778797561668">
            <text:p>-94,38</text:p>
          </table:table-cell>
          <table:table-cell table:style-name="ce53" office:value-type="float" office:value="2.73996625247106">
            <text:p>2,74</text:p>
          </table:table-cell>
          <table:table-cell table:style-name="ce53" office:value-type="float" office:value="0.27290797028175">
            <text:p>0,27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</table:table-row>
        <table:table-row table:style-name="ro1">
          <table:covered-table-cell table:number-columns-repeated="2" table:style-name="ce52"/>
          <table:table-cell table:style-name="ce54" office:value-type="float" office:value="85.4497960353348">
            <text:p>85,45</text:p>
          </table:table-cell>
          <table:table-cell table:style-name="ce54" office:value-type="float" office:value="-54.7145150135996">
            <text:p>-54,71</text:p>
          </table:table-cell>
          <table:table-cell table:style-name="ce54" office:value-type="float" office:value="1.40069221987618">
            <text:p>1,40</text:p>
          </table:table-cell>
          <table:table-cell table:style-name="ce54" office:value-type="float" office:value="0.582915586869116">
            <text:p>0,58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25]/[.E25]" office:value-type="float" office:value="61.0054049153557">
            <text:p>61,01</text:p>
          </table:table-cell>
          <table:table-cell/>
          <table:table-cell table:style-name="ce54" office:value-type="float" office:value="85.5826266744412">
            <text:p>85,58</text:p>
          </table:table-cell>
          <table:table-cell table:style-name="ce54" office:value-type="float" office:value="-52.3459384268567">
            <text:p>-52,35</text:p>
          </table:table-cell>
          <table:table-cell table:style-name="ce54" office:value-type="float" office:value="1.58782303614854">
            <text:p>1,59</text:p>
          </table:table-cell>
          <table:table-cell table:style-name="ce54" office:value-type="float" office:value="0.56359056527073">
            <text:p>0,56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M25]/[.O25]" office:value-type="float" office:value="53.899348180533">
            <text:p>53,90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5, Transfer from Q-Pho</text:p>
          </table:table-cell>
          <table:table-cell table:style-name="ce48" office:value-type="float" office:value="5" table:number-columns-spanned="1" table:number-rows-spanned="4">
            <text:p>5</text:p>
          </table:table-cell>
          <table:table-cell table:style-name="ce75" office:value-type="float" office:value="82.7349518923221">
            <text:p>82,73</text:p>
          </table:table-cell>
          <table:table-cell table:style-name="ce75" office:value-type="float" office:value="-66.1348784296788">
            <text:p>-66,13</text:p>
          </table:table-cell>
          <table:table-cell table:style-name="ce75" office:value-type="float" office:value="2.1177711379945">
            <text:p>2,12</text:p>
          </table:table-cell>
          <table:table-cell table:style-name="ce75" office:value-type="float" office:value="0.419111645277378">
            <text:p>0,42</text:p>
          </table:table-cell>
          <table:table-cell table:style-name="ce59" table:formula="of:=[.F26]" office:value-type="float" office:value="0.419111645277378" table:number-columns-spanned="1" table:number-rows-spanned="4">
            <text:p>0,4191</text:p>
          </table:table-cell>
          <table:table-cell table:style-name="ce61" office:value-type="float" office:value="30" table:number-columns-spanned="1" table:number-rows-spanned="4">
            <text:p>30</text:p>
          </table:table-cell>
          <table:table-cell table:style-name="ce61" office:value-type="float" office:value="52" table:number-columns-spanned="1" table:number-rows-spanned="4">
            <text:p>52</text:p>
          </table:table-cell>
          <table:table-cell table:style-name="ce66" office:value-type="string">
            <text:p>Mean</text:p>
          </table:table-cell>
          <table:table-cell table:style-name="ce76" table:formula="of:=[.C26]/[.E26]" office:value-type="float" office:value="39.0669937879458">
            <text:p>39,07</text:p>
          </table:table-cell>
          <table:table-cell/>
          <table:table-cell table:style-name="ce75" office:value-type="float" office:value="83.4050662590442">
            <text:p>83,41</text:p>
          </table:table-cell>
          <table:table-cell table:style-name="ce75" office:value-type="float" office:value="-66.1169762090331">
            <text:p>-66,12</text:p>
          </table:table-cell>
          <table:table-cell table:style-name="ce75" office:value-type="float" office:value="2.11979826465826">
            <text:p>2,12</text:p>
          </table:table-cell>
          <table:table-cell table:style-name="ce75" office:value-type="float" office:value="0.440467487909221">
            <text:p>0,44</text:p>
          </table:table-cell>
          <table:table-cell table:style-name="ce59" table:formula="of:=[.P26]" office:value-type="float" office:value="0.440467487909221" table:number-columns-spanned="1" table:number-rows-spanned="4">
            <text:p>0,4405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1" office:value-type="float" office:value="53" table:number-columns-spanned="1" table:number-rows-spanned="4">
            <text:p>53</text:p>
          </table:table-cell>
          <table:table-cell table:style-name="ce66" office:value-type="string">
            <text:p>Mean</text:p>
          </table:table-cell>
          <table:table-cell table:style-name="ce76" table:formula="of:=[.M26]/[.O26]" office:value-type="float" office:value="39.3457564569194">
            <text:p>39,35</text:p>
          </table:table-cell>
        </table:table-row>
        <table:table-row table:style-name="ro1">
          <table:covered-table-cell table:style-name="ce51"/>
          <table:covered-table-cell/>
          <table:table-cell office:value-type="float" office:value="85.2664819320089">
            <text:p>85,27</text:p>
          </table:table-cell>
          <table:table-cell office:value-type="float" office:value="-53.0893251027228">
            <text:p>-53,09</text:p>
          </table:table-cell>
          <table:table-cell office:value-type="float" office:value="1.31645595916258">
            <text:p>1,32</text:p>
          </table:table-cell>
          <table:table-cell office:value-type="float" office:value="0.524570936303442">
            <text:p>0,52</text:p>
          </table:table-cell>
          <table:covered-table-cell table:number-columns-repeated="3"/>
          <table:table-cell office:value-type="string">
            <text:p>Best</text:p>
          </table:table-cell>
          <table:table-cell table:number-columns-repeated="2"/>
          <table:table-cell table:style-name="ce53" office:value-type="float" office:value="85.90404955898">
            <text:p>85,90</text:p>
          </table:table-cell>
          <table:table-cell table:style-name="ce53" office:value-type="float" office:value="-50.6041268153459">
            <text:p>-50,60</text:p>
          </table:table-cell>
          <table:table-cell table:style-name="ce53" office:value-type="float" office:value="1.57824215538826">
            <text:p>1,58</text:p>
          </table:table-cell>
          <table:table-cell table:style-name="ce53" office:value-type="float" office:value="0.551442425673127">
            <text:p>0,55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</table:table-row>
        <table:table-row table:style-name="ro1">
          <table:covered-table-cell table:style-name="ce51"/>
          <table:covered-table-cell/>
          <table:table-cell office:value-type="float" office:value="79.2153321716555">
            <text:p>79,22</text:p>
          </table:table-cell>
          <table:table-cell office:value-type="float" office:value="-83.0811629826792">
            <text:p>-83,08</text:p>
          </table:table-cell>
          <table:table-cell office:value-type="float" office:value="2.99887029300403">
            <text:p>3,00</text:p>
          </table:table-cell>
          <table:table-cell office:value-type="float" office:value="0.302335980635475">
            <text:p>0,30</text:p>
          </table:table-cell>
          <table:covered-table-cell table:number-columns-repeated="3"/>
          <table:table-cell office:value-type="string">
            <text:p>Worst</text:p>
          </table:table-cell>
          <table:table-cell table:number-columns-repeated="2"/>
          <table:table-cell table:style-name="ce53" office:value-type="float" office:value="80.5586430515127">
            <text:p>80,56</text:p>
          </table:table-cell>
          <table:table-cell table:style-name="ce53" office:value-type="float" office:value="-92.5451252185448">
            <text:p>-92,55</text:p>
          </table:table-cell>
          <table:table-cell table:style-name="ce53" office:value-type="float" office:value="3.6903216967755">
            <text:p>3,69</text:p>
          </table:table-cell>
          <table:table-cell table:style-name="ce53" office:value-type="float" office:value="0.352801738228832">
            <text:p>0,35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</table:table-row>
        <table:table-row table:style-name="ro1">
          <table:covered-table-cell table:number-columns-repeated="2" table:style-name="ce52"/>
          <table:table-cell table:style-name="ce54" office:value-type="float" office:value="84.2679999010779">
            <text:p>84,27</text:p>
          </table:table-cell>
          <table:table-cell table:style-name="ce54" office:value-type="float" office:value="-57.7946204990196">
            <text:p>-57,79</text:p>
          </table:table-cell>
          <table:table-cell table:style-name="ce54" office:value-type="float" office:value="2.03253681686266">
            <text:p>2,03</text:p>
          </table:table-cell>
          <table:table-cell table:style-name="ce54" office:value-type="float" office:value="0.524570936303442">
            <text:p>0,52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29]/[.E29]" office:value-type="float" office:value="41.4595195530827">
            <text:p>41,46</text:p>
          </table:table-cell>
          <table:table-cell/>
          <table:table-cell table:style-name="ce54" office:value-type="float" office:value="85.3303824077552">
            <text:p>85,33</text:p>
          </table:table-cell>
          <table:table-cell table:style-name="ce54" office:value-type="float" office:value="-53.4671567381168">
            <text:p>-53,47</text:p>
          </table:table-cell>
          <table:table-cell table:style-name="ce54" office:value-type="float" office:value="1.80834524189142">
            <text:p>1,81</text:p>
          </table:table-cell>
          <table:table-cell table:style-name="ce54" office:value-type="float" office:value="0.551442425673127">
            <text:p>0,55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M29]/[.O29]" office:value-type="float" office:value="47.1869974997168">
            <text:p>47,19</text:p>
          </table:table-cell>
        </table:table-row>
        <table:table-row table:style-name="ro1" table:number-rows-repeated="7">
          <table:table-cell/>
          <table:table-cell table:style-name="Default" table:number-columns-repeated="10"/>
          <table:table-cell table:number-columns-repeated="10"/>
        </table:table-row>
        <table:table-row table:style-name="ro1">
          <table:table-cell/>
          <table:table-cell table:style-name="Default" table:number-columns-repeated="10"/>
          <table:table-cell table:number-columns-repeated="10"/>
        </table:table-row>
      </table:table>
      <table:table table:name="Sheet13" table:style-name="ta1">
        <table:table-column table:style-name="co21" table:default-cell-style-name="Default"/>
        <table:table-column table:style-name="co6" table:number-columns-repeated="10" table:default-cell-style-name="Default"/>
        <table:table-column table:style-name="co20" table:default-cell-style-name="Default"/>
        <table:table-column table:style-name="co6" table:number-columns-repeated="9" table:default-cell-style-name="Default"/>
        <table:table-row table:style-name="ro1">
          <table:table-cell table:number-columns-repeated="10"/>
          <table:table-cell office:value-type="string">
            <text:p>RUNS=10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style-name="ce18" office:value-type="string">
            <text:p>Type</text:p>
          </table:table-cell>
          <table:table-cell table:style-name="ce18" office:value-type="string">
            <text:p>Init</text:p>
          </table:table-cell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Reward</text:p>
          </table:table-cell>
          <table:table-cell table:style-name="ce3" office:value-type="string">
            <text:p>MeanReward</text:p>
          </table:table-cell>
          <table:table-cell table:style-name="ce3" office:value-type="string">
            <text:p>Epis to R=0</text:p>
          </table:table-cell>
          <table:table-cell table:style-name="ce3" office:value-type="string">
            <text:p>Epis to F=-100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48" office:value-type="string" table:number-columns-spanned="1" table:number-rows-spanned="4">
            <text:p>RL, NOISE=0,0 (0,2 dirBall), eps=1 decay 100/10, S=Pho,gamma,phi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76.484954794316">
            <text:p>76,48</text:p>
          </table:table-cell>
          <table:table-cell table:style-name="ce75" office:value-type="float" office:value="-119.291268248845">
            <text:p>-119,29</text:p>
          </table:table-cell>
          <table:table-cell table:style-name="ce75" office:value-type="float" office:value="5.06130105220379">
            <text:p>5,06</text:p>
          </table:table-cell>
          <table:table-cell table:style-name="ce75" office:value-type="float" office:value="0.165537068225392">
            <text:p>0,17</text:p>
          </table:table-cell>
          <table:table-cell table:style-name="ce59" table:formula="of:=[.F4]" office:value-type="float" office:value="0.165537068225392" table:number-columns-spanned="1" table:number-rows-spanned="4">
            <text:p>0,1655</text:p>
          </table:table-cell>
          <table:table-cell table:style-name="ce61" table:number-columns-spanned="1" table:number-rows-spanned="4"/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style-name="ce76" table:formula="of:=[.C4]/[.E4]" office:value-type="float" office:value="15.1117181146561">
            <text:p>15,11</text:p>
          </table:table-cell>
          <table:table-cell table:number-columns-repeated="10"/>
        </table:table-row>
        <table:table-row table:style-name="ro1">
          <table:covered-table-cell table:number-columns-repeated="2" table:style-name="ce51"/>
          <table:table-cell table:style-name="ce53" office:value-type="float" office:value="80.1727586860856">
            <text:p>80,17</text:p>
          </table:table-cell>
          <table:table-cell table:style-name="ce53" office:value-type="float" office:value="-87.7209773109724">
            <text:p>-87,72</text:p>
          </table:table-cell>
          <table:table-cell table:style-name="ce53" office:value-type="float" office:value="1.69659563881098">
            <text:p>1,70</text:p>
          </table:table-cell>
          <table:table-cell table:style-name="ce53" office:value-type="float" office:value="0.217603718048633">
            <text:p>0,22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10"/>
        </table:table-row>
        <table:table-row table:style-name="ro1">
          <table:covered-table-cell table:number-columns-repeated="2" table:style-name="ce51"/>
          <table:table-cell table:style-name="ce53" office:value-type="float" office:value="74.4094864624618">
            <text:p>74,41</text:p>
          </table:table-cell>
          <table:table-cell table:style-name="ce53" office:value-type="float" office:value="-145.032923327969">
            <text:p>-145,03</text:p>
          </table:table-cell>
          <table:table-cell table:style-name="ce53" office:value-type="float" office:value="8.30435230479695">
            <text:p>8,30</text:p>
          </table:table-cell>
          <table:table-cell table:style-name="ce53" office:value-type="float" office:value="0.131735232907543">
            <text:p>0,13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10"/>
        </table:table-row>
        <table:table-row table:style-name="ro1">
          <table:covered-table-cell table:number-columns-repeated="2" table:style-name="ce52"/>
          <table:table-cell table:style-name="ce54" office:value-type="float" office:value="78.9804138855809">
            <text:p>78,98</text:p>
          </table:table-cell>
          <table:table-cell table:style-name="ce54" office:value-type="float" office:value="-90.4823372626892">
            <text:p>-90,48</text:p>
          </table:table-cell>
          <table:table-cell table:style-name="ce54" office:value-type="float" office:value="2.11709919525718">
            <text:p>2,12</text:p>
          </table:table-cell>
          <table:table-cell table:style-name="ce54" office:value-type="float" office:value="0.217603718048633">
            <text:p>0,22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7]/[.E7]" office:value-type="float" office:value="37.3059581065055">
            <text:p>37,31</text:p>
          </table:table-cell>
          <table:table-cell table:number-columns-repeated="10"/>
        </table:table-row>
        <table:table-row table:style-name="ro1">
          <table:table-cell table:style-name="ce48" office:value-type="string" table:number-columns-spanned="1" table:number-rows-spanned="4">
            <text:p>RL, NOISE=0,0 (0,2 dirBall), eps=1 decay 100/10, S=S=Pho,gamma,phi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88.8255890225299">
            <text:p>88,83</text:p>
          </table:table-cell>
          <table:table-cell table:style-name="ce75" office:value-type="float" office:value="-38.8579178542135">
            <text:p>-38,86</text:p>
          </table:table-cell>
          <table:table-cell table:style-name="ce75" office:value-type="float" office:value="0.00366568914956012">
            <text:p>0,00</text:p>
          </table:table-cell>
          <table:table-cell table:style-name="ce75" office:value-type="float" office:value="0.515402744819137">
            <text:p>0,52</text:p>
          </table:table-cell>
          <table:table-cell table:style-name="ce59" table:formula="of:=[.F8]" office:value-type="float" office:value="0.515402744819137" table:number-columns-spanned="1" table:number-rows-spanned="4">
            <text:p>0,5154</text:p>
          </table:table-cell>
          <table:table-cell table:style-name="ce61" office:value-type="float" office:value="19" table:number-columns-spanned="1" table:number-rows-spanned="4">
            <text:p>19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6" office:value-type="string">
            <text:p>Mean</text:p>
          </table:table-cell>
          <table:table-cell table:style-name="ce76" table:formula="of:=[.C8]/[.E8]" office:value-type="float" office:value="24231.6206853461">
            <text:p>24231,62</text:p>
          </table:table-cell>
          <table:table-cell table:number-columns-repeated="10"/>
        </table:table-row>
        <table:table-row table:style-name="ro1">
          <table:covered-table-cell table:number-columns-repeated="2" table:style-name="ce51"/>
          <table:table-cell table:style-name="ce53" office:value-type="float" office:value="91.2679979393974">
            <text:p>91,27</text:p>
          </table:table-cell>
          <table:table-cell table:style-name="ce53" office:value-type="float" office:value="-29.2251867537941">
            <text:p>-29,23</text:p>
          </table:table-cell>
          <table:table-cell table:style-name="ce53" office:value-type="float" office:value="0">
            <text:p>0,00</text:p>
          </table:table-cell>
          <table:table-cell table:style-name="ce53" office:value-type="float" office:value="0.615185862942451">
            <text:p>0,62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10"/>
        </table:table-row>
        <table:table-row table:style-name="ro1">
          <table:covered-table-cell table:number-columns-repeated="2" table:style-name="ce51"/>
          <table:table-cell table:style-name="ce53" office:value-type="float" office:value="84.6264299881249">
            <text:p>84,63</text:p>
          </table:table-cell>
          <table:table-cell table:style-name="ce53" office:value-type="float" office:value="-56.0994146461587">
            <text:p>-56,10</text:p>
          </table:table-cell>
          <table:table-cell table:style-name="ce53" office:value-type="float" office:value="0.0183284457478006">
            <text:p>0,02</text:p>
          </table:table-cell>
          <table:table-cell table:style-name="ce53" office:value-type="float" office:value="0.254342719395675">
            <text:p>0,25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10"/>
        </table:table-row>
        <table:table-row table:style-name="ro1">
          <table:covered-table-cell table:number-columns-repeated="2" table:style-name="ce52"/>
          <table:table-cell table:style-name="ce54" office:value-type="float" office:value="89.156836009116">
            <text:p>89,16</text:p>
          </table:table-cell>
          <table:table-cell table:style-name="ce54" office:value-type="float" office:value="-37.2588726253405">
            <text:p>-37,26</text:p>
          </table:table-cell>
          <table:table-cell table:style-name="ce54" office:value-type="float" office:value="0.0183284457478006">
            <text:p>0,02</text:p>
          </table:table-cell>
          <table:table-cell table:style-name="ce54" office:value-type="float" office:value="0.615185862942451">
            <text:p>0,62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11]/[.E11]" office:value-type="float" office:value="4864.39697265737">
            <text:p>4864,40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style-name="ce79" office:value-type="string" table:number-columns-spanned="1" table:number-rows-spanned="4">
            <text:p>RL, NOISE=0,5, eps=1, decay 100/10</text:p>
          </table:table-cell>
          <table:table-cell table:style-name="ce79" office:value-type="float" office:value="0" table:number-columns-spanned="1" table:number-rows-spanned="4">
            <text:p>0</text:p>
          </table:table-cell>
          <table:table-cell table:style-name="ce82" office:value-type="float" office:value="81.1226119277216">
            <text:p>81,12</text:p>
          </table:table-cell>
          <table:table-cell table:style-name="ce82" office:value-type="float" office:value="-74.372673333277">
            <text:p>-74,37</text:p>
          </table:table-cell>
          <table:table-cell table:style-name="ce82" office:value-type="float" office:value="1.79932779455195">
            <text:p>1,80</text:p>
          </table:table-cell>
          <table:table-cell table:style-name="ce82" office:value-type="float" office:value="0.357870129854324">
            <text:p>0,36</text:p>
          </table:table-cell>
          <table:table-cell table:style-name="ce85" table:formula="of:=[.F13]" office:value-type="float" office:value="0.357870129854324" table:number-columns-spanned="1" table:number-rows-spanned="4">
            <text:p>0,3579</text:p>
          </table:table-cell>
          <table:table-cell table:style-name="ce88" office:value-type="float" office:value="49" table:number-columns-spanned="1" table:number-rows-spanned="4">
            <text:p>49</text:p>
          </table:table-cell>
          <table:table-cell table:style-name="ce88" office:value-type="float" office:value="58" table:number-columns-spanned="1" table:number-rows-spanned="4">
            <text:p>58</text:p>
          </table:table-cell>
          <table:table-cell table:style-name="ce91" office:value-type="string">
            <text:p>Mean</text:p>
          </table:table-cell>
          <table:table-cell table:style-name="ce94" table:formula="of:=[.C13]/[.E13]" office:value-type="float" office:value="45.0849545999049">
            <text:p>45,08</text:p>
          </table:table-cell>
          <table:table-cell office:value-type="string">
            <text:p>SELECTED</text:p>
          </table:table-cell>
          <table:table-cell table:number-columns-repeated="9"/>
        </table:table-row>
        <table:table-row table:style-name="ro1">
          <table:covered-table-cell table:number-columns-repeated="2" table:style-name="ce80"/>
          <table:table-cell table:style-name="ce83" office:value-type="float" office:value="83.79086282519">
            <text:p>83,79</text:p>
          </table:table-cell>
          <table:table-cell table:style-name="ce83" office:value-type="float" office:value="-61.1195461950816">
            <text:p>-61,12</text:p>
          </table:table-cell>
          <table:table-cell table:style-name="ce83" office:value-type="float" office:value="1.32048766115882">
            <text:p>1,32</text:p>
          </table:table-cell>
          <table:table-cell table:style-name="ce83" office:value-type="float" office:value="0.466993641071809">
            <text:p>0,47</text:p>
          </table:table-cell>
          <table:covered-table-cell table:style-name="ce86"/>
          <table:covered-table-cell table:number-columns-repeated="2" table:style-name="ce89"/>
          <table:table-cell table:style-name="ce92" office:value-type="string">
            <text:p>Best</text:p>
          </table:table-cell>
          <table:table-cell table:style-name="ce95"/>
          <table:table-cell table:number-columns-repeated="10"/>
        </table:table-row>
        <table:table-row table:style-name="ro1">
          <table:covered-table-cell table:number-columns-repeated="2" table:style-name="ce80"/>
          <table:table-cell table:style-name="ce83" office:value-type="float" office:value="76.691240162611">
            <text:p>76,69</text:p>
          </table:table-cell>
          <table:table-cell table:style-name="ce83" office:value-type="float" office:value="-95.8031910891847">
            <text:p>-95,80</text:p>
          </table:table-cell>
          <table:table-cell table:style-name="ce83" office:value-type="float" office:value="2.14702844862587">
            <text:p>2,15</text:p>
          </table:table-cell>
          <table:table-cell table:style-name="ce83" office:value-type="float" office:value="0.118447765860338">
            <text:p>0,12</text:p>
          </table:table-cell>
          <table:covered-table-cell table:style-name="ce86"/>
          <table:covered-table-cell table:number-columns-repeated="2" table:style-name="ce89"/>
          <table:table-cell table:style-name="ce92" office:value-type="string">
            <text:p>Worst</text:p>
          </table:table-cell>
          <table:table-cell table:style-name="ce95"/>
          <table:table-cell table:number-columns-repeated="10"/>
        </table:table-row>
        <table:table-row table:style-name="ro1">
          <table:covered-table-cell table:number-columns-repeated="2" table:style-name="ce81"/>
          <table:table-cell table:style-name="ce84" office:value-type="float" office:value="80.4388202342555">
            <text:p>80,44</text:p>
          </table:table-cell>
          <table:table-cell table:style-name="ce84" office:value-type="float" office:value="-79.4275811545767">
            <text:p>-79,43</text:p>
          </table:table-cell>
          <table:table-cell table:style-name="ce84" office:value-type="float" office:value="1.92884194571599">
            <text:p>1,93</text:p>
          </table:table-cell>
          <table:table-cell table:style-name="ce84" office:value-type="float" office:value="0.466993641071809">
            <text:p>0,47</text:p>
          </table:table-cell>
          <table:covered-table-cell table:style-name="ce87"/>
          <table:covered-table-cell table:number-columns-repeated="2" table:style-name="ce90"/>
          <table:table-cell table:style-name="ce93" office:value-type="string">
            <text:p>Best(bestR)</text:p>
          </table:table-cell>
          <table:table-cell table:style-name="ce96" table:formula="of:=[.C16]/[.E16]" office:value-type="float" office:value="41.7031682730212">
            <text:p>41,70</text:p>
          </table:table-cell>
          <table:table-cell table:number-columns-repeated="10"/>
        </table:table-row>
        <table:table-row table:style-name="ro1">
          <table:table-cell/>
          <table:table-cell table:style-name="ce78" office:value-type="string" table:number-columns-spanned="8" table:number-rows-spanned="1">
            <text:p>Metodo 7 Knox, Stone</text:p>
          </table:table-cell>
          <table:covered-table-cell table:number-columns-repeated="7"/>
          <table:table-cell table:number-columns-repeated="4"/>
          <table:table-cell table:style-name="ce78" office:value-type="string" table:number-columns-spanned="8" table:number-rows-spanned="1">
            <text:p>Metodo 2 Leottau</text:p>
          </table:table-cell>
          <table:covered-table-cell table:number-columns-repeated="7"/>
        </table:table-row>
        <table:table-row table:style-name="ro1">
          <table:table-cell table:style-name="ce48" office:value-type="string" table:number-columns-spanned="1" table:number-rows-spanned="4">
            <text:p>RL, NOISE=0,5, Transfer from Q0Noise</text:p>
          </table:table-cell>
          <table:table-cell table:style-name="ce48" office:value-type="float" office:value="-5" table:number-columns-spanned="1" table:number-rows-spanned="4">
            <text:p>-5</text:p>
          </table:table-cell>
          <table:table-cell table:style-name="ce75" office:value-type="float" office:value="81.1868406569527">
            <text:p>81,19</text:p>
          </table:table-cell>
          <table:table-cell table:style-name="ce75" office:value-type="float" office:value="-74.7309808779392">
            <text:p>-74,73</text:p>
          </table:table-cell>
          <table:table-cell table:style-name="ce75" office:value-type="float" office:value="2.13246420509781">
            <text:p>2,13</text:p>
          </table:table-cell>
          <table:table-cell table:style-name="ce75" office:value-type="float" office:value="0.367411001480258">
            <text:p>0,37</text:p>
          </table:table-cell>
          <table:table-cell table:style-name="ce59" table:formula="of:=[.F18]" office:value-type="float" office:value="0.367411001480258" table:number-columns-spanned="1" table:number-rows-spanned="4">
            <text:p>0,3674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1" office:value-type="float" office:value="51" table:number-columns-spanned="1" table:number-rows-spanned="4">
            <text:p>51</text:p>
          </table:table-cell>
          <table:table-cell table:style-name="ce66" office:value-type="string">
            <text:p>Mean</text:p>
          </table:table-cell>
          <table:table-cell table:style-name="ce76" table:formula="of:=[.C18]/[.E18]" office:value-type="float" office:value="38.0718421734206">
            <text:p>38,07</text:p>
          </table:table-cell>
          <table:table-cell/>
          <table:table-cell table:style-name="ce75" office:value-type="float" office:value="82.033564404109">
            <text:p>82,03</text:p>
          </table:table-cell>
          <table:table-cell table:style-name="ce75" office:value-type="float" office:value="-70.0434013906324">
            <text:p>-70,04</text:p>
          </table:table-cell>
          <table:table-cell table:style-name="ce75" office:value-type="float" office:value="2.08571842901012">
            <text:p>2,09</text:p>
          </table:table-cell>
          <table:table-cell table:style-name="ce75" office:value-type="float" office:value="0.407244406804282">
            <text:p>0,41</text:p>
          </table:table-cell>
          <table:table-cell table:style-name="ce59" table:formula="of:=[.P18]" office:value-type="float" office:value="0.407244406804282" table:number-columns-spanned="1" table:number-rows-spanned="4">
            <text:p>0,4072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1" office:value-type="float" office:value="53" table:number-columns-spanned="1" table:number-rows-spanned="4">
            <text:p>53</text:p>
          </table:table-cell>
          <table:table-cell table:style-name="ce66" office:value-type="string">
            <text:p>Mean</text:p>
          </table:table-cell>
          <table:table-cell table:style-name="ce76" table:formula="of:=[.M18]/[.O18]" office:value-type="float" office:value="39.3310828840123">
            <text:p>39,33</text:p>
          </table:table-cell>
        </table:table-row>
        <table:table-row table:style-name="ro1">
          <table:covered-table-cell table:number-columns-repeated="2" table:style-name="ce51"/>
          <table:table-cell table:style-name="ce53" office:value-type="float" office:value="83.4570765424037">
            <text:p>83,46</text:p>
          </table:table-cell>
          <table:table-cell table:style-name="ce53" office:value-type="float" office:value="-62.4379068044419">
            <text:p>-62,44</text:p>
          </table:table-cell>
          <table:table-cell table:style-name="ce53" office:value-type="float" office:value="1.85915388571683">
            <text:p>1,86</text:p>
          </table:table-cell>
          <table:table-cell table:style-name="ce53" office:value-type="float" office:value="0.483936114360839">
            <text:p>0,48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/>
          <table:table-cell table:style-name="ce53" office:value-type="float" office:value="83.2426438777377">
            <text:p>83,24</text:p>
          </table:table-cell>
          <table:table-cell table:style-name="ce53" office:value-type="float" office:value="-63.9087870723694">
            <text:p>-63,91</text:p>
          </table:table-cell>
          <table:table-cell table:style-name="ce53" office:value-type="float" office:value="1.55965641140854">
            <text:p>1,56</text:p>
          </table:table-cell>
          <table:table-cell table:style-name="ce53" office:value-type="float" office:value="0.49449321409905">
            <text:p>0,49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</table:table-row>
        <table:table-row table:style-name="ro1">
          <table:covered-table-cell table:number-columns-repeated="2" table:style-name="ce51"/>
          <table:table-cell table:style-name="ce53" office:value-type="float" office:value="73.5701326497751">
            <text:p>73,57</text:p>
          </table:table-cell>
          <table:table-cell table:style-name="ce53" office:value-type="float" office:value="-114.617992580823">
            <text:p>-114,62</text:p>
          </table:table-cell>
          <table:table-cell table:style-name="ce53" office:value-type="float" office:value="3.05642731993258">
            <text:p>3,06</text:p>
          </table:table-cell>
          <table:table-cell table:style-name="ce53" office:value-type="float" office:value="0.131073370571754">
            <text:p>0,13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/>
          <table:table-cell table:style-name="ce53" office:value-type="float" office:value="79.3305800267925">
            <text:p>79,33</text:p>
          </table:table-cell>
          <table:table-cell table:style-name="ce53" office:value-type="float" office:value="-82.5257476588839">
            <text:p>-82,53</text:p>
          </table:table-cell>
          <table:table-cell table:style-name="ce53" office:value-type="float" office:value="2.76184670878008">
            <text:p>2,76</text:p>
          </table:table-cell>
          <table:table-cell table:style-name="ce53" office:value-type="float" office:value="0.204835577598471">
            <text:p>0,20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</table:table-row>
        <table:table-row table:style-name="ro1">
          <table:covered-table-cell table:number-columns-repeated="2" table:style-name="ce52"/>
          <table:table-cell table:style-name="ce54" office:value-type="float" office:value="81.2881118578161">
            <text:p>81,29</text:p>
          </table:table-cell>
          <table:table-cell table:style-name="ce54" office:value-type="float" office:value="-74.7510000377264">
            <text:p>-74,75</text:p>
          </table:table-cell>
          <table:table-cell table:style-name="ce54" office:value-type="float" office:value="2.25214914338247">
            <text:p>2,25</text:p>
          </table:table-cell>
          <table:table-cell table:style-name="ce54" office:value-type="float" office:value="0.483936114360839">
            <text:p>0,48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21]/[.E21]" office:value-type="float" office:value="36.0935740408962">
            <text:p>36,09</text:p>
          </table:table-cell>
          <table:table-cell/>
          <table:table-cell table:style-name="ce54" office:value-type="float" office:value="82.9688435774157">
            <text:p>82,97</text:p>
          </table:table-cell>
          <table:table-cell table:style-name="ce54" office:value-type="float" office:value="-65.3532918615577">
            <text:p>-65,35</text:p>
          </table:table-cell>
          <table:table-cell table:style-name="ce54" office:value-type="float" office:value="1.7138387299646">
            <text:p>1,71</text:p>
          </table:table-cell>
          <table:table-cell table:style-name="ce54" office:value-type="float" office:value="0.49449321409905">
            <text:p>0,49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M21]/[.O21]" office:value-type="float" office:value="48.4111148422521">
            <text:p>48,41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5, Transfer from Q0Noise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81.4781660199985">
            <text:p>81,48</text:p>
          </table:table-cell>
          <table:table-cell table:style-name="ce75" office:value-type="float" office:value="-73.1795159903799">
            <text:p>-73,18</text:p>
          </table:table-cell>
          <table:table-cell table:style-name="ce75" office:value-type="float" office:value="2.21392680511317">
            <text:p>2,21</text:p>
          </table:table-cell>
          <table:table-cell table:style-name="ce75" office:value-type="float" office:value="0.399829866052087">
            <text:p>0,40</text:p>
          </table:table-cell>
          <table:table-cell table:style-name="ce59" table:formula="of:=[.F22]" office:value-type="float" office:value="0.399829866052087" table:number-columns-spanned="1" table:number-rows-spanned="4">
            <text:p>0,3998</text:p>
          </table:table-cell>
          <table:table-cell table:style-name="ce61" office:value-type="float" office:value="37" table:number-columns-spanned="1" table:number-rows-spanned="4">
            <text:p>37</text:p>
          </table:table-cell>
          <table:table-cell table:style-name="ce61" office:value-type="float" office:value="51" table:number-columns-spanned="1" table:number-rows-spanned="4">
            <text:p>51</text:p>
          </table:table-cell>
          <table:table-cell table:style-name="ce66" office:value-type="string">
            <text:p>Mean</text:p>
          </table:table-cell>
          <table:table-cell table:style-name="ce76" table:formula="of:=[.C22]/[.E22]" office:value-type="float" office:value="36.8025563590543">
            <text:p>36,80</text:p>
          </table:table-cell>
          <table:table-cell/>
          <table:table-cell table:style-name="ce75" office:value-type="float" office:value="81.8777763678794">
            <text:p>81,88</text:p>
          </table:table-cell>
          <table:table-cell table:style-name="ce75" office:value-type="float" office:value="-71.2065743078146">
            <text:p>-71,21</text:p>
          </table:table-cell>
          <table:table-cell table:style-name="ce75" office:value-type="float" office:value="2.37889178932859">
            <text:p>2,38</text:p>
          </table:table-cell>
          <table:table-cell table:style-name="ce75" office:value-type="float" office:value="0.413826112746618">
            <text:p>0,41</text:p>
          </table:table-cell>
          <table:table-cell table:style-name="ce59" table:formula="of:=[.P22]" office:value-type="float" office:value="0.413826112746618" table:number-columns-spanned="1" table:number-rows-spanned="4">
            <text:p>0,4138</text:p>
          </table:table-cell>
          <table:table-cell table:style-name="ce61" office:value-type="float" office:value="39" table:number-columns-spanned="1" table:number-rows-spanned="4">
            <text:p>39</text:p>
          </table:table-cell>
          <table:table-cell table:style-name="ce61" office:value-type="float" office:value="50" table:number-columns-spanned="1" table:number-rows-spanned="4">
            <text:p>50</text:p>
          </table:table-cell>
          <table:table-cell table:style-name="ce66" office:value-type="string">
            <text:p>Mean</text:p>
          </table:table-cell>
          <table:table-cell table:style-name="ce76" table:formula="of:=[.M22]/[.O22]" office:value-type="float" office:value="34.4184534728199">
            <text:p>34,42</text:p>
          </table:table-cell>
        </table:table-row>
        <table:table-row table:style-name="ro1">
          <table:covered-table-cell table:number-columns-repeated="2" table:style-name="ce51"/>
          <table:table-cell table:style-name="ce53" office:value-type="float" office:value="83.5131610066027">
            <text:p>83,51</text:p>
          </table:table-cell>
          <table:table-cell table:style-name="ce53" office:value-type="float" office:value="-62.7100291704996">
            <text:p>-62,71</text:p>
          </table:table-cell>
          <table:table-cell table:style-name="ce53" office:value-type="float" office:value="0.896795328102339">
            <text:p>0,90</text:p>
          </table:table-cell>
          <table:table-cell table:style-name="ce53" office:value-type="float" office:value="0.515726116239434">
            <text:p>0,52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/>
          <table:table-cell table:style-name="ce53" office:value-type="float" office:value="83.2802481598931">
            <text:p>83,28</text:p>
          </table:table-cell>
          <table:table-cell table:style-name="ce53" office:value-type="float" office:value="-63.3040528573446">
            <text:p>-63,30</text:p>
          </table:table-cell>
          <table:table-cell table:style-name="ce53" office:value-type="float" office:value="1.75914533687991">
            <text:p>1,76</text:p>
          </table:table-cell>
          <table:table-cell table:style-name="ce53" office:value-type="float" office:value="0.476931202383962">
            <text:p>0,48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</table:table-row>
        <table:table-row table:style-name="ro1">
          <table:covered-table-cell table:number-columns-repeated="2" table:style-name="ce51"/>
          <table:table-cell table:style-name="ce53" office:value-type="float" office:value="76.188520213004">
            <text:p>76,19</text:p>
          </table:table-cell>
          <table:table-cell table:style-name="ce53" office:value-type="float" office:value="-101.821860111416">
            <text:p>-101,82</text:p>
          </table:table-cell>
          <table:table-cell table:style-name="ce53" office:value-type="float" office:value="2.96689162893223">
            <text:p>2,97</text:p>
          </table:table-cell>
          <table:table-cell table:style-name="ce53" office:value-type="float" office:value="0.234400050038325">
            <text:p>0,23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/>
          <table:table-cell table:style-name="ce53" office:value-type="float" office:value="78.4722955283178">
            <text:p>78,47</text:p>
          </table:table-cell>
          <table:table-cell table:style-name="ce53" office:value-type="float" office:value="-90.599866574276">
            <text:p>-90,60</text:p>
          </table:table-cell>
          <table:table-cell table:style-name="ce53" office:value-type="float" office:value="3.08620413505373">
            <text:p>3,09</text:p>
          </table:table-cell>
          <table:table-cell table:style-name="ce53" office:value-type="float" office:value="0.293074735028394">
            <text:p>0,29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</table:table-row>
        <table:table-row table:style-name="ro1">
          <table:covered-table-cell table:number-columns-repeated="2" table:style-name="ce52"/>
          <table:table-cell table:style-name="ce54" office:value-type="float" office:value="83.2052054466417">
            <text:p>83,21</text:p>
          </table:table-cell>
          <table:table-cell table:style-name="ce54" office:value-type="float" office:value="-63.30896169601">
            <text:p>-63,31</text:p>
          </table:table-cell>
          <table:table-cell table:style-name="ce54" office:value-type="float" office:value="0.896795328102339">
            <text:p>0,90</text:p>
          </table:table-cell>
          <table:table-cell table:style-name="ce54" office:value-type="float" office:value="0.515726116239434">
            <text:p>0,52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25]/[.E25]" office:value-type="float" office:value="92.7805964630835">
            <text:p>92,78</text:p>
          </table:table-cell>
          <table:table-cell/>
          <table:table-cell table:style-name="ce54" office:value-type="float" office:value="82.3965622266357">
            <text:p>82,40</text:p>
          </table:table-cell>
          <table:table-cell table:style-name="ce54" office:value-type="float" office:value="-67.0985210609254">
            <text:p>-67,10</text:p>
          </table:table-cell>
          <table:table-cell table:style-name="ce54" office:value-type="float" office:value="1.99932727507203">
            <text:p>2,00</text:p>
          </table:table-cell>
          <table:table-cell table:style-name="ce54" office:value-type="float" office:value="0.476931202383962">
            <text:p>0,48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M25]/[.O25]" office:value-type="float" office:value="41.2121433313949">
            <text:p>41,21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5, Transfer from Q0Noise</text:p>
          </table:table-cell>
          <table:table-cell table:style-name="ce48" office:value-type="float" office:value="5" table:number-columns-spanned="1" table:number-rows-spanned="4">
            <text:p>5</text:p>
          </table:table-cell>
          <table:table-cell table:style-name="ce75" office:value-type="float" office:value="81.700033163846">
            <text:p>81,70</text:p>
          </table:table-cell>
          <table:table-cell table:style-name="ce75" office:value-type="float" office:value="-72.2895165845105">
            <text:p>-72,29</text:p>
          </table:table-cell>
          <table:table-cell table:style-name="ce75" office:value-type="float" office:value="2.29524270250993">
            <text:p>2,30</text:p>
          </table:table-cell>
          <table:table-cell table:style-name="ce75" office:value-type="float" office:value="0.369037814984493">
            <text:p>0,37</text:p>
          </table:table-cell>
          <table:table-cell table:style-name="ce59" table:formula="of:=[.F26]" office:value-type="float" office:value="0.369037814984493" table:number-columns-spanned="1" table:number-rows-spanned="4">
            <text:p>0,3690</text:p>
          </table:table-cell>
          <table:table-cell table:style-name="ce61" office:value-type="float" office:value="44" table:number-columns-spanned="1" table:number-rows-spanned="4">
            <text:p>44</text:p>
          </table:table-cell>
          <table:table-cell table:style-name="ce61" office:value-type="float" office:value="60" table:number-columns-spanned="1" table:number-rows-spanned="4">
            <text:p>60</text:p>
          </table:table-cell>
          <table:table-cell table:style-name="ce66" office:value-type="string">
            <text:p>Mean</text:p>
          </table:table-cell>
          <table:table-cell table:style-name="ce76" table:formula="of:=[.C26]/[.E26]" office:value-type="float" office:value="35.5953786823956">
            <text:p>35,60</text:p>
          </table:table-cell>
          <table:table-cell/>
          <table:table-cell table:style-name="ce75" office:value-type="float" office:value="82.3033300386711">
            <text:p>82,30</text:p>
          </table:table-cell>
          <table:table-cell table:style-name="ce75" office:value-type="float" office:value="-68.8348605174699">
            <text:p>-68,83</text:p>
          </table:table-cell>
          <table:table-cell table:style-name="ce75" office:value-type="float" office:value="2.20407756946776">
            <text:p>2,20</text:p>
          </table:table-cell>
          <table:table-cell table:style-name="ce75" office:value-type="float" office:value="0.38631164972435">
            <text:p>0,39</text:p>
          </table:table-cell>
          <table:table-cell table:style-name="ce59" table:formula="of:=[.P26]" office:value-type="float" office:value="0.38631164972435" table:number-columns-spanned="1" table:number-rows-spanned="4">
            <text:p>0,3863</text:p>
          </table:table-cell>
          <table:table-cell table:style-name="ce61" office:value-type="float" office:value="45" table:number-columns-spanned="1" table:number-rows-spanned="4">
            <text:p>45</text:p>
          </table:table-cell>
          <table:table-cell table:style-name="ce61" office:value-type="float" office:value="51" table:number-columns-spanned="1" table:number-rows-spanned="4">
            <text:p>51</text:p>
          </table:table-cell>
          <table:table-cell table:style-name="ce66" office:value-type="string">
            <text:p>Mean</text:p>
          </table:table-cell>
          <table:table-cell table:style-name="ce76" table:formula="of:=[.M26]/[.O26]" office:value-type="float" office:value="37.3413945038902">
            <text:p>37,34</text:p>
          </table:table-cell>
        </table:table-row>
        <table:table-row table:style-name="ro1">
          <table:covered-table-cell table:number-columns-repeated="2" table:style-name="ce51"/>
          <table:table-cell table:style-name="ce53" office:value-type="float" office:value="83.0805717044046">
            <text:p>83,08</text:p>
          </table:table-cell>
          <table:table-cell table:style-name="ce53" office:value-type="float" office:value="-63.8677014958847">
            <text:p>-63,87</text:p>
          </table:table-cell>
          <table:table-cell table:style-name="ce53" office:value-type="float" office:value="1.76587756410423">
            <text:p>1,77</text:p>
          </table:table-cell>
          <table:table-cell table:style-name="ce53" office:value-type="float" office:value="0.467397915472779">
            <text:p>0,47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/>
          <table:table-cell table:style-name="ce53" office:value-type="float" office:value="83.959981400281">
            <text:p>83,96</text:p>
          </table:table-cell>
          <table:table-cell table:style-name="ce53" office:value-type="float" office:value="-58.6138052724327">
            <text:p>-58,61</text:p>
          </table:table-cell>
          <table:table-cell table:style-name="ce53" office:value-type="float" office:value="1.56274186086863">
            <text:p>1,56</text:p>
          </table:table-cell>
          <table:table-cell table:style-name="ce53" office:value-type="float" office:value="0.474723411437893">
            <text:p>0,47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</table:table-row>
        <table:table-row table:style-name="ro1">
          <table:covered-table-cell table:number-columns-repeated="2" table:style-name="ce51"/>
          <table:table-cell table:style-name="ce53" office:value-type="float" office:value="79.2440917787647">
            <text:p>79,24</text:p>
          </table:table-cell>
          <table:table-cell table:style-name="ce53" office:value-type="float" office:value="-81.971438223944">
            <text:p>-81,97</text:p>
          </table:table-cell>
          <table:table-cell table:style-name="ce53" office:value-type="float" office:value="3.2993533512333">
            <text:p>3,30</text:p>
          </table:table-cell>
          <table:table-cell table:style-name="ce53" office:value-type="float" office:value="0.207445709454014">
            <text:p>0,21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/>
          <table:table-cell table:style-name="ce53" office:value-type="float" office:value="78.7609828013422">
            <text:p>78,76</text:p>
          </table:table-cell>
          <table:table-cell table:style-name="ce53" office:value-type="float" office:value="-88.7083668796599">
            <text:p>-88,71</text:p>
          </table:table-cell>
          <table:table-cell table:style-name="ce53" office:value-type="float" office:value="2.74016950702651">
            <text:p>2,74</text:p>
          </table:table-cell>
          <table:table-cell table:style-name="ce53" office:value-type="float" office:value="0.29098795096917">
            <text:p>0,29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</table:table-row>
        <table:table-row table:style-name="ro1">
          <table:covered-table-cell table:number-columns-repeated="2" table:style-name="ce52"/>
          <table:table-cell table:style-name="ce54" office:value-type="float" office:value="83.0805717044046">
            <text:p>83,08</text:p>
          </table:table-cell>
          <table:table-cell table:style-name="ce54" office:value-type="float" office:value="-63.8677014958847">
            <text:p>-63,87</text:p>
          </table:table-cell>
          <table:table-cell table:style-name="ce54" office:value-type="float" office:value="2.26283949001389">
            <text:p>2,26</text:p>
          </table:table-cell>
          <table:table-cell table:style-name="ce54" office:value-type="float" office:value="0.467397915472779">
            <text:p>0,47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29]/[.E29]" office:value-type="float" office:value="36.7151855317385">
            <text:p>36,72</text:p>
          </table:table-cell>
          <table:table-cell/>
          <table:table-cell table:style-name="ce54" office:value-type="float" office:value="83.8568897249373">
            <text:p>83,86</text:p>
          </table:table-cell>
          <table:table-cell table:style-name="ce54" office:value-type="float" office:value="-60.9270457290958">
            <text:p>-60,93</text:p>
          </table:table-cell>
          <table:table-cell table:style-name="ce54" office:value-type="float" office:value="1.9531458837391">
            <text:p>1,95</text:p>
          </table:table-cell>
          <table:table-cell table:style-name="ce54" office:value-type="float" office:value="0.474723411437893">
            <text:p>0,47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M29]/[.O29]" office:value-type="float" office:value="42.9342684656006">
            <text:p>42,93</text:p>
          </table:table-cell>
        </table:table-row>
        <table:table-row table:style-name="ro1" table:number-rows-repeated="1048546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0/00/0000</text:date>, <text:time style:data-style-name="N2" text:time-value="0000-00-00T17:56: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Forero</meta:initial-creator>
    <meta:creation-date>2014-08-11T13:06:56</meta:creation-date>
    <dc:date>2014-08-25T20:09:39</dc:date>
    <dc:creator>David Forero</dc:creator>
    <meta:editing-duration>P3DT2H52M20S</meta:editing-duration>
    <meta:editing-cycles>47</meta:editing-cycles>
    <meta:generator>LibreOffice/4.0.2.2$Linux_X86_64 LibreOffice_project/400m0$Build-2</meta:generator>
    <meta:document-statistic meta:table-count="13" meta:cell-count="4655" meta:object-count="0"/>
  </office:meta>
</office:document-meta>
</file>